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427904284.37786" calcext:value-type="float">
            <text:p>1427904284.37786</text:p>
          </table:table-cell>
          <table:table-cell office:value-type="float" office:value="1427905222.9589" calcext:value-type="float">
            <text:p>1427905222.9589</text:p>
          </table:table-cell>
          <table:table-cell table:number-columns-repeated="6"/>
          <table:table-cell table:formula="of:=MAX([.B2];[.D2];[.G2])-MAX([.A2];[.C2];[.E2])" office:value-type="float" office:value="938.581038951874" calcext:value-type="float">
            <text:p>938.5810389519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284.37787" calcext:value-type="float">
            <text:p>1427904284.37787</text:p>
          </table:table-cell>
          <table:table-cell office:value-type="float" office:value="1427904303.42182" calcext:value-type="float">
            <text:p>1427904303.42182</text:p>
          </table:table-cell>
          <table:table-cell table:number-columns-repeated="4"/>
          <table:table-cell table:formula="of:=MAX([.B3];[.D3];[.G3])-MAX([.A3];[.C3];[.E3])" office:value-type="float" office:value="19.0439469814301" calcext:value-type="float">
            <text:p>19.0439469814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/>
          <table:table-cell table:formula="of:=AVERAGE([.K2:.K600])" office:value-type="float" office:value="18.2713612717006" calcext:value-type="float">
            <text:p>18.2713612717</text:p>
          </table:table-cell>
        </table:table-row>
        <table:table-row table:style-name="ro1">
          <table:table-cell table:number-columns-repeated="4"/>
          <table:table-cell office:value-type="float" office:value="1427904284.37787" calcext:value-type="float">
            <text:p>1427904284.37787</text:p>
          </table:table-cell>
          <table:table-cell office:value-type="float" office:value="1427904302.3037" calcext:value-type="float">
            <text:p>1427904302.3037</text:p>
          </table:table-cell>
          <table:table-cell office:value-type="float" office:value="1427904303.26391" calcext:value-type="float">
            <text:p>1427904303.26391</text:p>
          </table:table-cell>
          <table:table-cell/>
          <table:table-cell table:formula="of:=MAX([.B4];[.D4];[.G4])-MAX([.A4];[.C4];[.E4])" office:value-type="float" office:value="18.8860380649567" calcext:value-type="float">
            <text:p>18.886038065</text:p>
          </table:table-cell>
          <table:table-cell table:formula="of:=IF(ISBLANK([.E4]);&quot;&quot;;[.I4])" office:value-type="float" office:value="18.8860380649567" calcext:value-type="float">
            <text:p>18.886038065</text:p>
          </table:table-cell>
          <table:table-cell table:formula="of:=IF(OR(ISBLANK([.E4]);[.I4]&lt;=0);&quot;&quot;;[.I4])" office:value-type="float" office:value="18.8860380649567" calcext:value-type="float">
            <text:p>18.8860380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7923" calcext:value-type="float">
            <text:p>1427904284.37923</text:p>
          </table:table-cell>
          <table:table-cell office:value-type="float" office:value="1427904302.23552" calcext:value-type="float">
            <text:p>1427904302.23552</text:p>
          </table:table-cell>
          <table:table-cell office:value-type="float" office:value="1427904303.32419" calcext:value-type="float">
            <text:p>1427904303.32419</text:p>
          </table:table-cell>
          <table:table-cell/>
          <table:table-cell table:formula="of:=MAX([.B5];[.D5];[.G5])-MAX([.A5];[.C5];[.E5])" office:value-type="float" office:value="18.9449639320374" calcext:value-type="float">
            <text:p>18.944963932</text:p>
          </table:table-cell>
          <table:table-cell table:formula="of:=IF(ISBLANK([.E5]);&quot;&quot;;[.I5])" office:value-type="float" office:value="18.9449639320374" calcext:value-type="float">
            <text:p>18.944963932</text:p>
          </table:table-cell>
          <table:table-cell table:formula="of:=IF(OR(ISBLANK([.E5]);[.I5]&lt;=0);&quot;&quot;;[.I5])" office:value-type="float" office:value="18.9449639320374" calcext:value-type="float">
            <text:p>18.9449639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057" calcext:value-type="float">
            <text:p>1427904284.38057</text:p>
          </table:table-cell>
          <table:table-cell office:value-type="float" office:value="1427904302.34286" calcext:value-type="float">
            <text:p>1427904302.34286</text:p>
          </table:table-cell>
          <table:table-cell office:value-type="float" office:value="1427904303.42181" calcext:value-type="float">
            <text:p>1427904303.42181</text:p>
          </table:table-cell>
          <table:table-cell/>
          <table:table-cell table:formula="of:=MAX([.B6];[.D6];[.G6])-MAX([.A6];[.C6];[.E6])" office:value-type="float" office:value="19.0412440299988" calcext:value-type="float">
            <text:p>19.04124403</text:p>
          </table:table-cell>
          <table:table-cell table:formula="of:=IF(ISBLANK([.E6]);&quot;&quot;;[.I6])" office:value-type="float" office:value="19.0412440299988" calcext:value-type="float">
            <text:p>19.04124403</text:p>
          </table:table-cell>
          <table:table-cell table:formula="of:=IF(OR(ISBLANK([.E6]);[.I6]&lt;=0);&quot;&quot;;[.I6])" office:value-type="float" office:value="19.0412440299988" calcext:value-type="float">
            <text:p>19.041244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192" calcext:value-type="float">
            <text:p>1427904284.38192</text:p>
          </table:table-cell>
          <table:table-cell office:value-type="float" office:value="1427904301.78407" calcext:value-type="float">
            <text:p>1427904301.78407</text:p>
          </table:table-cell>
          <table:table-cell office:value-type="float" office:value="1427904302.72714" calcext:value-type="float">
            <text:p>1427904302.72714</text:p>
          </table:table-cell>
          <table:table-cell/>
          <table:table-cell table:formula="of:=MAX([.B7];[.D7];[.G7])-MAX([.A7];[.C7];[.E7])" office:value-type="float" office:value="18.3452270030975" calcext:value-type="float">
            <text:p>18.3452270031</text:p>
          </table:table-cell>
          <table:table-cell table:formula="of:=IF(ISBLANK([.E7]);&quot;&quot;;[.I7])" office:value-type="float" office:value="18.3452270030975" calcext:value-type="float">
            <text:p>18.3452270031</text:p>
          </table:table-cell>
          <table:table-cell table:formula="of:=IF(OR(ISBLANK([.E7]);[.I7]&lt;=0);&quot;&quot;;[.I7])" office:value-type="float" office:value="18.3452270030975" calcext:value-type="float">
            <text:p>18.3452270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32" calcext:value-type="float">
            <text:p>1427904284.3832</text:p>
          </table:table-cell>
          <table:table-cell office:value-type="float" office:value="1427904301.70911" calcext:value-type="float">
            <text:p>1427904301.70911</text:p>
          </table:table-cell>
          <table:table-cell office:value-type="float" office:value="1427904302.73607" calcext:value-type="float">
            <text:p>1427904302.73607</text:p>
          </table:table-cell>
          <table:table-cell/>
          <table:table-cell table:formula="of:=MAX([.B8];[.D8];[.G8])-MAX([.A8];[.C8];[.E8])" office:value-type="float" office:value="18.3528659343719" calcext:value-type="float">
            <text:p>18.3528659344</text:p>
          </table:table-cell>
          <table:table-cell table:formula="of:=IF(ISBLANK([.E8]);&quot;&quot;;[.I8])" office:value-type="float" office:value="18.3528659343719" calcext:value-type="float">
            <text:p>18.3528659344</text:p>
          </table:table-cell>
          <table:table-cell table:formula="of:=IF(OR(ISBLANK([.E8]);[.I8]&lt;=0);&quot;&quot;;[.I8])" office:value-type="float" office:value="18.3528659343719" calcext:value-type="float">
            <text:p>18.35286593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453" calcext:value-type="float">
            <text:p>1427904284.38453</text:p>
          </table:table-cell>
          <table:table-cell office:value-type="float" office:value="1427904302.27233" calcext:value-type="float">
            <text:p>1427904302.27233</text:p>
          </table:table-cell>
          <table:table-cell office:value-type="float" office:value="1427904303.3786" calcext:value-type="float">
            <text:p>1427904303.3786</text:p>
          </table:table-cell>
          <table:table-cell/>
          <table:table-cell table:formula="of:=MAX([.B9];[.D9];[.G9])-MAX([.A9];[.C9];[.E9])" office:value-type="float" office:value="18.9940769672394" calcext:value-type="float">
            <text:p>18.9940769672</text:p>
          </table:table-cell>
          <table:table-cell table:formula="of:=IF(ISBLANK([.E9]);&quot;&quot;;[.I9])" office:value-type="float" office:value="18.9940769672394" calcext:value-type="float">
            <text:p>18.9940769672</text:p>
          </table:table-cell>
          <table:table-cell table:formula="of:=IF(OR(ISBLANK([.E9]);[.I9]&lt;=0);&quot;&quot;;[.I9])" office:value-type="float" office:value="18.9940769672394" calcext:value-type="float">
            <text:p>18.9940769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593" calcext:value-type="float">
            <text:p>1427904284.38593</text:p>
          </table:table-cell>
          <table:table-cell office:value-type="float" office:value="1427904302.11206" calcext:value-type="float">
            <text:p>1427904302.11206</text:p>
          </table:table-cell>
          <table:table-cell office:value-type="float" office:value="1427904303.21385" calcext:value-type="float">
            <text:p>1427904303.21385</text:p>
          </table:table-cell>
          <table:table-cell/>
          <table:table-cell table:formula="of:=MAX([.B10];[.D10];[.G10])-MAX([.A10];[.C10];[.E10])" office:value-type="float" office:value="18.8279209136963" calcext:value-type="float">
            <text:p>18.8279209137</text:p>
          </table:table-cell>
          <table:table-cell table:formula="of:=IF(ISBLANK([.E10]);&quot;&quot;;[.I10])" office:value-type="float" office:value="18.8279209136963" calcext:value-type="float">
            <text:p>18.8279209137</text:p>
          </table:table-cell>
          <table:table-cell table:formula="of:=IF(OR(ISBLANK([.E10]);[.I10]&lt;=0);&quot;&quot;;[.I10])" office:value-type="float" office:value="18.8279209136963" calcext:value-type="float">
            <text:p>18.8279209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725" calcext:value-type="float">
            <text:p>1427904284.38725</text:p>
          </table:table-cell>
          <table:table-cell office:value-type="float" office:value="1427904301.88939" calcext:value-type="float">
            <text:p>1427904301.88939</text:p>
          </table:table-cell>
          <table:table-cell office:value-type="float" office:value="1427904302.96843" calcext:value-type="float">
            <text:p>1427904302.96843</text:p>
          </table:table-cell>
          <table:table-cell/>
          <table:table-cell table:formula="of:=MAX([.B11];[.D11];[.G11])-MAX([.A11];[.C11];[.E11])" office:value-type="float" office:value="18.5811741352081" calcext:value-type="float">
            <text:p>18.5811741352</text:p>
          </table:table-cell>
          <table:table-cell table:formula="of:=IF(ISBLANK([.E11]);&quot;&quot;;[.I11])" office:value-type="float" office:value="18.5811741352081" calcext:value-type="float">
            <text:p>18.5811741352</text:p>
          </table:table-cell>
          <table:table-cell table:formula="of:=IF(OR(ISBLANK([.E11]);[.I11]&lt;=0);&quot;&quot;;[.I11])" office:value-type="float" office:value="18.5811741352081" calcext:value-type="float">
            <text:p>18.58117413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8875" calcext:value-type="float">
            <text:p>1427904284.38875</text:p>
          </table:table-cell>
          <table:table-cell office:value-type="float" office:value="1427904302.18182" calcext:value-type="float">
            <text:p>1427904302.18182</text:p>
          </table:table-cell>
          <table:table-cell office:value-type="float" office:value="1427904303.29119" calcext:value-type="float">
            <text:p>1427904303.29119</text:p>
          </table:table-cell>
          <table:table-cell/>
          <table:table-cell table:formula="of:=MAX([.B12];[.D12];[.G12])-MAX([.A12];[.C12];[.E12])" office:value-type="float" office:value="18.9024450778961" calcext:value-type="float">
            <text:p>18.9024450779</text:p>
          </table:table-cell>
          <table:table-cell table:formula="of:=IF(ISBLANK([.E12]);&quot;&quot;;[.I12])" office:value-type="float" office:value="18.9024450778961" calcext:value-type="float">
            <text:p>18.9024450779</text:p>
          </table:table-cell>
          <table:table-cell table:formula="of:=IF(OR(ISBLANK([.E12]);[.I12]&lt;=0);&quot;&quot;;[.I12])" office:value-type="float" office:value="18.9024450778961" calcext:value-type="float">
            <text:p>18.90244507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84.39007" calcext:value-type="float">
            <text:p>1427904284.39007</text:p>
          </table:table-cell>
          <table:table-cell office:value-type="float" office:value="1427904301.87833" calcext:value-type="float">
            <text:p>1427904301.87833</text:p>
          </table:table-cell>
          <table:table-cell office:value-type="float" office:value="1427904302.94421" calcext:value-type="float">
            <text:p>1427904302.94421</text:p>
          </table:table-cell>
          <table:table-cell/>
          <table:table-cell table:formula="of:=MAX([.B13];[.D13];[.G13])-MAX([.A13];[.C13];[.E13])" office:value-type="float" office:value="18.5541360378265" calcext:value-type="float">
            <text:p>18.5541360378</text:p>
          </table:table-cell>
          <table:table-cell table:formula="of:=IF(ISBLANK([.E13]);&quot;&quot;;[.I13])" office:value-type="float" office:value="18.5541360378265" calcext:value-type="float">
            <text:p>18.5541360378</text:p>
          </table:table-cell>
          <table:table-cell table:formula="of:=IF(OR(ISBLANK([.E13]);[.I13]&lt;=0);&quot;&quot;;[.I13])" office:value-type="float" office:value="18.5541360378265" calcext:value-type="float">
            <text:p>18.55413603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03.42183" calcext:value-type="float">
            <text:p>1427904303.42183</text:p>
          </table:table-cell>
          <table:table-cell office:value-type="float" office:value="1427904322.24013" calcext:value-type="float">
            <text:p>1427904322.24013</text:p>
          </table:table-cell>
          <table:table-cell table:number-columns-repeated="4"/>
          <table:table-cell table:formula="of:=MAX([.B14];[.D14];[.G14])-MAX([.A14];[.C14];[.E14])" office:value-type="float" office:value="18.818305015564" calcext:value-type="float">
            <text:p>18.8183050156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183" calcext:value-type="float">
            <text:p>1427904303.42183</text:p>
          </table:table-cell>
          <table:table-cell office:value-type="float" office:value="1427904320.80045" calcext:value-type="float">
            <text:p>1427904320.80045</text:p>
          </table:table-cell>
          <table:table-cell office:value-type="float" office:value="1427904321.8949" calcext:value-type="float">
            <text:p>1427904321.8949</text:p>
          </table:table-cell>
          <table:table-cell/>
          <table:table-cell table:formula="of:=MAX([.B15];[.D15];[.G15])-MAX([.A15];[.C15];[.E15])" office:value-type="float" office:value="18.4730679988861" calcext:value-type="float">
            <text:p>18.4730679989</text:p>
          </table:table-cell>
          <table:table-cell table:formula="of:=IF(ISBLANK([.E15]);&quot;&quot;;[.I15])" office:value-type="float" office:value="18.4730679988861" calcext:value-type="float">
            <text:p>18.4730679989</text:p>
          </table:table-cell>
          <table:table-cell table:formula="of:=IF(OR(ISBLANK([.E15]);[.I15]&lt;=0);&quot;&quot;;[.I15])" office:value-type="float" office:value="18.4730679988861" calcext:value-type="float">
            <text:p>18.47306799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346" calcext:value-type="float">
            <text:p>1427904303.42346</text:p>
          </table:table-cell>
          <table:table-cell office:value-type="float" office:value="1427904320.67409" calcext:value-type="float">
            <text:p>1427904320.67409</text:p>
          </table:table-cell>
          <table:table-cell office:value-type="float" office:value="1427904321.69516" calcext:value-type="float">
            <text:p>1427904321.69516</text:p>
          </table:table-cell>
          <table:table-cell/>
          <table:table-cell table:formula="of:=MAX([.B16];[.D16];[.G16])-MAX([.A16];[.C16];[.E16])" office:value-type="float" office:value="18.2717010974884" calcext:value-type="float">
            <text:p>18.2717010975</text:p>
          </table:table-cell>
          <table:table-cell table:formula="of:=IF(ISBLANK([.E16]);&quot;&quot;;[.I16])" office:value-type="float" office:value="18.2717010974884" calcext:value-type="float">
            <text:p>18.2717010975</text:p>
          </table:table-cell>
          <table:table-cell table:formula="of:=IF(OR(ISBLANK([.E16]);[.I16]&lt;=0);&quot;&quot;;[.I16])" office:value-type="float" office:value="18.2717010974884" calcext:value-type="float">
            <text:p>18.27170109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478" calcext:value-type="float">
            <text:p>1427904303.42478</text:p>
          </table:table-cell>
          <table:table-cell office:value-type="float" office:value="1427904320.36665" calcext:value-type="float">
            <text:p>1427904320.36665</text:p>
          </table:table-cell>
          <table:table-cell office:value-type="float" office:value="1427904321.44419" calcext:value-type="float">
            <text:p>1427904321.44419</text:p>
          </table:table-cell>
          <table:table-cell/>
          <table:table-cell table:formula="of:=MAX([.B17];[.D17];[.G17])-MAX([.A17];[.C17];[.E17])" office:value-type="float" office:value="18.0194141864777" calcext:value-type="float">
            <text:p>18.0194141865</text:p>
          </table:table-cell>
          <table:table-cell table:formula="of:=IF(ISBLANK([.E17]);&quot;&quot;;[.I17])" office:value-type="float" office:value="18.0194141864777" calcext:value-type="float">
            <text:p>18.0194141865</text:p>
          </table:table-cell>
          <table:table-cell table:formula="of:=IF(OR(ISBLANK([.E17]);[.I17]&lt;=0);&quot;&quot;;[.I17])" office:value-type="float" office:value="18.0194141864777" calcext:value-type="float">
            <text:p>18.01941418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61" calcext:value-type="float">
            <text:p>1427904303.4261</text:p>
          </table:table-cell>
          <table:table-cell office:value-type="float" office:value="1427904321.15135" calcext:value-type="float">
            <text:p>1427904321.15135</text:p>
          </table:table-cell>
          <table:table-cell office:value-type="float" office:value="1427904322.24013" calcext:value-type="float">
            <text:p>1427904322.24013</text:p>
          </table:table-cell>
          <table:table-cell/>
          <table:table-cell table:formula="of:=MAX([.B18];[.D18];[.G18])-MAX([.A18];[.C18];[.E18])" office:value-type="float" office:value="18.8140270709991" calcext:value-type="float">
            <text:p>18.814027071</text:p>
          </table:table-cell>
          <table:table-cell table:formula="of:=IF(ISBLANK([.E18]);&quot;&quot;;[.I18])" office:value-type="float" office:value="18.8140270709991" calcext:value-type="float">
            <text:p>18.814027071</text:p>
          </table:table-cell>
          <table:table-cell table:formula="of:=IF(OR(ISBLANK([.E18]);[.I18]&lt;=0);&quot;&quot;;[.I18])" office:value-type="float" office:value="18.8140270709991" calcext:value-type="float">
            <text:p>18.8140270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74" calcext:value-type="float">
            <text:p>1427904303.4274</text:p>
          </table:table-cell>
          <table:table-cell office:value-type="float" office:value="1427904321.07105" calcext:value-type="float">
            <text:p>1427904321.07105</text:p>
          </table:table-cell>
          <table:table-cell office:value-type="float" office:value="1427904322.12336" calcext:value-type="float">
            <text:p>1427904322.12336</text:p>
          </table:table-cell>
          <table:table-cell/>
          <table:table-cell table:formula="of:=MAX([.B19];[.D19];[.G19])-MAX([.A19];[.C19];[.E19])" office:value-type="float" office:value="18.6959621906281" calcext:value-type="float">
            <text:p>18.6959621906</text:p>
          </table:table-cell>
          <table:table-cell table:formula="of:=IF(ISBLANK([.E19]);&quot;&quot;;[.I19])" office:value-type="float" office:value="18.6959621906281" calcext:value-type="float">
            <text:p>18.6959621906</text:p>
          </table:table-cell>
          <table:table-cell table:formula="of:=IF(OR(ISBLANK([.E19]);[.I19]&lt;=0);&quot;&quot;;[.I19])" office:value-type="float" office:value="18.6959621906281" calcext:value-type="float">
            <text:p>18.69596219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874" calcext:value-type="float">
            <text:p>1427904303.42874</text:p>
          </table:table-cell>
          <table:table-cell office:value-type="float" office:value="1427904320.93946" calcext:value-type="float">
            <text:p>1427904320.93946</text:p>
          </table:table-cell>
          <table:table-cell office:value-type="float" office:value="1427904322.04172" calcext:value-type="float">
            <text:p>1427904322.04172</text:p>
          </table:table-cell>
          <table:table-cell/>
          <table:table-cell table:formula="of:=MAX([.B20];[.D20];[.G20])-MAX([.A20];[.C20];[.E20])" office:value-type="float" office:value="18.6129851341248" calcext:value-type="float">
            <text:p>18.6129851341</text:p>
          </table:table-cell>
          <table:table-cell table:formula="of:=IF(ISBLANK([.E20]);&quot;&quot;;[.I20])" office:value-type="float" office:value="18.6129851341248" calcext:value-type="float">
            <text:p>18.6129851341</text:p>
          </table:table-cell>
          <table:table-cell table:formula="of:=IF(OR(ISBLANK([.E20]);[.I20]&lt;=0);&quot;&quot;;[.I20])" office:value-type="float" office:value="18.6129851341248" calcext:value-type="float">
            <text:p>18.61298513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2968" calcext:value-type="float">
            <text:p>1427904303.42968</text:p>
          </table:table-cell>
          <table:table-cell office:value-type="float" office:value="1427904320.42223" calcext:value-type="float">
            <text:p>1427904320.42223</text:p>
          </table:table-cell>
          <table:table-cell office:value-type="float" office:value="1427904321.46022" calcext:value-type="float">
            <text:p>1427904321.46022</text:p>
          </table:table-cell>
          <table:table-cell/>
          <table:table-cell table:formula="of:=MAX([.B21];[.D21];[.G21])-MAX([.A21];[.C21];[.E21])" office:value-type="float" office:value="18.0305469036102" calcext:value-type="float">
            <text:p>18.0305469036</text:p>
          </table:table-cell>
          <table:table-cell table:formula="of:=IF(ISBLANK([.E21]);&quot;&quot;;[.I21])" office:value-type="float" office:value="18.0305469036102" calcext:value-type="float">
            <text:p>18.0305469036</text:p>
          </table:table-cell>
          <table:table-cell table:formula="of:=IF(OR(ISBLANK([.E21]);[.I21]&lt;=0);&quot;&quot;;[.I21])" office:value-type="float" office:value="18.0305469036102" calcext:value-type="float">
            <text:p>18.03054690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3058" calcext:value-type="float">
            <text:p>1427904303.43058</text:p>
          </table:table-cell>
          <table:table-cell office:value-type="float" office:value="1427904320.70184" calcext:value-type="float">
            <text:p>1427904320.70184</text:p>
          </table:table-cell>
          <table:table-cell office:value-type="float" office:value="1427904321.78022" calcext:value-type="float">
            <text:p>1427904321.78022</text:p>
          </table:table-cell>
          <table:table-cell/>
          <table:table-cell table:formula="of:=MAX([.B22];[.D22];[.G22])-MAX([.A22];[.C22];[.E22])" office:value-type="float" office:value="18.349641084671" calcext:value-type="float">
            <text:p>18.3496410847</text:p>
          </table:table-cell>
          <table:table-cell table:formula="of:=IF(ISBLANK([.E22]);&quot;&quot;;[.I22])" office:value-type="float" office:value="18.349641084671" calcext:value-type="float">
            <text:p>18.3496410847</text:p>
          </table:table-cell>
          <table:table-cell table:formula="of:=IF(OR(ISBLANK([.E22]);[.I22]&lt;=0);&quot;&quot;;[.I22])" office:value-type="float" office:value="18.349641084671" calcext:value-type="float">
            <text:p>18.34964108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3149" calcext:value-type="float">
            <text:p>1427904303.43149</text:p>
          </table:table-cell>
          <table:table-cell office:value-type="float" office:value="1427904320.70646" calcext:value-type="float">
            <text:p>1427904320.70646</text:p>
          </table:table-cell>
          <table:table-cell office:value-type="float" office:value="1427904321.75937" calcext:value-type="float">
            <text:p>1427904321.75937</text:p>
          </table:table-cell>
          <table:table-cell/>
          <table:table-cell table:formula="of:=MAX([.B23];[.D23];[.G23])-MAX([.A23];[.C23];[.E23])" office:value-type="float" office:value="18.3278799057007" calcext:value-type="float">
            <text:p>18.3278799057</text:p>
          </table:table-cell>
          <table:table-cell table:formula="of:=IF(ISBLANK([.E23]);&quot;&quot;;[.I23])" office:value-type="float" office:value="18.3278799057007" calcext:value-type="float">
            <text:p>18.3278799057</text:p>
          </table:table-cell>
          <table:table-cell table:formula="of:=IF(OR(ISBLANK([.E23]);[.I23]&lt;=0);&quot;&quot;;[.I23])" office:value-type="float" office:value="18.3278799057007" calcext:value-type="float">
            <text:p>18.3278799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03.4324" calcext:value-type="float">
            <text:p>1427904303.4324</text:p>
          </table:table-cell>
          <table:table-cell office:value-type="float" office:value="1427904320.27731" calcext:value-type="float">
            <text:p>1427904320.27731</text:p>
          </table:table-cell>
          <table:table-cell office:value-type="float" office:value="1427904321.27878" calcext:value-type="float">
            <text:p>1427904321.27878</text:p>
          </table:table-cell>
          <table:table-cell/>
          <table:table-cell table:formula="of:=MAX([.B24];[.D24];[.G24])-MAX([.A24];[.C24];[.E24])" office:value-type="float" office:value="17.8463809490204" calcext:value-type="float">
            <text:p>17.846380949</text:p>
          </table:table-cell>
          <table:table-cell table:formula="of:=IF(ISBLANK([.E24]);&quot;&quot;;[.I24])" office:value-type="float" office:value="17.8463809490204" calcext:value-type="float">
            <text:p>17.846380949</text:p>
          </table:table-cell>
          <table:table-cell table:formula="of:=IF(OR(ISBLANK([.E24]);[.I24]&lt;=0);&quot;&quot;;[.I24])" office:value-type="float" office:value="17.8463809490204" calcext:value-type="float">
            <text:p>17.8463809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22.24015" calcext:value-type="float">
            <text:p>1427904322.24015</text:p>
          </table:table-cell>
          <table:table-cell office:value-type="float" office:value="1427904340.65922" calcext:value-type="float">
            <text:p>1427904340.65922</text:p>
          </table:table-cell>
          <table:table-cell table:number-columns-repeated="4"/>
          <table:table-cell table:formula="of:=MAX([.B25];[.D25];[.G25])-MAX([.A25];[.C25];[.E25])" office:value-type="float" office:value="18.4190800189972" calcext:value-type="float">
            <text:p>18.419080019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015" calcext:value-type="float">
            <text:p>1427904322.24015</text:p>
          </table:table-cell>
          <table:table-cell office:value-type="float" office:value="1427904338.52386" calcext:value-type="float">
            <text:p>1427904338.52386</text:p>
          </table:table-cell>
          <table:table-cell office:value-type="float" office:value="1427904339.55717" calcext:value-type="float">
            <text:p>1427904339.55717</text:p>
          </table:table-cell>
          <table:table-cell/>
          <table:table-cell table:formula="of:=MAX([.B26];[.D26];[.G26])-MAX([.A26];[.C26];[.E26])" office:value-type="float" office:value="17.3170249462128" calcext:value-type="float">
            <text:p>17.3170249462</text:p>
          </table:table-cell>
          <table:table-cell table:formula="of:=IF(ISBLANK([.E26]);&quot;&quot;;[.I26])" office:value-type="float" office:value="17.3170249462128" calcext:value-type="float">
            <text:p>17.3170249462</text:p>
          </table:table-cell>
          <table:table-cell table:formula="of:=IF(OR(ISBLANK([.E26]);[.I26]&lt;=0);&quot;&quot;;[.I26])" office:value-type="float" office:value="17.3170249462128" calcext:value-type="float">
            <text:p>17.31702494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156" calcext:value-type="float">
            <text:p>1427904322.24156</text:p>
          </table:table-cell>
          <table:table-cell office:value-type="float" office:value="1427904336.41032" calcext:value-type="float">
            <text:p>1427904336.41032</text:p>
          </table:table-cell>
          <table:table-cell office:value-type="float" office:value="1427904337.42767" calcext:value-type="float">
            <text:p>1427904337.42767</text:p>
          </table:table-cell>
          <table:table-cell/>
          <table:table-cell table:formula="of:=MAX([.B27];[.D27];[.G27])-MAX([.A27];[.C27];[.E27])" office:value-type="float" office:value="15.1861109733582" calcext:value-type="float">
            <text:p>15.1861109734</text:p>
          </table:table-cell>
          <table:table-cell table:formula="of:=IF(ISBLANK([.E27]);&quot;&quot;;[.I27])" office:value-type="float" office:value="15.1861109733582" calcext:value-type="float">
            <text:p>15.1861109734</text:p>
          </table:table-cell>
          <table:table-cell table:formula="of:=IF(OR(ISBLANK([.E27]);[.I27]&lt;=0);&quot;&quot;;[.I27])" office:value-type="float" office:value="15.1861109733582" calcext:value-type="float">
            <text:p>15.18611097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287" calcext:value-type="float">
            <text:p>1427904322.24287</text:p>
          </table:table-cell>
          <table:table-cell office:value-type="float" office:value="1427904338.52392" calcext:value-type="float">
            <text:p>1427904338.52392</text:p>
          </table:table-cell>
          <table:table-cell office:value-type="float" office:value="1427904339.61865" calcext:value-type="float">
            <text:p>1427904339.61865</text:p>
          </table:table-cell>
          <table:table-cell/>
          <table:table-cell table:formula="of:=MAX([.B28];[.D28];[.G28])-MAX([.A28];[.C28];[.E28])" office:value-type="float" office:value="17.3757729530334" calcext:value-type="float">
            <text:p>17.375772953</text:p>
          </table:table-cell>
          <table:table-cell table:formula="of:=IF(ISBLANK([.E28]);&quot;&quot;;[.I28])" office:value-type="float" office:value="17.3757729530334" calcext:value-type="float">
            <text:p>17.375772953</text:p>
          </table:table-cell>
          <table:table-cell table:formula="of:=IF(OR(ISBLANK([.E28]);[.I28]&lt;=0);&quot;&quot;;[.I28])" office:value-type="float" office:value="17.3757729530334" calcext:value-type="float">
            <text:p>17.3757729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417" calcext:value-type="float">
            <text:p>1427904322.24417</text:p>
          </table:table-cell>
          <table:table-cell office:value-type="float" office:value="1427904338.16712" calcext:value-type="float">
            <text:p>1427904338.16712</text:p>
          </table:table-cell>
          <table:table-cell office:value-type="float" office:value="1427904339.23543" calcext:value-type="float">
            <text:p>1427904339.23543</text:p>
          </table:table-cell>
          <table:table-cell/>
          <table:table-cell table:formula="of:=MAX([.B29];[.D29];[.G29])-MAX([.A29];[.C29];[.E29])" office:value-type="float" office:value="16.991259098053" calcext:value-type="float">
            <text:p>16.9912590981</text:p>
          </table:table-cell>
          <table:table-cell table:formula="of:=IF(ISBLANK([.E29]);&quot;&quot;;[.I29])" office:value-type="float" office:value="16.991259098053" calcext:value-type="float">
            <text:p>16.9912590981</text:p>
          </table:table-cell>
          <table:table-cell table:formula="of:=IF(OR(ISBLANK([.E29]);[.I29]&lt;=0);&quot;&quot;;[.I29])" office:value-type="float" office:value="16.991259098053" calcext:value-type="float">
            <text:p>16.9912590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556" calcext:value-type="float">
            <text:p>1427904322.24556</text:p>
          </table:table-cell>
          <table:table-cell office:value-type="float" office:value="1427904338.52379" calcext:value-type="float">
            <text:p>1427904338.52379</text:p>
          </table:table-cell>
          <table:table-cell office:value-type="float" office:value="1427904339.63724" calcext:value-type="float">
            <text:p>1427904339.63724</text:p>
          </table:table-cell>
          <table:table-cell/>
          <table:table-cell table:formula="of:=MAX([.B30];[.D30];[.G30])-MAX([.A30];[.C30];[.E30])" office:value-type="float" office:value="17.3916838169098" calcext:value-type="float">
            <text:p>17.3916838169</text:p>
          </table:table-cell>
          <table:table-cell table:formula="of:=IF(ISBLANK([.E30]);&quot;&quot;;[.I30])" office:value-type="float" office:value="17.3916838169098" calcext:value-type="float">
            <text:p>17.3916838169</text:p>
          </table:table-cell>
          <table:table-cell table:formula="of:=IF(OR(ISBLANK([.E30]);[.I30]&lt;=0);&quot;&quot;;[.I30])" office:value-type="float" office:value="17.3916838169098" calcext:value-type="float">
            <text:p>17.39168381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686" calcext:value-type="float">
            <text:p>1427904322.24686</text:p>
          </table:table-cell>
          <table:table-cell office:value-type="float" office:value="1427904339.41441" calcext:value-type="float">
            <text:p>1427904339.41441</text:p>
          </table:table-cell>
          <table:table-cell office:value-type="float" office:value="1427904340.49792" calcext:value-type="float">
            <text:p>1427904340.49792</text:p>
          </table:table-cell>
          <table:table-cell/>
          <table:table-cell table:formula="of:=MAX([.B31];[.D31];[.G31])-MAX([.A31];[.C31];[.E31])" office:value-type="float" office:value="18.2510640621185" calcext:value-type="float">
            <text:p>18.2510640621</text:p>
          </table:table-cell>
          <table:table-cell table:formula="of:=IF(ISBLANK([.E31]);&quot;&quot;;[.I31])" office:value-type="float" office:value="18.2510640621185" calcext:value-type="float">
            <text:p>18.2510640621</text:p>
          </table:table-cell>
          <table:table-cell table:formula="of:=IF(OR(ISBLANK([.E31]);[.I31]&lt;=0);&quot;&quot;;[.I31])" office:value-type="float" office:value="18.2510640621185" calcext:value-type="float">
            <text:p>18.2510640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816" calcext:value-type="float">
            <text:p>1427904322.24816</text:p>
          </table:table-cell>
          <table:table-cell office:value-type="float" office:value="1427904339.55855" calcext:value-type="float">
            <text:p>1427904339.55855</text:p>
          </table:table-cell>
          <table:table-cell office:value-type="float" office:value="1427904340.65922" calcext:value-type="float">
            <text:p>1427904340.65922</text:p>
          </table:table-cell>
          <table:table-cell/>
          <table:table-cell table:formula="of:=MAX([.B32];[.D32];[.G32])-MAX([.A32];[.C32];[.E32])" office:value-type="float" office:value="18.4110608100891" calcext:value-type="float">
            <text:p>18.4110608101</text:p>
          </table:table-cell>
          <table:table-cell table:formula="of:=IF(ISBLANK([.E32]);&quot;&quot;;[.I32])" office:value-type="float" office:value="18.4110608100891" calcext:value-type="float">
            <text:p>18.4110608101</text:p>
          </table:table-cell>
          <table:table-cell table:formula="of:=IF(OR(ISBLANK([.E32]);[.I32]&lt;=0);&quot;&quot;;[.I32])" office:value-type="float" office:value="18.4110608100891" calcext:value-type="float">
            <text:p>18.41106081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4948" calcext:value-type="float">
            <text:p>1427904322.24948</text:p>
          </table:table-cell>
          <table:table-cell office:value-type="float" office:value="1427904338.52397" calcext:value-type="float">
            <text:p>1427904338.52397</text:p>
          </table:table-cell>
          <table:table-cell office:value-type="float" office:value="1427904339.53996" calcext:value-type="float">
            <text:p>1427904339.53996</text:p>
          </table:table-cell>
          <table:table-cell/>
          <table:table-cell table:formula="of:=MAX([.B33];[.D33];[.G33])-MAX([.A33];[.C33];[.E33])" office:value-type="float" office:value="17.2904748916626" calcext:value-type="float">
            <text:p>17.2904748917</text:p>
          </table:table-cell>
          <table:table-cell table:formula="of:=IF(ISBLANK([.E33]);&quot;&quot;;[.I33])" office:value-type="float" office:value="17.2904748916626" calcext:value-type="float">
            <text:p>17.2904748917</text:p>
          </table:table-cell>
          <table:table-cell table:formula="of:=IF(OR(ISBLANK([.E33]);[.I33]&lt;=0);&quot;&quot;;[.I33])" office:value-type="float" office:value="17.2904748916626" calcext:value-type="float">
            <text:p>17.2904748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5153" calcext:value-type="float">
            <text:p>1427904322.25153</text:p>
          </table:table-cell>
          <table:table-cell office:value-type="float" office:value="1427904339.52692" calcext:value-type="float">
            <text:p>1427904339.52692</text:p>
          </table:table-cell>
          <table:table-cell office:value-type="float" office:value="1427904340.54809" calcext:value-type="float">
            <text:p>1427904340.54809</text:p>
          </table:table-cell>
          <table:table-cell/>
          <table:table-cell table:formula="of:=MAX([.B34];[.D34];[.G34])-MAX([.A34];[.C34];[.E34])" office:value-type="float" office:value="18.2965550422668" calcext:value-type="float">
            <text:p>18.2965550423</text:p>
          </table:table-cell>
          <table:table-cell table:formula="of:=IF(ISBLANK([.E34]);&quot;&quot;;[.I34])" office:value-type="float" office:value="18.2965550422668" calcext:value-type="float">
            <text:p>18.2965550423</text:p>
          </table:table-cell>
          <table:table-cell table:formula="of:=IF(OR(ISBLANK([.E34]);[.I34]&lt;=0);&quot;&quot;;[.I34])" office:value-type="float" office:value="18.2965550422668" calcext:value-type="float">
            <text:p>18.29655504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22.25286" calcext:value-type="float">
            <text:p>1427904322.25286</text:p>
          </table:table-cell>
          <table:table-cell office:value-type="float" office:value="1427904338.2015" calcext:value-type="float">
            <text:p>1427904338.2015</text:p>
          </table:table-cell>
          <table:table-cell office:value-type="float" office:value="1427904339.25182" calcext:value-type="float">
            <text:p>1427904339.25182</text:p>
          </table:table-cell>
          <table:table-cell/>
          <table:table-cell table:formula="of:=MAX([.B35];[.D35];[.G35])-MAX([.A35];[.C35];[.E35])" office:value-type="float" office:value="16.998957157135" calcext:value-type="float">
            <text:p>16.9989571571</text:p>
          </table:table-cell>
          <table:table-cell table:formula="of:=IF(ISBLANK([.E35]);&quot;&quot;;[.I35])" office:value-type="float" office:value="16.998957157135" calcext:value-type="float">
            <text:p>16.9989571571</text:p>
          </table:table-cell>
          <table:table-cell table:formula="of:=IF(OR(ISBLANK([.E35]);[.I35]&lt;=0);&quot;&quot;;[.I35])" office:value-type="float" office:value="16.998957157135" calcext:value-type="float">
            <text:p>16.9989571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40.65924" calcext:value-type="float">
            <text:p>1427904340.65924</text:p>
          </table:table-cell>
          <table:table-cell office:value-type="float" office:value="1427904359.58861" calcext:value-type="float">
            <text:p>1427904359.58861</text:p>
          </table:table-cell>
          <table:table-cell table:number-columns-repeated="4"/>
          <table:table-cell table:formula="of:=MAX([.B36];[.D36];[.G36])-MAX([.A36];[.C36];[.E36])" office:value-type="float" office:value="18.92937707901" calcext:value-type="float">
            <text:p>18.929377079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5924" calcext:value-type="float">
            <text:p>1427904340.65924</text:p>
          </table:table-cell>
          <table:table-cell office:value-type="float" office:value="1427904358.48555" calcext:value-type="float">
            <text:p>1427904358.48555</text:p>
          </table:table-cell>
          <table:table-cell office:value-type="float" office:value="1427904359.58861" calcext:value-type="float">
            <text:p>1427904359.58861</text:p>
          </table:table-cell>
          <table:table-cell/>
          <table:table-cell table:formula="of:=MAX([.B37];[.D37];[.G37])-MAX([.A37];[.C37];[.E37])" office:value-type="float" office:value="18.9293689727783" calcext:value-type="float">
            <text:p>18.9293689728</text:p>
          </table:table-cell>
          <table:table-cell table:formula="of:=IF(ISBLANK([.E37]);&quot;&quot;;[.I37])" office:value-type="float" office:value="18.9293689727783" calcext:value-type="float">
            <text:p>18.9293689728</text:p>
          </table:table-cell>
          <table:table-cell table:formula="of:=IF(OR(ISBLANK([.E37]);[.I37]&lt;=0);&quot;&quot;;[.I37])" office:value-type="float" office:value="18.9293689727783" calcext:value-type="float">
            <text:p>18.92936897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06" calcext:value-type="float">
            <text:p>1427904340.6606</text:p>
          </table:table-cell>
          <table:table-cell office:value-type="float" office:value="1427904358.03213" calcext:value-type="float">
            <text:p>1427904358.03213</text:p>
          </table:table-cell>
          <table:table-cell office:value-type="float" office:value="1427904359.04717" calcext:value-type="float">
            <text:p>1427904359.04717</text:p>
          </table:table-cell>
          <table:table-cell/>
          <table:table-cell table:formula="of:=MAX([.B38];[.D38];[.G38])-MAX([.A38];[.C38];[.E38])" office:value-type="float" office:value="18.3865661621094" calcext:value-type="float">
            <text:p>18.3865661621</text:p>
          </table:table-cell>
          <table:table-cell table:formula="of:=IF(ISBLANK([.E38]);&quot;&quot;;[.I38])" office:value-type="float" office:value="18.3865661621094" calcext:value-type="float">
            <text:p>18.3865661621</text:p>
          </table:table-cell>
          <table:table-cell table:formula="of:=IF(OR(ISBLANK([.E38]);[.I38]&lt;=0);&quot;&quot;;[.I38])" office:value-type="float" office:value="18.3865661621094" calcext:value-type="float">
            <text:p>18.3865661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218" calcext:value-type="float">
            <text:p>1427904340.66218</text:p>
          </table:table-cell>
          <table:table-cell office:value-type="float" office:value="1427904358.09435" calcext:value-type="float">
            <text:p>1427904358.09435</text:p>
          </table:table-cell>
          <table:table-cell office:value-type="float" office:value="1427904359.12038" calcext:value-type="float">
            <text:p>1427904359.12038</text:p>
          </table:table-cell>
          <table:table-cell/>
          <table:table-cell table:formula="of:=MAX([.B39];[.D39];[.G39])-MAX([.A39];[.C39];[.E39])" office:value-type="float" office:value="18.4582009315491" calcext:value-type="float">
            <text:p>18.4582009315</text:p>
          </table:table-cell>
          <table:table-cell table:formula="of:=IF(ISBLANK([.E39]);&quot;&quot;;[.I39])" office:value-type="float" office:value="18.4582009315491" calcext:value-type="float">
            <text:p>18.4582009315</text:p>
          </table:table-cell>
          <table:table-cell table:formula="of:=IF(OR(ISBLANK([.E39]);[.I39]&lt;=0);&quot;&quot;;[.I39])" office:value-type="float" office:value="18.4582009315491" calcext:value-type="float">
            <text:p>18.45820093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349" calcext:value-type="float">
            <text:p>1427904340.66349</text:p>
          </table:table-cell>
          <table:table-cell office:value-type="float" office:value="1427904358.42713" calcext:value-type="float">
            <text:p>1427904358.42713</text:p>
          </table:table-cell>
          <table:table-cell office:value-type="float" office:value="1427904359.40805" calcext:value-type="float">
            <text:p>1427904359.40805</text:p>
          </table:table-cell>
          <table:table-cell/>
          <table:table-cell table:formula="of:=MAX([.B40];[.D40];[.G40])-MAX([.A40];[.C40];[.E40])" office:value-type="float" office:value="18.7445590496063" calcext:value-type="float">
            <text:p>18.7445590496</text:p>
          </table:table-cell>
          <table:table-cell table:formula="of:=IF(ISBLANK([.E40]);&quot;&quot;;[.I40])" office:value-type="float" office:value="18.7445590496063" calcext:value-type="float">
            <text:p>18.7445590496</text:p>
          </table:table-cell>
          <table:table-cell table:formula="of:=IF(OR(ISBLANK([.E40]);[.I40]&lt;=0);&quot;&quot;;[.I40])" office:value-type="float" office:value="18.7445590496063" calcext:value-type="float">
            <text:p>18.74455904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485" calcext:value-type="float">
            <text:p>1427904340.66485</text:p>
          </table:table-cell>
          <table:table-cell office:value-type="float" office:value="1427904358.36242" calcext:value-type="float">
            <text:p>1427904358.36242</text:p>
          </table:table-cell>
          <table:table-cell office:value-type="float" office:value="1427904359.41809" calcext:value-type="float">
            <text:p>1427904359.41809</text:p>
          </table:table-cell>
          <table:table-cell/>
          <table:table-cell table:formula="of:=MAX([.B41];[.D41];[.G41])-MAX([.A41];[.C41];[.E41])" office:value-type="float" office:value="18.7532410621643" calcext:value-type="float">
            <text:p>18.7532410622</text:p>
          </table:table-cell>
          <table:table-cell table:formula="of:=IF(ISBLANK([.E41]);&quot;&quot;;[.I41])" office:value-type="float" office:value="18.7532410621643" calcext:value-type="float">
            <text:p>18.7532410622</text:p>
          </table:table-cell>
          <table:table-cell table:formula="of:=IF(OR(ISBLANK([.E41]);[.I41]&lt;=0);&quot;&quot;;[.I41])" office:value-type="float" office:value="18.7532410621643" calcext:value-type="float">
            <text:p>18.7532410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592" calcext:value-type="float">
            <text:p>1427904340.66592</text:p>
          </table:table-cell>
          <table:table-cell office:value-type="float" office:value="1427904358.05179" calcext:value-type="float">
            <text:p>1427904358.05179</text:p>
          </table:table-cell>
          <table:table-cell office:value-type="float" office:value="1427904359.09758" calcext:value-type="float">
            <text:p>1427904359.09758</text:p>
          </table:table-cell>
          <table:table-cell/>
          <table:table-cell table:formula="of:=MAX([.B42];[.D42];[.G42])-MAX([.A42];[.C42];[.E42])" office:value-type="float" office:value="18.4316530227661" calcext:value-type="float">
            <text:p>18.4316530228</text:p>
          </table:table-cell>
          <table:table-cell table:formula="of:=IF(ISBLANK([.E42]);&quot;&quot;;[.I42])" office:value-type="float" office:value="18.4316530227661" calcext:value-type="float">
            <text:p>18.4316530228</text:p>
          </table:table-cell>
          <table:table-cell table:formula="of:=IF(OR(ISBLANK([.E42]);[.I42]&lt;=0);&quot;&quot;;[.I42])" office:value-type="float" office:value="18.4316530227661" calcext:value-type="float">
            <text:p>18.43165302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701" calcext:value-type="float">
            <text:p>1427904340.66701</text:p>
          </table:table-cell>
          <table:table-cell office:value-type="float" office:value="1427904357.87901" calcext:value-type="float">
            <text:p>1427904357.87901</text:p>
          </table:table-cell>
          <table:table-cell office:value-type="float" office:value="1427904358.96138" calcext:value-type="float">
            <text:p>1427904358.96138</text:p>
          </table:table-cell>
          <table:table-cell/>
          <table:table-cell table:formula="of:=MAX([.B43];[.D43];[.G43])-MAX([.A43];[.C43];[.E43])" office:value-type="float" office:value="18.2943680286407" calcext:value-type="float">
            <text:p>18.2943680286</text:p>
          </table:table-cell>
          <table:table-cell table:formula="of:=IF(ISBLANK([.E43]);&quot;&quot;;[.I43])" office:value-type="float" office:value="18.2943680286407" calcext:value-type="float">
            <text:p>18.2943680286</text:p>
          </table:table-cell>
          <table:table-cell table:formula="of:=IF(OR(ISBLANK([.E43]);[.I43]&lt;=0);&quot;&quot;;[.I43])" office:value-type="float" office:value="18.2943680286407" calcext:value-type="float">
            <text:p>18.29436802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81" calcext:value-type="float">
            <text:p>1427904340.6681</text:p>
          </table:table-cell>
          <table:table-cell office:value-type="float" office:value="1427904358.15116" calcext:value-type="float">
            <text:p>1427904358.15116</text:p>
          </table:table-cell>
          <table:table-cell office:value-type="float" office:value="1427904359.22028" calcext:value-type="float">
            <text:p>1427904359.22028</text:p>
          </table:table-cell>
          <table:table-cell/>
          <table:table-cell table:formula="of:=MAX([.B44];[.D44];[.G44])-MAX([.A44];[.C44];[.E44])" office:value-type="float" office:value="18.5521759986877" calcext:value-type="float">
            <text:p>18.5521759987</text:p>
          </table:table-cell>
          <table:table-cell table:formula="of:=IF(ISBLANK([.E44]);&quot;&quot;;[.I44])" office:value-type="float" office:value="18.5521759986877" calcext:value-type="float">
            <text:p>18.5521759987</text:p>
          </table:table-cell>
          <table:table-cell table:formula="of:=IF(OR(ISBLANK([.E44]);[.I44]&lt;=0);&quot;&quot;;[.I44])" office:value-type="float" office:value="18.5521759986877" calcext:value-type="float">
            <text:p>18.55217599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6919" calcext:value-type="float">
            <text:p>1427904340.66919</text:p>
          </table:table-cell>
          <table:table-cell office:value-type="float" office:value="1427904358.26431" calcext:value-type="float">
            <text:p>1427904358.26431</text:p>
          </table:table-cell>
          <table:table-cell office:value-type="float" office:value="1427904359.28024" calcext:value-type="float">
            <text:p>1427904359.28024</text:p>
          </table:table-cell>
          <table:table-cell/>
          <table:table-cell table:formula="of:=MAX([.B45];[.D45];[.G45])-MAX([.A45];[.C45];[.E45])" office:value-type="float" office:value="18.6110501289368" calcext:value-type="float">
            <text:p>18.6110501289</text:p>
          </table:table-cell>
          <table:table-cell table:formula="of:=IF(ISBLANK([.E45]);&quot;&quot;;[.I45])" office:value-type="float" office:value="18.6110501289368" calcext:value-type="float">
            <text:p>18.6110501289</text:p>
          </table:table-cell>
          <table:table-cell table:formula="of:=IF(OR(ISBLANK([.E45]);[.I45]&lt;=0);&quot;&quot;;[.I45])" office:value-type="float" office:value="18.6110501289368" calcext:value-type="float">
            <text:p>18.61105012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40.67026" calcext:value-type="float">
            <text:p>1427904340.67026</text:p>
          </table:table-cell>
          <table:table-cell office:value-type="float" office:value="1427904357.88388" calcext:value-type="float">
            <text:p>1427904357.88388</text:p>
          </table:table-cell>
          <table:table-cell office:value-type="float" office:value="1427904358.96576" calcext:value-type="float">
            <text:p>1427904358.96576</text:p>
          </table:table-cell>
          <table:table-cell/>
          <table:table-cell table:formula="of:=MAX([.B46];[.D46];[.G46])-MAX([.A46];[.C46];[.E46])" office:value-type="float" office:value="18.2954969406128" calcext:value-type="float">
            <text:p>18.2954969406</text:p>
          </table:table-cell>
          <table:table-cell table:formula="of:=IF(ISBLANK([.E46]);&quot;&quot;;[.I46])" office:value-type="float" office:value="18.2954969406128" calcext:value-type="float">
            <text:p>18.2954969406</text:p>
          </table:table-cell>
          <table:table-cell table:formula="of:=IF(OR(ISBLANK([.E46]);[.I46]&lt;=0);&quot;&quot;;[.I46])" office:value-type="float" office:value="18.2954969406128" calcext:value-type="float">
            <text:p>18.295496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59.58862" calcext:value-type="float">
            <text:p>1427904359.58862</text:p>
          </table:table-cell>
          <table:table-cell office:value-type="float" office:value="1427904378.48557" calcext:value-type="float">
            <text:p>1427904378.48557</text:p>
          </table:table-cell>
          <table:table-cell table:number-columns-repeated="4"/>
          <table:table-cell table:formula="of:=MAX([.B47];[.D47];[.G47])-MAX([.A47];[.C47];[.E47])" office:value-type="float" office:value="18.8969419002533" calcext:value-type="float">
            <text:p>18.8969419003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8863" calcext:value-type="float">
            <text:p>1427904359.58863</text:p>
          </table:table-cell>
          <table:table-cell office:value-type="float" office:value="1427904377.06216" calcext:value-type="float">
            <text:p>1427904377.06216</text:p>
          </table:table-cell>
          <table:table-cell office:value-type="float" office:value="1427904378.1654" calcext:value-type="float">
            <text:p>1427904378.1654</text:p>
          </table:table-cell>
          <table:table-cell/>
          <table:table-cell table:formula="of:=MAX([.B48];[.D48];[.G48])-MAX([.A48];[.C48];[.E48])" office:value-type="float" office:value="18.576770067215" calcext:value-type="float">
            <text:p>18.5767700672</text:p>
          </table:table-cell>
          <table:table-cell table:formula="of:=IF(ISBLANK([.E48]);&quot;&quot;;[.I48])" office:value-type="float" office:value="18.576770067215" calcext:value-type="float">
            <text:p>18.5767700672</text:p>
          </table:table-cell>
          <table:table-cell table:formula="of:=IF(OR(ISBLANK([.E48]);[.I48]&lt;=0);&quot;&quot;;[.I48])" office:value-type="float" office:value="18.576770067215" calcext:value-type="float">
            <text:p>18.5767700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892" calcext:value-type="float">
            <text:p>1427904359.5892</text:p>
          </table:table-cell>
          <table:table-cell office:value-type="float" office:value="1427904377.32971" calcext:value-type="float">
            <text:p>1427904377.32971</text:p>
          </table:table-cell>
          <table:table-cell office:value-type="float" office:value="1427904378.42652" calcext:value-type="float">
            <text:p>1427904378.42652</text:p>
          </table:table-cell>
          <table:table-cell/>
          <table:table-cell table:formula="of:=MAX([.B49];[.D49];[.G49])-MAX([.A49];[.C49];[.E49])" office:value-type="float" office:value="18.8373200893402" calcext:value-type="float">
            <text:p>18.8373200893</text:p>
          </table:table-cell>
          <table:table-cell table:formula="of:=IF(ISBLANK([.E49]);&quot;&quot;;[.I49])" office:value-type="float" office:value="18.8373200893402" calcext:value-type="float">
            <text:p>18.8373200893</text:p>
          </table:table-cell>
          <table:table-cell table:formula="of:=IF(OR(ISBLANK([.E49]);[.I49]&lt;=0);&quot;&quot;;[.I49])" office:value-type="float" office:value="18.8373200893402" calcext:value-type="float">
            <text:p>18.8373200893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50];[.D50];[.G50])-MAX([.A50];[.C50];[.E50])" office:value-type="float" office:value="0" calcext:value-type="float">
            <text:p>0</text:p>
          </table:table-cell>
          <table:table-cell table:formula="of:=IF(ISBLANK([.E50]);&quot;&quot;;[.I50])" office:value-type="float" office:value="0" calcext:value-type="float">
            <text:p>0</text:p>
          </table:table-cell>
          <table:table-cell table:formula="of:=IF(OR(ISBLANK([.E50]);[.I50]&lt;=0);&quot;&quot;;[.I5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02" calcext:value-type="float">
            <text:p>1427904359.5902</text:p>
          </table:table-cell>
          <table:table-cell office:value-type="float" office:value="1427904377.15708" calcext:value-type="float">
            <text:p>1427904377.15708</text:p>
          </table:table-cell>
          <table:table-cell office:value-type="float" office:value="1427904378.26116" calcext:value-type="float">
            <text:p>1427904378.26116</text:p>
          </table:table-cell>
          <table:table-cell/>
          <table:table-cell table:formula="of:=MAX([.B51];[.D51];[.G51])-MAX([.A51];[.C51];[.E51])" office:value-type="float" office:value="18.6709640026093" calcext:value-type="float">
            <text:p>18.6709640026</text:p>
          </table:table-cell>
          <table:table-cell table:formula="of:=IF(ISBLANK([.E51]);&quot;&quot;;[.I51])" office:value-type="float" office:value="18.6709640026093" calcext:value-type="float">
            <text:p>18.6709640026</text:p>
          </table:table-cell>
          <table:table-cell table:formula="of:=IF(OR(ISBLANK([.E51]);[.I51]&lt;=0);&quot;&quot;;[.I51])" office:value-type="float" office:value="18.6709640026093" calcext:value-type="float">
            <text:p>18.6709640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069" calcext:value-type="float">
            <text:p>1427904359.59069</text:p>
          </table:table-cell>
          <table:table-cell office:value-type="float" office:value="1427904377.35909" calcext:value-type="float">
            <text:p>1427904377.35909</text:p>
          </table:table-cell>
          <table:table-cell office:value-type="float" office:value="1427904378.38396" calcext:value-type="float">
            <text:p>1427904378.38396</text:p>
          </table:table-cell>
          <table:table-cell/>
          <table:table-cell table:formula="of:=MAX([.B52];[.D52];[.G52])-MAX([.A52];[.C52];[.E52])" office:value-type="float" office:value="18.7932751178741" calcext:value-type="float">
            <text:p>18.7932751179</text:p>
          </table:table-cell>
          <table:table-cell table:formula="of:=IF(ISBLANK([.E52]);&quot;&quot;;[.I52])" office:value-type="float" office:value="18.7932751178741" calcext:value-type="float">
            <text:p>18.7932751179</text:p>
          </table:table-cell>
          <table:table-cell table:formula="of:=IF(OR(ISBLANK([.E52]);[.I52]&lt;=0);&quot;&quot;;[.I52])" office:value-type="float" office:value="18.7932751178741" calcext:value-type="float">
            <text:p>18.79327511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116" calcext:value-type="float">
            <text:p>1427904359.59116</text:p>
          </table:table-cell>
          <table:table-cell office:value-type="float" office:value="1427904376.95563" calcext:value-type="float">
            <text:p>1427904376.95563</text:p>
          </table:table-cell>
          <table:table-cell office:value-type="float" office:value="1427904378.05587" calcext:value-type="float">
            <text:p>1427904378.05587</text:p>
          </table:table-cell>
          <table:table-cell/>
          <table:table-cell table:formula="of:=MAX([.B53];[.D53];[.G53])-MAX([.A53];[.C53];[.E53])" office:value-type="float" office:value="18.4647099971771" calcext:value-type="float">
            <text:p>18.4647099972</text:p>
          </table:table-cell>
          <table:table-cell table:formula="of:=IF(ISBLANK([.E53]);&quot;&quot;;[.I53])" office:value-type="float" office:value="18.4647099971771" calcext:value-type="float">
            <text:p>18.4647099972</text:p>
          </table:table-cell>
          <table:table-cell table:formula="of:=IF(OR(ISBLANK([.E53]);[.I53]&lt;=0);&quot;&quot;;[.I53])" office:value-type="float" office:value="18.4647099971771" calcext:value-type="float">
            <text:p>18.46470999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165" calcext:value-type="float">
            <text:p>1427904359.59165</text:p>
          </table:table-cell>
          <table:table-cell office:value-type="float" office:value="1427904376.94436" calcext:value-type="float">
            <text:p>1427904376.94436</text:p>
          </table:table-cell>
          <table:table-cell office:value-type="float" office:value="1427904378.03296" calcext:value-type="float">
            <text:p>1427904378.03296</text:p>
          </table:table-cell>
          <table:table-cell/>
          <table:table-cell table:formula="of:=MAX([.B54];[.D54];[.G54])-MAX([.A54];[.C54];[.E54])" office:value-type="float" office:value="18.4413130283356" calcext:value-type="float">
            <text:p>18.4413130283</text:p>
          </table:table-cell>
          <table:table-cell table:formula="of:=IF(ISBLANK([.E54]);&quot;&quot;;[.I54])" office:value-type="float" office:value="18.4413130283356" calcext:value-type="float">
            <text:p>18.4413130283</text:p>
          </table:table-cell>
          <table:table-cell table:formula="of:=IF(OR(ISBLANK([.E54]);[.I54]&lt;=0);&quot;&quot;;[.I54])" office:value-type="float" office:value="18.4413130283356" calcext:value-type="float">
            <text:p>18.44131302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214" calcext:value-type="float">
            <text:p>1427904359.59214</text:p>
          </table:table-cell>
          <table:table-cell office:value-type="float" office:value="1427904377.27639" calcext:value-type="float">
            <text:p>1427904377.27639</text:p>
          </table:table-cell>
          <table:table-cell office:value-type="float" office:value="1427904378.36098" calcext:value-type="float">
            <text:p>1427904378.36098</text:p>
          </table:table-cell>
          <table:table-cell/>
          <table:table-cell table:formula="of:=MAX([.B55];[.D55];[.G55])-MAX([.A55];[.C55];[.E55])" office:value-type="float" office:value="18.7688410282135" calcext:value-type="float">
            <text:p>18.7688410282</text:p>
          </table:table-cell>
          <table:table-cell table:formula="of:=IF(ISBLANK([.E55]);&quot;&quot;;[.I55])" office:value-type="float" office:value="18.7688410282135" calcext:value-type="float">
            <text:p>18.7688410282</text:p>
          </table:table-cell>
          <table:table-cell table:formula="of:=IF(OR(ISBLANK([.E55]);[.I55]&lt;=0);&quot;&quot;;[.I55])" office:value-type="float" office:value="18.7688410282135" calcext:value-type="float">
            <text:p>18.76884102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293" calcext:value-type="float">
            <text:p>1427904359.59293</text:p>
          </table:table-cell>
          <table:table-cell office:value-type="float" office:value="1427904376.89956" calcext:value-type="float">
            <text:p>1427904376.89956</text:p>
          </table:table-cell>
          <table:table-cell office:value-type="float" office:value="1427904377.99294" calcext:value-type="float">
            <text:p>1427904377.99294</text:p>
          </table:table-cell>
          <table:table-cell/>
          <table:table-cell table:formula="of:=MAX([.B56];[.D56];[.G56])-MAX([.A56];[.C56];[.E56])" office:value-type="float" office:value="18.4000158309937" calcext:value-type="float">
            <text:p>18.400015831</text:p>
          </table:table-cell>
          <table:table-cell table:formula="of:=IF(ISBLANK([.E56]);&quot;&quot;;[.I56])" office:value-type="float" office:value="18.4000158309937" calcext:value-type="float">
            <text:p>18.400015831</text:p>
          </table:table-cell>
          <table:table-cell table:formula="of:=IF(OR(ISBLANK([.E56]);[.I56]&lt;=0);&quot;&quot;;[.I56])" office:value-type="float" office:value="18.4000158309937" calcext:value-type="float">
            <text:p>18.4000158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59.59339" calcext:value-type="float">
            <text:p>1427904359.59339</text:p>
          </table:table-cell>
          <table:table-cell office:value-type="float" office:value="1427904377.48794" calcext:value-type="float">
            <text:p>1427904377.48794</text:p>
          </table:table-cell>
          <table:table-cell office:value-type="float" office:value="1427904378.48556" calcext:value-type="float">
            <text:p>1427904378.48556</text:p>
          </table:table-cell>
          <table:table-cell/>
          <table:table-cell table:formula="of:=MAX([.B57];[.D57];[.G57])-MAX([.A57];[.C57];[.E57])" office:value-type="float" office:value="18.8921689987183" calcext:value-type="float">
            <text:p>18.8921689987</text:p>
          </table:table-cell>
          <table:table-cell table:formula="of:=IF(ISBLANK([.E57]);&quot;&quot;;[.I57])" office:value-type="float" office:value="18.8921689987183" calcext:value-type="float">
            <text:p>18.8921689987</text:p>
          </table:table-cell>
          <table:table-cell table:formula="of:=IF(OR(ISBLANK([.E57]);[.I57]&lt;=0);&quot;&quot;;[.I57])" office:value-type="float" office:value="18.8921689987183" calcext:value-type="float">
            <text:p>18.89216899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78.48558" calcext:value-type="float">
            <text:p>1427904378.48558</text:p>
          </table:table-cell>
          <table:table-cell office:value-type="float" office:value="1427904397.0924" calcext:value-type="float">
            <text:p>1427904397.0924</text:p>
          </table:table-cell>
          <table:table-cell table:number-columns-repeated="4"/>
          <table:table-cell table:formula="of:=MAX([.B58];[.D58];[.G58])-MAX([.A58];[.C58];[.E58])" office:value-type="float" office:value="18.6068198680878" calcext:value-type="float">
            <text:p>18.6068198681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8558" calcext:value-type="float">
            <text:p>1427904378.48558</text:p>
          </table:table-cell>
          <table:table-cell office:value-type="float" office:value="1427904395.74829" calcext:value-type="float">
            <text:p>1427904395.74829</text:p>
          </table:table-cell>
          <table:table-cell office:value-type="float" office:value="1427904396.77712" calcext:value-type="float">
            <text:p>1427904396.77712</text:p>
          </table:table-cell>
          <table:table-cell/>
          <table:table-cell table:formula="of:=MAX([.B59];[.D59];[.G59])-MAX([.A59];[.C59];[.E59])" office:value-type="float" office:value="18.2915439605713" calcext:value-type="float">
            <text:p>18.2915439606</text:p>
          </table:table-cell>
          <table:table-cell table:formula="of:=IF(ISBLANK([.E59]);&quot;&quot;;[.I59])" office:value-type="float" office:value="18.2915439605713" calcext:value-type="float">
            <text:p>18.2915439606</text:p>
          </table:table-cell>
          <table:table-cell table:formula="of:=IF(OR(ISBLANK([.E59]);[.I59]&lt;=0);&quot;&quot;;[.I59])" office:value-type="float" office:value="18.2915439605713" calcext:value-type="float">
            <text:p>18.29154396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8694" calcext:value-type="float">
            <text:p>1427904378.48694</text:p>
          </table:table-cell>
          <table:table-cell office:value-type="float" office:value="1427904394.97291" calcext:value-type="float">
            <text:p>1427904394.97291</text:p>
          </table:table-cell>
          <table:table-cell office:value-type="float" office:value="1427904396.03288" calcext:value-type="float">
            <text:p>1427904396.03288</text:p>
          </table:table-cell>
          <table:table-cell/>
          <table:table-cell table:formula="of:=MAX([.B60];[.D60];[.G60])-MAX([.A60];[.C60];[.E60])" office:value-type="float" office:value="17.5459420681" calcext:value-type="float">
            <text:p>17.5459420681</text:p>
          </table:table-cell>
          <table:table-cell table:formula="of:=IF(ISBLANK([.E60]);&quot;&quot;;[.I60])" office:value-type="float" office:value="17.5459420681" calcext:value-type="float">
            <text:p>17.5459420681</text:p>
          </table:table-cell>
          <table:table-cell table:formula="of:=IF(OR(ISBLANK([.E60]);[.I60]&lt;=0);&quot;&quot;;[.I60])" office:value-type="float" office:value="17.5459420681" calcext:value-type="float">
            <text:p>17.54594206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8824" calcext:value-type="float">
            <text:p>1427904378.48824</text:p>
          </table:table-cell>
          <table:table-cell office:value-type="float" office:value="1427904395.61626" calcext:value-type="float">
            <text:p>1427904395.61626</text:p>
          </table:table-cell>
          <table:table-cell office:value-type="float" office:value="1427904396.70787" calcext:value-type="float">
            <text:p>1427904396.70787</text:p>
          </table:table-cell>
          <table:table-cell/>
          <table:table-cell table:formula="of:=MAX([.B61];[.D61];[.G61])-MAX([.A61];[.C61];[.E61])" office:value-type="float" office:value="18.2196271419525" calcext:value-type="float">
            <text:p>18.219627142</text:p>
          </table:table-cell>
          <table:table-cell table:formula="of:=IF(ISBLANK([.E61]);&quot;&quot;;[.I61])" office:value-type="float" office:value="18.2196271419525" calcext:value-type="float">
            <text:p>18.219627142</text:p>
          </table:table-cell>
          <table:table-cell table:formula="of:=IF(OR(ISBLANK([.E61]);[.I61]&lt;=0);&quot;&quot;;[.I61])" office:value-type="float" office:value="18.2196271419525" calcext:value-type="float">
            <text:p>18.2196271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8964" calcext:value-type="float">
            <text:p>1427904378.48964</text:p>
          </table:table-cell>
          <table:table-cell office:value-type="float" office:value="1427904395.96338" calcext:value-type="float">
            <text:p>1427904395.96338</text:p>
          </table:table-cell>
          <table:table-cell office:value-type="float" office:value="1427904397.05402" calcext:value-type="float">
            <text:p>1427904397.05402</text:p>
          </table:table-cell>
          <table:table-cell/>
          <table:table-cell table:formula="of:=MAX([.B62];[.D62];[.G62])-MAX([.A62];[.C62];[.E62])" office:value-type="float" office:value="18.5643849372864" calcext:value-type="float">
            <text:p>18.5643849373</text:p>
          </table:table-cell>
          <table:table-cell table:formula="of:=IF(ISBLANK([.E62]);&quot;&quot;;[.I62])" office:value-type="float" office:value="18.5643849372864" calcext:value-type="float">
            <text:p>18.5643849373</text:p>
          </table:table-cell>
          <table:table-cell table:formula="of:=IF(OR(ISBLANK([.E62]);[.I62]&lt;=0);&quot;&quot;;[.I62])" office:value-type="float" office:value="18.5643849372864" calcext:value-type="float">
            <text:p>18.5643849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094" calcext:value-type="float">
            <text:p>1427904378.49094</text:p>
          </table:table-cell>
          <table:table-cell office:value-type="float" office:value="1427904395.46902" calcext:value-type="float">
            <text:p>1427904395.46902</text:p>
          </table:table-cell>
          <table:table-cell office:value-type="float" office:value="1427904396.53969" calcext:value-type="float">
            <text:p>1427904396.53969</text:p>
          </table:table-cell>
          <table:table-cell/>
          <table:table-cell table:formula="of:=MAX([.B63];[.D63];[.G63])-MAX([.A63];[.C63];[.E63])" office:value-type="float" office:value="18.0487480163574" calcext:value-type="float">
            <text:p>18.0487480164</text:p>
          </table:table-cell>
          <table:table-cell table:formula="of:=IF(ISBLANK([.E63]);&quot;&quot;;[.I63])" office:value-type="float" office:value="18.0487480163574" calcext:value-type="float">
            <text:p>18.0487480164</text:p>
          </table:table-cell>
          <table:table-cell table:formula="of:=IF(OR(ISBLANK([.E63]);[.I63]&lt;=0);&quot;&quot;;[.I63])" office:value-type="float" office:value="18.0487480163574" calcext:value-type="float">
            <text:p>18.04874801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225" calcext:value-type="float">
            <text:p>1427904378.49225</text:p>
          </table:table-cell>
          <table:table-cell office:value-type="float" office:value="1427904395.82712" calcext:value-type="float">
            <text:p>1427904395.82712</text:p>
          </table:table-cell>
          <table:table-cell office:value-type="float" office:value="1427904396.91021" calcext:value-type="float">
            <text:p>1427904396.91021</text:p>
          </table:table-cell>
          <table:table-cell/>
          <table:table-cell table:formula="of:=MAX([.B64];[.D64];[.G64])-MAX([.A64];[.C64];[.E64])" office:value-type="float" office:value="18.4179589748383" calcext:value-type="float">
            <text:p>18.4179589748</text:p>
          </table:table-cell>
          <table:table-cell table:formula="of:=IF(ISBLANK([.E64]);&quot;&quot;;[.I64])" office:value-type="float" office:value="18.4179589748383" calcext:value-type="float">
            <text:p>18.4179589748</text:p>
          </table:table-cell>
          <table:table-cell table:formula="of:=IF(OR(ISBLANK([.E64]);[.I64]&lt;=0);&quot;&quot;;[.I64])" office:value-type="float" office:value="18.4179589748383" calcext:value-type="float">
            <text:p>18.41795897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404" calcext:value-type="float">
            <text:p>1427904378.49404</text:p>
          </table:table-cell>
          <table:table-cell office:value-type="float" office:value="1427904396.01305" calcext:value-type="float">
            <text:p>1427904396.01305</text:p>
          </table:table-cell>
          <table:table-cell office:value-type="float" office:value="1427904397.09208" calcext:value-type="float">
            <text:p>1427904397.09208</text:p>
          </table:table-cell>
          <table:table-cell/>
          <table:table-cell table:formula="of:=MAX([.B65];[.D65];[.G65])-MAX([.A65];[.C65];[.E65])" office:value-type="float" office:value="18.5980389118195" calcext:value-type="float">
            <text:p>18.5980389118</text:p>
          </table:table-cell>
          <table:table-cell table:formula="of:=IF(ISBLANK([.E65]);&quot;&quot;;[.I65])" office:value-type="float" office:value="18.5980389118195" calcext:value-type="float">
            <text:p>18.5980389118</text:p>
          </table:table-cell>
          <table:table-cell table:formula="of:=IF(OR(ISBLANK([.E65]);[.I65]&lt;=0);&quot;&quot;;[.I65])" office:value-type="float" office:value="18.5980389118195" calcext:value-type="float">
            <text:p>18.5980389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545" calcext:value-type="float">
            <text:p>1427904378.49545</text:p>
          </table:table-cell>
          <table:table-cell office:value-type="float" office:value="1427904396.0732" calcext:value-type="float">
            <text:p>1427904396.0732</text:p>
          </table:table-cell>
          <table:table-cell office:value-type="float" office:value="1427904397.09239" calcext:value-type="float">
            <text:p>1427904397.09239</text:p>
          </table:table-cell>
          <table:table-cell/>
          <table:table-cell table:formula="of:=MAX([.B66];[.D66];[.G66])-MAX([.A66];[.C66];[.E66])" office:value-type="float" office:value="18.5969429016113" calcext:value-type="float">
            <text:p>18.5969429016</text:p>
          </table:table-cell>
          <table:table-cell table:formula="of:=IF(ISBLANK([.E66]);&quot;&quot;;[.I66])" office:value-type="float" office:value="18.5969429016113" calcext:value-type="float">
            <text:p>18.5969429016</text:p>
          </table:table-cell>
          <table:table-cell table:formula="of:=IF(OR(ISBLANK([.E66]);[.I66]&lt;=0);&quot;&quot;;[.I66])" office:value-type="float" office:value="18.5969429016113" calcext:value-type="float">
            <text:p>18.59694290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678" calcext:value-type="float">
            <text:p>1427904378.49678</text:p>
          </table:table-cell>
          <table:table-cell office:value-type="float" office:value="1427904394.31228" calcext:value-type="float">
            <text:p>1427904394.31228</text:p>
          </table:table-cell>
          <table:table-cell office:value-type="float" office:value="1427904395.3763" calcext:value-type="float">
            <text:p>1427904395.3763</text:p>
          </table:table-cell>
          <table:table-cell/>
          <table:table-cell table:formula="of:=MAX([.B67];[.D67];[.G67])-MAX([.A67];[.C67];[.E67])" office:value-type="float" office:value="16.8795120716095" calcext:value-type="float">
            <text:p>16.8795120716</text:p>
          </table:table-cell>
          <table:table-cell table:formula="of:=IF(ISBLANK([.E67]);&quot;&quot;;[.I67])" office:value-type="float" office:value="16.8795120716095" calcext:value-type="float">
            <text:p>16.8795120716</text:p>
          </table:table-cell>
          <table:table-cell table:formula="of:=IF(OR(ISBLANK([.E67]);[.I67]&lt;=0);&quot;&quot;;[.I67])" office:value-type="float" office:value="16.8795120716095" calcext:value-type="float">
            <text:p>16.87951207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78.49808" calcext:value-type="float">
            <text:p>1427904378.49808</text:p>
          </table:table-cell>
          <table:table-cell office:value-type="float" office:value="1427904395.70475" calcext:value-type="float">
            <text:p>1427904395.70475</text:p>
          </table:table-cell>
          <table:table-cell office:value-type="float" office:value="1427904396.71624" calcext:value-type="float">
            <text:p>1427904396.71624</text:p>
          </table:table-cell>
          <table:table-cell/>
          <table:table-cell table:formula="of:=MAX([.B68];[.D68];[.G68])-MAX([.A68];[.C68];[.E68])" office:value-type="float" office:value="18.2181580066681" calcext:value-type="float">
            <text:p>18.2181580067</text:p>
          </table:table-cell>
          <table:table-cell table:formula="of:=IF(ISBLANK([.E68]);&quot;&quot;;[.I68])" office:value-type="float" office:value="18.2181580066681" calcext:value-type="float">
            <text:p>18.2181580067</text:p>
          </table:table-cell>
          <table:table-cell table:formula="of:=IF(OR(ISBLANK([.E68]);[.I68]&lt;=0);&quot;&quot;;[.I68])" office:value-type="float" office:value="18.2181580066681" calcext:value-type="float">
            <text:p>18.21815800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397.09241" calcext:value-type="float">
            <text:p>1427904397.09241</text:p>
          </table:table-cell>
          <table:table-cell office:value-type="float" office:value="1427904415.48253" calcext:value-type="float">
            <text:p>1427904415.48253</text:p>
          </table:table-cell>
          <table:table-cell table:number-columns-repeated="4"/>
          <table:table-cell table:formula="of:=MAX([.B69];[.D69];[.G69])-MAX([.A69];[.C69];[.E69])" office:value-type="float" office:value="18.3901171684265" calcext:value-type="float">
            <text:p>18.3901171684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09241" calcext:value-type="float">
            <text:p>1427904397.09241</text:p>
          </table:table-cell>
          <table:table-cell office:value-type="float" office:value="1427904413.79399" calcext:value-type="float">
            <text:p>1427904413.79399</text:p>
          </table:table-cell>
          <table:table-cell office:value-type="float" office:value="1427904414.83459" calcext:value-type="float">
            <text:p>1427904414.83459</text:p>
          </table:table-cell>
          <table:table-cell/>
          <table:table-cell table:formula="of:=MAX([.B70];[.D70];[.G70])-MAX([.A70];[.C70];[.E70])" office:value-type="float" office:value="17.7421789169312" calcext:value-type="float">
            <text:p>17.7421789169</text:p>
          </table:table-cell>
          <table:table-cell table:formula="of:=IF(ISBLANK([.E70]);&quot;&quot;;[.I70])" office:value-type="float" office:value="17.7421789169312" calcext:value-type="float">
            <text:p>17.7421789169</text:p>
          </table:table-cell>
          <table:table-cell table:formula="of:=IF(OR(ISBLANK([.E70]);[.I70]&lt;=0);&quot;&quot;;[.I70])" office:value-type="float" office:value="17.7421789169312" calcext:value-type="float">
            <text:p>17.74217891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09513" calcext:value-type="float">
            <text:p>1427904397.09513</text:p>
          </table:table-cell>
          <table:table-cell office:value-type="float" office:value="1427904414.15055" calcext:value-type="float">
            <text:p>1427904414.15055</text:p>
          </table:table-cell>
          <table:table-cell office:value-type="float" office:value="1427904415.16356" calcext:value-type="float">
            <text:p>1427904415.16356</text:p>
          </table:table-cell>
          <table:table-cell/>
          <table:table-cell table:formula="of:=MAX([.B71];[.D71];[.G71])-MAX([.A71];[.C71];[.E71])" office:value-type="float" office:value="18.0684299468994" calcext:value-type="float">
            <text:p>18.0684299469</text:p>
          </table:table-cell>
          <table:table-cell table:formula="of:=IF(ISBLANK([.E71]);&quot;&quot;;[.I71])" office:value-type="float" office:value="18.0684299468994" calcext:value-type="float">
            <text:p>18.0684299469</text:p>
          </table:table-cell>
          <table:table-cell table:formula="of:=IF(OR(ISBLANK([.E71]);[.I71]&lt;=0);&quot;&quot;;[.I71])" office:value-type="float" office:value="18.0684299468994" calcext:value-type="float">
            <text:p>18.06842994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09653" calcext:value-type="float">
            <text:p>1427904397.09653</text:p>
          </table:table-cell>
          <table:table-cell office:value-type="float" office:value="1427904412.12019" calcext:value-type="float">
            <text:p>1427904412.12019</text:p>
          </table:table-cell>
          <table:table-cell office:value-type="float" office:value="1427904413.31287" calcext:value-type="float">
            <text:p>1427904413.31287</text:p>
          </table:table-cell>
          <table:table-cell/>
          <table:table-cell table:formula="of:=MAX([.B72];[.D72];[.G72])-MAX([.A72];[.C72];[.E72])" office:value-type="float" office:value="16.216334104538" calcext:value-type="float">
            <text:p>16.2163341045</text:p>
          </table:table-cell>
          <table:table-cell table:formula="of:=IF(ISBLANK([.E72]);&quot;&quot;;[.I72])" office:value-type="float" office:value="16.216334104538" calcext:value-type="float">
            <text:p>16.2163341045</text:p>
          </table:table-cell>
          <table:table-cell table:formula="of:=IF(OR(ISBLANK([.E72]);[.I72]&lt;=0);&quot;&quot;;[.I72])" office:value-type="float" office:value="16.216334104538" calcext:value-type="float">
            <text:p>16.21633410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09796" calcext:value-type="float">
            <text:p>1427904397.09796</text:p>
          </table:table-cell>
          <table:table-cell office:value-type="float" office:value="1427904413.69448" calcext:value-type="float">
            <text:p>1427904413.69448</text:p>
          </table:table-cell>
          <table:table-cell office:value-type="float" office:value="1427904414.79524" calcext:value-type="float">
            <text:p>1427904414.79524</text:p>
          </table:table-cell>
          <table:table-cell/>
          <table:table-cell table:formula="of:=MAX([.B73];[.D73];[.G73])-MAX([.A73];[.C73];[.E73])" office:value-type="float" office:value="17.6972808837891" calcext:value-type="float">
            <text:p>17.6972808838</text:p>
          </table:table-cell>
          <table:table-cell table:formula="of:=IF(ISBLANK([.E73]);&quot;&quot;;[.I73])" office:value-type="float" office:value="17.6972808837891" calcext:value-type="float">
            <text:p>17.6972808838</text:p>
          </table:table-cell>
          <table:table-cell table:formula="of:=IF(OR(ISBLANK([.E73]);[.I73]&lt;=0);&quot;&quot;;[.I73])" office:value-type="float" office:value="17.6972808837891" calcext:value-type="float">
            <text:p>17.69728088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09927" calcext:value-type="float">
            <text:p>1427904397.09927</text:p>
          </table:table-cell>
          <table:table-cell office:value-type="float" office:value="1427904414.40728" calcext:value-type="float">
            <text:p>1427904414.40728</text:p>
          </table:table-cell>
          <table:table-cell office:value-type="float" office:value="1427904415.48252" calcext:value-type="float">
            <text:p>1427904415.48252</text:p>
          </table:table-cell>
          <table:table-cell/>
          <table:table-cell table:formula="of:=MAX([.B74];[.D74];[.G74])-MAX([.A74];[.C74];[.E74])" office:value-type="float" office:value="18.3832478523254" calcext:value-type="float">
            <text:p>18.3832478523</text:p>
          </table:table-cell>
          <table:table-cell table:formula="of:=IF(ISBLANK([.E74]);&quot;&quot;;[.I74])" office:value-type="float" office:value="18.3832478523254" calcext:value-type="float">
            <text:p>18.3832478523</text:p>
          </table:table-cell>
          <table:table-cell table:formula="of:=IF(OR(ISBLANK([.E74]);[.I74]&lt;=0);&quot;&quot;;[.I74])" office:value-type="float" office:value="18.3832478523254" calcext:value-type="float">
            <text:p>18.38324785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10069" calcext:value-type="float">
            <text:p>1427904397.10069</text:p>
          </table:table-cell>
          <table:table-cell office:value-type="float" office:value="1427904413.87536" calcext:value-type="float">
            <text:p>1427904413.87536</text:p>
          </table:table-cell>
          <table:table-cell office:value-type="float" office:value="1427904414.9303" calcext:value-type="float">
            <text:p>1427904414.9303</text:p>
          </table:table-cell>
          <table:table-cell/>
          <table:table-cell table:formula="of:=MAX([.B75];[.D75];[.G75])-MAX([.A75];[.C75];[.E75])" office:value-type="float" office:value="17.8296082019806" calcext:value-type="float">
            <text:p>17.829608202</text:p>
          </table:table-cell>
          <table:table-cell table:formula="of:=IF(ISBLANK([.E75]);&quot;&quot;;[.I75])" office:value-type="float" office:value="17.8296082019806" calcext:value-type="float">
            <text:p>17.829608202</text:p>
          </table:table-cell>
          <table:table-cell table:formula="of:=IF(OR(ISBLANK([.E75]);[.I75]&lt;=0);&quot;&quot;;[.I75])" office:value-type="float" office:value="17.8296082019806" calcext:value-type="float">
            <text:p>17.8296082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102" calcext:value-type="float">
            <text:p>1427904397.102</text:p>
          </table:table-cell>
          <table:table-cell office:value-type="float" office:value="1427904414.30223" calcext:value-type="float">
            <text:p>1427904414.30223</text:p>
          </table:table-cell>
          <table:table-cell office:value-type="float" office:value="1427904415.30086" calcext:value-type="float">
            <text:p>1427904415.30086</text:p>
          </table:table-cell>
          <table:table-cell/>
          <table:table-cell table:formula="of:=MAX([.B76];[.D76];[.G76])-MAX([.A76];[.C76];[.E76])" office:value-type="float" office:value="18.1988580226898" calcext:value-type="float">
            <text:p>18.1988580227</text:p>
          </table:table-cell>
          <table:table-cell table:formula="of:=IF(ISBLANK([.E76]);&quot;&quot;;[.I76])" office:value-type="float" office:value="18.1988580226898" calcext:value-type="float">
            <text:p>18.1988580227</text:p>
          </table:table-cell>
          <table:table-cell table:formula="of:=IF(OR(ISBLANK([.E76]);[.I76]&lt;=0);&quot;&quot;;[.I76])" office:value-type="float" office:value="18.1988580226898" calcext:value-type="float">
            <text:p>18.19885802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10355" calcext:value-type="float">
            <text:p>1427904397.10355</text:p>
          </table:table-cell>
          <table:table-cell office:value-type="float" office:value="1427904413.94368" calcext:value-type="float">
            <text:p>1427904413.94368</text:p>
          </table:table-cell>
          <table:table-cell office:value-type="float" office:value="1427904415.04987" calcext:value-type="float">
            <text:p>1427904415.04987</text:p>
          </table:table-cell>
          <table:table-cell/>
          <table:table-cell table:formula="of:=MAX([.B77];[.D77];[.G77])-MAX([.A77];[.C77];[.E77])" office:value-type="float" office:value="17.9463260173798" calcext:value-type="float">
            <text:p>17.9463260174</text:p>
          </table:table-cell>
          <table:table-cell table:formula="of:=IF(ISBLANK([.E77]);&quot;&quot;;[.I77])" office:value-type="float" office:value="17.9463260173798" calcext:value-type="float">
            <text:p>17.9463260174</text:p>
          </table:table-cell>
          <table:table-cell table:formula="of:=IF(OR(ISBLANK([.E77]);[.I77]&lt;=0);&quot;&quot;;[.I77])" office:value-type="float" office:value="17.9463260173798" calcext:value-type="float">
            <text:p>17.94632601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10494" calcext:value-type="float">
            <text:p>1427904397.10494</text:p>
          </table:table-cell>
          <table:table-cell office:value-type="float" office:value="1427904414.05378" calcext:value-type="float">
            <text:p>1427904414.05378</text:p>
          </table:table-cell>
          <table:table-cell office:value-type="float" office:value="1427904415.15636" calcext:value-type="float">
            <text:p>1427904415.15636</text:p>
          </table:table-cell>
          <table:table-cell/>
          <table:table-cell table:formula="of:=MAX([.B78];[.D78];[.G78])-MAX([.A78];[.C78];[.E78])" office:value-type="float" office:value="18.0514249801636" calcext:value-type="float">
            <text:p>18.0514249802</text:p>
          </table:table-cell>
          <table:table-cell table:formula="of:=IF(ISBLANK([.E78]);&quot;&quot;;[.I78])" office:value-type="float" office:value="18.0514249801636" calcext:value-type="float">
            <text:p>18.0514249802</text:p>
          </table:table-cell>
          <table:table-cell table:formula="of:=IF(OR(ISBLANK([.E78]);[.I78]&lt;=0);&quot;&quot;;[.I78])" office:value-type="float" office:value="18.0514249801636" calcext:value-type="float">
            <text:p>18.05142498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397.10664" calcext:value-type="float">
            <text:p>1427904397.10664</text:p>
          </table:table-cell>
          <table:table-cell office:value-type="float" office:value="1427904414.36466" calcext:value-type="float">
            <text:p>1427904414.36466</text:p>
          </table:table-cell>
          <table:table-cell office:value-type="float" office:value="1427904415.36519" calcext:value-type="float">
            <text:p>1427904415.36519</text:p>
          </table:table-cell>
          <table:table-cell/>
          <table:table-cell table:formula="of:=MAX([.B79];[.D79];[.G79])-MAX([.A79];[.C79];[.E79])" office:value-type="float" office:value="18.258544921875" calcext:value-type="float">
            <text:p>18.2585449219</text:p>
          </table:table-cell>
          <table:table-cell table:formula="of:=IF(ISBLANK([.E79]);&quot;&quot;;[.I79])" office:value-type="float" office:value="18.258544921875" calcext:value-type="float">
            <text:p>18.2585449219</text:p>
          </table:table-cell>
          <table:table-cell table:formula="of:=IF(OR(ISBLANK([.E79]);[.I79]&lt;=0);&quot;&quot;;[.I79])" office:value-type="float" office:value="18.258544921875" calcext:value-type="float">
            <text:p>18.25854492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415.48254" calcext:value-type="float">
            <text:p>1427904415.48254</text:p>
          </table:table-cell>
          <table:table-cell office:value-type="float" office:value="1427904433.89715" calcext:value-type="float">
            <text:p>1427904433.89715</text:p>
          </table:table-cell>
          <table:table-cell table:number-columns-repeated="4"/>
          <table:table-cell table:formula="of:=MAX([.B80];[.D80];[.G80])-MAX([.A80];[.C80];[.E80])" office:value-type="float" office:value="18.4146108627319" calcext:value-type="float">
            <text:p>18.4146108627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254" calcext:value-type="float">
            <text:p>1427904415.48254</text:p>
          </table:table-cell>
          <table:table-cell office:value-type="float" office:value="1427904432.29723" calcext:value-type="float">
            <text:p>1427904432.29723</text:p>
          </table:table-cell>
          <table:table-cell office:value-type="float" office:value="1427904433.34217" calcext:value-type="float">
            <text:p>1427904433.34217</text:p>
          </table:table-cell>
          <table:table-cell/>
          <table:table-cell table:formula="of:=MAX([.B81];[.D81];[.G81])-MAX([.A81];[.C81];[.E81])" office:value-type="float" office:value="17.8596320152283" calcext:value-type="float">
            <text:p>17.8596320152</text:p>
          </table:table-cell>
          <table:table-cell table:formula="of:=IF(ISBLANK([.E81]);&quot;&quot;;[.I81])" office:value-type="float" office:value="17.8596320152283" calcext:value-type="float">
            <text:p>17.8596320152</text:p>
          </table:table-cell>
          <table:table-cell table:formula="of:=IF(OR(ISBLANK([.E81]);[.I81]&lt;=0);&quot;&quot;;[.I81])" office:value-type="float" office:value="17.8596320152283" calcext:value-type="float">
            <text:p>17.85963201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389" calcext:value-type="float">
            <text:p>1427904415.48389</text:p>
          </table:table-cell>
          <table:table-cell office:value-type="float" office:value="1427904430.57508" calcext:value-type="float">
            <text:p>1427904430.57508</text:p>
          </table:table-cell>
          <table:table-cell office:value-type="float" office:value="1427904431.9669" calcext:value-type="float">
            <text:p>1427904431.9669</text:p>
          </table:table-cell>
          <table:table-cell/>
          <table:table-cell table:formula="of:=MAX([.B82];[.D82];[.G82])-MAX([.A82];[.C82];[.E82])" office:value-type="float" office:value="16.4830119609833" calcext:value-type="float">
            <text:p>16.483011961</text:p>
          </table:table-cell>
          <table:table-cell table:formula="of:=IF(ISBLANK([.E82]);&quot;&quot;;[.I82])" office:value-type="float" office:value="16.4830119609833" calcext:value-type="float">
            <text:p>16.483011961</text:p>
          </table:table-cell>
          <table:table-cell table:formula="of:=IF(OR(ISBLANK([.E82]);[.I82]&lt;=0);&quot;&quot;;[.I82])" office:value-type="float" office:value="16.4830119609833" calcext:value-type="float">
            <text:p>16.4830119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49" calcext:value-type="float">
            <text:p>1427904415.4849</text:p>
          </table:table-cell>
          <table:table-cell office:value-type="float" office:value="1427904432.46053" calcext:value-type="float">
            <text:p>1427904432.46053</text:p>
          </table:table-cell>
          <table:table-cell office:value-type="float" office:value="1427904433.47998" calcext:value-type="float">
            <text:p>1427904433.47998</text:p>
          </table:table-cell>
          <table:table-cell/>
          <table:table-cell table:formula="of:=MAX([.B83];[.D83];[.G83])-MAX([.A83];[.C83];[.E83])" office:value-type="float" office:value="17.995080947876" calcext:value-type="float">
            <text:p>17.9950809479</text:p>
          </table:table-cell>
          <table:table-cell table:formula="of:=IF(ISBLANK([.E83]);&quot;&quot;;[.I83])" office:value-type="float" office:value="17.995080947876" calcext:value-type="float">
            <text:p>17.9950809479</text:p>
          </table:table-cell>
          <table:table-cell table:formula="of:=IF(OR(ISBLANK([.E83]);[.I83]&lt;=0);&quot;&quot;;[.I83])" office:value-type="float" office:value="17.995080947876" calcext:value-type="float">
            <text:p>17.9950809479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84];[.D84];[.G84])-MAX([.A84];[.C84];[.E84])" office:value-type="float" office:value="0" calcext:value-type="float">
            <text:p>0</text:p>
          </table:table-cell>
          <table:table-cell table:formula="of:=IF(ISBLANK([.E84]);&quot;&quot;;[.I84])" office:value-type="float" office:value="0" calcext:value-type="float">
            <text:p>0</text:p>
          </table:table-cell>
          <table:table-cell table:formula="of:=IF(OR(ISBLANK([.E84]);[.I84]&lt;=0);&quot;&quot;;[.I8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585" calcext:value-type="float">
            <text:p>1427904415.48585</text:p>
          </table:table-cell>
          <table:table-cell office:value-type="float" office:value="1427904432.68502" calcext:value-type="float">
            <text:p>1427904432.68502</text:p>
          </table:table-cell>
          <table:table-cell office:value-type="float" office:value="1427904433.71763" calcext:value-type="float">
            <text:p>1427904433.71763</text:p>
          </table:table-cell>
          <table:table-cell/>
          <table:table-cell table:formula="of:=MAX([.B85];[.D85];[.G85])-MAX([.A85];[.C85];[.E85])" office:value-type="float" office:value="18.2317841053009" calcext:value-type="float">
            <text:p>18.2317841053</text:p>
          </table:table-cell>
          <table:table-cell table:formula="of:=IF(ISBLANK([.E85]);&quot;&quot;;[.I85])" office:value-type="float" office:value="18.2317841053009" calcext:value-type="float">
            <text:p>18.2317841053</text:p>
          </table:table-cell>
          <table:table-cell table:formula="of:=IF(OR(ISBLANK([.E85]);[.I85]&lt;=0);&quot;&quot;;[.I85])" office:value-type="float" office:value="18.2317841053009" calcext:value-type="float">
            <text:p>18.2317841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633" calcext:value-type="float">
            <text:p>1427904415.48633</text:p>
          </table:table-cell>
          <table:table-cell office:value-type="float" office:value="1427904432.86425" calcext:value-type="float">
            <text:p>1427904432.86425</text:p>
          </table:table-cell>
          <table:table-cell office:value-type="float" office:value="1427904433.89714" calcext:value-type="float">
            <text:p>1427904433.89714</text:p>
          </table:table-cell>
          <table:table-cell/>
          <table:table-cell table:formula="of:=MAX([.B86];[.D86];[.G86])-MAX([.A86];[.C86];[.E86])" office:value-type="float" office:value="18.4108099937439" calcext:value-type="float">
            <text:p>18.4108099937</text:p>
          </table:table-cell>
          <table:table-cell table:formula="of:=IF(ISBLANK([.E86]);&quot;&quot;;[.I86])" office:value-type="float" office:value="18.4108099937439" calcext:value-type="float">
            <text:p>18.4108099937</text:p>
          </table:table-cell>
          <table:table-cell table:formula="of:=IF(OR(ISBLANK([.E86]);[.I86]&lt;=0);&quot;&quot;;[.I86])" office:value-type="float" office:value="18.4108099937439" calcext:value-type="float">
            <text:p>18.41080999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681" calcext:value-type="float">
            <text:p>1427904415.48681</text:p>
          </table:table-cell>
          <table:table-cell office:value-type="float" office:value="1427904432.53936" calcext:value-type="float">
            <text:p>1427904432.53936</text:p>
          </table:table-cell>
          <table:table-cell office:value-type="float" office:value="1427904433.49855" calcext:value-type="float">
            <text:p>1427904433.49855</text:p>
          </table:table-cell>
          <table:table-cell/>
          <table:table-cell table:formula="of:=MAX([.B87];[.D87];[.G87])-MAX([.A87];[.C87];[.E87])" office:value-type="float" office:value="18.0117430686951" calcext:value-type="float">
            <text:p>18.0117430687</text:p>
          </table:table-cell>
          <table:table-cell table:formula="of:=IF(ISBLANK([.E87]);&quot;&quot;;[.I87])" office:value-type="float" office:value="18.0117430686951" calcext:value-type="float">
            <text:p>18.0117430687</text:p>
          </table:table-cell>
          <table:table-cell table:formula="of:=IF(OR(ISBLANK([.E87]);[.I87]&lt;=0);&quot;&quot;;[.I87])" office:value-type="float" office:value="18.0117430686951" calcext:value-type="float">
            <text:p>18.01174306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746" calcext:value-type="float">
            <text:p>1427904415.48746</text:p>
          </table:table-cell>
          <table:table-cell office:value-type="float" office:value="1427904432.61707" calcext:value-type="float">
            <text:p>1427904432.61707</text:p>
          </table:table-cell>
          <table:table-cell office:value-type="float" office:value="1427904433.60107" calcext:value-type="float">
            <text:p>1427904433.60107</text:p>
          </table:table-cell>
          <table:table-cell/>
          <table:table-cell table:formula="of:=MAX([.B88];[.D88];[.G88])-MAX([.A88];[.C88];[.E88])" office:value-type="float" office:value="18.1136071681976" calcext:value-type="float">
            <text:p>18.1136071682</text:p>
          </table:table-cell>
          <table:table-cell table:formula="of:=IF(ISBLANK([.E88]);&quot;&quot;;[.I88])" office:value-type="float" office:value="18.1136071681976" calcext:value-type="float">
            <text:p>18.1136071682</text:p>
          </table:table-cell>
          <table:table-cell table:formula="of:=IF(OR(ISBLANK([.E88]);[.I88]&lt;=0);&quot;&quot;;[.I88])" office:value-type="float" office:value="18.1136071681976" calcext:value-type="float">
            <text:p>18.11360716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795" calcext:value-type="float">
            <text:p>1427904415.48795</text:p>
          </table:table-cell>
          <table:table-cell office:value-type="float" office:value="1427904432.74796" calcext:value-type="float">
            <text:p>1427904432.74796</text:p>
          </table:table-cell>
          <table:table-cell office:value-type="float" office:value="1427904433.84142" calcext:value-type="float">
            <text:p>1427904433.84142</text:p>
          </table:table-cell>
          <table:table-cell/>
          <table:table-cell table:formula="of:=MAX([.B89];[.D89];[.G89])-MAX([.A89];[.C89];[.E89])" office:value-type="float" office:value="18.3534648418427" calcext:value-type="float">
            <text:p>18.3534648418</text:p>
          </table:table-cell>
          <table:table-cell table:formula="of:=IF(ISBLANK([.E89]);&quot;&quot;;[.I89])" office:value-type="float" office:value="18.3534648418427" calcext:value-type="float">
            <text:p>18.3534648418</text:p>
          </table:table-cell>
          <table:table-cell table:formula="of:=IF(OR(ISBLANK([.E89]);[.I89]&lt;=0);&quot;&quot;;[.I89])" office:value-type="float" office:value="18.3534648418427" calcext:value-type="float">
            <text:p>18.35346484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15.48843" calcext:value-type="float">
            <text:p>1427904415.48843</text:p>
          </table:table-cell>
          <table:table-cell office:value-type="float" office:value="1427904432.79454" calcext:value-type="float">
            <text:p>1427904432.79454</text:p>
          </table:table-cell>
          <table:table-cell office:value-type="float" office:value="1427904433.88983" calcext:value-type="float">
            <text:p>1427904433.88983</text:p>
          </table:table-cell>
          <table:table-cell/>
          <table:table-cell table:formula="of:=MAX([.B90];[.D90];[.G90])-MAX([.A90];[.C90];[.E90])" office:value-type="float" office:value="18.4014000892639" calcext:value-type="float">
            <text:p>18.4014000893</text:p>
          </table:table-cell>
          <table:table-cell table:formula="of:=IF(ISBLANK([.E90]);&quot;&quot;;[.I90])" office:value-type="float" office:value="18.4014000892639" calcext:value-type="float">
            <text:p>18.4014000893</text:p>
          </table:table-cell>
          <table:table-cell table:formula="of:=IF(OR(ISBLANK([.E90]);[.I90]&lt;=0);&quot;&quot;;[.I90])" office:value-type="float" office:value="18.4014000892639" calcext:value-type="float">
            <text:p>18.40140008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433.89716" calcext:value-type="float">
            <text:p>1427904433.89716</text:p>
          </table:table-cell>
          <table:table-cell office:value-type="float" office:value="1427904452.51077" calcext:value-type="float">
            <text:p>1427904452.51077</text:p>
          </table:table-cell>
          <table:table-cell table:number-columns-repeated="4"/>
          <table:table-cell table:formula="of:=MAX([.B91];[.D91];[.G91])-MAX([.A91];[.C91];[.E91])" office:value-type="float" office:value="18.6136100292206" calcext:value-type="float">
            <text:p>18.6136100292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89716" calcext:value-type="float">
            <text:p>1427904433.89716</text:p>
          </table:table-cell>
          <table:table-cell office:value-type="float" office:value="1427904451.42217" calcext:value-type="float">
            <text:p>1427904451.42217</text:p>
          </table:table-cell>
          <table:table-cell office:value-type="float" office:value="1427904452.50803" calcext:value-type="float">
            <text:p>1427904452.50803</text:p>
          </table:table-cell>
          <table:table-cell/>
          <table:table-cell table:formula="of:=MAX([.B92];[.D92];[.G92])-MAX([.A92];[.C92];[.E92])" office:value-type="float" office:value="18.6108729839325" calcext:value-type="float">
            <text:p>18.6108729839</text:p>
          </table:table-cell>
          <table:table-cell table:formula="of:=IF(ISBLANK([.E92]);&quot;&quot;;[.I92])" office:value-type="float" office:value="18.6108729839325" calcext:value-type="float">
            <text:p>18.6108729839</text:p>
          </table:table-cell>
          <table:table-cell table:formula="of:=IF(OR(ISBLANK([.E92]);[.I92]&lt;=0);&quot;&quot;;[.I92])" office:value-type="float" office:value="18.6108729839325" calcext:value-type="float">
            <text:p>18.61087298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89855" calcext:value-type="float">
            <text:p>1427904433.89855</text:p>
          </table:table-cell>
          <table:table-cell office:value-type="float" office:value="1427904451.16309" calcext:value-type="float">
            <text:p>1427904451.16309</text:p>
          </table:table-cell>
          <table:table-cell office:value-type="float" office:value="1427904452.2535" calcext:value-type="float">
            <text:p>1427904452.2535</text:p>
          </table:table-cell>
          <table:table-cell/>
          <table:table-cell table:formula="of:=MAX([.B93];[.D93];[.G93])-MAX([.A93];[.C93];[.E93])" office:value-type="float" office:value="18.3549439907074" calcext:value-type="float">
            <text:p>18.3549439907</text:p>
          </table:table-cell>
          <table:table-cell table:formula="of:=IF(ISBLANK([.E93]);&quot;&quot;;[.I93])" office:value-type="float" office:value="18.3549439907074" calcext:value-type="float">
            <text:p>18.3549439907</text:p>
          </table:table-cell>
          <table:table-cell table:formula="of:=IF(OR(ISBLANK([.E93]);[.I93]&lt;=0);&quot;&quot;;[.I93])" office:value-type="float" office:value="18.3549439907074" calcext:value-type="float">
            <text:p>18.35494399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009" calcext:value-type="float">
            <text:p>1427904433.90009</text:p>
          </table:table-cell>
          <table:table-cell office:value-type="float" office:value="1427904450.91322" calcext:value-type="float">
            <text:p>1427904450.91322</text:p>
          </table:table-cell>
          <table:table-cell office:value-type="float" office:value="1427904451.96248" calcext:value-type="float">
            <text:p>1427904451.96248</text:p>
          </table:table-cell>
          <table:table-cell/>
          <table:table-cell table:formula="of:=MAX([.B94];[.D94];[.G94])-MAX([.A94];[.C94];[.E94])" office:value-type="float" office:value="18.0623829364777" calcext:value-type="float">
            <text:p>18.0623829365</text:p>
          </table:table-cell>
          <table:table-cell table:formula="of:=IF(ISBLANK([.E94]);&quot;&quot;;[.I94])" office:value-type="float" office:value="18.0623829364777" calcext:value-type="float">
            <text:p>18.0623829365</text:p>
          </table:table-cell>
          <table:table-cell table:formula="of:=IF(OR(ISBLANK([.E94]);[.I94]&lt;=0);&quot;&quot;;[.I94])" office:value-type="float" office:value="18.0623829364777" calcext:value-type="float">
            <text:p>18.0623829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144" calcext:value-type="float">
            <text:p>1427904433.90144</text:p>
          </table:table-cell>
          <table:table-cell office:value-type="float" office:value="1427904451.46094" calcext:value-type="float">
            <text:p>1427904451.46094</text:p>
          </table:table-cell>
          <table:table-cell office:value-type="float" office:value="1427904452.49346" calcext:value-type="float">
            <text:p>1427904452.49346</text:p>
          </table:table-cell>
          <table:table-cell/>
          <table:table-cell table:formula="of:=MAX([.B95];[.D95];[.G95])-MAX([.A95];[.C95];[.E95])" office:value-type="float" office:value="18.5920150279999" calcext:value-type="float">
            <text:p>18.592015028</text:p>
          </table:table-cell>
          <table:table-cell table:formula="of:=IF(ISBLANK([.E95]);&quot;&quot;;[.I95])" office:value-type="float" office:value="18.5920150279999" calcext:value-type="float">
            <text:p>18.592015028</text:p>
          </table:table-cell>
          <table:table-cell table:formula="of:=IF(OR(ISBLANK([.E95]);[.I95]&lt;=0);&quot;&quot;;[.I95])" office:value-type="float" office:value="18.5920150279999" calcext:value-type="float">
            <text:p>18.5920150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275" calcext:value-type="float">
            <text:p>1427904433.90275</text:p>
          </table:table-cell>
          <table:table-cell office:value-type="float" office:value="1427904451.41327" calcext:value-type="float">
            <text:p>1427904451.41327</text:p>
          </table:table-cell>
          <table:table-cell office:value-type="float" office:value="1427904452.50806" calcext:value-type="float">
            <text:p>1427904452.50806</text:p>
          </table:table-cell>
          <table:table-cell/>
          <table:table-cell table:formula="of:=MAX([.B96];[.D96];[.G96])-MAX([.A96];[.C96];[.E96])" office:value-type="float" office:value="18.6053049564362" calcext:value-type="float">
            <text:p>18.6053049564</text:p>
          </table:table-cell>
          <table:table-cell table:formula="of:=IF(ISBLANK([.E96]);&quot;&quot;;[.I96])" office:value-type="float" office:value="18.6053049564362" calcext:value-type="float">
            <text:p>18.6053049564</text:p>
          </table:table-cell>
          <table:table-cell table:formula="of:=IF(OR(ISBLANK([.E96]);[.I96]&lt;=0);&quot;&quot;;[.I96])" office:value-type="float" office:value="18.6053049564362" calcext:value-type="float">
            <text:p>18.60530495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405" calcext:value-type="float">
            <text:p>1427904433.90405</text:p>
          </table:table-cell>
          <table:table-cell office:value-type="float" office:value="1427904451.47695" calcext:value-type="float">
            <text:p>1427904451.47695</text:p>
          </table:table-cell>
          <table:table-cell office:value-type="float" office:value="1427904452.51076" calcext:value-type="float">
            <text:p>1427904452.51076</text:p>
          </table:table-cell>
          <table:table-cell/>
          <table:table-cell table:formula="of:=MAX([.B97];[.D97];[.G97])-MAX([.A97];[.C97];[.E97])" office:value-type="float" office:value="18.6067090034485" calcext:value-type="float">
            <text:p>18.6067090034</text:p>
          </table:table-cell>
          <table:table-cell table:formula="of:=IF(ISBLANK([.E97]);&quot;&quot;;[.I97])" office:value-type="float" office:value="18.6067090034485" calcext:value-type="float">
            <text:p>18.6067090034</text:p>
          </table:table-cell>
          <table:table-cell table:formula="of:=IF(OR(ISBLANK([.E97]);[.I97]&lt;=0);&quot;&quot;;[.I97])" office:value-type="float" office:value="18.6067090034485" calcext:value-type="float">
            <text:p>18.60670900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548" calcext:value-type="float">
            <text:p>1427904433.90548</text:p>
          </table:table-cell>
          <table:table-cell office:value-type="float" office:value="1427904451.21222" calcext:value-type="float">
            <text:p>1427904451.21222</text:p>
          </table:table-cell>
          <table:table-cell office:value-type="float" office:value="1427904452.18541" calcext:value-type="float">
            <text:p>1427904452.18541</text:p>
          </table:table-cell>
          <table:table-cell/>
          <table:table-cell table:formula="of:=MAX([.B98];[.D98];[.G98])-MAX([.A98];[.C98];[.E98])" office:value-type="float" office:value="18.2799308300018" calcext:value-type="float">
            <text:p>18.27993083</text:p>
          </table:table-cell>
          <table:table-cell table:formula="of:=IF(ISBLANK([.E98]);&quot;&quot;;[.I98])" office:value-type="float" office:value="18.2799308300018" calcext:value-type="float">
            <text:p>18.27993083</text:p>
          </table:table-cell>
          <table:table-cell table:formula="of:=IF(OR(ISBLANK([.E98]);[.I98]&lt;=0);&quot;&quot;;[.I98])" office:value-type="float" office:value="18.2799308300018" calcext:value-type="float">
            <text:p>18.279930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678" calcext:value-type="float">
            <text:p>1427904433.90678</text:p>
          </table:table-cell>
          <table:table-cell office:value-type="float" office:value="1427904451.22153" calcext:value-type="float">
            <text:p>1427904451.22153</text:p>
          </table:table-cell>
          <table:table-cell office:value-type="float" office:value="1427904452.25359" calcext:value-type="float">
            <text:p>1427904452.25359</text:p>
          </table:table-cell>
          <table:table-cell/>
          <table:table-cell table:formula="of:=MAX([.B99];[.D99];[.G99])-MAX([.A99];[.C99];[.E99])" office:value-type="float" office:value="18.34681391716" calcext:value-type="float">
            <text:p>18.3468139172</text:p>
          </table:table-cell>
          <table:table-cell table:formula="of:=IF(ISBLANK([.E99]);&quot;&quot;;[.I99])" office:value-type="float" office:value="18.34681391716" calcext:value-type="float">
            <text:p>18.3468139172</text:p>
          </table:table-cell>
          <table:table-cell table:formula="of:=IF(OR(ISBLANK([.E99]);[.I99]&lt;=0);&quot;&quot;;[.I99])" office:value-type="float" office:value="18.34681391716" calcext:value-type="float">
            <text:p>18.34681391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81" calcext:value-type="float">
            <text:p>1427904433.9081</text:p>
          </table:table-cell>
          <table:table-cell office:value-type="float" office:value="1427904450.94883" calcext:value-type="float">
            <text:p>1427904450.94883</text:p>
          </table:table-cell>
          <table:table-cell office:value-type="float" office:value="1427904451.93765" calcext:value-type="float">
            <text:p>1427904451.93765</text:p>
          </table:table-cell>
          <table:table-cell/>
          <table:table-cell table:formula="of:=MAX([.B100];[.D100];[.G100])-MAX([.A100];[.C100];[.E100])" office:value-type="float" office:value="18.0295460224152" calcext:value-type="float">
            <text:p>18.0295460224</text:p>
          </table:table-cell>
          <table:table-cell table:formula="of:=IF(ISBLANK([.E100]);&quot;&quot;;[.I100])" office:value-type="float" office:value="18.0295460224152" calcext:value-type="float">
            <text:p>18.0295460224</text:p>
          </table:table-cell>
          <table:table-cell table:formula="of:=IF(OR(ISBLANK([.E100]);[.I100]&lt;=0);&quot;&quot;;[.I100])" office:value-type="float" office:value="18.0295460224152" calcext:value-type="float">
            <text:p>18.02954602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33.9095" calcext:value-type="float">
            <text:p>1427904433.9095</text:p>
          </table:table-cell>
          <table:table-cell office:value-type="float" office:value="1427904450.88001" calcext:value-type="float">
            <text:p>1427904450.88001</text:p>
          </table:table-cell>
          <table:table-cell office:value-type="float" office:value="1427904451.88871" calcext:value-type="float">
            <text:p>1427904451.88871</text:p>
          </table:table-cell>
          <table:table-cell/>
          <table:table-cell table:formula="of:=MAX([.B101];[.D101];[.G101])-MAX([.A101];[.C101];[.E101])" office:value-type="float" office:value="17.9792110919952" calcext:value-type="float">
            <text:p>17.979211092</text:p>
          </table:table-cell>
          <table:table-cell table:formula="of:=IF(ISBLANK([.E101]);&quot;&quot;;[.I101])" office:value-type="float" office:value="17.9792110919952" calcext:value-type="float">
            <text:p>17.979211092</text:p>
          </table:table-cell>
          <table:table-cell table:formula="of:=IF(OR(ISBLANK([.E101]);[.I101]&lt;=0);&quot;&quot;;[.I101])" office:value-type="float" office:value="17.9792110919952" calcext:value-type="float">
            <text:p>17.9792110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452.51078" calcext:value-type="float">
            <text:p>1427904452.51078</text:p>
          </table:table-cell>
          <table:table-cell office:value-type="float" office:value="1427904471.27239" calcext:value-type="float">
            <text:p>1427904471.27239</text:p>
          </table:table-cell>
          <table:table-cell table:number-columns-repeated="4"/>
          <table:table-cell table:formula="of:=MAX([.B102];[.D102];[.G102])-MAX([.A102];[.C102];[.E102])" office:value-type="float" office:value="18.7616150379181" calcext:value-type="float">
            <text:p>18.7616150379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078" calcext:value-type="float">
            <text:p>1427904452.51078</text:p>
          </table:table-cell>
          <table:table-cell office:value-type="float" office:value="1427904469.57674" calcext:value-type="float">
            <text:p>1427904469.57674</text:p>
          </table:table-cell>
          <table:table-cell office:value-type="float" office:value="1427904470.5305" calcext:value-type="float">
            <text:p>1427904470.5305</text:p>
          </table:table-cell>
          <table:table-cell/>
          <table:table-cell table:formula="of:=MAX([.B103];[.D103];[.G103])-MAX([.A103];[.C103];[.E103])" office:value-type="float" office:value="18.0197219848633" calcext:value-type="float">
            <text:p>18.0197219849</text:p>
          </table:table-cell>
          <table:table-cell table:formula="of:=IF(ISBLANK([.E103]);&quot;&quot;;[.I103])" office:value-type="float" office:value="18.0197219848633" calcext:value-type="float">
            <text:p>18.0197219849</text:p>
          </table:table-cell>
          <table:table-cell table:formula="of:=IF(OR(ISBLANK([.E103]);[.I103]&lt;=0);&quot;&quot;;[.I103])" office:value-type="float" office:value="18.0197219848633" calcext:value-type="float">
            <text:p>18.01972198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216" calcext:value-type="float">
            <text:p>1427904452.51216</text:p>
          </table:table-cell>
          <table:table-cell office:value-type="float" office:value="1427904470.08586" calcext:value-type="float">
            <text:p>1427904470.08586</text:p>
          </table:table-cell>
          <table:table-cell office:value-type="float" office:value="1427904471.12592" calcext:value-type="float">
            <text:p>1427904471.12592</text:p>
          </table:table-cell>
          <table:table-cell/>
          <table:table-cell table:formula="of:=MAX([.B104];[.D104];[.G104])-MAX([.A104];[.C104];[.E104])" office:value-type="float" office:value="18.6137540340424" calcext:value-type="float">
            <text:p>18.613754034</text:p>
          </table:table-cell>
          <table:table-cell table:formula="of:=IF(ISBLANK([.E104]);&quot;&quot;;[.I104])" office:value-type="float" office:value="18.6137540340424" calcext:value-type="float">
            <text:p>18.613754034</text:p>
          </table:table-cell>
          <table:table-cell table:formula="of:=IF(OR(ISBLANK([.E104]);[.I104]&lt;=0);&quot;&quot;;[.I104])" office:value-type="float" office:value="18.6137540340424" calcext:value-type="float">
            <text:p>18.6137540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364" calcext:value-type="float">
            <text:p>1427904452.51364</text:p>
          </table:table-cell>
          <table:table-cell office:value-type="float" office:value="1427904469.48321" calcext:value-type="float">
            <text:p>1427904469.48321</text:p>
          </table:table-cell>
          <table:table-cell office:value-type="float" office:value="1427904470.4929" calcext:value-type="float">
            <text:p>1427904470.4929</text:p>
          </table:table-cell>
          <table:table-cell/>
          <table:table-cell table:formula="of:=MAX([.B105];[.D105];[.G105])-MAX([.A105];[.C105];[.E105])" office:value-type="float" office:value="17.9792659282684" calcext:value-type="float">
            <text:p>17.9792659283</text:p>
          </table:table-cell>
          <table:table-cell table:formula="of:=IF(ISBLANK([.E105]);&quot;&quot;;[.I105])" office:value-type="float" office:value="17.9792659282684" calcext:value-type="float">
            <text:p>17.9792659283</text:p>
          </table:table-cell>
          <table:table-cell table:formula="of:=IF(OR(ISBLANK([.E105]);[.I105]&lt;=0);&quot;&quot;;[.I105])" office:value-type="float" office:value="17.9792659282684" calcext:value-type="float">
            <text:p>17.97926592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494" calcext:value-type="float">
            <text:p>1427904452.51494</text:p>
          </table:table-cell>
          <table:table-cell office:value-type="float" office:value="1427904470.18967" calcext:value-type="float">
            <text:p>1427904470.18967</text:p>
          </table:table-cell>
          <table:table-cell office:value-type="float" office:value="1427904471.27239" calcext:value-type="float">
            <text:p>1427904471.27239</text:p>
          </table:table-cell>
          <table:table-cell/>
          <table:table-cell table:formula="of:=MAX([.B106];[.D106];[.G106])-MAX([.A106];[.C106];[.E106])" office:value-type="float" office:value="18.7574460506439" calcext:value-type="float">
            <text:p>18.7574460506</text:p>
          </table:table-cell>
          <table:table-cell table:formula="of:=IF(ISBLANK([.E106]);&quot;&quot;;[.I106])" office:value-type="float" office:value="18.7574460506439" calcext:value-type="float">
            <text:p>18.7574460506</text:p>
          </table:table-cell>
          <table:table-cell table:formula="of:=IF(OR(ISBLANK([.E106]);[.I106]&lt;=0);&quot;&quot;;[.I106])" office:value-type="float" office:value="18.7574460506439" calcext:value-type="float">
            <text:p>18.7574460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624" calcext:value-type="float">
            <text:p>1427904452.51624</text:p>
          </table:table-cell>
          <table:table-cell office:value-type="float" office:value="1427904469.87289" calcext:value-type="float">
            <text:p>1427904469.87289</text:p>
          </table:table-cell>
          <table:table-cell office:value-type="float" office:value="1427904470.97128" calcext:value-type="float">
            <text:p>1427904470.97128</text:p>
          </table:table-cell>
          <table:table-cell/>
          <table:table-cell table:formula="of:=MAX([.B107];[.D107];[.G107])-MAX([.A107];[.C107];[.E107])" office:value-type="float" office:value="18.4550430774689" calcext:value-type="float">
            <text:p>18.4550430775</text:p>
          </table:table-cell>
          <table:table-cell table:formula="of:=IF(ISBLANK([.E107]);&quot;&quot;;[.I107])" office:value-type="float" office:value="18.4550430774689" calcext:value-type="float">
            <text:p>18.4550430775</text:p>
          </table:table-cell>
          <table:table-cell table:formula="of:=IF(OR(ISBLANK([.E107]);[.I107]&lt;=0);&quot;&quot;;[.I107])" office:value-type="float" office:value="18.4550430774689" calcext:value-type="float">
            <text:p>18.45504307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768" calcext:value-type="float">
            <text:p>1427904452.51768</text:p>
          </table:table-cell>
          <table:table-cell office:value-type="float" office:value="1427904469.96324" calcext:value-type="float">
            <text:p>1427904469.96324</text:p>
          </table:table-cell>
          <table:table-cell office:value-type="float" office:value="1427904470.89525" calcext:value-type="float">
            <text:p>1427904470.89525</text:p>
          </table:table-cell>
          <table:table-cell/>
          <table:table-cell table:formula="of:=MAX([.B108];[.D108];[.G108])-MAX([.A108];[.C108];[.E108])" office:value-type="float" office:value="18.3775730133057" calcext:value-type="float">
            <text:p>18.3775730133</text:p>
          </table:table-cell>
          <table:table-cell table:formula="of:=IF(ISBLANK([.E108]);&quot;&quot;;[.I108])" office:value-type="float" office:value="18.3775730133057" calcext:value-type="float">
            <text:p>18.3775730133</text:p>
          </table:table-cell>
          <table:table-cell table:formula="of:=IF(OR(ISBLANK([.E108]);[.I108]&lt;=0);&quot;&quot;;[.I108])" office:value-type="float" office:value="18.3775730133057" calcext:value-type="float">
            <text:p>18.37757301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1898" calcext:value-type="float">
            <text:p>1427904452.51898</text:p>
          </table:table-cell>
          <table:table-cell office:value-type="float" office:value="1427904469.97098" calcext:value-type="float">
            <text:p>1427904469.97098</text:p>
          </table:table-cell>
          <table:table-cell office:value-type="float" office:value="1427904471.01905" calcext:value-type="float">
            <text:p>1427904471.01905</text:p>
          </table:table-cell>
          <table:table-cell/>
          <table:table-cell table:formula="of:=MAX([.B109];[.D109];[.G109])-MAX([.A109];[.C109];[.E109])" office:value-type="float" office:value="18.5000689029694" calcext:value-type="float">
            <text:p>18.500068903</text:p>
          </table:table-cell>
          <table:table-cell table:formula="of:=IF(ISBLANK([.E109]);&quot;&quot;;[.I109])" office:value-type="float" office:value="18.5000689029694" calcext:value-type="float">
            <text:p>18.500068903</text:p>
          </table:table-cell>
          <table:table-cell table:formula="of:=IF(OR(ISBLANK([.E109]);[.I109]&lt;=0);&quot;&quot;;[.I109])" office:value-type="float" office:value="18.5000689029694" calcext:value-type="float">
            <text:p>18.5000689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2029" calcext:value-type="float">
            <text:p>1427904452.52029</text:p>
          </table:table-cell>
          <table:table-cell office:value-type="float" office:value="1427904467.54453" calcext:value-type="float">
            <text:p>1427904467.54453</text:p>
          </table:table-cell>
          <table:table-cell office:value-type="float" office:value="1427904469.08496" calcext:value-type="float">
            <text:p>1427904469.08496</text:p>
          </table:table-cell>
          <table:table-cell/>
          <table:table-cell table:formula="of:=MAX([.B110];[.D110];[.G110])-MAX([.A110];[.C110];[.E110])" office:value-type="float" office:value="16.5646638870239" calcext:value-type="float">
            <text:p>16.564663887</text:p>
          </table:table-cell>
          <table:table-cell table:formula="of:=IF(ISBLANK([.E110]);&quot;&quot;;[.I110])" office:value-type="float" office:value="16.5646638870239" calcext:value-type="float">
            <text:p>16.564663887</text:p>
          </table:table-cell>
          <table:table-cell table:formula="of:=IF(OR(ISBLANK([.E110]);[.I110]&lt;=0);&quot;&quot;;[.I110])" office:value-type="float" office:value="16.5646638870239" calcext:value-type="float">
            <text:p>16.5646638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2212" calcext:value-type="float">
            <text:p>1427904452.52212</text:p>
          </table:table-cell>
          <table:table-cell office:value-type="float" office:value="1427904469.6304" calcext:value-type="float">
            <text:p>1427904469.6304</text:p>
          </table:table-cell>
          <table:table-cell office:value-type="float" office:value="1427904470.64324" calcext:value-type="float">
            <text:p>1427904470.64324</text:p>
          </table:table-cell>
          <table:table-cell/>
          <table:table-cell table:formula="of:=MAX([.B111];[.D111];[.G111])-MAX([.A111];[.C111];[.E111])" office:value-type="float" office:value="18.1211211681366" calcext:value-type="float">
            <text:p>18.1211211681</text:p>
          </table:table-cell>
          <table:table-cell table:formula="of:=IF(ISBLANK([.E111]);&quot;&quot;;[.I111])" office:value-type="float" office:value="18.1211211681366" calcext:value-type="float">
            <text:p>18.1211211681</text:p>
          </table:table-cell>
          <table:table-cell table:formula="of:=IF(OR(ISBLANK([.E111]);[.I111]&lt;=0);&quot;&quot;;[.I111])" office:value-type="float" office:value="18.1211211681366" calcext:value-type="float">
            <text:p>18.12112116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52.52343" calcext:value-type="float">
            <text:p>1427904452.52343</text:p>
          </table:table-cell>
          <table:table-cell office:value-type="float" office:value="1427904469.68379" calcext:value-type="float">
            <text:p>1427904469.68379</text:p>
          </table:table-cell>
          <table:table-cell office:value-type="float" office:value="1427904470.7539" calcext:value-type="float">
            <text:p>1427904470.7539</text:p>
          </table:table-cell>
          <table:table-cell/>
          <table:table-cell table:formula="of:=MAX([.B112];[.D112];[.G112])-MAX([.A112];[.C112];[.E112])" office:value-type="float" office:value="18.2304620742798" calcext:value-type="float">
            <text:p>18.2304620743</text:p>
          </table:table-cell>
          <table:table-cell table:formula="of:=IF(ISBLANK([.E112]);&quot;&quot;;[.I112])" office:value-type="float" office:value="18.2304620742798" calcext:value-type="float">
            <text:p>18.2304620743</text:p>
          </table:table-cell>
          <table:table-cell table:formula="of:=IF(OR(ISBLANK([.E112]);[.I112]&lt;=0);&quot;&quot;;[.I112])" office:value-type="float" office:value="18.2304620742798" calcext:value-type="float">
            <text:p>18.2304620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471.27241" calcext:value-type="float">
            <text:p>1427904471.27241</text:p>
          </table:table-cell>
          <table:table-cell office:value-type="float" office:value="1427904490.10257" calcext:value-type="float">
            <text:p>1427904490.10257</text:p>
          </table:table-cell>
          <table:table-cell table:number-columns-repeated="4"/>
          <table:table-cell table:formula="of:=MAX([.B113];[.D113];[.G113])-MAX([.A113];[.C113];[.E113])" office:value-type="float" office:value="18.8301680088043" calcext:value-type="float">
            <text:p>18.8301680088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241" calcext:value-type="float">
            <text:p>1427904471.27241</text:p>
          </table:table-cell>
          <table:table-cell office:value-type="float" office:value="1427904488.74655" calcext:value-type="float">
            <text:p>1427904488.74655</text:p>
          </table:table-cell>
          <table:table-cell office:value-type="float" office:value="1427904489.85631" calcext:value-type="float">
            <text:p>1427904489.85631</text:p>
          </table:table-cell>
          <table:table-cell/>
          <table:table-cell table:formula="of:=MAX([.B114];[.D114];[.G114])-MAX([.A114];[.C114];[.E114])" office:value-type="float" office:value="18.5838968753815" calcext:value-type="float">
            <text:p>18.5838968754</text:p>
          </table:table-cell>
          <table:table-cell table:formula="of:=IF(ISBLANK([.E114]);&quot;&quot;;[.I114])" office:value-type="float" office:value="18.5838968753815" calcext:value-type="float">
            <text:p>18.5838968754</text:p>
          </table:table-cell>
          <table:table-cell table:formula="of:=IF(OR(ISBLANK([.E114]);[.I114]&lt;=0);&quot;&quot;;[.I114])" office:value-type="float" office:value="18.5838968753815" calcext:value-type="float">
            <text:p>18.58389687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386" calcext:value-type="float">
            <text:p>1427904471.27386</text:p>
          </table:table-cell>
          <table:table-cell office:value-type="float" office:value="1427904489.07917" calcext:value-type="float">
            <text:p>1427904489.07917</text:p>
          </table:table-cell>
          <table:table-cell office:value-type="float" office:value="1427904490.09469" calcext:value-type="float">
            <text:p>1427904490.09469</text:p>
          </table:table-cell>
          <table:table-cell/>
          <table:table-cell table:formula="of:=MAX([.B115];[.D115];[.G115])-MAX([.A115];[.C115];[.E115])" office:value-type="float" office:value="18.8208310604095" calcext:value-type="float">
            <text:p>18.8208310604</text:p>
          </table:table-cell>
          <table:table-cell table:formula="of:=IF(ISBLANK([.E115]);&quot;&quot;;[.I115])" office:value-type="float" office:value="18.8208310604095" calcext:value-type="float">
            <text:p>18.8208310604</text:p>
          </table:table-cell>
          <table:table-cell table:formula="of:=IF(OR(ISBLANK([.E115]);[.I115]&lt;=0);&quot;&quot;;[.I115])" office:value-type="float" office:value="18.8208310604095" calcext:value-type="float">
            <text:p>18.82083106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517" calcext:value-type="float">
            <text:p>1427904471.27517</text:p>
          </table:table-cell>
          <table:table-cell office:value-type="float" office:value="1427904488.51296" calcext:value-type="float">
            <text:p>1427904488.51296</text:p>
          </table:table-cell>
          <table:table-cell office:value-type="float" office:value="1427904489.52952" calcext:value-type="float">
            <text:p>1427904489.52952</text:p>
          </table:table-cell>
          <table:table-cell/>
          <table:table-cell table:formula="of:=MAX([.B116];[.D116];[.G116])-MAX([.A116];[.C116];[.E116])" office:value-type="float" office:value="18.2543540000916" calcext:value-type="float">
            <text:p>18.2543540001</text:p>
          </table:table-cell>
          <table:table-cell table:formula="of:=IF(ISBLANK([.E116]);&quot;&quot;;[.I116])" office:value-type="float" office:value="18.2543540000916" calcext:value-type="float">
            <text:p>18.2543540001</text:p>
          </table:table-cell>
          <table:table-cell table:formula="of:=IF(OR(ISBLANK([.E116]);[.I116]&lt;=0);&quot;&quot;;[.I116])" office:value-type="float" office:value="18.2543540000916" calcext:value-type="float">
            <text:p>18.2543540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703" calcext:value-type="float">
            <text:p>1427904471.27703</text:p>
          </table:table-cell>
          <table:table-cell office:value-type="float" office:value="1427904488.63076" calcext:value-type="float">
            <text:p>1427904488.63076</text:p>
          </table:table-cell>
          <table:table-cell office:value-type="float" office:value="1427904489.6118" calcext:value-type="float">
            <text:p>1427904489.6118</text:p>
          </table:table-cell>
          <table:table-cell/>
          <table:table-cell table:formula="of:=MAX([.B117];[.D117];[.G117])-MAX([.A117];[.C117];[.E117])" office:value-type="float" office:value="18.3347771167755" calcext:value-type="float">
            <text:p>18.3347771168</text:p>
          </table:table-cell>
          <table:table-cell table:formula="of:=IF(ISBLANK([.E117]);&quot;&quot;;[.I117])" office:value-type="float" office:value="18.3347771167755" calcext:value-type="float">
            <text:p>18.3347771168</text:p>
          </table:table-cell>
          <table:table-cell table:formula="of:=IF(OR(ISBLANK([.E117]);[.I117]&lt;=0);&quot;&quot;;[.I117])" office:value-type="float" office:value="18.3347771167755" calcext:value-type="float">
            <text:p>18.3347771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833" calcext:value-type="float">
            <text:p>1427904471.27833</text:p>
          </table:table-cell>
          <table:table-cell office:value-type="float" office:value="1427904488.71743" calcext:value-type="float">
            <text:p>1427904488.71743</text:p>
          </table:table-cell>
          <table:table-cell office:value-type="float" office:value="1427904489.69385" calcext:value-type="float">
            <text:p>1427904489.69385</text:p>
          </table:table-cell>
          <table:table-cell/>
          <table:table-cell table:formula="of:=MAX([.B118];[.D118];[.G118])-MAX([.A118];[.C118];[.E118])" office:value-type="float" office:value="18.4155271053314" calcext:value-type="float">
            <text:p>18.4155271053</text:p>
          </table:table-cell>
          <table:table-cell table:formula="of:=IF(ISBLANK([.E118]);&quot;&quot;;[.I118])" office:value-type="float" office:value="18.4155271053314" calcext:value-type="float">
            <text:p>18.4155271053</text:p>
          </table:table-cell>
          <table:table-cell table:formula="of:=IF(OR(ISBLANK([.E118]);[.I118]&lt;=0);&quot;&quot;;[.I118])" office:value-type="float" office:value="18.4155271053314" calcext:value-type="float">
            <text:p>18.4155271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7962" calcext:value-type="float">
            <text:p>1427904471.27962</text:p>
          </table:table-cell>
          <table:table-cell office:value-type="float" office:value="1427904488.92472" calcext:value-type="float">
            <text:p>1427904488.92472</text:p>
          </table:table-cell>
          <table:table-cell office:value-type="float" office:value="1427904490.0228" calcext:value-type="float">
            <text:p>1427904490.0228</text:p>
          </table:table-cell>
          <table:table-cell/>
          <table:table-cell table:formula="of:=MAX([.B119];[.D119];[.G119])-MAX([.A119];[.C119];[.E119])" office:value-type="float" office:value="18.7431809902191" calcext:value-type="float">
            <text:p>18.7431809902</text:p>
          </table:table-cell>
          <table:table-cell table:formula="of:=IF(ISBLANK([.E119]);&quot;&quot;;[.I119])" office:value-type="float" office:value="18.7431809902191" calcext:value-type="float">
            <text:p>18.7431809902</text:p>
          </table:table-cell>
          <table:table-cell table:formula="of:=IF(OR(ISBLANK([.E119]);[.I119]&lt;=0);&quot;&quot;;[.I119])" office:value-type="float" office:value="18.7431809902191" calcext:value-type="float">
            <text:p>18.7431809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8099" calcext:value-type="float">
            <text:p>1427904471.28099</text:p>
          </table:table-cell>
          <table:table-cell office:value-type="float" office:value="1427904489.05046" calcext:value-type="float">
            <text:p>1427904489.05046</text:p>
          </table:table-cell>
          <table:table-cell office:value-type="float" office:value="1427904490.10257" calcext:value-type="float">
            <text:p>1427904490.10257</text:p>
          </table:table-cell>
          <table:table-cell/>
          <table:table-cell table:formula="of:=MAX([.B120];[.D120];[.G120])-MAX([.A120];[.C120];[.E120])" office:value-type="float" office:value="18.8215799331665" calcext:value-type="float">
            <text:p>18.8215799332</text:p>
          </table:table-cell>
          <table:table-cell table:formula="of:=IF(ISBLANK([.E120]);&quot;&quot;;[.I120])" office:value-type="float" office:value="18.8215799331665" calcext:value-type="float">
            <text:p>18.8215799332</text:p>
          </table:table-cell>
          <table:table-cell table:formula="of:=IF(OR(ISBLANK([.E120]);[.I120]&lt;=0);&quot;&quot;;[.I120])" office:value-type="float" office:value="18.8215799331665" calcext:value-type="float">
            <text:p>18.82157993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8229" calcext:value-type="float">
            <text:p>1427904471.28229</text:p>
          </table:table-cell>
          <table:table-cell office:value-type="float" office:value="1427904483.22789" calcext:value-type="float">
            <text:p>1427904483.22789</text:p>
          </table:table-cell>
          <table:table-cell office:value-type="float" office:value="1427904484.32875" calcext:value-type="float">
            <text:p>1427904484.32875</text:p>
          </table:table-cell>
          <table:table-cell/>
          <table:table-cell table:formula="of:=MAX([.B121];[.D121];[.G121])-MAX([.A121];[.C121];[.E121])" office:value-type="float" office:value="13.0464599132538" calcext:value-type="float">
            <text:p>13.0464599133</text:p>
          </table:table-cell>
          <table:table-cell table:formula="of:=IF(ISBLANK([.E121]);&quot;&quot;;[.I121])" office:value-type="float" office:value="13.0464599132538" calcext:value-type="float">
            <text:p>13.0464599133</text:p>
          </table:table-cell>
          <table:table-cell table:formula="of:=IF(OR(ISBLANK([.E121]);[.I121]&lt;=0);&quot;&quot;;[.I121])" office:value-type="float" office:value="13.0464599132538" calcext:value-type="float">
            <text:p>13.04645991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836" calcext:value-type="float">
            <text:p>1427904471.2836</text:p>
          </table:table-cell>
          <table:table-cell office:value-type="float" office:value="1427904488.60931" calcext:value-type="float">
            <text:p>1427904488.60931</text:p>
          </table:table-cell>
          <table:table-cell office:value-type="float" office:value="1427904489.66634" calcext:value-type="float">
            <text:p>1427904489.66634</text:p>
          </table:table-cell>
          <table:table-cell/>
          <table:table-cell table:formula="of:=MAX([.B122];[.D122];[.G122])-MAX([.A122];[.C122];[.E122])" office:value-type="float" office:value="18.3827469348907" calcext:value-type="float">
            <text:p>18.3827469349</text:p>
          </table:table-cell>
          <table:table-cell table:formula="of:=IF(ISBLANK([.E122]);&quot;&quot;;[.I122])" office:value-type="float" office:value="18.3827469348907" calcext:value-type="float">
            <text:p>18.3827469349</text:p>
          </table:table-cell>
          <table:table-cell table:formula="of:=IF(OR(ISBLANK([.E122]);[.I122]&lt;=0);&quot;&quot;;[.I122])" office:value-type="float" office:value="18.3827469348907" calcext:value-type="float">
            <text:p>18.38274693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71.28488" calcext:value-type="float">
            <text:p>1427904471.28488</text:p>
          </table:table-cell>
          <table:table-cell office:value-type="float" office:value="1427904488.84344" calcext:value-type="float">
            <text:p>1427904488.84344</text:p>
          </table:table-cell>
          <table:table-cell office:value-type="float" office:value="1427904489.94728" calcext:value-type="float">
            <text:p>1427904489.94728</text:p>
          </table:table-cell>
          <table:table-cell/>
          <table:table-cell table:formula="of:=MAX([.B123];[.D123];[.G123])-MAX([.A123];[.C123];[.E123])" office:value-type="float" office:value="18.6624069213867" calcext:value-type="float">
            <text:p>18.6624069214</text:p>
          </table:table-cell>
          <table:table-cell table:formula="of:=IF(ISBLANK([.E123]);&quot;&quot;;[.I123])" office:value-type="float" office:value="18.6624069213867" calcext:value-type="float">
            <text:p>18.6624069214</text:p>
          </table:table-cell>
          <table:table-cell table:formula="of:=IF(OR(ISBLANK([.E123]);[.I123]&lt;=0);&quot;&quot;;[.I123])" office:value-type="float" office:value="18.6624069213867" calcext:value-type="float">
            <text:p>18.6624069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490.10259" calcext:value-type="float">
            <text:p>1427904490.10259</text:p>
          </table:table-cell>
          <table:table-cell office:value-type="float" office:value="1427904508.94825" calcext:value-type="float">
            <text:p>1427904508.94825</text:p>
          </table:table-cell>
          <table:table-cell table:number-columns-repeated="4"/>
          <table:table-cell table:formula="of:=MAX([.B124];[.D124];[.G124])-MAX([.A124];[.C124];[.E124])" office:value-type="float" office:value="18.8456659317017" calcext:value-type="float">
            <text:p>18.8456659317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259" calcext:value-type="float">
            <text:p>1427904490.10259</text:p>
          </table:table-cell>
          <table:table-cell office:value-type="float" office:value="1427904507.50405" calcext:value-type="float">
            <text:p>1427904507.50405</text:p>
          </table:table-cell>
          <table:table-cell office:value-type="float" office:value="1427904508.52015" calcext:value-type="float">
            <text:p>1427904508.52015</text:p>
          </table:table-cell>
          <table:table-cell/>
          <table:table-cell table:formula="of:=MAX([.B125];[.D125];[.G125])-MAX([.A125];[.C125];[.E125])" office:value-type="float" office:value="18.4175641536713" calcext:value-type="float">
            <text:p>18.4175641537</text:p>
          </table:table-cell>
          <table:table-cell table:formula="of:=IF(ISBLANK([.E125]);&quot;&quot;;[.I125])" office:value-type="float" office:value="18.4175641536713" calcext:value-type="float">
            <text:p>18.4175641537</text:p>
          </table:table-cell>
          <table:table-cell table:formula="of:=IF(OR(ISBLANK([.E125]);[.I125]&lt;=0);&quot;&quot;;[.I125])" office:value-type="float" office:value="18.4175641536713" calcext:value-type="float">
            <text:p>18.41756415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395" calcext:value-type="float">
            <text:p>1427904490.10395</text:p>
          </table:table-cell>
          <table:table-cell office:value-type="float" office:value="1427904507.93467" calcext:value-type="float">
            <text:p>1427904507.93467</text:p>
          </table:table-cell>
          <table:table-cell office:value-type="float" office:value="1427904508.86228" calcext:value-type="float">
            <text:p>1427904508.86228</text:p>
          </table:table-cell>
          <table:table-cell/>
          <table:table-cell table:formula="of:=MAX([.B126];[.D126];[.G126])-MAX([.A126];[.C126];[.E126])" office:value-type="float" office:value="18.7583270072937" calcext:value-type="float">
            <text:p>18.7583270073</text:p>
          </table:table-cell>
          <table:table-cell table:formula="of:=IF(ISBLANK([.E126]);&quot;&quot;;[.I126])" office:value-type="float" office:value="18.7583270072937" calcext:value-type="float">
            <text:p>18.7583270073</text:p>
          </table:table-cell>
          <table:table-cell table:formula="of:=IF(OR(ISBLANK([.E126]);[.I126]&lt;=0);&quot;&quot;;[.I126])" office:value-type="float" office:value="18.7583270072937" calcext:value-type="float">
            <text:p>18.7583270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53" calcext:value-type="float">
            <text:p>1427904490.1053</text:p>
          </table:table-cell>
          <table:table-cell office:value-type="float" office:value="1427904507.88426" calcext:value-type="float">
            <text:p>1427904507.88426</text:p>
          </table:table-cell>
          <table:table-cell office:value-type="float" office:value="1427904508.94825" calcext:value-type="float">
            <text:p>1427904508.94825</text:p>
          </table:table-cell>
          <table:table-cell/>
          <table:table-cell table:formula="of:=MAX([.B127];[.D127];[.G127])-MAX([.A127];[.C127];[.E127])" office:value-type="float" office:value="18.8429419994354" calcext:value-type="float">
            <text:p>18.8429419994</text:p>
          </table:table-cell>
          <table:table-cell table:formula="of:=IF(ISBLANK([.E127]);&quot;&quot;;[.I127])" office:value-type="float" office:value="18.8429419994354" calcext:value-type="float">
            <text:p>18.8429419994</text:p>
          </table:table-cell>
          <table:table-cell table:formula="of:=IF(OR(ISBLANK([.E127]);[.I127]&lt;=0);&quot;&quot;;[.I127])" office:value-type="float" office:value="18.8429419994354" calcext:value-type="float">
            <text:p>18.84294199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66" calcext:value-type="float">
            <text:p>1427904490.1066</text:p>
          </table:table-cell>
          <table:table-cell office:value-type="float" office:value="1427904507.62178" calcext:value-type="float">
            <text:p>1427904507.62178</text:p>
          </table:table-cell>
          <table:table-cell office:value-type="float" office:value="1427904508.69629" calcext:value-type="float">
            <text:p>1427904508.69629</text:p>
          </table:table-cell>
          <table:table-cell/>
          <table:table-cell table:formula="of:=MAX([.B128];[.D128];[.G128])-MAX([.A128];[.C128];[.E128])" office:value-type="float" office:value="18.5896818637848" calcext:value-type="float">
            <text:p>18.5896818638</text:p>
          </table:table-cell>
          <table:table-cell table:formula="of:=IF(ISBLANK([.E128]);&quot;&quot;;[.I128])" office:value-type="float" office:value="18.5896818637848" calcext:value-type="float">
            <text:p>18.5896818638</text:p>
          </table:table-cell>
          <table:table-cell table:formula="of:=IF(OR(ISBLANK([.E128]);[.I128]&lt;=0);&quot;&quot;;[.I128])" office:value-type="float" office:value="18.5896818637848" calcext:value-type="float">
            <text:p>18.58968186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791" calcext:value-type="float">
            <text:p>1427904490.10791</text:p>
          </table:table-cell>
          <table:table-cell office:value-type="float" office:value="1427904507.34397" calcext:value-type="float">
            <text:p>1427904507.34397</text:p>
          </table:table-cell>
          <table:table-cell office:value-type="float" office:value="1427904508.39598" calcext:value-type="float">
            <text:p>1427904508.39598</text:p>
          </table:table-cell>
          <table:table-cell/>
          <table:table-cell table:formula="of:=MAX([.B129];[.D129];[.G129])-MAX([.A129];[.C129];[.E129])" office:value-type="float" office:value="18.2880718708038" calcext:value-type="float">
            <text:p>18.2880718708</text:p>
          </table:table-cell>
          <table:table-cell table:formula="of:=IF(ISBLANK([.E129]);&quot;&quot;;[.I129])" office:value-type="float" office:value="18.2880718708038" calcext:value-type="float">
            <text:p>18.2880718708</text:p>
          </table:table-cell>
          <table:table-cell table:formula="of:=IF(OR(ISBLANK([.E129]);[.I129]&lt;=0);&quot;&quot;;[.I129])" office:value-type="float" office:value="18.2880718708038" calcext:value-type="float">
            <text:p>18.28807187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0935" calcext:value-type="float">
            <text:p>1427904490.10935</text:p>
          </table:table-cell>
          <table:table-cell office:value-type="float" office:value="1427904507.47541" calcext:value-type="float">
            <text:p>1427904507.47541</text:p>
          </table:table-cell>
          <table:table-cell office:value-type="float" office:value="1427904508.50266" calcext:value-type="float">
            <text:p>1427904508.50266</text:p>
          </table:table-cell>
          <table:table-cell/>
          <table:table-cell table:formula="of:=MAX([.B130];[.D130];[.G130])-MAX([.A130];[.C130];[.E130])" office:value-type="float" office:value="18.3933069705963" calcext:value-type="float">
            <text:p>18.3933069706</text:p>
          </table:table-cell>
          <table:table-cell table:formula="of:=IF(ISBLANK([.E130]);&quot;&quot;;[.I130])" office:value-type="float" office:value="18.3933069705963" calcext:value-type="float">
            <text:p>18.3933069706</text:p>
          </table:table-cell>
          <table:table-cell table:formula="of:=IF(OR(ISBLANK([.E130]);[.I130]&lt;=0);&quot;&quot;;[.I130])" office:value-type="float" office:value="18.3933069705963" calcext:value-type="float">
            <text:p>18.39330697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1065" calcext:value-type="float">
            <text:p>1427904490.11065</text:p>
          </table:table-cell>
          <table:table-cell office:value-type="float" office:value="1427904507.76051" calcext:value-type="float">
            <text:p>1427904507.76051</text:p>
          </table:table-cell>
          <table:table-cell office:value-type="float" office:value="1427904508.79353" calcext:value-type="float">
            <text:p>1427904508.79353</text:p>
          </table:table-cell>
          <table:table-cell/>
          <table:table-cell table:formula="of:=MAX([.B131];[.D131];[.G131])-MAX([.A131];[.C131];[.E131])" office:value-type="float" office:value="18.6828808784485" calcext:value-type="float">
            <text:p>18.6828808784</text:p>
          </table:table-cell>
          <table:table-cell table:formula="of:=IF(ISBLANK([.E131]);&quot;&quot;;[.I131])" office:value-type="float" office:value="18.6828808784485" calcext:value-type="float">
            <text:p>18.6828808784</text:p>
          </table:table-cell>
          <table:table-cell table:formula="of:=IF(OR(ISBLANK([.E131]);[.I131]&lt;=0);&quot;&quot;;[.I131])" office:value-type="float" office:value="18.6828808784485" calcext:value-type="float">
            <text:p>18.68288087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1195" calcext:value-type="float">
            <text:p>1427904490.11195</text:p>
          </table:table-cell>
          <table:table-cell office:value-type="float" office:value="1427904507.43605" calcext:value-type="float">
            <text:p>1427904507.43605</text:p>
          </table:table-cell>
          <table:table-cell office:value-type="float" office:value="1427904508.42226" calcext:value-type="float">
            <text:p>1427904508.42226</text:p>
          </table:table-cell>
          <table:table-cell/>
          <table:table-cell table:formula="of:=MAX([.B132];[.D132];[.G132])-MAX([.A132];[.C132];[.E132])" office:value-type="float" office:value="18.3103070259094" calcext:value-type="float">
            <text:p>18.3103070259</text:p>
          </table:table-cell>
          <table:table-cell table:formula="of:=IF(ISBLANK([.E132]);&quot;&quot;;[.I132])" office:value-type="float" office:value="18.3103070259094" calcext:value-type="float">
            <text:p>18.3103070259</text:p>
          </table:table-cell>
          <table:table-cell table:formula="of:=IF(OR(ISBLANK([.E132]);[.I132]&lt;=0);&quot;&quot;;[.I132])" office:value-type="float" office:value="18.3103070259094" calcext:value-type="float">
            <text:p>18.31030702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1295" calcext:value-type="float">
            <text:p>1427904490.11295</text:p>
          </table:table-cell>
          <table:table-cell office:value-type="float" office:value="1427904507.70554" calcext:value-type="float">
            <text:p>1427904507.70554</text:p>
          </table:table-cell>
          <table:table-cell office:value-type="float" office:value="1427904508.81468" calcext:value-type="float">
            <text:p>1427904508.81468</text:p>
          </table:table-cell>
          <table:table-cell/>
          <table:table-cell table:formula="of:=MAX([.B133];[.D133];[.G133])-MAX([.A133];[.C133];[.E133])" office:value-type="float" office:value="18.7017250061035" calcext:value-type="float">
            <text:p>18.7017250061</text:p>
          </table:table-cell>
          <table:table-cell table:formula="of:=IF(ISBLANK([.E133]);&quot;&quot;;[.I133])" office:value-type="float" office:value="18.7017250061035" calcext:value-type="float">
            <text:p>18.7017250061</text:p>
          </table:table-cell>
          <table:table-cell table:formula="of:=IF(OR(ISBLANK([.E133]);[.I133]&lt;=0);&quot;&quot;;[.I133])" office:value-type="float" office:value="18.7017250061035" calcext:value-type="float">
            <text:p>18.70172500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490.11342" calcext:value-type="float">
            <text:p>1427904490.11342</text:p>
          </table:table-cell>
          <table:table-cell office:value-type="float" office:value="1427904507.59202" calcext:value-type="float">
            <text:p>1427904507.59202</text:p>
          </table:table-cell>
          <table:table-cell office:value-type="float" office:value="1427904508.68697" calcext:value-type="float">
            <text:p>1427904508.68697</text:p>
          </table:table-cell>
          <table:table-cell/>
          <table:table-cell table:formula="of:=MAX([.B134];[.D134];[.G134])-MAX([.A134];[.C134];[.E134])" office:value-type="float" office:value="18.5735549926758" calcext:value-type="float">
            <text:p>18.5735549927</text:p>
          </table:table-cell>
          <table:table-cell table:formula="of:=IF(ISBLANK([.E134]);&quot;&quot;;[.I134])" office:value-type="float" office:value="18.5735549926758" calcext:value-type="float">
            <text:p>18.5735549927</text:p>
          </table:table-cell>
          <table:table-cell table:formula="of:=IF(OR(ISBLANK([.E134]);[.I134]&lt;=0);&quot;&quot;;[.I134])" office:value-type="float" office:value="18.5735549926758" calcext:value-type="float">
            <text:p>18.57355499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508.94826" calcext:value-type="float">
            <text:p>1427904508.94826</text:p>
          </table:table-cell>
          <table:table-cell office:value-type="float" office:value="1427904527.8062" calcext:value-type="float">
            <text:p>1427904527.8062</text:p>
          </table:table-cell>
          <table:table-cell table:number-columns-repeated="4"/>
          <table:table-cell table:formula="of:=MAX([.B135];[.D135];[.G135])-MAX([.A135];[.C135];[.E135])" office:value-type="float" office:value="18.8579380512238" calcext:value-type="float">
            <text:p>18.8579380512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4827" calcext:value-type="float">
            <text:p>1427904508.94827</text:p>
          </table:table-cell>
          <table:table-cell office:value-type="float" office:value="1427904526.74786" calcext:value-type="float">
            <text:p>1427904526.74786</text:p>
          </table:table-cell>
          <table:table-cell office:value-type="float" office:value="1427904527.7995" calcext:value-type="float">
            <text:p>1427904527.7995</text:p>
          </table:table-cell>
          <table:table-cell/>
          <table:table-cell table:formula="of:=MAX([.B136];[.D136];[.G136])-MAX([.A136];[.C136];[.E136])" office:value-type="float" office:value="18.8512368202209" calcext:value-type="float">
            <text:p>18.8512368202</text:p>
          </table:table-cell>
          <table:table-cell table:formula="of:=IF(ISBLANK([.E136]);&quot;&quot;;[.I136])" office:value-type="float" office:value="18.8512368202209" calcext:value-type="float">
            <text:p>18.8512368202</text:p>
          </table:table-cell>
          <table:table-cell table:formula="of:=IF(OR(ISBLANK([.E136]);[.I136]&lt;=0);&quot;&quot;;[.I136])" office:value-type="float" office:value="18.8512368202209" calcext:value-type="float">
            <text:p>18.85123682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4971" calcext:value-type="float">
            <text:p>1427904508.94971</text:p>
          </table:table-cell>
          <table:table-cell office:value-type="float" office:value="1427904526.13395" calcext:value-type="float">
            <text:p>1427904526.13395</text:p>
          </table:table-cell>
          <table:table-cell office:value-type="float" office:value="1427904527.22553" calcext:value-type="float">
            <text:p>1427904527.22553</text:p>
          </table:table-cell>
          <table:table-cell/>
          <table:table-cell table:formula="of:=MAX([.B137];[.D137];[.G137])-MAX([.A137];[.C137];[.E137])" office:value-type="float" office:value="18.2758269309998" calcext:value-type="float">
            <text:p>18.275826931</text:p>
          </table:table-cell>
          <table:table-cell table:formula="of:=IF(ISBLANK([.E137]);&quot;&quot;;[.I137])" office:value-type="float" office:value="18.2758269309998" calcext:value-type="float">
            <text:p>18.275826931</text:p>
          </table:table-cell>
          <table:table-cell table:formula="of:=IF(OR(ISBLANK([.E137]);[.I137]&lt;=0);&quot;&quot;;[.I137])" office:value-type="float" office:value="18.2758269309998" calcext:value-type="float">
            <text:p>18.2758269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101" calcext:value-type="float">
            <text:p>1427904508.95101</text:p>
          </table:table-cell>
          <table:table-cell office:value-type="float" office:value="1427904526.28185" calcext:value-type="float">
            <text:p>1427904526.28185</text:p>
          </table:table-cell>
          <table:table-cell office:value-type="float" office:value="1427904527.26477" calcext:value-type="float">
            <text:p>1427904527.26477</text:p>
          </table:table-cell>
          <table:table-cell/>
          <table:table-cell table:formula="of:=MAX([.B138];[.D138];[.G138])-MAX([.A138];[.C138];[.E138])" office:value-type="float" office:value="18.3137619495392" calcext:value-type="float">
            <text:p>18.3137619495</text:p>
          </table:table-cell>
          <table:table-cell table:formula="of:=IF(ISBLANK([.E138]);&quot;&quot;;[.I138])" office:value-type="float" office:value="18.3137619495392" calcext:value-type="float">
            <text:p>18.3137619495</text:p>
          </table:table-cell>
          <table:table-cell table:formula="of:=IF(OR(ISBLANK([.E138]);[.I138]&lt;=0);&quot;&quot;;[.I138])" office:value-type="float" office:value="18.3137619495392" calcext:value-type="float">
            <text:p>18.31376194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236" calcext:value-type="float">
            <text:p>1427904508.95236</text:p>
          </table:table-cell>
          <table:table-cell office:value-type="float" office:value="1427904526.24636" calcext:value-type="float">
            <text:p>1427904526.24636</text:p>
          </table:table-cell>
          <table:table-cell office:value-type="float" office:value="1427904527.23582" calcext:value-type="float">
            <text:p>1427904527.23582</text:p>
          </table:table-cell>
          <table:table-cell/>
          <table:table-cell table:formula="of:=MAX([.B139];[.D139];[.G139])-MAX([.A139];[.C139];[.E139])" office:value-type="float" office:value="18.2834589481354" calcext:value-type="float">
            <text:p>18.2834589481</text:p>
          </table:table-cell>
          <table:table-cell table:formula="of:=IF(ISBLANK([.E139]);&quot;&quot;;[.I139])" office:value-type="float" office:value="18.2834589481354" calcext:value-type="float">
            <text:p>18.2834589481</text:p>
          </table:table-cell>
          <table:table-cell table:formula="of:=IF(OR(ISBLANK([.E139]);[.I139]&lt;=0);&quot;&quot;;[.I139])" office:value-type="float" office:value="18.2834589481354" calcext:value-type="float">
            <text:p>18.28345894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322" calcext:value-type="float">
            <text:p>1427904508.95322</text:p>
          </table:table-cell>
          <table:table-cell office:value-type="float" office:value="1427904526.23899" calcext:value-type="float">
            <text:p>1427904526.23899</text:p>
          </table:table-cell>
          <table:table-cell office:value-type="float" office:value="1427904527.26703" calcext:value-type="float">
            <text:p>1427904527.26703</text:p>
          </table:table-cell>
          <table:table-cell/>
          <table:table-cell table:formula="of:=MAX([.B140];[.D140];[.G140])-MAX([.A140];[.C140];[.E140])" office:value-type="float" office:value="18.3138070106506" calcext:value-type="float">
            <text:p>18.3138070107</text:p>
          </table:table-cell>
          <table:table-cell table:formula="of:=IF(ISBLANK([.E140]);&quot;&quot;;[.I140])" office:value-type="float" office:value="18.3138070106506" calcext:value-type="float">
            <text:p>18.3138070107</text:p>
          </table:table-cell>
          <table:table-cell table:formula="of:=IF(OR(ISBLANK([.E140]);[.I140]&lt;=0);&quot;&quot;;[.I140])" office:value-type="float" office:value="18.3138070106506" calcext:value-type="float">
            <text:p>18.31380701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368" calcext:value-type="float">
            <text:p>1427904508.95368</text:p>
          </table:table-cell>
          <table:table-cell office:value-type="float" office:value="1427904526.64514" calcext:value-type="float">
            <text:p>1427904526.64514</text:p>
          </table:table-cell>
          <table:table-cell office:value-type="float" office:value="1427904527.71957" calcext:value-type="float">
            <text:p>1427904527.71957</text:p>
          </table:table-cell>
          <table:table-cell/>
          <table:table-cell table:formula="of:=MAX([.B141];[.D141];[.G141])-MAX([.A141];[.C141];[.E141])" office:value-type="float" office:value="18.7658920288086" calcext:value-type="float">
            <text:p>18.7658920288</text:p>
          </table:table-cell>
          <table:table-cell table:formula="of:=IF(ISBLANK([.E141]);&quot;&quot;;[.I141])" office:value-type="float" office:value="18.7658920288086" calcext:value-type="float">
            <text:p>18.7658920288</text:p>
          </table:table-cell>
          <table:table-cell table:formula="of:=IF(OR(ISBLANK([.E141]);[.I141]&lt;=0);&quot;&quot;;[.I141])" office:value-type="float" office:value="18.7658920288086" calcext:value-type="float">
            <text:p>18.76589202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416" calcext:value-type="float">
            <text:p>1427904508.95416</text:p>
          </table:table-cell>
          <table:table-cell office:value-type="float" office:value="1427904526.46574" calcext:value-type="float">
            <text:p>1427904526.46574</text:p>
          </table:table-cell>
          <table:table-cell office:value-type="float" office:value="1427904527.55206" calcext:value-type="float">
            <text:p>1427904527.55206</text:p>
          </table:table-cell>
          <table:table-cell/>
          <table:table-cell table:formula="of:=MAX([.B142];[.D142];[.G142])-MAX([.A142];[.C142];[.E142])" office:value-type="float" office:value="18.5978939533234" calcext:value-type="float">
            <text:p>18.5978939533</text:p>
          </table:table-cell>
          <table:table-cell table:formula="of:=IF(ISBLANK([.E142]);&quot;&quot;;[.I142])" office:value-type="float" office:value="18.5978939533234" calcext:value-type="float">
            <text:p>18.5978939533</text:p>
          </table:table-cell>
          <table:table-cell table:formula="of:=IF(OR(ISBLANK([.E142]);[.I142]&lt;=0);&quot;&quot;;[.I142])" office:value-type="float" office:value="18.5978939533234" calcext:value-type="float">
            <text:p>18.5978939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462" calcext:value-type="float">
            <text:p>1427904508.95462</text:p>
          </table:table-cell>
          <table:table-cell office:value-type="float" office:value="1427904526.7454" calcext:value-type="float">
            <text:p>1427904526.7454</text:p>
          </table:table-cell>
          <table:table-cell office:value-type="float" office:value="1427904527.80619" calcext:value-type="float">
            <text:p>1427904527.80619</text:p>
          </table:table-cell>
          <table:table-cell/>
          <table:table-cell table:formula="of:=MAX([.B143];[.D143];[.G143])-MAX([.A143];[.C143];[.E143])" office:value-type="float" office:value="18.851576089859" calcext:value-type="float">
            <text:p>18.8515760899</text:p>
          </table:table-cell>
          <table:table-cell table:formula="of:=IF(ISBLANK([.E143]);&quot;&quot;;[.I143])" office:value-type="float" office:value="18.851576089859" calcext:value-type="float">
            <text:p>18.8515760899</text:p>
          </table:table-cell>
          <table:table-cell table:formula="of:=IF(OR(ISBLANK([.E143]);[.I143]&lt;=0);&quot;&quot;;[.I143])" office:value-type="float" office:value="18.851576089859" calcext:value-type="float">
            <text:p>18.85157608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508" calcext:value-type="float">
            <text:p>1427904508.95508</text:p>
          </table:table-cell>
          <table:table-cell office:value-type="float" office:value="1427904526.64542" calcext:value-type="float">
            <text:p>1427904526.64542</text:p>
          </table:table-cell>
          <table:table-cell office:value-type="float" office:value="1427904527.72194" calcext:value-type="float">
            <text:p>1427904527.72194</text:p>
          </table:table-cell>
          <table:table-cell/>
          <table:table-cell table:formula="of:=MAX([.B144];[.D144];[.G144])-MAX([.A144];[.C144];[.E144])" office:value-type="float" office:value="18.7668619155884" calcext:value-type="float">
            <text:p>18.7668619156</text:p>
          </table:table-cell>
          <table:table-cell table:formula="of:=IF(ISBLANK([.E144]);&quot;&quot;;[.I144])" office:value-type="float" office:value="18.7668619155884" calcext:value-type="float">
            <text:p>18.7668619156</text:p>
          </table:table-cell>
          <table:table-cell table:formula="of:=IF(OR(ISBLANK([.E144]);[.I144]&lt;=0);&quot;&quot;;[.I144])" office:value-type="float" office:value="18.7668619155884" calcext:value-type="float">
            <text:p>18.76686191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08.95562" calcext:value-type="float">
            <text:p>1427904508.95562</text:p>
          </table:table-cell>
          <table:table-cell office:value-type="float" office:value="1427904526.54416" calcext:value-type="float">
            <text:p>1427904526.54416</text:p>
          </table:table-cell>
          <table:table-cell office:value-type="float" office:value="1427904527.59203" calcext:value-type="float">
            <text:p>1427904527.59203</text:p>
          </table:table-cell>
          <table:table-cell/>
          <table:table-cell table:formula="of:=MAX([.B145];[.D145];[.G145])-MAX([.A145];[.C145];[.E145])" office:value-type="float" office:value="18.6364090442657" calcext:value-type="float">
            <text:p>18.6364090443</text:p>
          </table:table-cell>
          <table:table-cell table:formula="of:=IF(ISBLANK([.E145]);&quot;&quot;;[.I145])" office:value-type="float" office:value="18.6364090442657" calcext:value-type="float">
            <text:p>18.6364090443</text:p>
          </table:table-cell>
          <table:table-cell table:formula="of:=IF(OR(ISBLANK([.E145]);[.I145]&lt;=0);&quot;&quot;;[.I145])" office:value-type="float" office:value="18.6364090442657" calcext:value-type="float">
            <text:p>18.6364090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527.80621" calcext:value-type="float">
            <text:p>1427904527.80621</text:p>
          </table:table-cell>
          <table:table-cell office:value-type="float" office:value="1427904546.41853" calcext:value-type="float">
            <text:p>1427904546.41853</text:p>
          </table:table-cell>
          <table:table-cell table:number-columns-repeated="4"/>
          <table:table-cell table:formula="of:=MAX([.B146];[.D146];[.G146])-MAX([.A146];[.C146];[.E146])" office:value-type="float" office:value="18.6123230457306" calcext:value-type="float">
            <text:p>18.6123230457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0621" calcext:value-type="float">
            <text:p>1427904527.80621</text:p>
          </table:table-cell>
          <table:table-cell office:value-type="float" office:value="1427904544.95507" calcext:value-type="float">
            <text:p>1427904544.95507</text:p>
          </table:table-cell>
          <table:table-cell office:value-type="float" office:value="1427904546.05058" calcext:value-type="float">
            <text:p>1427904546.05058</text:p>
          </table:table-cell>
          <table:table-cell/>
          <table:table-cell table:formula="of:=MAX([.B147];[.D147];[.G147])-MAX([.A147];[.C147];[.E147])" office:value-type="float" office:value="18.2443690299988" calcext:value-type="float">
            <text:p>18.24436903</text:p>
          </table:table-cell>
          <table:table-cell table:formula="of:=IF(ISBLANK([.E147]);&quot;&quot;;[.I147])" office:value-type="float" office:value="18.2443690299988" calcext:value-type="float">
            <text:p>18.24436903</text:p>
          </table:table-cell>
          <table:table-cell table:formula="of:=IF(OR(ISBLANK([.E147]);[.I147]&lt;=0);&quot;&quot;;[.I147])" office:value-type="float" office:value="18.2443690299988" calcext:value-type="float">
            <text:p>18.244369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0757" calcext:value-type="float">
            <text:p>1427904527.80757</text:p>
          </table:table-cell>
          <table:table-cell office:value-type="float" office:value="1427904544.574" calcext:value-type="float">
            <text:p>1427904544.574</text:p>
          </table:table-cell>
          <table:table-cell office:value-type="float" office:value="1427904545.58873" calcext:value-type="float">
            <text:p>1427904545.58873</text:p>
          </table:table-cell>
          <table:table-cell/>
          <table:table-cell table:formula="of:=MAX([.B148];[.D148];[.G148])-MAX([.A148];[.C148];[.E148])" office:value-type="float" office:value="17.7811620235443" calcext:value-type="float">
            <text:p>17.7811620235</text:p>
          </table:table-cell>
          <table:table-cell table:formula="of:=IF(ISBLANK([.E148]);&quot;&quot;;[.I148])" office:value-type="float" office:value="17.7811620235443" calcext:value-type="float">
            <text:p>17.7811620235</text:p>
          </table:table-cell>
          <table:table-cell table:formula="of:=IF(OR(ISBLANK([.E148]);[.I148]&lt;=0);&quot;&quot;;[.I148])" office:value-type="float" office:value="17.7811620235443" calcext:value-type="float">
            <text:p>17.78116202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0892" calcext:value-type="float">
            <text:p>1427904527.80892</text:p>
          </table:table-cell>
          <table:table-cell office:value-type="float" office:value="1427904545.33212" calcext:value-type="float">
            <text:p>1427904545.33212</text:p>
          </table:table-cell>
          <table:table-cell office:value-type="float" office:value="1427904546.41853" calcext:value-type="float">
            <text:p>1427904546.41853</text:p>
          </table:table-cell>
          <table:table-cell/>
          <table:table-cell table:formula="of:=MAX([.B149];[.D149];[.G149])-MAX([.A149];[.C149];[.E149])" office:value-type="float" office:value="18.6096079349518" calcext:value-type="float">
            <text:p>18.609607935</text:p>
          </table:table-cell>
          <table:table-cell table:formula="of:=IF(ISBLANK([.E149]);&quot;&quot;;[.I149])" office:value-type="float" office:value="18.6096079349518" calcext:value-type="float">
            <text:p>18.609607935</text:p>
          </table:table-cell>
          <table:table-cell table:formula="of:=IF(OR(ISBLANK([.E149]);[.I149]&lt;=0);&quot;&quot;;[.I149])" office:value-type="float" office:value="18.6096079349518" calcext:value-type="float">
            <text:p>18.6096079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026" calcext:value-type="float">
            <text:p>1427904527.81026</text:p>
          </table:table-cell>
          <table:table-cell office:value-type="float" office:value="1427904545.13558" calcext:value-type="float">
            <text:p>1427904545.13558</text:p>
          </table:table-cell>
          <table:table-cell office:value-type="float" office:value="1427904546.19656" calcext:value-type="float">
            <text:p>1427904546.19656</text:p>
          </table:table-cell>
          <table:table-cell/>
          <table:table-cell table:formula="of:=MAX([.B150];[.D150];[.G150])-MAX([.A150];[.C150];[.E150])" office:value-type="float" office:value="18.3863039016724" calcext:value-type="float">
            <text:p>18.3863039017</text:p>
          </table:table-cell>
          <table:table-cell table:formula="of:=IF(ISBLANK([.E150]);&quot;&quot;;[.I150])" office:value-type="float" office:value="18.3863039016724" calcext:value-type="float">
            <text:p>18.3863039017</text:p>
          </table:table-cell>
          <table:table-cell table:formula="of:=IF(OR(ISBLANK([.E150]);[.I150]&lt;=0);&quot;&quot;;[.I150])" office:value-type="float" office:value="18.3863039016724" calcext:value-type="float">
            <text:p>18.38630390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156" calcext:value-type="float">
            <text:p>1427904527.81156</text:p>
          </table:table-cell>
          <table:table-cell office:value-type="float" office:value="1427904544.98017" calcext:value-type="float">
            <text:p>1427904544.98017</text:p>
          </table:table-cell>
          <table:table-cell office:value-type="float" office:value="1427904546.0615" calcext:value-type="float">
            <text:p>1427904546.0615</text:p>
          </table:table-cell>
          <table:table-cell/>
          <table:table-cell table:formula="of:=MAX([.B151];[.D151];[.G151])-MAX([.A151];[.C151];[.E151])" office:value-type="float" office:value="18.2499389648438" calcext:value-type="float">
            <text:p>18.2499389648</text:p>
          </table:table-cell>
          <table:table-cell table:formula="of:=IF(ISBLANK([.E151]);&quot;&quot;;[.I151])" office:value-type="float" office:value="18.2499389648438" calcext:value-type="float">
            <text:p>18.2499389648</text:p>
          </table:table-cell>
          <table:table-cell table:formula="of:=IF(OR(ISBLANK([.E151]);[.I151]&lt;=0);&quot;&quot;;[.I151])" office:value-type="float" office:value="18.2499389648438" calcext:value-type="float">
            <text:p>18.24993896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288" calcext:value-type="float">
            <text:p>1427904527.81288</text:p>
          </table:table-cell>
          <table:table-cell office:value-type="float" office:value="1427904544.79884" calcext:value-type="float">
            <text:p>1427904544.79884</text:p>
          </table:table-cell>
          <table:table-cell office:value-type="float" office:value="1427904545.76947" calcext:value-type="float">
            <text:p>1427904545.76947</text:p>
          </table:table-cell>
          <table:table-cell/>
          <table:table-cell table:formula="of:=MAX([.B152];[.D152];[.G152])-MAX([.A152];[.C152];[.E152])" office:value-type="float" office:value="17.9565870761871" calcext:value-type="float">
            <text:p>17.9565870762</text:p>
          </table:table-cell>
          <table:table-cell table:formula="of:=IF(ISBLANK([.E152]);&quot;&quot;;[.I152])" office:value-type="float" office:value="17.9565870761871" calcext:value-type="float">
            <text:p>17.9565870762</text:p>
          </table:table-cell>
          <table:table-cell table:formula="of:=IF(OR(ISBLANK([.E152]);[.I152]&lt;=0);&quot;&quot;;[.I152])" office:value-type="float" office:value="17.9565870761871" calcext:value-type="float">
            <text:p>17.95658707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418" calcext:value-type="float">
            <text:p>1427904527.81418</text:p>
          </table:table-cell>
          <table:table-cell office:value-type="float" office:value="1427904545.37098" calcext:value-type="float">
            <text:p>1427904545.37098</text:p>
          </table:table-cell>
          <table:table-cell office:value-type="float" office:value="1427904546.37134" calcext:value-type="float">
            <text:p>1427904546.37134</text:p>
          </table:table-cell>
          <table:table-cell/>
          <table:table-cell table:formula="of:=MAX([.B153];[.D153];[.G153])-MAX([.A153];[.C153];[.E153])" office:value-type="float" office:value="18.557158946991" calcext:value-type="float">
            <text:p>18.557158947</text:p>
          </table:table-cell>
          <table:table-cell table:formula="of:=IF(ISBLANK([.E153]);&quot;&quot;;[.I153])" office:value-type="float" office:value="18.557158946991" calcext:value-type="float">
            <text:p>18.557158947</text:p>
          </table:table-cell>
          <table:table-cell table:formula="of:=IF(OR(ISBLANK([.E153]);[.I153]&lt;=0);&quot;&quot;;[.I153])" office:value-type="float" office:value="18.557158946991" calcext:value-type="float">
            <text:p>18.5571589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548" calcext:value-type="float">
            <text:p>1427904527.81548</text:p>
          </table:table-cell>
          <table:table-cell office:value-type="float" office:value="1427904544.89247" calcext:value-type="float">
            <text:p>1427904544.89247</text:p>
          </table:table-cell>
          <table:table-cell office:value-type="float" office:value="1427904545.95952" calcext:value-type="float">
            <text:p>1427904545.95952</text:p>
          </table:table-cell>
          <table:table-cell/>
          <table:table-cell table:formula="of:=MAX([.B154];[.D154];[.G154])-MAX([.A154];[.C154];[.E154])" office:value-type="float" office:value="18.1440398693085" calcext:value-type="float">
            <text:p>18.1440398693</text:p>
          </table:table-cell>
          <table:table-cell table:formula="of:=IF(ISBLANK([.E154]);&quot;&quot;;[.I154])" office:value-type="float" office:value="18.1440398693085" calcext:value-type="float">
            <text:p>18.1440398693</text:p>
          </table:table-cell>
          <table:table-cell table:formula="of:=IF(OR(ISBLANK([.E154]);[.I154]&lt;=0);&quot;&quot;;[.I154])" office:value-type="float" office:value="18.1440398693085" calcext:value-type="float">
            <text:p>18.14403986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68" calcext:value-type="float">
            <text:p>1427904527.8168</text:p>
          </table:table-cell>
          <table:table-cell office:value-type="float" office:value="1427904545.09967" calcext:value-type="float">
            <text:p>1427904545.09967</text:p>
          </table:table-cell>
          <table:table-cell office:value-type="float" office:value="1427904546.18653" calcext:value-type="float">
            <text:p>1427904546.18653</text:p>
          </table:table-cell>
          <table:table-cell/>
          <table:table-cell table:formula="of:=MAX([.B155];[.D155];[.G155])-MAX([.A155];[.C155];[.E155])" office:value-type="float" office:value="18.3697350025177" calcext:value-type="float">
            <text:p>18.3697350025</text:p>
          </table:table-cell>
          <table:table-cell table:formula="of:=IF(ISBLANK([.E155]);&quot;&quot;;[.I155])" office:value-type="float" office:value="18.3697350025177" calcext:value-type="float">
            <text:p>18.3697350025</text:p>
          </table:table-cell>
          <table:table-cell table:formula="of:=IF(OR(ISBLANK([.E155]);[.I155]&lt;=0);&quot;&quot;;[.I155])" office:value-type="float" office:value="18.3697350025177" calcext:value-type="float">
            <text:p>18.36973500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27.81725" calcext:value-type="float">
            <text:p>1427904527.81725</text:p>
          </table:table-cell>
          <table:table-cell office:value-type="float" office:value="1427904544.85707" calcext:value-type="float">
            <text:p>1427904544.85707</text:p>
          </table:table-cell>
          <table:table-cell office:value-type="float" office:value="1427904545.95317" calcext:value-type="float">
            <text:p>1427904545.95317</text:p>
          </table:table-cell>
          <table:table-cell/>
          <table:table-cell table:formula="of:=MAX([.B156];[.D156];[.G156])-MAX([.A156];[.C156];[.E156])" office:value-type="float" office:value="18.1359219551086" calcext:value-type="float">
            <text:p>18.1359219551</text:p>
          </table:table-cell>
          <table:table-cell table:formula="of:=IF(ISBLANK([.E156]);&quot;&quot;;[.I156])" office:value-type="float" office:value="18.1359219551086" calcext:value-type="float">
            <text:p>18.1359219551</text:p>
          </table:table-cell>
          <table:table-cell table:formula="of:=IF(OR(ISBLANK([.E156]);[.I156]&lt;=0);&quot;&quot;;[.I156])" office:value-type="float" office:value="18.1359219551086" calcext:value-type="float">
            <text:p>18.13592195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546.41854" calcext:value-type="float">
            <text:p>1427904546.41854</text:p>
          </table:table-cell>
          <table:table-cell office:value-type="float" office:value="1427904564.88768" calcext:value-type="float">
            <text:p>1427904564.88768</text:p>
          </table:table-cell>
          <table:table-cell table:number-columns-repeated="4"/>
          <table:table-cell table:formula="of:=MAX([.B157];[.D157];[.G157])-MAX([.A157];[.C157];[.E157])" office:value-type="float" office:value="18.4691388607025" calcext:value-type="float">
            <text:p>18.4691388607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1855" calcext:value-type="float">
            <text:p>1427904546.41855</text:p>
          </table:table-cell>
          <table:table-cell office:value-type="float" office:value="1427904563.79519" calcext:value-type="float">
            <text:p>1427904563.79519</text:p>
          </table:table-cell>
          <table:table-cell office:value-type="float" office:value="1427904564.88768" calcext:value-type="float">
            <text:p>1427904564.88768</text:p>
          </table:table-cell>
          <table:table-cell/>
          <table:table-cell table:formula="of:=MAX([.B158];[.D158];[.G158])-MAX([.A158];[.C158];[.E158])" office:value-type="float" office:value="18.4691319465637" calcext:value-type="float">
            <text:p>18.4691319466</text:p>
          </table:table-cell>
          <table:table-cell table:formula="of:=IF(ISBLANK([.E158]);&quot;&quot;;[.I158])" office:value-type="float" office:value="18.4691319465637" calcext:value-type="float">
            <text:p>18.4691319466</text:p>
          </table:table-cell>
          <table:table-cell table:formula="of:=IF(OR(ISBLANK([.E158]);[.I158]&lt;=0);&quot;&quot;;[.I158])" office:value-type="float" office:value="18.4691319465637" calcext:value-type="float">
            <text:p>18.46913194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1999" calcext:value-type="float">
            <text:p>1427904546.41999</text:p>
          </table:table-cell>
          <table:table-cell office:value-type="float" office:value="1427904563.75839" calcext:value-type="float">
            <text:p>1427904563.75839</text:p>
          </table:table-cell>
          <table:table-cell office:value-type="float" office:value="1427904564.83806" calcext:value-type="float">
            <text:p>1427904564.83806</text:p>
          </table:table-cell>
          <table:table-cell/>
          <table:table-cell table:formula="of:=MAX([.B159];[.D159];[.G159])-MAX([.A159];[.C159];[.E159])" office:value-type="float" office:value="18.4180660247803" calcext:value-type="float">
            <text:p>18.4180660248</text:p>
          </table:table-cell>
          <table:table-cell table:formula="of:=IF(ISBLANK([.E159]);&quot;&quot;;[.I159])" office:value-type="float" office:value="18.4180660247803" calcext:value-type="float">
            <text:p>18.4180660248</text:p>
          </table:table-cell>
          <table:table-cell table:formula="of:=IF(OR(ISBLANK([.E159]);[.I159]&lt;=0);&quot;&quot;;[.I159])" office:value-type="float" office:value="18.4180660247803" calcext:value-type="float">
            <text:p>18.41806602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131" calcext:value-type="float">
            <text:p>1427904546.42131</text:p>
          </table:table-cell>
          <table:table-cell office:value-type="float" office:value="1427904563.25777" calcext:value-type="float">
            <text:p>1427904563.25777</text:p>
          </table:table-cell>
          <table:table-cell office:value-type="float" office:value="1427904564.32096" calcext:value-type="float">
            <text:p>1427904564.32096</text:p>
          </table:table-cell>
          <table:table-cell/>
          <table:table-cell table:formula="of:=MAX([.B160];[.D160];[.G160])-MAX([.A160];[.C160];[.E160])" office:value-type="float" office:value="17.8996570110321" calcext:value-type="float">
            <text:p>17.899657011</text:p>
          </table:table-cell>
          <table:table-cell table:formula="of:=IF(ISBLANK([.E160]);&quot;&quot;;[.I160])" office:value-type="float" office:value="17.8996570110321" calcext:value-type="float">
            <text:p>17.899657011</text:p>
          </table:table-cell>
          <table:table-cell table:formula="of:=IF(OR(ISBLANK([.E160]);[.I160]&lt;=0);&quot;&quot;;[.I160])" office:value-type="float" office:value="17.8996570110321" calcext:value-type="float">
            <text:p>17.8996570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26" calcext:value-type="float">
            <text:p>1427904546.4226</text:p>
          </table:table-cell>
          <table:table-cell office:value-type="float" office:value="1427904563.25799" calcext:value-type="float">
            <text:p>1427904563.25799</text:p>
          </table:table-cell>
          <table:table-cell office:value-type="float" office:value="1427904564.30387" calcext:value-type="float">
            <text:p>1427904564.30387</text:p>
          </table:table-cell>
          <table:table-cell/>
          <table:table-cell table:formula="of:=MAX([.B161];[.D161];[.G161])-MAX([.A161];[.C161];[.E161])" office:value-type="float" office:value="17.8812642097473" calcext:value-type="float">
            <text:p>17.8812642097</text:p>
          </table:table-cell>
          <table:table-cell table:formula="of:=IF(ISBLANK([.E161]);&quot;&quot;;[.I161])" office:value-type="float" office:value="17.8812642097473" calcext:value-type="float">
            <text:p>17.8812642097</text:p>
          </table:table-cell>
          <table:table-cell table:formula="of:=IF(OR(ISBLANK([.E161]);[.I161]&lt;=0);&quot;&quot;;[.I161])" office:value-type="float" office:value="17.8812642097473" calcext:value-type="float">
            <text:p>17.88126420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416" calcext:value-type="float">
            <text:p>1427904546.42416</text:p>
          </table:table-cell>
          <table:table-cell office:value-type="float" office:value="1427904563.48172" calcext:value-type="float">
            <text:p>1427904563.48172</text:p>
          </table:table-cell>
          <table:table-cell office:value-type="float" office:value="1427904564.5858" calcext:value-type="float">
            <text:p>1427904564.5858</text:p>
          </table:table-cell>
          <table:table-cell/>
          <table:table-cell table:formula="of:=MAX([.B162];[.D162];[.G162])-MAX([.A162];[.C162];[.E162])" office:value-type="float" office:value="18.1616380214691" calcext:value-type="float">
            <text:p>18.1616380215</text:p>
          </table:table-cell>
          <table:table-cell table:formula="of:=IF(ISBLANK([.E162]);&quot;&quot;;[.I162])" office:value-type="float" office:value="18.1616380214691" calcext:value-type="float">
            <text:p>18.1616380215</text:p>
          </table:table-cell>
          <table:table-cell table:formula="of:=IF(OR(ISBLANK([.E162]);[.I162]&lt;=0);&quot;&quot;;[.I162])" office:value-type="float" office:value="18.1616380214691" calcext:value-type="float">
            <text:p>18.1616380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55" calcext:value-type="float">
            <text:p>1427904546.4255</text:p>
          </table:table-cell>
          <table:table-cell office:value-type="float" office:value="1427904563.86876" calcext:value-type="float">
            <text:p>1427904563.86876</text:p>
          </table:table-cell>
          <table:table-cell office:value-type="float" office:value="1427904564.82512" calcext:value-type="float">
            <text:p>1427904564.82512</text:p>
          </table:table-cell>
          <table:table-cell/>
          <table:table-cell table:formula="of:=MAX([.B163];[.D163];[.G163])-MAX([.A163];[.C163];[.E163])" office:value-type="float" office:value="18.3996250629425" calcext:value-type="float">
            <text:p>18.3996250629</text:p>
          </table:table-cell>
          <table:table-cell table:formula="of:=IF(ISBLANK([.E163]);&quot;&quot;;[.I163])" office:value-type="float" office:value="18.3996250629425" calcext:value-type="float">
            <text:p>18.3996250629</text:p>
          </table:table-cell>
          <table:table-cell table:formula="of:=IF(OR(ISBLANK([.E163]);[.I163]&lt;=0);&quot;&quot;;[.I163])" office:value-type="float" office:value="18.3996250629425" calcext:value-type="float">
            <text:p>18.39962506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68" calcext:value-type="float">
            <text:p>1427904546.4268</text:p>
          </table:table-cell>
          <table:table-cell office:value-type="float" office:value="1427904563.4462" calcext:value-type="float">
            <text:p>1427904563.4462</text:p>
          </table:table-cell>
          <table:table-cell office:value-type="float" office:value="1427904564.39556" calcext:value-type="float">
            <text:p>1427904564.39556</text:p>
          </table:table-cell>
          <table:table-cell/>
          <table:table-cell table:formula="of:=MAX([.B164];[.D164];[.G164])-MAX([.A164];[.C164];[.E164])" office:value-type="float" office:value="17.9687588214874" calcext:value-type="float">
            <text:p>17.9687588215</text:p>
          </table:table-cell>
          <table:table-cell table:formula="of:=IF(ISBLANK([.E164]);&quot;&quot;;[.I164])" office:value-type="float" office:value="17.9687588214874" calcext:value-type="float">
            <text:p>17.9687588215</text:p>
          </table:table-cell>
          <table:table-cell table:formula="of:=IF(OR(ISBLANK([.E164]);[.I164]&lt;=0);&quot;&quot;;[.I164])" office:value-type="float" office:value="17.9687588214874" calcext:value-type="float">
            <text:p>17.9687588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809" calcext:value-type="float">
            <text:p>1427904546.42809</text:p>
          </table:table-cell>
          <table:table-cell office:value-type="float" office:value="1427904563.60348" calcext:value-type="float">
            <text:p>1427904563.60348</text:p>
          </table:table-cell>
          <table:table-cell office:value-type="float" office:value="1427904564.61726" calcext:value-type="float">
            <text:p>1427904564.61726</text:p>
          </table:table-cell>
          <table:table-cell/>
          <table:table-cell table:formula="of:=MAX([.B165];[.D165];[.G165])-MAX([.A165];[.C165];[.E165])" office:value-type="float" office:value="18.1891679763794" calcext:value-type="float">
            <text:p>18.1891679764</text:p>
          </table:table-cell>
          <table:table-cell table:formula="of:=IF(ISBLANK([.E165]);&quot;&quot;;[.I165])" office:value-type="float" office:value="18.1891679763794" calcext:value-type="float">
            <text:p>18.1891679764</text:p>
          </table:table-cell>
          <table:table-cell table:formula="of:=IF(OR(ISBLANK([.E165]);[.I165]&lt;=0);&quot;&quot;;[.I165])" office:value-type="float" office:value="18.1891679763794" calcext:value-type="float">
            <text:p>18.18916797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294" calcext:value-type="float">
            <text:p>1427904546.4294</text:p>
          </table:table-cell>
          <table:table-cell office:value-type="float" office:value="1427904563.66024" calcext:value-type="float">
            <text:p>1427904563.66024</text:p>
          </table:table-cell>
          <table:table-cell office:value-type="float" office:value="1427904564.74187" calcext:value-type="float">
            <text:p>1427904564.74187</text:p>
          </table:table-cell>
          <table:table-cell/>
          <table:table-cell table:formula="of:=MAX([.B166];[.D166];[.G166])-MAX([.A166];[.C166];[.E166])" office:value-type="float" office:value="18.312469959259" calcext:value-type="float">
            <text:p>18.3124699593</text:p>
          </table:table-cell>
          <table:table-cell table:formula="of:=IF(ISBLANK([.E166]);&quot;&quot;;[.I166])" office:value-type="float" office:value="18.312469959259" calcext:value-type="float">
            <text:p>18.3124699593</text:p>
          </table:table-cell>
          <table:table-cell table:formula="of:=IF(OR(ISBLANK([.E166]);[.I166]&lt;=0);&quot;&quot;;[.I166])" office:value-type="float" office:value="18.312469959259" calcext:value-type="float">
            <text:p>18.31246995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46.43071" calcext:value-type="float">
            <text:p>1427904546.43071</text:p>
          </table:table-cell>
          <table:table-cell office:value-type="float" office:value="1427904563.5345" calcext:value-type="float">
            <text:p>1427904563.5345</text:p>
          </table:table-cell>
          <table:table-cell office:value-type="float" office:value="1427904564.50173" calcext:value-type="float">
            <text:p>1427904564.50173</text:p>
          </table:table-cell>
          <table:table-cell/>
          <table:table-cell table:formula="of:=MAX([.B167];[.D167];[.G167])-MAX([.A167];[.C167];[.E167])" office:value-type="float" office:value="18.0710210800171" calcext:value-type="float">
            <text:p>18.07102108</text:p>
          </table:table-cell>
          <table:table-cell table:formula="of:=IF(ISBLANK([.E167]);&quot;&quot;;[.I167])" office:value-type="float" office:value="18.0710210800171" calcext:value-type="float">
            <text:p>18.07102108</text:p>
          </table:table-cell>
          <table:table-cell table:formula="of:=IF(OR(ISBLANK([.E167]);[.I167]&lt;=0);&quot;&quot;;[.I167])" office:value-type="float" office:value="18.0710210800171" calcext:value-type="float">
            <text:p>18.07102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564.88769" calcext:value-type="float">
            <text:p>1427904564.88769</text:p>
          </table:table-cell>
          <table:table-cell office:value-type="float" office:value="1427904584.45849" calcext:value-type="float">
            <text:p>1427904584.45849</text:p>
          </table:table-cell>
          <table:table-cell table:number-columns-repeated="4"/>
          <table:table-cell table:formula="of:=MAX([.B168];[.D168];[.G168])-MAX([.A168];[.C168];[.E168])" office:value-type="float" office:value="19.5707941055298" calcext:value-type="float">
            <text:p>19.5707941055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877" calcext:value-type="float">
            <text:p>1427904564.8877</text:p>
          </table:table-cell>
          <table:table-cell office:value-type="float" office:value="1427904583.16795" calcext:value-type="float">
            <text:p>1427904583.16795</text:p>
          </table:table-cell>
          <table:table-cell office:value-type="float" office:value="1427904584.26761" calcext:value-type="float">
            <text:p>1427904584.26761</text:p>
          </table:table-cell>
          <table:table-cell/>
          <table:table-cell table:formula="of:=MAX([.B169];[.D169];[.G169])-MAX([.A169];[.C169];[.E169])" office:value-type="float" office:value="19.3799149990082" calcext:value-type="float">
            <text:p>19.379914999</text:p>
          </table:table-cell>
          <table:table-cell table:formula="of:=IF(ISBLANK([.E169]);&quot;&quot;;[.I169])" office:value-type="float" office:value="19.3799149990082" calcext:value-type="float">
            <text:p>19.379914999</text:p>
          </table:table-cell>
          <table:table-cell table:formula="of:=IF(OR(ISBLANK([.E169]);[.I169]&lt;=0);&quot;&quot;;[.I169])" office:value-type="float" office:value="19.3799149990082" calcext:value-type="float">
            <text:p>19.3799149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8912" calcext:value-type="float">
            <text:p>1427904564.88912</text:p>
          </table:table-cell>
          <table:table-cell office:value-type="float" office:value="1427904583.36076" calcext:value-type="float">
            <text:p>1427904583.36076</text:p>
          </table:table-cell>
          <table:table-cell office:value-type="float" office:value="1427904584.45848" calcext:value-type="float">
            <text:p>1427904584.45848</text:p>
          </table:table-cell>
          <table:table-cell/>
          <table:table-cell table:formula="of:=MAX([.B170];[.D170];[.G170])-MAX([.A170];[.C170];[.E170])" office:value-type="float" office:value="19.5693669319153" calcext:value-type="float">
            <text:p>19.5693669319</text:p>
          </table:table-cell>
          <table:table-cell table:formula="of:=IF(ISBLANK([.E170]);&quot;&quot;;[.I170])" office:value-type="float" office:value="19.5693669319153" calcext:value-type="float">
            <text:p>19.5693669319</text:p>
          </table:table-cell>
          <table:table-cell table:formula="of:=IF(OR(ISBLANK([.E170]);[.I170]&lt;=0);&quot;&quot;;[.I170])" office:value-type="float" office:value="19.5693669319153" calcext:value-type="float">
            <text:p>19.5693669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042" calcext:value-type="float">
            <text:p>1427904564.89042</text:p>
          </table:table-cell>
          <table:table-cell office:value-type="float" office:value="1427904582.35631" calcext:value-type="float">
            <text:p>1427904582.35631</text:p>
          </table:table-cell>
          <table:table-cell office:value-type="float" office:value="1427904583.44181" calcext:value-type="float">
            <text:p>1427904583.44181</text:p>
          </table:table-cell>
          <table:table-cell/>
          <table:table-cell table:formula="of:=MAX([.B171];[.D171];[.G171])-MAX([.A171];[.C171];[.E171])" office:value-type="float" office:value="18.5513958930969" calcext:value-type="float">
            <text:p>18.5513958931</text:p>
          </table:table-cell>
          <table:table-cell table:formula="of:=IF(ISBLANK([.E171]);&quot;&quot;;[.I171])" office:value-type="float" office:value="18.5513958930969" calcext:value-type="float">
            <text:p>18.5513958931</text:p>
          </table:table-cell>
          <table:table-cell table:formula="of:=IF(OR(ISBLANK([.E171]);[.I171]&lt;=0);&quot;&quot;;[.I171])" office:value-type="float" office:value="18.5513958930969" calcext:value-type="float">
            <text:p>18.55139589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172" calcext:value-type="float">
            <text:p>1427904564.89172</text:p>
          </table:table-cell>
          <table:table-cell office:value-type="float" office:value="1427904582.62597" calcext:value-type="float">
            <text:p>1427904582.62597</text:p>
          </table:table-cell>
          <table:table-cell office:value-type="float" office:value="1427904583.67779" calcext:value-type="float">
            <text:p>1427904583.67779</text:p>
          </table:table-cell>
          <table:table-cell/>
          <table:table-cell table:formula="of:=MAX([.B172];[.D172];[.G172])-MAX([.A172];[.C172];[.E172])" office:value-type="float" office:value="18.7860691547394" calcext:value-type="float">
            <text:p>18.7860691547</text:p>
          </table:table-cell>
          <table:table-cell table:formula="of:=IF(ISBLANK([.E172]);&quot;&quot;;[.I172])" office:value-type="float" office:value="18.7860691547394" calcext:value-type="float">
            <text:p>18.7860691547</text:p>
          </table:table-cell>
          <table:table-cell table:formula="of:=IF(OR(ISBLANK([.E172]);[.I172]&lt;=0);&quot;&quot;;[.I172])" office:value-type="float" office:value="18.7860691547394" calcext:value-type="float">
            <text:p>18.78606915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313" calcext:value-type="float">
            <text:p>1427904564.89313</text:p>
          </table:table-cell>
          <table:table-cell office:value-type="float" office:value="1427904582.9791" calcext:value-type="float">
            <text:p>1427904582.9791</text:p>
          </table:table-cell>
          <table:table-cell office:value-type="float" office:value="1427904583.92296" calcext:value-type="float">
            <text:p>1427904583.92296</text:p>
          </table:table-cell>
          <table:table-cell/>
          <table:table-cell table:formula="of:=MAX([.B173];[.D173];[.G173])-MAX([.A173];[.C173];[.E173])" office:value-type="float" office:value="19.0298261642456" calcext:value-type="float">
            <text:p>19.0298261642</text:p>
          </table:table-cell>
          <table:table-cell table:formula="of:=IF(ISBLANK([.E173]);&quot;&quot;;[.I173])" office:value-type="float" office:value="19.0298261642456" calcext:value-type="float">
            <text:p>19.0298261642</text:p>
          </table:table-cell>
          <table:table-cell table:formula="of:=IF(OR(ISBLANK([.E173]);[.I173]&lt;=0);&quot;&quot;;[.I173])" office:value-type="float" office:value="19.0298261642456" calcext:value-type="float">
            <text:p>19.02982616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443" calcext:value-type="float">
            <text:p>1427904564.89443</text:p>
          </table:table-cell>
          <table:table-cell office:value-type="float" office:value="1427904582.91181" calcext:value-type="float">
            <text:p>1427904582.91181</text:p>
          </table:table-cell>
          <table:table-cell office:value-type="float" office:value="1427904583.99692" calcext:value-type="float">
            <text:p>1427904583.99692</text:p>
          </table:table-cell>
          <table:table-cell/>
          <table:table-cell table:formula="of:=MAX([.B174];[.D174];[.G174])-MAX([.A174];[.C174];[.E174])" office:value-type="float" office:value="19.1024849414825" calcext:value-type="float">
            <text:p>19.1024849415</text:p>
          </table:table-cell>
          <table:table-cell table:formula="of:=IF(ISBLANK([.E174]);&quot;&quot;;[.I174])" office:value-type="float" office:value="19.1024849414825" calcext:value-type="float">
            <text:p>19.1024849415</text:p>
          </table:table-cell>
          <table:table-cell table:formula="of:=IF(OR(ISBLANK([.E174]);[.I174]&lt;=0);&quot;&quot;;[.I174])" office:value-type="float" office:value="19.1024849414825" calcext:value-type="float">
            <text:p>19.10248494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573" calcext:value-type="float">
            <text:p>1427904564.89573</text:p>
          </table:table-cell>
          <table:table-cell office:value-type="float" office:value="1427904583.01343" calcext:value-type="float">
            <text:p>1427904583.01343</text:p>
          </table:table-cell>
          <table:table-cell office:value-type="float" office:value="1427904584.07016" calcext:value-type="float">
            <text:p>1427904584.07016</text:p>
          </table:table-cell>
          <table:table-cell/>
          <table:table-cell table:formula="of:=MAX([.B175];[.D175];[.G175])-MAX([.A175];[.C175];[.E175])" office:value-type="float" office:value="19.174427986145" calcext:value-type="float">
            <text:p>19.1744279861</text:p>
          </table:table-cell>
          <table:table-cell table:formula="of:=IF(ISBLANK([.E175]);&quot;&quot;;[.I175])" office:value-type="float" office:value="19.174427986145" calcext:value-type="float">
            <text:p>19.1744279861</text:p>
          </table:table-cell>
          <table:table-cell table:formula="of:=IF(OR(ISBLANK([.E175]);[.I175]&lt;=0);&quot;&quot;;[.I175])" office:value-type="float" office:value="19.174427986145" calcext:value-type="float">
            <text:p>19.17442798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689" calcext:value-type="float">
            <text:p>1427904564.89689</text:p>
          </table:table-cell>
          <table:table-cell office:value-type="float" office:value="1427904582.74792" calcext:value-type="float">
            <text:p>1427904582.74792</text:p>
          </table:table-cell>
          <table:table-cell office:value-type="float" office:value="1427904583.7545" calcext:value-type="float">
            <text:p>1427904583.7545</text:p>
          </table:table-cell>
          <table:table-cell/>
          <table:table-cell table:formula="of:=MAX([.B176];[.D176];[.G176])-MAX([.A176];[.C176];[.E176])" office:value-type="float" office:value="18.8576090335846" calcext:value-type="float">
            <text:p>18.8576090336</text:p>
          </table:table-cell>
          <table:table-cell table:formula="of:=IF(ISBLANK([.E176]);&quot;&quot;;[.I176])" office:value-type="float" office:value="18.8576090335846" calcext:value-type="float">
            <text:p>18.8576090336</text:p>
          </table:table-cell>
          <table:table-cell table:formula="of:=IF(OR(ISBLANK([.E176]);[.I176]&lt;=0);&quot;&quot;;[.I176])" office:value-type="float" office:value="18.8576090335846" calcext:value-type="float">
            <text:p>18.85760903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735" calcext:value-type="float">
            <text:p>1427904564.89735</text:p>
          </table:table-cell>
          <table:table-cell office:value-type="float" office:value="1427904582.41783" calcext:value-type="float">
            <text:p>1427904582.41783</text:p>
          </table:table-cell>
          <table:table-cell office:value-type="float" office:value="1427904583.40733" calcext:value-type="float">
            <text:p>1427904583.40733</text:p>
          </table:table-cell>
          <table:table-cell/>
          <table:table-cell table:formula="of:=MAX([.B177];[.D177];[.G177])-MAX([.A177];[.C177];[.E177])" office:value-type="float" office:value="18.5099799633026" calcext:value-type="float">
            <text:p>18.5099799633</text:p>
          </table:table-cell>
          <table:table-cell table:formula="of:=IF(ISBLANK([.E177]);&quot;&quot;;[.I177])" office:value-type="float" office:value="18.5099799633026" calcext:value-type="float">
            <text:p>18.5099799633</text:p>
          </table:table-cell>
          <table:table-cell table:formula="of:=IF(OR(ISBLANK([.E177]);[.I177]&lt;=0);&quot;&quot;;[.I177])" office:value-type="float" office:value="18.5099799633026" calcext:value-type="float">
            <text:p>18.50997996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64.8978" calcext:value-type="float">
            <text:p>1427904564.8978</text:p>
          </table:table-cell>
          <table:table-cell office:value-type="float" office:value="1427904582.74765" calcext:value-type="float">
            <text:p>1427904582.74765</text:p>
          </table:table-cell>
          <table:table-cell office:value-type="float" office:value="1427904583.77402" calcext:value-type="float">
            <text:p>1427904583.77402</text:p>
          </table:table-cell>
          <table:table-cell/>
          <table:table-cell table:formula="of:=MAX([.B178];[.D178];[.G178])-MAX([.A178];[.C178];[.E178])" office:value-type="float" office:value="18.8762171268463" calcext:value-type="float">
            <text:p>18.8762171268</text:p>
          </table:table-cell>
          <table:table-cell table:formula="of:=IF(ISBLANK([.E178]);&quot;&quot;;[.I178])" office:value-type="float" office:value="18.8762171268463" calcext:value-type="float">
            <text:p>18.8762171268</text:p>
          </table:table-cell>
          <table:table-cell table:formula="of:=IF(OR(ISBLANK([.E178]);[.I178]&lt;=0);&quot;&quot;;[.I178])" office:value-type="float" office:value="18.8762171268463" calcext:value-type="float">
            <text:p>18.87621712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584.4585" calcext:value-type="float">
            <text:p>1427904584.4585</text:p>
          </table:table-cell>
          <table:table-cell office:value-type="float" office:value="1427904603.13558" calcext:value-type="float">
            <text:p>1427904603.13558</text:p>
          </table:table-cell>
          <table:table-cell table:number-columns-repeated="4"/>
          <table:table-cell table:formula="of:=MAX([.B179];[.D179];[.G179])-MAX([.A179];[.C179];[.E179])" office:value-type="float" office:value="18.6770811080933" calcext:value-type="float">
            <text:p>18.6770811081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585" calcext:value-type="float">
            <text:p>1427904584.4585</text:p>
          </table:table-cell>
          <table:table-cell office:value-type="float" office:value="1427904601.86171" calcext:value-type="float">
            <text:p>1427904601.86171</text:p>
          </table:table-cell>
          <table:table-cell office:value-type="float" office:value="1427904602.90498" calcext:value-type="float">
            <text:p>1427904602.90498</text:p>
          </table:table-cell>
          <table:table-cell/>
          <table:table-cell table:formula="of:=MAX([.B180];[.D180];[.G180])-MAX([.A180];[.C180];[.E180])" office:value-type="float" office:value="18.4464747905731" calcext:value-type="float">
            <text:p>18.4464747906</text:p>
          </table:table-cell>
          <table:table-cell table:formula="of:=IF(ISBLANK([.E180]);&quot;&quot;;[.I180])" office:value-type="float" office:value="18.4464747905731" calcext:value-type="float">
            <text:p>18.4464747906</text:p>
          </table:table-cell>
          <table:table-cell table:formula="of:=IF(OR(ISBLANK([.E180]);[.I180]&lt;=0);&quot;&quot;;[.I180])" office:value-type="float" office:value="18.4464747905731" calcext:value-type="float">
            <text:p>18.44647479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5985" calcext:value-type="float">
            <text:p>1427904584.45985</text:p>
          </table:table-cell>
          <table:table-cell office:value-type="float" office:value="1427904601.49129" calcext:value-type="float">
            <text:p>1427904601.49129</text:p>
          </table:table-cell>
          <table:table-cell office:value-type="float" office:value="1427904602.60158" calcext:value-type="float">
            <text:p>1427904602.60158</text:p>
          </table:table-cell>
          <table:table-cell/>
          <table:table-cell table:formula="of:=MAX([.B181];[.D181];[.G181])-MAX([.A181];[.C181];[.E181])" office:value-type="float" office:value="18.1417310237885" calcext:value-type="float">
            <text:p>18.1417310238</text:p>
          </table:table-cell>
          <table:table-cell table:formula="of:=IF(ISBLANK([.E181]);&quot;&quot;;[.I181])" office:value-type="float" office:value="18.1417310237885" calcext:value-type="float">
            <text:p>18.1417310238</text:p>
          </table:table-cell>
          <table:table-cell table:formula="of:=IF(OR(ISBLANK([.E181]);[.I181]&lt;=0);&quot;&quot;;[.I181])" office:value-type="float" office:value="18.1417310237885" calcext:value-type="float">
            <text:p>18.1417310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124" calcext:value-type="float">
            <text:p>1427904584.46124</text:p>
          </table:table-cell>
          <table:table-cell office:value-type="float" office:value="1427904600.96611" calcext:value-type="float">
            <text:p>1427904600.96611</text:p>
          </table:table-cell>
          <table:table-cell office:value-type="float" office:value="1427904601.95207" calcext:value-type="float">
            <text:p>1427904601.95207</text:p>
          </table:table-cell>
          <table:table-cell/>
          <table:table-cell table:formula="of:=MAX([.B182];[.D182];[.G182])-MAX([.A182];[.C182];[.E182])" office:value-type="float" office:value="17.490828037262" calcext:value-type="float">
            <text:p>17.4908280373</text:p>
          </table:table-cell>
          <table:table-cell table:formula="of:=IF(ISBLANK([.E182]);&quot;&quot;;[.I182])" office:value-type="float" office:value="17.490828037262" calcext:value-type="float">
            <text:p>17.4908280373</text:p>
          </table:table-cell>
          <table:table-cell table:formula="of:=IF(OR(ISBLANK([.E182]);[.I182]&lt;=0);&quot;&quot;;[.I182])" office:value-type="float" office:value="17.490828037262" calcext:value-type="float">
            <text:p>17.490828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254" calcext:value-type="float">
            <text:p>1427904584.46254</text:p>
          </table:table-cell>
          <table:table-cell office:value-type="float" office:value="1427904601.69273" calcext:value-type="float">
            <text:p>1427904601.69273</text:p>
          </table:table-cell>
          <table:table-cell office:value-type="float" office:value="1427904602.76713" calcext:value-type="float">
            <text:p>1427904602.76713</text:p>
          </table:table-cell>
          <table:table-cell/>
          <table:table-cell table:formula="of:=MAX([.B183];[.D183];[.G183])-MAX([.A183];[.C183];[.E183])" office:value-type="float" office:value="18.3045899868011" calcext:value-type="float">
            <text:p>18.3045899868</text:p>
          </table:table-cell>
          <table:table-cell table:formula="of:=IF(ISBLANK([.E183]);&quot;&quot;;[.I183])" office:value-type="float" office:value="18.3045899868011" calcext:value-type="float">
            <text:p>18.3045899868</text:p>
          </table:table-cell>
          <table:table-cell table:formula="of:=IF(OR(ISBLANK([.E183]);[.I183]&lt;=0);&quot;&quot;;[.I183])" office:value-type="float" office:value="18.3045899868011" calcext:value-type="float">
            <text:p>18.30458998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384" calcext:value-type="float">
            <text:p>1427904584.46384</text:p>
          </table:table-cell>
          <table:table-cell office:value-type="float" office:value="1427904602.03023" calcext:value-type="float">
            <text:p>1427904602.03023</text:p>
          </table:table-cell>
          <table:table-cell office:value-type="float" office:value="1427904603.13557" calcext:value-type="float">
            <text:p>1427904603.13557</text:p>
          </table:table-cell>
          <table:table-cell/>
          <table:table-cell table:formula="of:=MAX([.B184];[.D184];[.G184])-MAX([.A184];[.C184];[.E184])" office:value-type="float" office:value="18.6717298030853" calcext:value-type="float">
            <text:p>18.6717298031</text:p>
          </table:table-cell>
          <table:table-cell table:formula="of:=IF(ISBLANK([.E184]);&quot;&quot;;[.I184])" office:value-type="float" office:value="18.6717298030853" calcext:value-type="float">
            <text:p>18.6717298031</text:p>
          </table:table-cell>
          <table:table-cell table:formula="of:=IF(OR(ISBLANK([.E184]);[.I184]&lt;=0);&quot;&quot;;[.I184])" office:value-type="float" office:value="18.6717298030853" calcext:value-type="float">
            <text:p>18.6717298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553" calcext:value-type="float">
            <text:p>1427904584.46553</text:p>
          </table:table-cell>
          <table:table-cell office:value-type="float" office:value="1427904601.85958" calcext:value-type="float">
            <text:p>1427904601.85958</text:p>
          </table:table-cell>
          <table:table-cell office:value-type="float" office:value="1427904602.86146" calcext:value-type="float">
            <text:p>1427904602.86146</text:p>
          </table:table-cell>
          <table:table-cell/>
          <table:table-cell table:formula="of:=MAX([.B185];[.D185];[.G185])-MAX([.A185];[.C185];[.E185])" office:value-type="float" office:value="18.3959341049194" calcext:value-type="float">
            <text:p>18.3959341049</text:p>
          </table:table-cell>
          <table:table-cell table:formula="of:=IF(ISBLANK([.E185]);&quot;&quot;;[.I185])" office:value-type="float" office:value="18.3959341049194" calcext:value-type="float">
            <text:p>18.3959341049</text:p>
          </table:table-cell>
          <table:table-cell table:formula="of:=IF(OR(ISBLANK([.E185]);[.I185]&lt;=0);&quot;&quot;;[.I185])" office:value-type="float" office:value="18.3959341049194" calcext:value-type="float">
            <text:p>18.3959341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683" calcext:value-type="float">
            <text:p>1427904584.46683</text:p>
          </table:table-cell>
          <table:table-cell office:value-type="float" office:value="1427904601.98655" calcext:value-type="float">
            <text:p>1427904601.98655</text:p>
          </table:table-cell>
          <table:table-cell office:value-type="float" office:value="1427904603.08177" calcext:value-type="float">
            <text:p>1427904603.08177</text:p>
          </table:table-cell>
          <table:table-cell/>
          <table:table-cell table:formula="of:=MAX([.B186];[.D186];[.G186])-MAX([.A186];[.C186];[.E186])" office:value-type="float" office:value="18.6149380207062" calcext:value-type="float">
            <text:p>18.6149380207</text:p>
          </table:table-cell>
          <table:table-cell table:formula="of:=IF(ISBLANK([.E186]);&quot;&quot;;[.I186])" office:value-type="float" office:value="18.6149380207062" calcext:value-type="float">
            <text:p>18.6149380207</text:p>
          </table:table-cell>
          <table:table-cell table:formula="of:=IF(OR(ISBLANK([.E186]);[.I186]&lt;=0);&quot;&quot;;[.I186])" office:value-type="float" office:value="18.6149380207062" calcext:value-type="float">
            <text:p>18.6149380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813" calcext:value-type="float">
            <text:p>1427904584.46813</text:p>
          </table:table-cell>
          <table:table-cell office:value-type="float" office:value="1427904601.42379" calcext:value-type="float">
            <text:p>1427904601.42379</text:p>
          </table:table-cell>
          <table:table-cell office:value-type="float" office:value="1427904602.46315" calcext:value-type="float">
            <text:p>1427904602.46315</text:p>
          </table:table-cell>
          <table:table-cell/>
          <table:table-cell table:formula="of:=MAX([.B187];[.D187];[.G187])-MAX([.A187];[.C187];[.E187])" office:value-type="float" office:value="17.9950160980225" calcext:value-type="float">
            <text:p>17.995016098</text:p>
          </table:table-cell>
          <table:table-cell table:formula="of:=IF(ISBLANK([.E187]);&quot;&quot;;[.I187])" office:value-type="float" office:value="17.9950160980225" calcext:value-type="float">
            <text:p>17.995016098</text:p>
          </table:table-cell>
          <table:table-cell table:formula="of:=IF(OR(ISBLANK([.E187]);[.I187]&lt;=0);&quot;&quot;;[.I187])" office:value-type="float" office:value="17.9950160980225" calcext:value-type="float">
            <text:p>17.9950160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902" calcext:value-type="float">
            <text:p>1427904584.46902</text:p>
          </table:table-cell>
          <table:table-cell office:value-type="float" office:value="1427904601.53687" calcext:value-type="float">
            <text:p>1427904601.53687</text:p>
          </table:table-cell>
          <table:table-cell office:value-type="float" office:value="1427904602.61263" calcext:value-type="float">
            <text:p>1427904602.61263</text:p>
          </table:table-cell>
          <table:table-cell/>
          <table:table-cell table:formula="of:=MAX([.B188];[.D188];[.G188])-MAX([.A188];[.C188];[.E188])" office:value-type="float" office:value="18.1436059474945" calcext:value-type="float">
            <text:p>18.1436059475</text:p>
          </table:table-cell>
          <table:table-cell table:formula="of:=IF(ISBLANK([.E188]);&quot;&quot;;[.I188])" office:value-type="float" office:value="18.1436059474945" calcext:value-type="float">
            <text:p>18.1436059475</text:p>
          </table:table-cell>
          <table:table-cell table:formula="of:=IF(OR(ISBLANK([.E188]);[.I188]&lt;=0);&quot;&quot;;[.I188])" office:value-type="float" office:value="18.1436059474945" calcext:value-type="float">
            <text:p>18.14360594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584.46948" calcext:value-type="float">
            <text:p>1427904584.46948</text:p>
          </table:table-cell>
          <table:table-cell office:value-type="float" office:value="1427904601.57114" calcext:value-type="float">
            <text:p>1427904601.57114</text:p>
          </table:table-cell>
          <table:table-cell office:value-type="float" office:value="1427904602.64984" calcext:value-type="float">
            <text:p>1427904602.64984</text:p>
          </table:table-cell>
          <table:table-cell/>
          <table:table-cell table:formula="of:=MAX([.B189];[.D189];[.G189])-MAX([.A189];[.C189];[.E189])" office:value-type="float" office:value="18.1803541183472" calcext:value-type="float">
            <text:p>18.1803541183</text:p>
          </table:table-cell>
          <table:table-cell table:formula="of:=IF(ISBLANK([.E189]);&quot;&quot;;[.I189])" office:value-type="float" office:value="18.1803541183472" calcext:value-type="float">
            <text:p>18.1803541183</text:p>
          </table:table-cell>
          <table:table-cell table:formula="of:=IF(OR(ISBLANK([.E189]);[.I189]&lt;=0);&quot;&quot;;[.I189])" office:value-type="float" office:value="18.1803541183472" calcext:value-type="float">
            <text:p>18.1803541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03.13559" calcext:value-type="float">
            <text:p>1427904603.13559</text:p>
          </table:table-cell>
          <table:table-cell office:value-type="float" office:value="1427904621.62552" calcext:value-type="float">
            <text:p>1427904621.62552</text:p>
          </table:table-cell>
          <table:table-cell table:number-columns-repeated="4"/>
          <table:table-cell table:formula="of:=MAX([.B190];[.D190];[.G190])-MAX([.A190];[.C190];[.E190])" office:value-type="float" office:value="18.4899270534515" calcext:value-type="float">
            <text:p>18.4899270535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356" calcext:value-type="float">
            <text:p>1427904603.1356</text:p>
          </table:table-cell>
          <table:table-cell office:value-type="float" office:value="1427904620.37343" calcext:value-type="float">
            <text:p>1427904620.37343</text:p>
          </table:table-cell>
          <table:table-cell office:value-type="float" office:value="1427904621.46504" calcext:value-type="float">
            <text:p>1427904621.46504</text:p>
          </table:table-cell>
          <table:table-cell/>
          <table:table-cell table:formula="of:=MAX([.B191];[.D191];[.G191])-MAX([.A191];[.C191];[.E191])" office:value-type="float" office:value="18.329442024231" calcext:value-type="float">
            <text:p>18.3294420242</text:p>
          </table:table-cell>
          <table:table-cell table:formula="of:=IF(ISBLANK([.E191]);&quot;&quot;;[.I191])" office:value-type="float" office:value="18.329442024231" calcext:value-type="float">
            <text:p>18.3294420242</text:p>
          </table:table-cell>
          <table:table-cell table:formula="of:=IF(OR(ISBLANK([.E191]);[.I191]&lt;=0);&quot;&quot;;[.I191])" office:value-type="float" office:value="18.329442024231" calcext:value-type="float">
            <text:p>18.32944202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3765" calcext:value-type="float">
            <text:p>1427904603.13765</text:p>
          </table:table-cell>
          <table:table-cell office:value-type="float" office:value="1427904620.17137" calcext:value-type="float">
            <text:p>1427904620.17137</text:p>
          </table:table-cell>
          <table:table-cell office:value-type="float" office:value="1427904621.25838" calcext:value-type="float">
            <text:p>1427904621.25838</text:p>
          </table:table-cell>
          <table:table-cell/>
          <table:table-cell table:formula="of:=MAX([.B192];[.D192];[.G192])-MAX([.A192];[.C192];[.E192])" office:value-type="float" office:value="18.1207270622253" calcext:value-type="float">
            <text:p>18.1207270622</text:p>
          </table:table-cell>
          <table:table-cell table:formula="of:=IF(ISBLANK([.E192]);&quot;&quot;;[.I192])" office:value-type="float" office:value="18.1207270622253" calcext:value-type="float">
            <text:p>18.1207270622</text:p>
          </table:table-cell>
          <table:table-cell table:formula="of:=IF(OR(ISBLANK([.E192]);[.I192]&lt;=0);&quot;&quot;;[.I192])" office:value-type="float" office:value="18.1207270622253" calcext:value-type="float">
            <text:p>18.1207270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3968" calcext:value-type="float">
            <text:p>1427904603.13968</text:p>
          </table:table-cell>
          <table:table-cell office:value-type="float" office:value="1427904620.3108" calcext:value-type="float">
            <text:p>1427904620.3108</text:p>
          </table:table-cell>
          <table:table-cell office:value-type="float" office:value="1427904621.33301" calcext:value-type="float">
            <text:p>1427904621.33301</text:p>
          </table:table-cell>
          <table:table-cell/>
          <table:table-cell table:formula="of:=MAX([.B193];[.D193];[.G193])-MAX([.A193];[.C193];[.E193])" office:value-type="float" office:value="18.1933269500732" calcext:value-type="float">
            <text:p>18.1933269501</text:p>
          </table:table-cell>
          <table:table-cell table:formula="of:=IF(ISBLANK([.E193]);&quot;&quot;;[.I193])" office:value-type="float" office:value="18.1933269500732" calcext:value-type="float">
            <text:p>18.1933269501</text:p>
          </table:table-cell>
          <table:table-cell table:formula="of:=IF(OR(ISBLANK([.E193]);[.I193]&lt;=0);&quot;&quot;;[.I193])" office:value-type="float" office:value="18.1933269500732" calcext:value-type="float">
            <text:p>18.19332695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115" calcext:value-type="float">
            <text:p>1427904603.14115</text:p>
          </table:table-cell>
          <table:table-cell office:value-type="float" office:value="1427904620.30564" calcext:value-type="float">
            <text:p>1427904620.30564</text:p>
          </table:table-cell>
          <table:table-cell office:value-type="float" office:value="1427904621.27388" calcext:value-type="float">
            <text:p>1427904621.27388</text:p>
          </table:table-cell>
          <table:table-cell/>
          <table:table-cell table:formula="of:=MAX([.B194];[.D194];[.G194])-MAX([.A194];[.C194];[.E194])" office:value-type="float" office:value="18.1327331066132" calcext:value-type="float">
            <text:p>18.1327331066</text:p>
          </table:table-cell>
          <table:table-cell table:formula="of:=IF(ISBLANK([.E194]);&quot;&quot;;[.I194])" office:value-type="float" office:value="18.1327331066132" calcext:value-type="float">
            <text:p>18.1327331066</text:p>
          </table:table-cell>
          <table:table-cell table:formula="of:=IF(OR(ISBLANK([.E194]);[.I194]&lt;=0);&quot;&quot;;[.I194])" office:value-type="float" office:value="18.1327331066132" calcext:value-type="float">
            <text:p>18.1327331066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95];[.D195];[.G195])-MAX([.A195];[.C195];[.E195])" office:value-type="float" office:value="0" calcext:value-type="float">
            <text:p>0</text:p>
          </table:table-cell>
          <table:table-cell table:formula="of:=IF(ISBLANK([.E195]);&quot;&quot;;[.I195])" office:value-type="float" office:value="0" calcext:value-type="float">
            <text:p>0</text:p>
          </table:table-cell>
          <table:table-cell table:formula="of:=IF(OR(ISBLANK([.E195]);[.I195]&lt;=0);&quot;&quot;;[.I19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338" calcext:value-type="float">
            <text:p>1427904603.14338</text:p>
          </table:table-cell>
          <table:table-cell office:value-type="float" office:value="1427904620.55521" calcext:value-type="float">
            <text:p>1427904620.55521</text:p>
          </table:table-cell>
          <table:table-cell office:value-type="float" office:value="1427904621.62551" calcext:value-type="float">
            <text:p>1427904621.62551</text:p>
          </table:table-cell>
          <table:table-cell/>
          <table:table-cell table:formula="of:=MAX([.B196];[.D196];[.G196])-MAX([.A196];[.C196];[.E196])" office:value-type="float" office:value="18.4821331501007" calcext:value-type="float">
            <text:p>18.4821331501</text:p>
          </table:table-cell>
          <table:table-cell table:formula="of:=IF(ISBLANK([.E196]);&quot;&quot;;[.I196])" office:value-type="float" office:value="18.4821331501007" calcext:value-type="float">
            <text:p>18.4821331501</text:p>
          </table:table-cell>
          <table:table-cell table:formula="of:=IF(OR(ISBLANK([.E196]);[.I196]&lt;=0);&quot;&quot;;[.I196])" office:value-type="float" office:value="18.4821331501007" calcext:value-type="float">
            <text:p>18.48213315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472" calcext:value-type="float">
            <text:p>1427904603.14472</text:p>
          </table:table-cell>
          <table:table-cell office:value-type="float" office:value="1427904619.88036" calcext:value-type="float">
            <text:p>1427904619.88036</text:p>
          </table:table-cell>
          <table:table-cell office:value-type="float" office:value="1427904620.94962" calcext:value-type="float">
            <text:p>1427904620.94962</text:p>
          </table:table-cell>
          <table:table-cell/>
          <table:table-cell table:formula="of:=MAX([.B197];[.D197];[.G197])-MAX([.A197];[.C197];[.E197])" office:value-type="float" office:value="17.8048980236053" calcext:value-type="float">
            <text:p>17.8048980236</text:p>
          </table:table-cell>
          <table:table-cell table:formula="of:=IF(ISBLANK([.E197]);&quot;&quot;;[.I197])" office:value-type="float" office:value="17.8048980236053" calcext:value-type="float">
            <text:p>17.8048980236</text:p>
          </table:table-cell>
          <table:table-cell table:formula="of:=IF(OR(ISBLANK([.E197]);[.I197]&lt;=0);&quot;&quot;;[.I197])" office:value-type="float" office:value="17.8048980236053" calcext:value-type="float">
            <text:p>17.80489802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603" calcext:value-type="float">
            <text:p>1427904603.14603</text:p>
          </table:table-cell>
          <table:table-cell office:value-type="float" office:value="1427904620.23385" calcext:value-type="float">
            <text:p>1427904620.23385</text:p>
          </table:table-cell>
          <table:table-cell office:value-type="float" office:value="1427904621.17367" calcext:value-type="float">
            <text:p>1427904621.17367</text:p>
          </table:table-cell>
          <table:table-cell/>
          <table:table-cell table:formula="of:=MAX([.B198];[.D198];[.G198])-MAX([.A198];[.C198];[.E198])" office:value-type="float" office:value="18.0276401042938" calcext:value-type="float">
            <text:p>18.0276401043</text:p>
          </table:table-cell>
          <table:table-cell table:formula="of:=IF(ISBLANK([.E198]);&quot;&quot;;[.I198])" office:value-type="float" office:value="18.0276401042938" calcext:value-type="float">
            <text:p>18.0276401043</text:p>
          </table:table-cell>
          <table:table-cell table:formula="of:=IF(OR(ISBLANK([.E198]);[.I198]&lt;=0);&quot;&quot;;[.I198])" office:value-type="float" office:value="18.0276401042938" calcext:value-type="float">
            <text:p>18.02764010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733" calcext:value-type="float">
            <text:p>1427904603.14733</text:p>
          </table:table-cell>
          <table:table-cell office:value-type="float" office:value="1427904620.07137" calcext:value-type="float">
            <text:p>1427904620.07137</text:p>
          </table:table-cell>
          <table:table-cell office:value-type="float" office:value="1427904621.07847" calcext:value-type="float">
            <text:p>1427904621.07847</text:p>
          </table:table-cell>
          <table:table-cell/>
          <table:table-cell table:formula="of:=MAX([.B199];[.D199];[.G199])-MAX([.A199];[.C199];[.E199])" office:value-type="float" office:value="17.9311420917511" calcext:value-type="float">
            <text:p>17.9311420918</text:p>
          </table:table-cell>
          <table:table-cell table:formula="of:=IF(ISBLANK([.E199]);&quot;&quot;;[.I199])" office:value-type="float" office:value="17.9311420917511" calcext:value-type="float">
            <text:p>17.9311420918</text:p>
          </table:table-cell>
          <table:table-cell table:formula="of:=IF(OR(ISBLANK([.E199]);[.I199]&lt;=0);&quot;&quot;;[.I199])" office:value-type="float" office:value="17.9311420917511" calcext:value-type="float">
            <text:p>17.93114209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03.14865" calcext:value-type="float">
            <text:p>1427904603.14865</text:p>
          </table:table-cell>
          <table:table-cell office:value-type="float" office:value="1427904620.02275" calcext:value-type="float">
            <text:p>1427904620.02275</text:p>
          </table:table-cell>
          <table:table-cell office:value-type="float" office:value="1427904620.99671" calcext:value-type="float">
            <text:p>1427904620.99671</text:p>
          </table:table-cell>
          <table:table-cell/>
          <table:table-cell table:formula="of:=MAX([.B200];[.D200];[.G200])-MAX([.A200];[.C200];[.E200])" office:value-type="float" office:value="17.8480551242828" calcext:value-type="float">
            <text:p>17.8480551243</text:p>
          </table:table-cell>
          <table:table-cell table:formula="of:=IF(ISBLANK([.E200]);&quot;&quot;;[.I200])" office:value-type="float" office:value="17.8480551242828" calcext:value-type="float">
            <text:p>17.8480551243</text:p>
          </table:table-cell>
          <table:table-cell table:formula="of:=IF(OR(ISBLANK([.E200]);[.I200]&lt;=0);&quot;&quot;;[.I200])" office:value-type="float" office:value="17.8480551242828" calcext:value-type="float">
            <text:p>17.8480551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21.62553" calcext:value-type="float">
            <text:p>1427904621.62553</text:p>
          </table:table-cell>
          <table:table-cell office:value-type="float" office:value="1427904640.17903" calcext:value-type="float">
            <text:p>1427904640.17903</text:p>
          </table:table-cell>
          <table:table-cell table:number-columns-repeated="4"/>
          <table:table-cell table:formula="of:=MAX([.B201];[.D201];[.G201])-MAX([.A201];[.C201];[.E201])" office:value-type="float" office:value="18.5535020828247" calcext:value-type="float">
            <text:p>18.5535020828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2553" calcext:value-type="float">
            <text:p>1427904621.62553</text:p>
          </table:table-cell>
          <table:table-cell office:value-type="float" office:value="1427904638.32471" calcext:value-type="float">
            <text:p>1427904638.32471</text:p>
          </table:table-cell>
          <table:table-cell office:value-type="float" office:value="1427904639.42368" calcext:value-type="float">
            <text:p>1427904639.42368</text:p>
          </table:table-cell>
          <table:table-cell/>
          <table:table-cell table:formula="of:=MAX([.B202];[.D202];[.G202])-MAX([.A202];[.C202];[.E202])" office:value-type="float" office:value="17.7981519699097" calcext:value-type="float">
            <text:p>17.7981519699</text:p>
          </table:table-cell>
          <table:table-cell table:formula="of:=IF(ISBLANK([.E202]);&quot;&quot;;[.I202])" office:value-type="float" office:value="17.7981519699097" calcext:value-type="float">
            <text:p>17.7981519699</text:p>
          </table:table-cell>
          <table:table-cell table:formula="of:=IF(OR(ISBLANK([.E202]);[.I202]&lt;=0);&quot;&quot;;[.I202])" office:value-type="float" office:value="17.7981519699097" calcext:value-type="float">
            <text:p>17.79815196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2634" calcext:value-type="float">
            <text:p>1427904621.62634</text:p>
          </table:table-cell>
          <table:table-cell office:value-type="float" office:value="1427904639.17125" calcext:value-type="float">
            <text:p>1427904639.17125</text:p>
          </table:table-cell>
          <table:table-cell office:value-type="float" office:value="1427904640.17903" calcext:value-type="float">
            <text:p>1427904640.17903</text:p>
          </table:table-cell>
          <table:table-cell/>
          <table:table-cell table:formula="of:=MAX([.B203];[.D203];[.G203])-MAX([.A203];[.C203];[.E203])" office:value-type="float" office:value="18.5526831150055" calcext:value-type="float">
            <text:p>18.552683115</text:p>
          </table:table-cell>
          <table:table-cell table:formula="of:=IF(ISBLANK([.E203]);&quot;&quot;;[.I203])" office:value-type="float" office:value="18.5526831150055" calcext:value-type="float">
            <text:p>18.552683115</text:p>
          </table:table-cell>
          <table:table-cell table:formula="of:=IF(OR(ISBLANK([.E203]);[.I203]&lt;=0);&quot;&quot;;[.I203])" office:value-type="float" office:value="18.5526831150055" calcext:value-type="float">
            <text:p>18.5526831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2715" calcext:value-type="float">
            <text:p>1427904621.62715</text:p>
          </table:table-cell>
          <table:table-cell office:value-type="float" office:value="1427904638.95005" calcext:value-type="float">
            <text:p>1427904638.95005</text:p>
          </table:table-cell>
          <table:table-cell office:value-type="float" office:value="1427904640.01933" calcext:value-type="float">
            <text:p>1427904640.01933</text:p>
          </table:table-cell>
          <table:table-cell/>
          <table:table-cell table:formula="of:=MAX([.B204];[.D204];[.G204])-MAX([.A204];[.C204];[.E204])" office:value-type="float" office:value="18.3921809196472" calcext:value-type="float">
            <text:p>18.3921809196</text:p>
          </table:table-cell>
          <table:table-cell table:formula="of:=IF(ISBLANK([.E204]);&quot;&quot;;[.I204])" office:value-type="float" office:value="18.3921809196472" calcext:value-type="float">
            <text:p>18.3921809196</text:p>
          </table:table-cell>
          <table:table-cell table:formula="of:=IF(OR(ISBLANK([.E204]);[.I204]&lt;=0);&quot;&quot;;[.I204])" office:value-type="float" office:value="18.3921809196472" calcext:value-type="float">
            <text:p>18.39218091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2809" calcext:value-type="float">
            <text:p>1427904621.62809</text:p>
          </table:table-cell>
          <table:table-cell office:value-type="float" office:value="1427904638.52733" calcext:value-type="float">
            <text:p>1427904638.52733</text:p>
          </table:table-cell>
          <table:table-cell office:value-type="float" office:value="1427904639.55463" calcext:value-type="float">
            <text:p>1427904639.55463</text:p>
          </table:table-cell>
          <table:table-cell/>
          <table:table-cell table:formula="of:=MAX([.B205];[.D205];[.G205])-MAX([.A205];[.C205];[.E205])" office:value-type="float" office:value="17.9265429973602" calcext:value-type="float">
            <text:p>17.9265429974</text:p>
          </table:table-cell>
          <table:table-cell table:formula="of:=IF(ISBLANK([.E205]);&quot;&quot;;[.I205])" office:value-type="float" office:value="17.9265429973602" calcext:value-type="float">
            <text:p>17.9265429974</text:p>
          </table:table-cell>
          <table:table-cell table:formula="of:=IF(OR(ISBLANK([.E205]);[.I205]&lt;=0);&quot;&quot;;[.I205])" office:value-type="float" office:value="17.9265429973602" calcext:value-type="float">
            <text:p>17.92654299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293" calcext:value-type="float">
            <text:p>1427904621.6293</text:p>
          </table:table-cell>
          <table:table-cell office:value-type="float" office:value="1427904638.80922" calcext:value-type="float">
            <text:p>1427904638.80922</text:p>
          </table:table-cell>
          <table:table-cell office:value-type="float" office:value="1427904639.75126" calcext:value-type="float">
            <text:p>1427904639.75126</text:p>
          </table:table-cell>
          <table:table-cell/>
          <table:table-cell table:formula="of:=MAX([.B206];[.D206];[.G206])-MAX([.A206];[.C206];[.E206])" office:value-type="float" office:value="18.1219589710236" calcext:value-type="float">
            <text:p>18.121958971</text:p>
          </table:table-cell>
          <table:table-cell table:formula="of:=IF(ISBLANK([.E206]);&quot;&quot;;[.I206])" office:value-type="float" office:value="18.1219589710236" calcext:value-type="float">
            <text:p>18.121958971</text:p>
          </table:table-cell>
          <table:table-cell table:formula="of:=IF(OR(ISBLANK([.E206]);[.I206]&lt;=0);&quot;&quot;;[.I206])" office:value-type="float" office:value="18.1219589710236" calcext:value-type="float">
            <text:p>18.1219589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3064" calcext:value-type="float">
            <text:p>1427904621.63064</text:p>
          </table:table-cell>
          <table:table-cell office:value-type="float" office:value="1427904638.5891" calcext:value-type="float">
            <text:p>1427904638.5891</text:p>
          </table:table-cell>
          <table:table-cell office:value-type="float" office:value="1427904639.62913" calcext:value-type="float">
            <text:p>1427904639.62913</text:p>
          </table:table-cell>
          <table:table-cell/>
          <table:table-cell table:formula="of:=MAX([.B207];[.D207];[.G207])-MAX([.A207];[.C207];[.E207])" office:value-type="float" office:value="17.9984900951386" calcext:value-type="float">
            <text:p>17.9984900951</text:p>
          </table:table-cell>
          <table:table-cell table:formula="of:=IF(ISBLANK([.E207]);&quot;&quot;;[.I207])" office:value-type="float" office:value="17.9984900951386" calcext:value-type="float">
            <text:p>17.9984900951</text:p>
          </table:table-cell>
          <table:table-cell table:formula="of:=IF(OR(ISBLANK([.E207]);[.I207]&lt;=0);&quot;&quot;;[.I207])" office:value-type="float" office:value="17.9984900951386" calcext:value-type="float">
            <text:p>17.99849009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3238" calcext:value-type="float">
            <text:p>1427904621.63238</text:p>
          </table:table-cell>
          <table:table-cell office:value-type="float" office:value="1427904638.44441" calcext:value-type="float">
            <text:p>1427904638.44441</text:p>
          </table:table-cell>
          <table:table-cell office:value-type="float" office:value="1427904639.48122" calcext:value-type="float">
            <text:p>1427904639.48122</text:p>
          </table:table-cell>
          <table:table-cell/>
          <table:table-cell table:formula="of:=MAX([.B208];[.D208];[.G208])-MAX([.A208];[.C208];[.E208])" office:value-type="float" office:value="17.8488399982452" calcext:value-type="float">
            <text:p>17.8488399982</text:p>
          </table:table-cell>
          <table:table-cell table:formula="of:=IF(ISBLANK([.E208]);&quot;&quot;;[.I208])" office:value-type="float" office:value="17.8488399982452" calcext:value-type="float">
            <text:p>17.8488399982</text:p>
          </table:table-cell>
          <table:table-cell table:formula="of:=IF(OR(ISBLANK([.E208]);[.I208]&lt;=0);&quot;&quot;;[.I208])" office:value-type="float" office:value="17.8488399982452" calcext:value-type="float">
            <text:p>17.84883999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3375" calcext:value-type="float">
            <text:p>1427904621.63375</text:p>
          </table:table-cell>
          <table:table-cell office:value-type="float" office:value="1427904639.09587" calcext:value-type="float">
            <text:p>1427904639.09587</text:p>
          </table:table-cell>
          <table:table-cell office:value-type="float" office:value="1427904640.07492" calcext:value-type="float">
            <text:p>1427904640.07492</text:p>
          </table:table-cell>
          <table:table-cell/>
          <table:table-cell table:formula="of:=MAX([.B209];[.D209];[.G209])-MAX([.A209];[.C209];[.E209])" office:value-type="float" office:value="18.4411671161652" calcext:value-type="float">
            <text:p>18.4411671162</text:p>
          </table:table-cell>
          <table:table-cell table:formula="of:=IF(ISBLANK([.E209]);&quot;&quot;;[.I209])" office:value-type="float" office:value="18.4411671161652" calcext:value-type="float">
            <text:p>18.4411671162</text:p>
          </table:table-cell>
          <table:table-cell table:formula="of:=IF(OR(ISBLANK([.E209]);[.I209]&lt;=0);&quot;&quot;;[.I209])" office:value-type="float" office:value="18.4411671161652" calcext:value-type="float">
            <text:p>18.44116711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3505" calcext:value-type="float">
            <text:p>1427904621.63505</text:p>
          </table:table-cell>
          <table:table-cell office:value-type="float" office:value="1427904638.24761" calcext:value-type="float">
            <text:p>1427904638.24761</text:p>
          </table:table-cell>
          <table:table-cell office:value-type="float" office:value="1427904639.32661" calcext:value-type="float">
            <text:p>1427904639.32661</text:p>
          </table:table-cell>
          <table:table-cell/>
          <table:table-cell table:formula="of:=MAX([.B210];[.D210];[.G210])-MAX([.A210];[.C210];[.E210])" office:value-type="float" office:value="17.6915588378906" calcext:value-type="float">
            <text:p>17.6915588379</text:p>
          </table:table-cell>
          <table:table-cell table:formula="of:=IF(ISBLANK([.E210]);&quot;&quot;;[.I210])" office:value-type="float" office:value="17.6915588378906" calcext:value-type="float">
            <text:p>17.6915588379</text:p>
          </table:table-cell>
          <table:table-cell table:formula="of:=IF(OR(ISBLANK([.E210]);[.I210]&lt;=0);&quot;&quot;;[.I210])" office:value-type="float" office:value="17.6915588378906" calcext:value-type="float">
            <text:p>17.69155883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21.63635" calcext:value-type="float">
            <text:p>1427904621.63635</text:p>
          </table:table-cell>
          <table:table-cell office:value-type="float" office:value="1427904638.90407" calcext:value-type="float">
            <text:p>1427904638.90407</text:p>
          </table:table-cell>
          <table:table-cell office:value-type="float" office:value="1427904639.99145" calcext:value-type="float">
            <text:p>1427904639.99145</text:p>
          </table:table-cell>
          <table:table-cell/>
          <table:table-cell table:formula="of:=MAX([.B211];[.D211];[.G211])-MAX([.A211];[.C211];[.E211])" office:value-type="float" office:value="18.3550958633423" calcext:value-type="float">
            <text:p>18.3550958633</text:p>
          </table:table-cell>
          <table:table-cell table:formula="of:=IF(ISBLANK([.E211]);&quot;&quot;;[.I211])" office:value-type="float" office:value="18.3550958633423" calcext:value-type="float">
            <text:p>18.3550958633</text:p>
          </table:table-cell>
          <table:table-cell table:formula="of:=IF(OR(ISBLANK([.E211]);[.I211]&lt;=0);&quot;&quot;;[.I211])" office:value-type="float" office:value="18.3550958633423" calcext:value-type="float">
            <text:p>18.35509586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40.17904" calcext:value-type="float">
            <text:p>1427904640.17904</text:p>
          </table:table-cell>
          <table:table-cell office:value-type="float" office:value="1427904658.98222" calcext:value-type="float">
            <text:p>1427904658.98222</text:p>
          </table:table-cell>
          <table:table-cell table:number-columns-repeated="4"/>
          <table:table-cell table:formula="of:=MAX([.B212];[.D212];[.G212])-MAX([.A212];[.C212];[.E212])" office:value-type="float" office:value="18.8031759262085" calcext:value-type="float">
            <text:p>18.8031759262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7905" calcext:value-type="float">
            <text:p>1427904640.17905</text:p>
          </table:table-cell>
          <table:table-cell office:value-type="float" office:value="1427904657.89532" calcext:value-type="float">
            <text:p>1427904657.89532</text:p>
          </table:table-cell>
          <table:table-cell office:value-type="float" office:value="1427904658.98221" calcext:value-type="float">
            <text:p>1427904658.98221</text:p>
          </table:table-cell>
          <table:table-cell/>
          <table:table-cell table:formula="of:=MAX([.B213];[.D213];[.G213])-MAX([.A213];[.C213];[.E213])" office:value-type="float" office:value="18.8031680583954" calcext:value-type="float">
            <text:p>18.8031680584</text:p>
          </table:table-cell>
          <table:table-cell table:formula="of:=IF(ISBLANK([.E213]);&quot;&quot;;[.I213])" office:value-type="float" office:value="18.8031680583954" calcext:value-type="float">
            <text:p>18.8031680584</text:p>
          </table:table-cell>
          <table:table-cell table:formula="of:=IF(OR(ISBLANK([.E213]);[.I213]&lt;=0);&quot;&quot;;[.I213])" office:value-type="float" office:value="18.8031680583954" calcext:value-type="float">
            <text:p>18.80316805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04" calcext:value-type="float">
            <text:p>1427904640.1804</text:p>
          </table:table-cell>
          <table:table-cell office:value-type="float" office:value="1427904655.43021" calcext:value-type="float">
            <text:p>1427904655.43021</text:p>
          </table:table-cell>
          <table:table-cell office:value-type="float" office:value="1427904656.79175" calcext:value-type="float">
            <text:p>1427904656.79175</text:p>
          </table:table-cell>
          <table:table-cell/>
          <table:table-cell table:formula="of:=MAX([.B214];[.D214];[.G214])-MAX([.A214];[.C214];[.E214])" office:value-type="float" office:value="16.6113479137421" calcext:value-type="float">
            <text:p>16.6113479137</text:p>
          </table:table-cell>
          <table:table-cell table:formula="of:=IF(ISBLANK([.E214]);&quot;&quot;;[.I214])" office:value-type="float" office:value="16.6113479137421" calcext:value-type="float">
            <text:p>16.6113479137</text:p>
          </table:table-cell>
          <table:table-cell table:formula="of:=IF(OR(ISBLANK([.E214]);[.I214]&lt;=0);&quot;&quot;;[.I214])" office:value-type="float" office:value="16.6113479137421" calcext:value-type="float">
            <text:p>16.6113479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198" calcext:value-type="float">
            <text:p>1427904640.18198</text:p>
          </table:table-cell>
          <table:table-cell office:value-type="float" office:value="1427904657.49381" calcext:value-type="float">
            <text:p>1427904657.49381</text:p>
          </table:table-cell>
          <table:table-cell office:value-type="float" office:value="1427904658.56091" calcext:value-type="float">
            <text:p>1427904658.56091</text:p>
          </table:table-cell>
          <table:table-cell/>
          <table:table-cell table:formula="of:=MAX([.B215];[.D215];[.G215])-MAX([.A215];[.C215];[.E215])" office:value-type="float" office:value="18.3789281845093" calcext:value-type="float">
            <text:p>18.3789281845</text:p>
          </table:table-cell>
          <table:table-cell table:formula="of:=IF(ISBLANK([.E215]);&quot;&quot;;[.I215])" office:value-type="float" office:value="18.3789281845093" calcext:value-type="float">
            <text:p>18.3789281845</text:p>
          </table:table-cell>
          <table:table-cell table:formula="of:=IF(OR(ISBLANK([.E215]);[.I215]&lt;=0);&quot;&quot;;[.I215])" office:value-type="float" office:value="18.3789281845093" calcext:value-type="float">
            <text:p>18.37892818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349" calcext:value-type="float">
            <text:p>1427904640.18349</text:p>
          </table:table-cell>
          <table:table-cell office:value-type="float" office:value="1427904657.6067" calcext:value-type="float">
            <text:p>1427904657.6067</text:p>
          </table:table-cell>
          <table:table-cell office:value-type="float" office:value="1427904658.66668" calcext:value-type="float">
            <text:p>1427904658.66668</text:p>
          </table:table-cell>
          <table:table-cell/>
          <table:table-cell table:formula="of:=MAX([.B216];[.D216];[.G216])-MAX([.A216];[.C216];[.E216])" office:value-type="float" office:value="18.4831831455231" calcext:value-type="float">
            <text:p>18.4831831455</text:p>
          </table:table-cell>
          <table:table-cell table:formula="of:=IF(ISBLANK([.E216]);&quot;&quot;;[.I216])" office:value-type="float" office:value="18.4831831455231" calcext:value-type="float">
            <text:p>18.4831831455</text:p>
          </table:table-cell>
          <table:table-cell table:formula="of:=IF(OR(ISBLANK([.E216]);[.I216]&lt;=0);&quot;&quot;;[.I216])" office:value-type="float" office:value="18.4831831455231" calcext:value-type="float">
            <text:p>18.48318314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499" calcext:value-type="float">
            <text:p>1427904640.18499</text:p>
          </table:table-cell>
          <table:table-cell office:value-type="float" office:value="1427904655.63471" calcext:value-type="float">
            <text:p>1427904655.63471</text:p>
          </table:table-cell>
          <table:table-cell office:value-type="float" office:value="1427904656.79172" calcext:value-type="float">
            <text:p>1427904656.79172</text:p>
          </table:table-cell>
          <table:table-cell/>
          <table:table-cell table:formula="of:=MAX([.B217];[.D217];[.G217])-MAX([.A217];[.C217];[.E217])" office:value-type="float" office:value="16.6067280769348" calcext:value-type="float">
            <text:p>16.6067280769</text:p>
          </table:table-cell>
          <table:table-cell table:formula="of:=IF(ISBLANK([.E217]);&quot;&quot;;[.I217])" office:value-type="float" office:value="16.6067280769348" calcext:value-type="float">
            <text:p>16.6067280769</text:p>
          </table:table-cell>
          <table:table-cell table:formula="of:=IF(OR(ISBLANK([.E217]);[.I217]&lt;=0);&quot;&quot;;[.I217])" office:value-type="float" office:value="16.6067280769348" calcext:value-type="float">
            <text:p>16.60672807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629" calcext:value-type="float">
            <text:p>1427904640.18629</text:p>
          </table:table-cell>
          <table:table-cell office:value-type="float" office:value="1427904657.74689" calcext:value-type="float">
            <text:p>1427904657.74689</text:p>
          </table:table-cell>
          <table:table-cell office:value-type="float" office:value="1427904658.81251" calcext:value-type="float">
            <text:p>1427904658.81251</text:p>
          </table:table-cell>
          <table:table-cell/>
          <table:table-cell table:formula="of:=MAX([.B218];[.D218];[.G218])-MAX([.A218];[.C218];[.E218])" office:value-type="float" office:value="18.6262168884277" calcext:value-type="float">
            <text:p>18.6262168884</text:p>
          </table:table-cell>
          <table:table-cell table:formula="of:=IF(ISBLANK([.E218]);&quot;&quot;;[.I218])" office:value-type="float" office:value="18.6262168884277" calcext:value-type="float">
            <text:p>18.6262168884</text:p>
          </table:table-cell>
          <table:table-cell table:formula="of:=IF(OR(ISBLANK([.E218]);[.I218]&lt;=0);&quot;&quot;;[.I218])" office:value-type="float" office:value="18.6262168884277" calcext:value-type="float">
            <text:p>18.62621688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759" calcext:value-type="float">
            <text:p>1427904640.18759</text:p>
          </table:table-cell>
          <table:table-cell office:value-type="float" office:value="1427904655.46844" calcext:value-type="float">
            <text:p>1427904655.46844</text:p>
          </table:table-cell>
          <table:table-cell office:value-type="float" office:value="1427904656.79169" calcext:value-type="float">
            <text:p>1427904656.79169</text:p>
          </table:table-cell>
          <table:table-cell/>
          <table:table-cell table:formula="of:=MAX([.B219];[.D219];[.G219])-MAX([.A219];[.C219];[.E219])" office:value-type="float" office:value="16.6041009426117" calcext:value-type="float">
            <text:p>16.6041009426</text:p>
          </table:table-cell>
          <table:table-cell table:formula="of:=IF(ISBLANK([.E219]);&quot;&quot;;[.I219])" office:value-type="float" office:value="16.6041009426117" calcext:value-type="float">
            <text:p>16.6041009426</text:p>
          </table:table-cell>
          <table:table-cell table:formula="of:=IF(OR(ISBLANK([.E219]);[.I219]&lt;=0);&quot;&quot;;[.I219])" office:value-type="float" office:value="16.6041009426117" calcext:value-type="float">
            <text:p>16.60410094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8892" calcext:value-type="float">
            <text:p>1427904640.18892</text:p>
          </table:table-cell>
          <table:table-cell office:value-type="float" office:value="1427904657.7067" calcext:value-type="float">
            <text:p>1427904657.7067</text:p>
          </table:table-cell>
          <table:table-cell office:value-type="float" office:value="1427904658.78095" calcext:value-type="float">
            <text:p>1427904658.78095</text:p>
          </table:table-cell>
          <table:table-cell/>
          <table:table-cell table:formula="of:=MAX([.B220];[.D220];[.G220])-MAX([.A220];[.C220];[.E220])" office:value-type="float" office:value="18.5920288562775" calcext:value-type="float">
            <text:p>18.5920288563</text:p>
          </table:table-cell>
          <table:table-cell table:formula="of:=IF(ISBLANK([.E220]);&quot;&quot;;[.I220])" office:value-type="float" office:value="18.5920288562775" calcext:value-type="float">
            <text:p>18.5920288563</text:p>
          </table:table-cell>
          <table:table-cell table:formula="of:=IF(OR(ISBLANK([.E220]);[.I220]&lt;=0);&quot;&quot;;[.I220])" office:value-type="float" office:value="18.5920288562775" calcext:value-type="float">
            <text:p>18.59202885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9024" calcext:value-type="float">
            <text:p>1427904640.19024</text:p>
          </table:table-cell>
          <table:table-cell office:value-type="float" office:value="1427904657.42035" calcext:value-type="float">
            <text:p>1427904657.42035</text:p>
          </table:table-cell>
          <table:table-cell office:value-type="float" office:value="1427904658.43638" calcext:value-type="float">
            <text:p>1427904658.43638</text:p>
          </table:table-cell>
          <table:table-cell/>
          <table:table-cell table:formula="of:=MAX([.B221];[.D221];[.G221])-MAX([.A221];[.C221];[.E221])" office:value-type="float" office:value="18.2461459636688" calcext:value-type="float">
            <text:p>18.2461459637</text:p>
          </table:table-cell>
          <table:table-cell table:formula="of:=IF(ISBLANK([.E221]);&quot;&quot;;[.I221])" office:value-type="float" office:value="18.2461459636688" calcext:value-type="float">
            <text:p>18.2461459637</text:p>
          </table:table-cell>
          <table:table-cell table:formula="of:=IF(OR(ISBLANK([.E221]);[.I221]&lt;=0);&quot;&quot;;[.I221])" office:value-type="float" office:value="18.2461459636688" calcext:value-type="float">
            <text:p>18.24614596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40.19154" calcext:value-type="float">
            <text:p>1427904640.19154</text:p>
          </table:table-cell>
          <table:table-cell office:value-type="float" office:value="1427904657.50406" calcext:value-type="float">
            <text:p>1427904657.50406</text:p>
          </table:table-cell>
          <table:table-cell office:value-type="float" office:value="1427904658.44928" calcext:value-type="float">
            <text:p>1427904658.44928</text:p>
          </table:table-cell>
          <table:table-cell/>
          <table:table-cell table:formula="of:=MAX([.B222];[.D222];[.G222])-MAX([.A222];[.C222];[.E222])" office:value-type="float" office:value="18.2577409744263" calcext:value-type="float">
            <text:p>18.2577409744</text:p>
          </table:table-cell>
          <table:table-cell table:formula="of:=IF(ISBLANK([.E222]);&quot;&quot;;[.I222])" office:value-type="float" office:value="18.2577409744263" calcext:value-type="float">
            <text:p>18.2577409744</text:p>
          </table:table-cell>
          <table:table-cell table:formula="of:=IF(OR(ISBLANK([.E222]);[.I222]&lt;=0);&quot;&quot;;[.I222])" office:value-type="float" office:value="18.2577409744263" calcext:value-type="float">
            <text:p>18.2577409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58.98223" calcext:value-type="float">
            <text:p>1427904658.98223</text:p>
          </table:table-cell>
          <table:table-cell office:value-type="float" office:value="1427904678.7873" calcext:value-type="float">
            <text:p>1427904678.7873</text:p>
          </table:table-cell>
          <table:table-cell table:number-columns-repeated="4"/>
          <table:table-cell table:formula="of:=MAX([.B223];[.D223];[.G223])-MAX([.A223];[.C223];[.E223])" office:value-type="float" office:value="19.8050661087036" calcext:value-type="float">
            <text:p>19.8050661087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223" calcext:value-type="float">
            <text:p>1427904658.98223</text:p>
          </table:table-cell>
          <table:table-cell office:value-type="float" office:value="1427904677.62954" calcext:value-type="float">
            <text:p>1427904677.62954</text:p>
          </table:table-cell>
          <table:table-cell office:value-type="float" office:value="1427904678.72079" calcext:value-type="float">
            <text:p>1427904678.72079</text:p>
          </table:table-cell>
          <table:table-cell/>
          <table:table-cell table:formula="of:=MAX([.B224];[.D224];[.G224])-MAX([.A224];[.C224];[.E224])" office:value-type="float" office:value="19.7385559082031" calcext:value-type="float">
            <text:p>19.7385559082</text:p>
          </table:table-cell>
          <table:table-cell table:formula="of:=IF(ISBLANK([.E224]);&quot;&quot;;[.I224])" office:value-type="float" office:value="19.7385559082031" calcext:value-type="float">
            <text:p>19.7385559082</text:p>
          </table:table-cell>
          <table:table-cell table:formula="of:=IF(OR(ISBLANK([.E224]);[.I224]&lt;=0);&quot;&quot;;[.I224])" office:value-type="float" office:value="19.7385559082031" calcext:value-type="float">
            <text:p>19.7385559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359" calcext:value-type="float">
            <text:p>1427904658.98359</text:p>
          </table:table-cell>
          <table:table-cell office:value-type="float" office:value="1427904677.70009" calcext:value-type="float">
            <text:p>1427904677.70009</text:p>
          </table:table-cell>
          <table:table-cell office:value-type="float" office:value="1427904678.78729" calcext:value-type="float">
            <text:p>1427904678.78729</text:p>
          </table:table-cell>
          <table:table-cell/>
          <table:table-cell table:formula="of:=MAX([.B225];[.D225];[.G225])-MAX([.A225];[.C225];[.E225])" office:value-type="float" office:value="19.8037040233612" calcext:value-type="float">
            <text:p>19.8037040234</text:p>
          </table:table-cell>
          <table:table-cell table:formula="of:=IF(ISBLANK([.E225]);&quot;&quot;;[.I225])" office:value-type="float" office:value="19.8037040233612" calcext:value-type="float">
            <text:p>19.8037040234</text:p>
          </table:table-cell>
          <table:table-cell table:formula="of:=IF(OR(ISBLANK([.E225]);[.I225]&lt;=0);&quot;&quot;;[.I225])" office:value-type="float" office:value="19.8037040233612" calcext:value-type="float">
            <text:p>19.80370402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493" calcext:value-type="float">
            <text:p>1427904658.98493</text:p>
          </table:table-cell>
          <table:table-cell office:value-type="float" office:value="1427904677.37366" calcext:value-type="float">
            <text:p>1427904677.37366</text:p>
          </table:table-cell>
          <table:table-cell office:value-type="float" office:value="1427904678.43042" calcext:value-type="float">
            <text:p>1427904678.43042</text:p>
          </table:table-cell>
          <table:table-cell/>
          <table:table-cell table:formula="of:=MAX([.B226];[.D226];[.G226])-MAX([.A226];[.C226];[.E226])" office:value-type="float" office:value="19.445493221283" calcext:value-type="float">
            <text:p>19.4454932213</text:p>
          </table:table-cell>
          <table:table-cell table:formula="of:=IF(ISBLANK([.E226]);&quot;&quot;;[.I226])" office:value-type="float" office:value="19.445493221283" calcext:value-type="float">
            <text:p>19.4454932213</text:p>
          </table:table-cell>
          <table:table-cell table:formula="of:=IF(OR(ISBLANK([.E226]);[.I226]&lt;=0);&quot;&quot;;[.I226])" office:value-type="float" office:value="19.445493221283" calcext:value-type="float">
            <text:p>19.44549322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623" calcext:value-type="float">
            <text:p>1427904658.98623</text:p>
          </table:table-cell>
          <table:table-cell office:value-type="float" office:value="1427904677.13975" calcext:value-type="float">
            <text:p>1427904677.13975</text:p>
          </table:table-cell>
          <table:table-cell office:value-type="float" office:value="1427904678.2432" calcext:value-type="float">
            <text:p>1427904678.2432</text:p>
          </table:table-cell>
          <table:table-cell/>
          <table:table-cell table:formula="of:=MAX([.B227];[.D227];[.G227])-MAX([.A227];[.C227];[.E227])" office:value-type="float" office:value="19.25697016716" calcext:value-type="float">
            <text:p>19.2569701672</text:p>
          </table:table-cell>
          <table:table-cell table:formula="of:=IF(ISBLANK([.E227]);&quot;&quot;;[.I227])" office:value-type="float" office:value="19.25697016716" calcext:value-type="float">
            <text:p>19.2569701672</text:p>
          </table:table-cell>
          <table:table-cell table:formula="of:=IF(OR(ISBLANK([.E227]);[.I227]&lt;=0);&quot;&quot;;[.I227])" office:value-type="float" office:value="19.25697016716" calcext:value-type="float">
            <text:p>19.2569701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753" calcext:value-type="float">
            <text:p>1427904658.98753</text:p>
          </table:table-cell>
          <table:table-cell office:value-type="float" office:value="1427904677.00501" calcext:value-type="float">
            <text:p>1427904677.00501</text:p>
          </table:table-cell>
          <table:table-cell office:value-type="float" office:value="1427904678.06913" calcext:value-type="float">
            <text:p>1427904678.06913</text:p>
          </table:table-cell>
          <table:table-cell/>
          <table:table-cell table:formula="of:=MAX([.B228];[.D228];[.G228])-MAX([.A228];[.C228];[.E228])" office:value-type="float" office:value="19.0816028118134" calcext:value-type="float">
            <text:p>19.0816028118</text:p>
          </table:table-cell>
          <table:table-cell table:formula="of:=IF(ISBLANK([.E228]);&quot;&quot;;[.I228])" office:value-type="float" office:value="19.0816028118134" calcext:value-type="float">
            <text:p>19.0816028118</text:p>
          </table:table-cell>
          <table:table-cell table:formula="of:=IF(OR(ISBLANK([.E228]);[.I228]&lt;=0);&quot;&quot;;[.I228])" office:value-type="float" office:value="19.0816028118134" calcext:value-type="float">
            <text:p>19.0816028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885" calcext:value-type="float">
            <text:p>1427904658.98885</text:p>
          </table:table-cell>
          <table:table-cell office:value-type="float" office:value="1427904677.57998" calcext:value-type="float">
            <text:p>1427904677.57998</text:p>
          </table:table-cell>
          <table:table-cell office:value-type="float" office:value="1427904678.68062" calcext:value-type="float">
            <text:p>1427904678.68062</text:p>
          </table:table-cell>
          <table:table-cell/>
          <table:table-cell table:formula="of:=MAX([.B229];[.D229];[.G229])-MAX([.A229];[.C229];[.E229])" office:value-type="float" office:value="19.6917691230774" calcext:value-type="float">
            <text:p>19.6917691231</text:p>
          </table:table-cell>
          <table:table-cell table:formula="of:=IF(ISBLANK([.E229]);&quot;&quot;;[.I229])" office:value-type="float" office:value="19.6917691230774" calcext:value-type="float">
            <text:p>19.6917691231</text:p>
          </table:table-cell>
          <table:table-cell table:formula="of:=IF(OR(ISBLANK([.E229]);[.I229]&lt;=0);&quot;&quot;;[.I229])" office:value-type="float" office:value="19.6917691230774" calcext:value-type="float">
            <text:p>19.69176912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931" calcext:value-type="float">
            <text:p>1427904658.98931</text:p>
          </table:table-cell>
          <table:table-cell office:value-type="float" office:value="1427904677.37561" calcext:value-type="float">
            <text:p>1427904677.37561</text:p>
          </table:table-cell>
          <table:table-cell office:value-type="float" office:value="1427904678.47418" calcext:value-type="float">
            <text:p>1427904678.47418</text:p>
          </table:table-cell>
          <table:table-cell/>
          <table:table-cell table:formula="of:=MAX([.B230];[.D230];[.G230])-MAX([.A230];[.C230];[.E230])" office:value-type="float" office:value="19.4848711490631" calcext:value-type="float">
            <text:p>19.4848711491</text:p>
          </table:table-cell>
          <table:table-cell table:formula="of:=IF(ISBLANK([.E230]);&quot;&quot;;[.I230])" office:value-type="float" office:value="19.4848711490631" calcext:value-type="float">
            <text:p>19.4848711491</text:p>
          </table:table-cell>
          <table:table-cell table:formula="of:=IF(OR(ISBLANK([.E230]);[.I230]&lt;=0);&quot;&quot;;[.I230])" office:value-type="float" office:value="19.4848711490631" calcext:value-type="float">
            <text:p>19.48487114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8993" calcext:value-type="float">
            <text:p>1427904658.98993</text:p>
          </table:table-cell>
          <table:table-cell office:value-type="float" office:value="1427904677.46925" calcext:value-type="float">
            <text:p>1427904677.46925</text:p>
          </table:table-cell>
          <table:table-cell office:value-type="float" office:value="1427904678.53241" calcext:value-type="float">
            <text:p>1427904678.53241</text:p>
          </table:table-cell>
          <table:table-cell/>
          <table:table-cell table:formula="of:=MAX([.B231];[.D231];[.G231])-MAX([.A231];[.C231];[.E231])" office:value-type="float" office:value="19.5424809455872" calcext:value-type="float">
            <text:p>19.5424809456</text:p>
          </table:table-cell>
          <table:table-cell table:formula="of:=IF(ISBLANK([.E231]);&quot;&quot;;[.I231])" office:value-type="float" office:value="19.5424809455872" calcext:value-type="float">
            <text:p>19.5424809456</text:p>
          </table:table-cell>
          <table:table-cell table:formula="of:=IF(OR(ISBLANK([.E231]);[.I231]&lt;=0);&quot;&quot;;[.I231])" office:value-type="float" office:value="19.5424809455872" calcext:value-type="float">
            <text:p>19.54248094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9038" calcext:value-type="float">
            <text:p>1427904658.99038</text:p>
          </table:table-cell>
          <table:table-cell office:value-type="float" office:value="1427904677.7278" calcext:value-type="float">
            <text:p>1427904677.7278</text:p>
          </table:table-cell>
          <table:table-cell office:value-type="float" office:value="1427904678.75105" calcext:value-type="float">
            <text:p>1427904678.75105</text:p>
          </table:table-cell>
          <table:table-cell/>
          <table:table-cell table:formula="of:=MAX([.B232];[.D232];[.G232])-MAX([.A232];[.C232];[.E232])" office:value-type="float" office:value="19.7606670856476" calcext:value-type="float">
            <text:p>19.7606670856</text:p>
          </table:table-cell>
          <table:table-cell table:formula="of:=IF(ISBLANK([.E232]);&quot;&quot;;[.I232])" office:value-type="float" office:value="19.7606670856476" calcext:value-type="float">
            <text:p>19.7606670856</text:p>
          </table:table-cell>
          <table:table-cell table:formula="of:=IF(OR(ISBLANK([.E232]);[.I232]&lt;=0);&quot;&quot;;[.I232])" office:value-type="float" office:value="19.7606670856476" calcext:value-type="float">
            <text:p>19.76066708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58.99083" calcext:value-type="float">
            <text:p>1427904658.99083</text:p>
          </table:table-cell>
          <table:table-cell office:value-type="float" office:value="1427904675.93228" calcext:value-type="float">
            <text:p>1427904675.93228</text:p>
          </table:table-cell>
          <table:table-cell office:value-type="float" office:value="1427904676.97719" calcext:value-type="float">
            <text:p>1427904676.97719</text:p>
          </table:table-cell>
          <table:table-cell/>
          <table:table-cell table:formula="of:=MAX([.B233];[.D233];[.G233])-MAX([.A233];[.C233];[.E233])" office:value-type="float" office:value="17.9863541126251" calcext:value-type="float">
            <text:p>17.9863541126</text:p>
          </table:table-cell>
          <table:table-cell table:formula="of:=IF(ISBLANK([.E233]);&quot;&quot;;[.I233])" office:value-type="float" office:value="17.9863541126251" calcext:value-type="float">
            <text:p>17.9863541126</text:p>
          </table:table-cell>
          <table:table-cell table:formula="of:=IF(OR(ISBLANK([.E233]);[.I233]&lt;=0);&quot;&quot;;[.I233])" office:value-type="float" office:value="17.9863541126251" calcext:value-type="float">
            <text:p>17.9863541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78.78731" calcext:value-type="float">
            <text:p>1427904678.78731</text:p>
          </table:table-cell>
          <table:table-cell office:value-type="float" office:value="1427904697.95126" calcext:value-type="float">
            <text:p>1427904697.95126</text:p>
          </table:table-cell>
          <table:table-cell table:number-columns-repeated="4"/>
          <table:table-cell table:formula="of:=MAX([.B234];[.D234];[.G234])-MAX([.A234];[.C234];[.E234])" office:value-type="float" office:value="19.1639568805695" calcext:value-type="float">
            <text:p>19.1639568806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8731" calcext:value-type="float">
            <text:p>1427904678.78731</text:p>
          </table:table-cell>
          <table:table-cell office:value-type="float" office:value="1427904696.85599" calcext:value-type="float">
            <text:p>1427904696.85599</text:p>
          </table:table-cell>
          <table:table-cell office:value-type="float" office:value="1427904697.95125" calcext:value-type="float">
            <text:p>1427904697.95125</text:p>
          </table:table-cell>
          <table:table-cell/>
          <table:table-cell table:formula="of:=MAX([.B235];[.D235];[.G235])-MAX([.A235];[.C235];[.E235])" office:value-type="float" office:value="19.1639449596405" calcext:value-type="float">
            <text:p>19.1639449596</text:p>
          </table:table-cell>
          <table:table-cell table:formula="of:=IF(ISBLANK([.E235]);&quot;&quot;;[.I235])" office:value-type="float" office:value="19.1639449596405" calcext:value-type="float">
            <text:p>19.1639449596</text:p>
          </table:table-cell>
          <table:table-cell table:formula="of:=IF(OR(ISBLANK([.E235]);[.I235]&lt;=0);&quot;&quot;;[.I235])" office:value-type="float" office:value="19.1639449596405" calcext:value-type="float">
            <text:p>19.16394495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8894" calcext:value-type="float">
            <text:p>1427904678.78894</text:p>
          </table:table-cell>
          <table:table-cell office:value-type="float" office:value="1427904696.66651" calcext:value-type="float">
            <text:p>1427904696.66651</text:p>
          </table:table-cell>
          <table:table-cell office:value-type="float" office:value="1427904697.67056" calcext:value-type="float">
            <text:p>1427904697.67056</text:p>
          </table:table-cell>
          <table:table-cell/>
          <table:table-cell table:formula="of:=MAX([.B236];[.D236];[.G236])-MAX([.A236];[.C236];[.E236])" office:value-type="float" office:value="18.8816130161285" calcext:value-type="float">
            <text:p>18.8816130161</text:p>
          </table:table-cell>
          <table:table-cell table:formula="of:=IF(ISBLANK([.E236]);&quot;&quot;;[.I236])" office:value-type="float" office:value="18.8816130161285" calcext:value-type="float">
            <text:p>18.8816130161</text:p>
          </table:table-cell>
          <table:table-cell table:formula="of:=IF(OR(ISBLANK([.E236]);[.I236]&lt;=0);&quot;&quot;;[.I236])" office:value-type="float" office:value="18.8816130161285" calcext:value-type="float">
            <text:p>18.88161301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027" calcext:value-type="float">
            <text:p>1427904678.79027</text:p>
          </table:table-cell>
          <table:table-cell office:value-type="float" office:value="1427904696.67132" calcext:value-type="float">
            <text:p>1427904696.67132</text:p>
          </table:table-cell>
          <table:table-cell office:value-type="float" office:value="1427904697.73116" calcext:value-type="float">
            <text:p>1427904697.73116</text:p>
          </table:table-cell>
          <table:table-cell/>
          <table:table-cell table:formula="of:=MAX([.B237];[.D237];[.G237])-MAX([.A237];[.C237];[.E237])" office:value-type="float" office:value="18.9408881664276" calcext:value-type="float">
            <text:p>18.9408881664</text:p>
          </table:table-cell>
          <table:table-cell table:formula="of:=IF(ISBLANK([.E237]);&quot;&quot;;[.I237])" office:value-type="float" office:value="18.9408881664276" calcext:value-type="float">
            <text:p>18.9408881664</text:p>
          </table:table-cell>
          <table:table-cell table:formula="of:=IF(OR(ISBLANK([.E237]);[.I237]&lt;=0);&quot;&quot;;[.I237])" office:value-type="float" office:value="18.9408881664276" calcext:value-type="float">
            <text:p>18.94088816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157" calcext:value-type="float">
            <text:p>1427904678.79157</text:p>
          </table:table-cell>
          <table:table-cell office:value-type="float" office:value="1427904695.72318" calcext:value-type="float">
            <text:p>1427904695.72318</text:p>
          </table:table-cell>
          <table:table-cell office:value-type="float" office:value="1427904696.66693" calcext:value-type="float">
            <text:p>1427904696.66693</text:p>
          </table:table-cell>
          <table:table-cell/>
          <table:table-cell table:formula="of:=MAX([.B238];[.D238];[.G238])-MAX([.A238];[.C238];[.E238])" office:value-type="float" office:value="17.8753600120544" calcext:value-type="float">
            <text:p>17.8753600121</text:p>
          </table:table-cell>
          <table:table-cell table:formula="of:=IF(ISBLANK([.E238]);&quot;&quot;;[.I238])" office:value-type="float" office:value="17.8753600120544" calcext:value-type="float">
            <text:p>17.8753600121</text:p>
          </table:table-cell>
          <table:table-cell table:formula="of:=IF(OR(ISBLANK([.E238]);[.I238]&lt;=0);&quot;&quot;;[.I238])" office:value-type="float" office:value="17.8753600120544" calcext:value-type="float">
            <text:p>17.87536001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289" calcext:value-type="float">
            <text:p>1427904678.79289</text:p>
          </table:table-cell>
          <table:table-cell office:value-type="float" office:value="1427904696.50968" calcext:value-type="float">
            <text:p>1427904696.50968</text:p>
          </table:table-cell>
          <table:table-cell office:value-type="float" office:value="1427904697.5849" calcext:value-type="float">
            <text:p>1427904697.5849</text:p>
          </table:table-cell>
          <table:table-cell/>
          <table:table-cell table:formula="of:=MAX([.B239];[.D239];[.G239])-MAX([.A239];[.C239];[.E239])" office:value-type="float" office:value="18.7920110225678" calcext:value-type="float">
            <text:p>18.7920110226</text:p>
          </table:table-cell>
          <table:table-cell table:formula="of:=IF(ISBLANK([.E239]);&quot;&quot;;[.I239])" office:value-type="float" office:value="18.7920110225678" calcext:value-type="float">
            <text:p>18.7920110226</text:p>
          </table:table-cell>
          <table:table-cell table:formula="of:=IF(OR(ISBLANK([.E239]);[.I239]&lt;=0);&quot;&quot;;[.I239])" office:value-type="float" office:value="18.7920110225678" calcext:value-type="float">
            <text:p>18.79201102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418" calcext:value-type="float">
            <text:p>1427904678.79418</text:p>
          </table:table-cell>
          <table:table-cell office:value-type="float" office:value="1427904694.5877" calcext:value-type="float">
            <text:p>1427904694.5877</text:p>
          </table:table-cell>
          <table:table-cell office:value-type="float" office:value="1427904695.72328" calcext:value-type="float">
            <text:p>1427904695.72328</text:p>
          </table:table-cell>
          <table:table-cell/>
          <table:table-cell table:formula="of:=MAX([.B240];[.D240];[.G240])-MAX([.A240];[.C240];[.E240])" office:value-type="float" office:value="16.9290950298309" calcext:value-type="float">
            <text:p>16.9290950298</text:p>
          </table:table-cell>
          <table:table-cell table:formula="of:=IF(ISBLANK([.E240]);&quot;&quot;;[.I240])" office:value-type="float" office:value="16.9290950298309" calcext:value-type="float">
            <text:p>16.9290950298</text:p>
          </table:table-cell>
          <table:table-cell table:formula="of:=IF(OR(ISBLANK([.E240]);[.I240]&lt;=0);&quot;&quot;;[.I240])" office:value-type="float" office:value="16.9290950298309" calcext:value-type="float">
            <text:p>16.92909502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552" calcext:value-type="float">
            <text:p>1427904678.79552</text:p>
          </table:table-cell>
          <table:table-cell office:value-type="float" office:value="1427904694.5972" calcext:value-type="float">
            <text:p>1427904694.5972</text:p>
          </table:table-cell>
          <table:table-cell office:value-type="float" office:value="1427904695.72323" calcext:value-type="float">
            <text:p>1427904695.72323</text:p>
          </table:table-cell>
          <table:table-cell/>
          <table:table-cell table:formula="of:=MAX([.B241];[.D241];[.G241])-MAX([.A241];[.C241];[.E241])" office:value-type="float" office:value="16.9277110099792" calcext:value-type="float">
            <text:p>16.92771101</text:p>
          </table:table-cell>
          <table:table-cell table:formula="of:=IF(ISBLANK([.E241]);&quot;&quot;;[.I241])" office:value-type="float" office:value="16.9277110099792" calcext:value-type="float">
            <text:p>16.92771101</text:p>
          </table:table-cell>
          <table:table-cell table:formula="of:=IF(OR(ISBLANK([.E241]);[.I241]&lt;=0);&quot;&quot;;[.I241])" office:value-type="float" office:value="16.9277110099792" calcext:value-type="float">
            <text:p>16.927711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686" calcext:value-type="float">
            <text:p>1427904678.79686</text:p>
          </table:table-cell>
          <table:table-cell office:value-type="float" office:value="1427904695.72307" calcext:value-type="float">
            <text:p>1427904695.72307</text:p>
          </table:table-cell>
          <table:table-cell office:value-type="float" office:value="1427904696.7288" calcext:value-type="float">
            <text:p>1427904696.7288</text:p>
          </table:table-cell>
          <table:table-cell/>
          <table:table-cell table:formula="of:=MAX([.B242];[.D242];[.G242])-MAX([.A242];[.C242];[.E242])" office:value-type="float" office:value="17.9319410324097" calcext:value-type="float">
            <text:p>17.9319410324</text:p>
          </table:table-cell>
          <table:table-cell table:formula="of:=IF(ISBLANK([.E242]);&quot;&quot;;[.I242])" office:value-type="float" office:value="17.9319410324097" calcext:value-type="float">
            <text:p>17.9319410324</text:p>
          </table:table-cell>
          <table:table-cell table:formula="of:=IF(OR(ISBLANK([.E242]);[.I242]&lt;=0);&quot;&quot;;[.I242])" office:value-type="float" office:value="17.9319410324097" calcext:value-type="float">
            <text:p>17.93194103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816" calcext:value-type="float">
            <text:p>1427904678.79816</text:p>
          </table:table-cell>
          <table:table-cell office:value-type="float" office:value="1427904694.45784" calcext:value-type="float">
            <text:p>1427904694.45784</text:p>
          </table:table-cell>
          <table:table-cell office:value-type="float" office:value="1427904695.72332" calcext:value-type="float">
            <text:p>1427904695.72332</text:p>
          </table:table-cell>
          <table:table-cell/>
          <table:table-cell table:formula="of:=MAX([.B243];[.D243];[.G243])-MAX([.A243];[.C243];[.E243])" office:value-type="float" office:value="16.9251658916473" calcext:value-type="float">
            <text:p>16.9251658916</text:p>
          </table:table-cell>
          <table:table-cell table:formula="of:=IF(ISBLANK([.E243]);&quot;&quot;;[.I243])" office:value-type="float" office:value="16.9251658916473" calcext:value-type="float">
            <text:p>16.9251658916</text:p>
          </table:table-cell>
          <table:table-cell table:formula="of:=IF(OR(ISBLANK([.E243]);[.I243]&lt;=0);&quot;&quot;;[.I243])" office:value-type="float" office:value="16.9251658916473" calcext:value-type="float">
            <text:p>16.9251658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78.79948" calcext:value-type="float">
            <text:p>1427904678.79948</text:p>
          </table:table-cell>
          <table:table-cell office:value-type="float" office:value="1427904694.45778" calcext:value-type="float">
            <text:p>1427904694.45778</text:p>
          </table:table-cell>
          <table:table-cell office:value-type="float" office:value="1427904695.72311" calcext:value-type="float">
            <text:p>1427904695.72311</text:p>
          </table:table-cell>
          <table:table-cell/>
          <table:table-cell table:formula="of:=MAX([.B244];[.D244];[.G244])-MAX([.A244];[.C244];[.E244])" office:value-type="float" office:value="16.9236218929291" calcext:value-type="float">
            <text:p>16.9236218929</text:p>
          </table:table-cell>
          <table:table-cell table:formula="of:=IF(ISBLANK([.E244]);&quot;&quot;;[.I244])" office:value-type="float" office:value="16.9236218929291" calcext:value-type="float">
            <text:p>16.9236218929</text:p>
          </table:table-cell>
          <table:table-cell table:formula="of:=IF(OR(ISBLANK([.E244]);[.I244]&lt;=0);&quot;&quot;;[.I244])" office:value-type="float" office:value="16.9236218929291" calcext:value-type="float">
            <text:p>16.9236218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697.95127" calcext:value-type="float">
            <text:p>1427904697.95127</text:p>
          </table:table-cell>
          <table:table-cell office:value-type="float" office:value="1427904716.189" calcext:value-type="float">
            <text:p>1427904716.189</text:p>
          </table:table-cell>
          <table:table-cell table:number-columns-repeated="4"/>
          <table:table-cell table:formula="of:=MAX([.B245];[.D245];[.G245])-MAX([.A245];[.C245];[.E245])" office:value-type="float" office:value="18.237725019455" calcext:value-type="float">
            <text:p>18.2377250195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127" calcext:value-type="float">
            <text:p>1427904697.95127</text:p>
          </table:table-cell>
          <table:table-cell office:value-type="float" office:value="1427904714.85569" calcext:value-type="float">
            <text:p>1427904714.85569</text:p>
          </table:table-cell>
          <table:table-cell office:value-type="float" office:value="1427904715.92995" calcext:value-type="float">
            <text:p>1427904715.92995</text:p>
          </table:table-cell>
          <table:table-cell/>
          <table:table-cell table:formula="of:=MAX([.B246];[.D246];[.G246])-MAX([.A246];[.C246];[.E246])" office:value-type="float" office:value="17.9786770343781" calcext:value-type="float">
            <text:p>17.9786770344</text:p>
          </table:table-cell>
          <table:table-cell table:formula="of:=IF(ISBLANK([.E246]);&quot;&quot;;[.I246])" office:value-type="float" office:value="17.9786770343781" calcext:value-type="float">
            <text:p>17.9786770344</text:p>
          </table:table-cell>
          <table:table-cell table:formula="of:=IF(OR(ISBLANK([.E246]);[.I246]&lt;=0);&quot;&quot;;[.I246])" office:value-type="float" office:value="17.9786770343781" calcext:value-type="float">
            <text:p>17.97867703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177" calcext:value-type="float">
            <text:p>1427904697.95177</text:p>
          </table:table-cell>
          <table:table-cell office:value-type="float" office:value="1427904714.69855" calcext:value-type="float">
            <text:p>1427904714.69855</text:p>
          </table:table-cell>
          <table:table-cell office:value-type="float" office:value="1427904715.77945" calcext:value-type="float">
            <text:p>1427904715.77945</text:p>
          </table:table-cell>
          <table:table-cell/>
          <table:table-cell table:formula="of:=MAX([.B247];[.D247];[.G247])-MAX([.A247];[.C247];[.E247])" office:value-type="float" office:value="17.8276782035828" calcext:value-type="float">
            <text:p>17.8276782036</text:p>
          </table:table-cell>
          <table:table-cell table:formula="of:=IF(ISBLANK([.E247]);&quot;&quot;;[.I247])" office:value-type="float" office:value="17.8276782035828" calcext:value-type="float">
            <text:p>17.8276782036</text:p>
          </table:table-cell>
          <table:table-cell table:formula="of:=IF(OR(ISBLANK([.E247]);[.I247]&lt;=0);&quot;&quot;;[.I247])" office:value-type="float" office:value="17.8276782035828" calcext:value-type="float">
            <text:p>17.82767820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227" calcext:value-type="float">
            <text:p>1427904697.95227</text:p>
          </table:table-cell>
          <table:table-cell office:value-type="float" office:value="1427904714.61" calcext:value-type="float">
            <text:p>1427904714.61</text:p>
          </table:table-cell>
          <table:table-cell office:value-type="float" office:value="1427904715.72032" calcext:value-type="float">
            <text:p>1427904715.72032</text:p>
          </table:table-cell>
          <table:table-cell/>
          <table:table-cell table:formula="of:=MAX([.B248];[.D248];[.G248])-MAX([.A248];[.C248];[.E248])" office:value-type="float" office:value="17.7680459022522" calcext:value-type="float">
            <text:p>17.7680459023</text:p>
          </table:table-cell>
          <table:table-cell table:formula="of:=IF(ISBLANK([.E248]);&quot;&quot;;[.I248])" office:value-type="float" office:value="17.7680459022522" calcext:value-type="float">
            <text:p>17.7680459023</text:p>
          </table:table-cell>
          <table:table-cell table:formula="of:=IF(OR(ISBLANK([.E248]);[.I248]&lt;=0);&quot;&quot;;[.I248])" office:value-type="float" office:value="17.7680459022522" calcext:value-type="float">
            <text:p>17.76804590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28" calcext:value-type="float">
            <text:p>1427904697.9528</text:p>
          </table:table-cell>
          <table:table-cell office:value-type="float" office:value="1427904714.98637" calcext:value-type="float">
            <text:p>1427904714.98637</text:p>
          </table:table-cell>
          <table:table-cell office:value-type="float" office:value="1427904716.07522" calcext:value-type="float">
            <text:p>1427904716.07522</text:p>
          </table:table-cell>
          <table:table-cell/>
          <table:table-cell table:formula="of:=MAX([.B249];[.D249];[.G249])-MAX([.A249];[.C249];[.E249])" office:value-type="float" office:value="18.1224179267883" calcext:value-type="float">
            <text:p>18.1224179268</text:p>
          </table:table-cell>
          <table:table-cell table:formula="of:=IF(ISBLANK([.E249]);&quot;&quot;;[.I249])" office:value-type="float" office:value="18.1224179267883" calcext:value-type="float">
            <text:p>18.1224179268</text:p>
          </table:table-cell>
          <table:table-cell table:formula="of:=IF(OR(ISBLANK([.E249]);[.I249]&lt;=0);&quot;&quot;;[.I249])" office:value-type="float" office:value="18.1224179267883" calcext:value-type="float">
            <text:p>18.12241792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333" calcext:value-type="float">
            <text:p>1427904697.95333</text:p>
          </table:table-cell>
          <table:table-cell office:value-type="float" office:value="1427904714.02277" calcext:value-type="float">
            <text:p>1427904714.02277</text:p>
          </table:table-cell>
          <table:table-cell office:value-type="float" office:value="1427904715.0987" calcext:value-type="float">
            <text:p>1427904715.0987</text:p>
          </table:table-cell>
          <table:table-cell/>
          <table:table-cell table:formula="of:=MAX([.B250];[.D250];[.G250])-MAX([.A250];[.C250];[.E250])" office:value-type="float" office:value="17.1453740596771" calcext:value-type="float">
            <text:p>17.1453740597</text:p>
          </table:table-cell>
          <table:table-cell table:formula="of:=IF(ISBLANK([.E250]);&quot;&quot;;[.I250])" office:value-type="float" office:value="17.1453740596771" calcext:value-type="float">
            <text:p>17.1453740597</text:p>
          </table:table-cell>
          <table:table-cell table:formula="of:=IF(OR(ISBLANK([.E250]);[.I250]&lt;=0);&quot;&quot;;[.I250])" office:value-type="float" office:value="17.1453740596771" calcext:value-type="float">
            <text:p>17.14537405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38" calcext:value-type="float">
            <text:p>1427904697.9538</text:p>
          </table:table-cell>
          <table:table-cell office:value-type="float" office:value="1427904714.66627" calcext:value-type="float">
            <text:p>1427904714.66627</text:p>
          </table:table-cell>
          <table:table-cell office:value-type="float" office:value="1427904715.72104" calcext:value-type="float">
            <text:p>1427904715.72104</text:p>
          </table:table-cell>
          <table:table-cell/>
          <table:table-cell table:formula="of:=MAX([.B251];[.D251];[.G251])-MAX([.A251];[.C251];[.E251])" office:value-type="float" office:value="17.7672410011292" calcext:value-type="float">
            <text:p>17.7672410011</text:p>
          </table:table-cell>
          <table:table-cell table:formula="of:=IF(ISBLANK([.E251]);&quot;&quot;;[.I251])" office:value-type="float" office:value="17.7672410011292" calcext:value-type="float">
            <text:p>17.7672410011</text:p>
          </table:table-cell>
          <table:table-cell table:formula="of:=IF(OR(ISBLANK([.E251]);[.I251]&lt;=0);&quot;&quot;;[.I251])" office:value-type="float" office:value="17.7672410011292" calcext:value-type="float">
            <text:p>17.76724100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425" calcext:value-type="float">
            <text:p>1427904697.95425</text:p>
          </table:table-cell>
          <table:table-cell office:value-type="float" office:value="1427904714.52089" calcext:value-type="float">
            <text:p>1427904714.52089</text:p>
          </table:table-cell>
          <table:table-cell office:value-type="float" office:value="1427904715.60229" calcext:value-type="float">
            <text:p>1427904715.60229</text:p>
          </table:table-cell>
          <table:table-cell/>
          <table:table-cell table:formula="of:=MAX([.B252];[.D252];[.G252])-MAX([.A252];[.C252];[.E252])" office:value-type="float" office:value="17.6480388641357" calcext:value-type="float">
            <text:p>17.6480388641</text:p>
          </table:table-cell>
          <table:table-cell table:formula="of:=IF(ISBLANK([.E252]);&quot;&quot;;[.I252])" office:value-type="float" office:value="17.6480388641357" calcext:value-type="float">
            <text:p>17.6480388641</text:p>
          </table:table-cell>
          <table:table-cell table:formula="of:=IF(OR(ISBLANK([.E252]);[.I252]&lt;=0);&quot;&quot;;[.I252])" office:value-type="float" office:value="17.6480388641357" calcext:value-type="float">
            <text:p>17.64803886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493" calcext:value-type="float">
            <text:p>1427904697.95493</text:p>
          </table:table-cell>
          <table:table-cell office:value-type="float" office:value="1427904714.70881" calcext:value-type="float">
            <text:p>1427904714.70881</text:p>
          </table:table-cell>
          <table:table-cell office:value-type="float" office:value="1427904715.81404" calcext:value-type="float">
            <text:p>1427904715.81404</text:p>
          </table:table-cell>
          <table:table-cell/>
          <table:table-cell table:formula="of:=MAX([.B253];[.D253];[.G253])-MAX([.A253];[.C253];[.E253])" office:value-type="float" office:value="17.8591101169586" calcext:value-type="float">
            <text:p>17.859110117</text:p>
          </table:table-cell>
          <table:table-cell table:formula="of:=IF(ISBLANK([.E253]);&quot;&quot;;[.I253])" office:value-type="float" office:value="17.8591101169586" calcext:value-type="float">
            <text:p>17.859110117</text:p>
          </table:table-cell>
          <table:table-cell table:formula="of:=IF(OR(ISBLANK([.E253]);[.I253]&lt;=0);&quot;&quot;;[.I253])" office:value-type="float" office:value="17.8591101169586" calcext:value-type="float">
            <text:p>17.8591101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54" calcext:value-type="float">
            <text:p>1427904697.9554</text:p>
          </table:table-cell>
          <table:table-cell office:value-type="float" office:value="1427904715.08645" calcext:value-type="float">
            <text:p>1427904715.08645</text:p>
          </table:table-cell>
          <table:table-cell office:value-type="float" office:value="1427904716.18899" calcext:value-type="float">
            <text:p>1427904716.18899</text:p>
          </table:table-cell>
          <table:table-cell/>
          <table:table-cell table:formula="of:=MAX([.B254];[.D254];[.G254])-MAX([.A254];[.C254];[.E254])" office:value-type="float" office:value="18.2335920333862" calcext:value-type="float">
            <text:p>18.2335920334</text:p>
          </table:table-cell>
          <table:table-cell table:formula="of:=IF(ISBLANK([.E254]);&quot;&quot;;[.I254])" office:value-type="float" office:value="18.2335920333862" calcext:value-type="float">
            <text:p>18.2335920334</text:p>
          </table:table-cell>
          <table:table-cell table:formula="of:=IF(OR(ISBLANK([.E254]);[.I254]&lt;=0);&quot;&quot;;[.I254])" office:value-type="float" office:value="18.2335920333862" calcext:value-type="float">
            <text:p>18.23359203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697.95585" calcext:value-type="float">
            <text:p>1427904697.95585</text:p>
          </table:table-cell>
          <table:table-cell office:value-type="float" office:value="1427904714.75304" calcext:value-type="float">
            <text:p>1427904714.75304</text:p>
          </table:table-cell>
          <table:table-cell office:value-type="float" office:value="1427904715.68862" calcext:value-type="float">
            <text:p>1427904715.68862</text:p>
          </table:table-cell>
          <table:table-cell/>
          <table:table-cell table:formula="of:=MAX([.B255];[.D255];[.G255])-MAX([.A255];[.C255];[.E255])" office:value-type="float" office:value="17.7327699661255" calcext:value-type="float">
            <text:p>17.7327699661</text:p>
          </table:table-cell>
          <table:table-cell table:formula="of:=IF(ISBLANK([.E255]);&quot;&quot;;[.I255])" office:value-type="float" office:value="17.7327699661255" calcext:value-type="float">
            <text:p>17.7327699661</text:p>
          </table:table-cell>
          <table:table-cell table:formula="of:=IF(OR(ISBLANK([.E255]);[.I255]&lt;=0);&quot;&quot;;[.I255])" office:value-type="float" office:value="17.7327699661255" calcext:value-type="float">
            <text:p>17.73276996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716.18901" calcext:value-type="float">
            <text:p>1427904716.18901</text:p>
          </table:table-cell>
          <table:table-cell office:value-type="float" office:value="1427904735.07358" calcext:value-type="float">
            <text:p>1427904735.07358</text:p>
          </table:table-cell>
          <table:table-cell table:number-columns-repeated="4"/>
          <table:table-cell table:formula="of:=MAX([.B256];[.D256];[.G256])-MAX([.A256];[.C256];[.E256])" office:value-type="float" office:value="18.8845670223236" calcext:value-type="float">
            <text:p>18.8845670223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8901" calcext:value-type="float">
            <text:p>1427904716.18901</text:p>
          </table:table-cell>
          <table:table-cell office:value-type="float" office:value="1427904733.97501" calcext:value-type="float">
            <text:p>1427904733.97501</text:p>
          </table:table-cell>
          <table:table-cell office:value-type="float" office:value="1427904735.03972" calcext:value-type="float">
            <text:p>1427904735.03972</text:p>
          </table:table-cell>
          <table:table-cell/>
          <table:table-cell table:formula="of:=MAX([.B257];[.D257];[.G257])-MAX([.A257];[.C257];[.E257])" office:value-type="float" office:value="18.8507118225098" calcext:value-type="float">
            <text:p>18.8507118225</text:p>
          </table:table-cell>
          <table:table-cell table:formula="of:=IF(ISBLANK([.E257]);&quot;&quot;;[.I257])" office:value-type="float" office:value="18.8507118225098" calcext:value-type="float">
            <text:p>18.8507118225</text:p>
          </table:table-cell>
          <table:table-cell table:formula="of:=IF(OR(ISBLANK([.E257]);[.I257]&lt;=0);&quot;&quot;;[.I257])" office:value-type="float" office:value="18.8507118225098" calcext:value-type="float">
            <text:p>18.85071182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06" calcext:value-type="float">
            <text:p>1427904716.1906</text:p>
          </table:table-cell>
          <table:table-cell office:value-type="float" office:value="1427904733.64316" calcext:value-type="float">
            <text:p>1427904733.64316</text:p>
          </table:table-cell>
          <table:table-cell office:value-type="float" office:value="1427904734.66805" calcext:value-type="float">
            <text:p>1427904734.66805</text:p>
          </table:table-cell>
          <table:table-cell/>
          <table:table-cell table:formula="of:=MAX([.B258];[.D258];[.G258])-MAX([.A258];[.C258];[.E258])" office:value-type="float" office:value="18.4774520397186" calcext:value-type="float">
            <text:p>18.4774520397</text:p>
          </table:table-cell>
          <table:table-cell table:formula="of:=IF(ISBLANK([.E258]);&quot;&quot;;[.I258])" office:value-type="float" office:value="18.4774520397186" calcext:value-type="float">
            <text:p>18.4774520397</text:p>
          </table:table-cell>
          <table:table-cell table:formula="of:=IF(OR(ISBLANK([.E258]);[.I258]&lt;=0);&quot;&quot;;[.I258])" office:value-type="float" office:value="18.4774520397186" calcext:value-type="float">
            <text:p>18.47745203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191" calcext:value-type="float">
            <text:p>1427904716.19191</text:p>
          </table:table-cell>
          <table:table-cell office:value-type="float" office:value="1427904733.5043" calcext:value-type="float">
            <text:p>1427904733.5043</text:p>
          </table:table-cell>
          <table:table-cell office:value-type="float" office:value="1427904734.57716" calcext:value-type="float">
            <text:p>1427904734.57716</text:p>
          </table:table-cell>
          <table:table-cell/>
          <table:table-cell table:formula="of:=MAX([.B259];[.D259];[.G259])-MAX([.A259];[.C259];[.E259])" office:value-type="float" office:value="18.3852441310883" calcext:value-type="float">
            <text:p>18.3852441311</text:p>
          </table:table-cell>
          <table:table-cell table:formula="of:=IF(ISBLANK([.E259]);&quot;&quot;;[.I259])" office:value-type="float" office:value="18.3852441310883" calcext:value-type="float">
            <text:p>18.3852441311</text:p>
          </table:table-cell>
          <table:table-cell table:formula="of:=IF(OR(ISBLANK([.E259]);[.I259]&lt;=0);&quot;&quot;;[.I259])" office:value-type="float" office:value="18.3852441310883" calcext:value-type="float">
            <text:p>18.38524413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336" calcext:value-type="float">
            <text:p>1427904716.19336</text:p>
          </table:table-cell>
          <table:table-cell office:value-type="float" office:value="1427904733.58847" calcext:value-type="float">
            <text:p>1427904733.58847</text:p>
          </table:table-cell>
          <table:table-cell office:value-type="float" office:value="1427904734.66904" calcext:value-type="float">
            <text:p>1427904734.66904</text:p>
          </table:table-cell>
          <table:table-cell/>
          <table:table-cell table:formula="of:=MAX([.B260];[.D260];[.G260])-MAX([.A260];[.C260];[.E260])" office:value-type="float" office:value="18.4756782054901" calcext:value-type="float">
            <text:p>18.4756782055</text:p>
          </table:table-cell>
          <table:table-cell table:formula="of:=IF(ISBLANK([.E260]);&quot;&quot;;[.I260])" office:value-type="float" office:value="18.4756782054901" calcext:value-type="float">
            <text:p>18.4756782055</text:p>
          </table:table-cell>
          <table:table-cell table:formula="of:=IF(OR(ISBLANK([.E260]);[.I260]&lt;=0);&quot;&quot;;[.I260])" office:value-type="float" office:value="18.4756782054901" calcext:value-type="float">
            <text:p>18.47567820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466" calcext:value-type="float">
            <text:p>1427904716.19466</text:p>
          </table:table-cell>
          <table:table-cell office:value-type="float" office:value="1427904734.04977" calcext:value-type="float">
            <text:p>1427904734.04977</text:p>
          </table:table-cell>
          <table:table-cell office:value-type="float" office:value="1427904735.07357" calcext:value-type="float">
            <text:p>1427904735.07357</text:p>
          </table:table-cell>
          <table:table-cell/>
          <table:table-cell table:formula="of:=MAX([.B261];[.D261];[.G261])-MAX([.A261];[.C261];[.E261])" office:value-type="float" office:value="18.8789100646973" calcext:value-type="float">
            <text:p>18.8789100647</text:p>
          </table:table-cell>
          <table:table-cell table:formula="of:=IF(ISBLANK([.E261]);&quot;&quot;;[.I261])" office:value-type="float" office:value="18.8789100646973" calcext:value-type="float">
            <text:p>18.8789100647</text:p>
          </table:table-cell>
          <table:table-cell table:formula="of:=IF(OR(ISBLANK([.E261]);[.I261]&lt;=0);&quot;&quot;;[.I261])" office:value-type="float" office:value="18.8789100646973" calcext:value-type="float">
            <text:p>18.87891006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608" calcext:value-type="float">
            <text:p>1427904716.19608</text:p>
          </table:table-cell>
          <table:table-cell office:value-type="float" office:value="1427904733.38176" calcext:value-type="float">
            <text:p>1427904733.38176</text:p>
          </table:table-cell>
          <table:table-cell office:value-type="float" office:value="1427904734.48414" calcext:value-type="float">
            <text:p>1427904734.48414</text:p>
          </table:table-cell>
          <table:table-cell/>
          <table:table-cell table:formula="of:=MAX([.B262];[.D262];[.G262])-MAX([.A262];[.C262];[.E262])" office:value-type="float" office:value="18.2880640029907" calcext:value-type="float">
            <text:p>18.288064003</text:p>
          </table:table-cell>
          <table:table-cell table:formula="of:=IF(ISBLANK([.E262]);&quot;&quot;;[.I262])" office:value-type="float" office:value="18.2880640029907" calcext:value-type="float">
            <text:p>18.288064003</text:p>
          </table:table-cell>
          <table:table-cell table:formula="of:=IF(OR(ISBLANK([.E262]);[.I262]&lt;=0);&quot;&quot;;[.I262])" office:value-type="float" office:value="18.2880640029907" calcext:value-type="float">
            <text:p>18.2880640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775" calcext:value-type="float">
            <text:p>1427904716.19775</text:p>
          </table:table-cell>
          <table:table-cell office:value-type="float" office:value="1427904733.75645" calcext:value-type="float">
            <text:p>1427904733.75645</text:p>
          </table:table-cell>
          <table:table-cell office:value-type="float" office:value="1427904734.68008" calcext:value-type="float">
            <text:p>1427904734.68008</text:p>
          </table:table-cell>
          <table:table-cell/>
          <table:table-cell table:formula="of:=MAX([.B263];[.D263];[.G263])-MAX([.A263];[.C263];[.E263])" office:value-type="float" office:value="18.4823350906372" calcext:value-type="float">
            <text:p>18.4823350906</text:p>
          </table:table-cell>
          <table:table-cell table:formula="of:=IF(ISBLANK([.E263]);&quot;&quot;;[.I263])" office:value-type="float" office:value="18.4823350906372" calcext:value-type="float">
            <text:p>18.4823350906</text:p>
          </table:table-cell>
          <table:table-cell table:formula="of:=IF(OR(ISBLANK([.E263]);[.I263]&lt;=0);&quot;&quot;;[.I263])" office:value-type="float" office:value="18.4823350906372" calcext:value-type="float">
            <text:p>18.48233509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19916" calcext:value-type="float">
            <text:p>1427904716.19916</text:p>
          </table:table-cell>
          <table:table-cell office:value-type="float" office:value="1427904733.60313" calcext:value-type="float">
            <text:p>1427904733.60313</text:p>
          </table:table-cell>
          <table:table-cell office:value-type="float" office:value="1427904734.59392" calcext:value-type="float">
            <text:p>1427904734.59392</text:p>
          </table:table-cell>
          <table:table-cell/>
          <table:table-cell table:formula="of:=MAX([.B264];[.D264];[.G264])-MAX([.A264];[.C264];[.E264])" office:value-type="float" office:value="18.394767999649" calcext:value-type="float">
            <text:p>18.3947679996</text:p>
          </table:table-cell>
          <table:table-cell table:formula="of:=IF(ISBLANK([.E264]);&quot;&quot;;[.I264])" office:value-type="float" office:value="18.394767999649" calcext:value-type="float">
            <text:p>18.3947679996</text:p>
          </table:table-cell>
          <table:table-cell table:formula="of:=IF(OR(ISBLANK([.E264]);[.I264]&lt;=0);&quot;&quot;;[.I264])" office:value-type="float" office:value="18.394767999649" calcext:value-type="float">
            <text:p>18.39476799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20046" calcext:value-type="float">
            <text:p>1427904716.20046</text:p>
          </table:table-cell>
          <table:table-cell office:value-type="float" office:value="1427904733.91258" calcext:value-type="float">
            <text:p>1427904733.91258</text:p>
          </table:table-cell>
          <table:table-cell office:value-type="float" office:value="1427904734.9462" calcext:value-type="float">
            <text:p>1427904734.9462</text:p>
          </table:table-cell>
          <table:table-cell/>
          <table:table-cell table:formula="of:=MAX([.B265];[.D265];[.G265])-MAX([.A265];[.C265];[.E265])" office:value-type="float" office:value="18.7457458972931" calcext:value-type="float">
            <text:p>18.7457458973</text:p>
          </table:table-cell>
          <table:table-cell table:formula="of:=IF(ISBLANK([.E265]);&quot;&quot;;[.I265])" office:value-type="float" office:value="18.7457458972931" calcext:value-type="float">
            <text:p>18.7457458973</text:p>
          </table:table-cell>
          <table:table-cell table:formula="of:=IF(OR(ISBLANK([.E265]);[.I265]&lt;=0);&quot;&quot;;[.I265])" office:value-type="float" office:value="18.7457458972931" calcext:value-type="float">
            <text:p>18.74574589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16.2019" calcext:value-type="float">
            <text:p>1427904716.2019</text:p>
          </table:table-cell>
          <table:table-cell office:value-type="float" office:value="1427904733.64269" calcext:value-type="float">
            <text:p>1427904733.64269</text:p>
          </table:table-cell>
          <table:table-cell office:value-type="float" office:value="1427904734.59957" calcext:value-type="float">
            <text:p>1427904734.59957</text:p>
          </table:table-cell>
          <table:table-cell/>
          <table:table-cell table:formula="of:=MAX([.B266];[.D266];[.G266])-MAX([.A266];[.C266];[.E266])" office:value-type="float" office:value="18.3976731300354" calcext:value-type="float">
            <text:p>18.39767313</text:p>
          </table:table-cell>
          <table:table-cell table:formula="of:=IF(ISBLANK([.E266]);&quot;&quot;;[.I266])" office:value-type="float" office:value="18.3976731300354" calcext:value-type="float">
            <text:p>18.39767313</text:p>
          </table:table-cell>
          <table:table-cell table:formula="of:=IF(OR(ISBLANK([.E266]);[.I266]&lt;=0);&quot;&quot;;[.I266])" office:value-type="float" office:value="18.3976731300354" calcext:value-type="float">
            <text:p>18.397673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735.07359" calcext:value-type="float">
            <text:p>1427904735.07359</text:p>
          </table:table-cell>
          <table:table-cell office:value-type="float" office:value="1427904753.58784" calcext:value-type="float">
            <text:p>1427904753.58784</text:p>
          </table:table-cell>
          <table:table-cell table:number-columns-repeated="4"/>
          <table:table-cell table:formula="of:=MAX([.B267];[.D267];[.G267])-MAX([.A267];[.C267];[.E267])" office:value-type="float" office:value="18.514251947403" calcext:value-type="float">
            <text:p>18.5142519474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7359" calcext:value-type="float">
            <text:p>1427904735.07359</text:p>
          </table:table-cell>
          <table:table-cell office:value-type="float" office:value="1427904751.90533" calcext:value-type="float">
            <text:p>1427904751.90533</text:p>
          </table:table-cell>
          <table:table-cell office:value-type="float" office:value="1427904752.91789" calcext:value-type="float">
            <text:p>1427904752.91789</text:p>
          </table:table-cell>
          <table:table-cell/>
          <table:table-cell table:formula="of:=MAX([.B268];[.D268];[.G268])-MAX([.A268];[.C268];[.E268])" office:value-type="float" office:value="17.8443019390106" calcext:value-type="float">
            <text:p>17.844301939</text:p>
          </table:table-cell>
          <table:table-cell table:formula="of:=IF(ISBLANK([.E268]);&quot;&quot;;[.I268])" office:value-type="float" office:value="17.8443019390106" calcext:value-type="float">
            <text:p>17.844301939</text:p>
          </table:table-cell>
          <table:table-cell table:formula="of:=IF(OR(ISBLANK([.E268]);[.I268]&lt;=0);&quot;&quot;;[.I268])" office:value-type="float" office:value="17.8443019390106" calcext:value-type="float">
            <text:p>17.8443019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7494" calcext:value-type="float">
            <text:p>1427904735.07494</text:p>
          </table:table-cell>
          <table:table-cell office:value-type="float" office:value="1427904751.90739" calcext:value-type="float">
            <text:p>1427904751.90739</text:p>
          </table:table-cell>
          <table:table-cell office:value-type="float" office:value="1427904752.892" calcext:value-type="float">
            <text:p>1427904752.892</text:p>
          </table:table-cell>
          <table:table-cell/>
          <table:table-cell table:formula="of:=MAX([.B269];[.D269];[.G269])-MAX([.A269];[.C269];[.E269])" office:value-type="float" office:value="17.8170540332794" calcext:value-type="float">
            <text:p>17.8170540333</text:p>
          </table:table-cell>
          <table:table-cell table:formula="of:=IF(ISBLANK([.E269]);&quot;&quot;;[.I269])" office:value-type="float" office:value="17.8170540332794" calcext:value-type="float">
            <text:p>17.8170540333</text:p>
          </table:table-cell>
          <table:table-cell table:formula="of:=IF(OR(ISBLANK([.E269]);[.I269]&lt;=0);&quot;&quot;;[.I269])" office:value-type="float" office:value="17.8170540332794" calcext:value-type="float">
            <text:p>17.8170540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7625" calcext:value-type="float">
            <text:p>1427904735.07625</text:p>
          </table:table-cell>
          <table:table-cell office:value-type="float" office:value="1427904750.70991" calcext:value-type="float">
            <text:p>1427904750.70991</text:p>
          </table:table-cell>
          <table:table-cell office:value-type="float" office:value="1427904751.80753" calcext:value-type="float">
            <text:p>1427904751.80753</text:p>
          </table:table-cell>
          <table:table-cell/>
          <table:table-cell table:formula="of:=MAX([.B270];[.D270];[.G270])-MAX([.A270];[.C270];[.E270])" office:value-type="float" office:value="16.7312860488892" calcext:value-type="float">
            <text:p>16.7312860489</text:p>
          </table:table-cell>
          <table:table-cell table:formula="of:=IF(ISBLANK([.E270]);&quot;&quot;;[.I270])" office:value-type="float" office:value="16.7312860488892" calcext:value-type="float">
            <text:p>16.7312860489</text:p>
          </table:table-cell>
          <table:table-cell table:formula="of:=IF(OR(ISBLANK([.E270]);[.I270]&lt;=0);&quot;&quot;;[.I270])" office:value-type="float" office:value="16.7312860488892" calcext:value-type="float">
            <text:p>16.73128604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7767" calcext:value-type="float">
            <text:p>1427904735.07767</text:p>
          </table:table-cell>
          <table:table-cell office:value-type="float" office:value="1427904752.09593" calcext:value-type="float">
            <text:p>1427904752.09593</text:p>
          </table:table-cell>
          <table:table-cell office:value-type="float" office:value="1427904753.1725" calcext:value-type="float">
            <text:p>1427904753.1725</text:p>
          </table:table-cell>
          <table:table-cell/>
          <table:table-cell table:formula="of:=MAX([.B271];[.D271];[.G271])-MAX([.A271];[.C271];[.E271])" office:value-type="float" office:value="18.0948359966278" calcext:value-type="float">
            <text:p>18.0948359966</text:p>
          </table:table-cell>
          <table:table-cell table:formula="of:=IF(ISBLANK([.E271]);&quot;&quot;;[.I271])" office:value-type="float" office:value="18.0948359966278" calcext:value-type="float">
            <text:p>18.0948359966</text:p>
          </table:table-cell>
          <table:table-cell table:formula="of:=IF(OR(ISBLANK([.E271]);[.I271]&lt;=0);&quot;&quot;;[.I271])" office:value-type="float" office:value="18.0948359966278" calcext:value-type="float">
            <text:p>18.0948359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7897" calcext:value-type="float">
            <text:p>1427904735.07897</text:p>
          </table:table-cell>
          <table:table-cell office:value-type="float" office:value="1427904752.23157" calcext:value-type="float">
            <text:p>1427904752.23157</text:p>
          </table:table-cell>
          <table:table-cell office:value-type="float" office:value="1427904753.30767" calcext:value-type="float">
            <text:p>1427904753.30767</text:p>
          </table:table-cell>
          <table:table-cell/>
          <table:table-cell table:formula="of:=MAX([.B272];[.D272];[.G272])-MAX([.A272];[.C272];[.E272])" office:value-type="float" office:value="18.2286951541901" calcext:value-type="float">
            <text:p>18.2286951542</text:p>
          </table:table-cell>
          <table:table-cell table:formula="of:=IF(ISBLANK([.E272]);&quot;&quot;;[.I272])" office:value-type="float" office:value="18.2286951541901" calcext:value-type="float">
            <text:p>18.2286951542</text:p>
          </table:table-cell>
          <table:table-cell table:formula="of:=IF(OR(ISBLANK([.E272]);[.I272]&lt;=0);&quot;&quot;;[.I272])" office:value-type="float" office:value="18.2286951541901" calcext:value-type="float">
            <text:p>18.22869515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8027" calcext:value-type="float">
            <text:p>1427904735.08027</text:p>
          </table:table-cell>
          <table:table-cell office:value-type="float" office:value="1427904752.29014" calcext:value-type="float">
            <text:p>1427904752.29014</text:p>
          </table:table-cell>
          <table:table-cell office:value-type="float" office:value="1427904753.29956" calcext:value-type="float">
            <text:p>1427904753.29956</text:p>
          </table:table-cell>
          <table:table-cell/>
          <table:table-cell table:formula="of:=MAX([.B273];[.D273];[.G273])-MAX([.A273];[.C273];[.E273])" office:value-type="float" office:value="18.2192928791046" calcext:value-type="float">
            <text:p>18.2192928791</text:p>
          </table:table-cell>
          <table:table-cell table:formula="of:=IF(ISBLANK([.E273]);&quot;&quot;;[.I273])" office:value-type="float" office:value="18.2192928791046" calcext:value-type="float">
            <text:p>18.2192928791</text:p>
          </table:table-cell>
          <table:table-cell table:formula="of:=IF(OR(ISBLANK([.E273]);[.I273]&lt;=0);&quot;&quot;;[.I273])" office:value-type="float" office:value="18.2192928791046" calcext:value-type="float">
            <text:p>18.21929287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8109" calcext:value-type="float">
            <text:p>1427904735.08109</text:p>
          </table:table-cell>
          <table:table-cell office:value-type="float" office:value="1427904752.44644" calcext:value-type="float">
            <text:p>1427904752.44644</text:p>
          </table:table-cell>
          <table:table-cell office:value-type="float" office:value="1427904753.45322" calcext:value-type="float">
            <text:p>1427904753.45322</text:p>
          </table:table-cell>
          <table:table-cell/>
          <table:table-cell table:formula="of:=MAX([.B274];[.D274];[.G274])-MAX([.A274];[.C274];[.E274])" office:value-type="float" office:value="18.3721258640289" calcext:value-type="float">
            <text:p>18.372125864</text:p>
          </table:table-cell>
          <table:table-cell table:formula="of:=IF(ISBLANK([.E274]);&quot;&quot;;[.I274])" office:value-type="float" office:value="18.3721258640289" calcext:value-type="float">
            <text:p>18.372125864</text:p>
          </table:table-cell>
          <table:table-cell table:formula="of:=IF(OR(ISBLANK([.E274]);[.I274]&lt;=0);&quot;&quot;;[.I274])" office:value-type="float" office:value="18.3721258640289" calcext:value-type="float">
            <text:p>18.372125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8155" calcext:value-type="float">
            <text:p>1427904735.08155</text:p>
          </table:table-cell>
          <table:table-cell office:value-type="float" office:value="1427904752.4889" calcext:value-type="float">
            <text:p>1427904752.4889</text:p>
          </table:table-cell>
          <table:table-cell office:value-type="float" office:value="1427904753.58783" calcext:value-type="float">
            <text:p>1427904753.58783</text:p>
          </table:table-cell>
          <table:table-cell/>
          <table:table-cell table:formula="of:=MAX([.B275];[.D275];[.G275])-MAX([.A275];[.C275];[.E275])" office:value-type="float" office:value="18.5062761306763" calcext:value-type="float">
            <text:p>18.5062761307</text:p>
          </table:table-cell>
          <table:table-cell table:formula="of:=IF(ISBLANK([.E275]);&quot;&quot;;[.I275])" office:value-type="float" office:value="18.5062761306763" calcext:value-type="float">
            <text:p>18.5062761307</text:p>
          </table:table-cell>
          <table:table-cell table:formula="of:=IF(OR(ISBLANK([.E275]);[.I275]&lt;=0);&quot;&quot;;[.I275])" office:value-type="float" office:value="18.5062761306763" calcext:value-type="float">
            <text:p>18.50627613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8219" calcext:value-type="float">
            <text:p>1427904735.08219</text:p>
          </table:table-cell>
          <table:table-cell office:value-type="float" office:value="1427904752.06586" calcext:value-type="float">
            <text:p>1427904752.06586</text:p>
          </table:table-cell>
          <table:table-cell office:value-type="float" office:value="1427904753.09781" calcext:value-type="float">
            <text:p>1427904753.09781</text:p>
          </table:table-cell>
          <table:table-cell/>
          <table:table-cell table:formula="of:=MAX([.B276];[.D276];[.G276])-MAX([.A276];[.C276];[.E276])" office:value-type="float" office:value="18.0156180858612" calcext:value-type="float">
            <text:p>18.0156180859</text:p>
          </table:table-cell>
          <table:table-cell table:formula="of:=IF(ISBLANK([.E276]);&quot;&quot;;[.I276])" office:value-type="float" office:value="18.0156180858612" calcext:value-type="float">
            <text:p>18.0156180859</text:p>
          </table:table-cell>
          <table:table-cell table:formula="of:=IF(OR(ISBLANK([.E276]);[.I276]&lt;=0);&quot;&quot;;[.I276])" office:value-type="float" office:value="18.0156180858612" calcext:value-type="float">
            <text:p>18.01561808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35.08271" calcext:value-type="float">
            <text:p>1427904735.08271</text:p>
          </table:table-cell>
          <table:table-cell office:value-type="float" office:value="1427904752.08212" calcext:value-type="float">
            <text:p>1427904752.08212</text:p>
          </table:table-cell>
          <table:table-cell office:value-type="float" office:value="1427904753.09536" calcext:value-type="float">
            <text:p>1427904753.09536</text:p>
          </table:table-cell>
          <table:table-cell/>
          <table:table-cell table:formula="of:=MAX([.B277];[.D277];[.G277])-MAX([.A277];[.C277];[.E277])" office:value-type="float" office:value="18.0126478672028" calcext:value-type="float">
            <text:p>18.0126478672</text:p>
          </table:table-cell>
          <table:table-cell table:formula="of:=IF(ISBLANK([.E277]);&quot;&quot;;[.I277])" office:value-type="float" office:value="18.0126478672028" calcext:value-type="float">
            <text:p>18.0126478672</text:p>
          </table:table-cell>
          <table:table-cell table:formula="of:=IF(OR(ISBLANK([.E277]);[.I277]&lt;=0);&quot;&quot;;[.I277])" office:value-type="float" office:value="18.0126478672028" calcext:value-type="float">
            <text:p>18.01264786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753.58785" calcext:value-type="float">
            <text:p>1427904753.58785</text:p>
          </table:table-cell>
          <table:table-cell office:value-type="float" office:value="1427904772.46271" calcext:value-type="float">
            <text:p>1427904772.46271</text:p>
          </table:table-cell>
          <table:table-cell table:number-columns-repeated="4"/>
          <table:table-cell table:formula="of:=MAX([.B278];[.D278];[.G278])-MAX([.A278];[.C278];[.E278])" office:value-type="float" office:value="18.8748559951782" calcext:value-type="float">
            <text:p>18.8748559952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8785" calcext:value-type="float">
            <text:p>1427904753.58785</text:p>
          </table:table-cell>
          <table:table-cell office:value-type="float" office:value="1427904770.96088" calcext:value-type="float">
            <text:p>1427904770.96088</text:p>
          </table:table-cell>
          <table:table-cell office:value-type="float" office:value="1427904771.98657" calcext:value-type="float">
            <text:p>1427904771.98657</text:p>
          </table:table-cell>
          <table:table-cell/>
          <table:table-cell table:formula="of:=MAX([.B279];[.D279];[.G279])-MAX([.A279];[.C279];[.E279])" office:value-type="float" office:value="18.3987200260162" calcext:value-type="float">
            <text:p>18.398720026</text:p>
          </table:table-cell>
          <table:table-cell table:formula="of:=IF(ISBLANK([.E279]);&quot;&quot;;[.I279])" office:value-type="float" office:value="18.3987200260162" calcext:value-type="float">
            <text:p>18.398720026</text:p>
          </table:table-cell>
          <table:table-cell table:formula="of:=IF(OR(ISBLANK([.E279]);[.I279]&lt;=0);&quot;&quot;;[.I279])" office:value-type="float" office:value="18.3987200260162" calcext:value-type="float">
            <text:p>18.398720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8925" calcext:value-type="float">
            <text:p>1427904753.58925</text:p>
          </table:table-cell>
          <table:table-cell office:value-type="float" office:value="1427904771.3803" calcext:value-type="float">
            <text:p>1427904771.3803</text:p>
          </table:table-cell>
          <table:table-cell office:value-type="float" office:value="1427904772.45308" calcext:value-type="float">
            <text:p>1427904772.45308</text:p>
          </table:table-cell>
          <table:table-cell/>
          <table:table-cell table:formula="of:=MAX([.B280];[.D280];[.G280])-MAX([.A280];[.C280];[.E280])" office:value-type="float" office:value="18.8638319969177" calcext:value-type="float">
            <text:p>18.8638319969</text:p>
          </table:table-cell>
          <table:table-cell table:formula="of:=IF(ISBLANK([.E280]);&quot;&quot;;[.I280])" office:value-type="float" office:value="18.8638319969177" calcext:value-type="float">
            <text:p>18.8638319969</text:p>
          </table:table-cell>
          <table:table-cell table:formula="of:=IF(OR(ISBLANK([.E280]);[.I280]&lt;=0);&quot;&quot;;[.I280])" office:value-type="float" office:value="18.8638319969177" calcext:value-type="float">
            <text:p>18.86383199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084" calcext:value-type="float">
            <text:p>1427904753.59084</text:p>
          </table:table-cell>
          <table:table-cell office:value-type="float" office:value="1427904771.15007" calcext:value-type="float">
            <text:p>1427904771.15007</text:p>
          </table:table-cell>
          <table:table-cell office:value-type="float" office:value="1427904772.21783" calcext:value-type="float">
            <text:p>1427904772.21783</text:p>
          </table:table-cell>
          <table:table-cell/>
          <table:table-cell table:formula="of:=MAX([.B281];[.D281];[.G281])-MAX([.A281];[.C281];[.E281])" office:value-type="float" office:value="18.6269979476929" calcext:value-type="float">
            <text:p>18.6269979477</text:p>
          </table:table-cell>
          <table:table-cell table:formula="of:=IF(ISBLANK([.E281]);&quot;&quot;;[.I281])" office:value-type="float" office:value="18.6269979476929" calcext:value-type="float">
            <text:p>18.6269979477</text:p>
          </table:table-cell>
          <table:table-cell table:formula="of:=IF(OR(ISBLANK([.E281]);[.I281]&lt;=0);&quot;&quot;;[.I281])" office:value-type="float" office:value="18.6269979476929" calcext:value-type="float">
            <text:p>18.62699794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216" calcext:value-type="float">
            <text:p>1427904753.59216</text:p>
          </table:table-cell>
          <table:table-cell office:value-type="float" office:value="1427904771.28532" calcext:value-type="float">
            <text:p>1427904771.28532</text:p>
          </table:table-cell>
          <table:table-cell office:value-type="float" office:value="1427904772.27278" calcext:value-type="float">
            <text:p>1427904772.27278</text:p>
          </table:table-cell>
          <table:table-cell/>
          <table:table-cell table:formula="of:=MAX([.B282];[.D282];[.G282])-MAX([.A282];[.C282];[.E282])" office:value-type="float" office:value="18.680615901947" calcext:value-type="float">
            <text:p>18.6806159019</text:p>
          </table:table-cell>
          <table:table-cell table:formula="of:=IF(ISBLANK([.E282]);&quot;&quot;;[.I282])" office:value-type="float" office:value="18.680615901947" calcext:value-type="float">
            <text:p>18.6806159019</text:p>
          </table:table-cell>
          <table:table-cell table:formula="of:=IF(OR(ISBLANK([.E282]);[.I282]&lt;=0);&quot;&quot;;[.I282])" office:value-type="float" office:value="18.680615901947" calcext:value-type="float">
            <text:p>18.68061590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353" calcext:value-type="float">
            <text:p>1427904753.59353</text:p>
          </table:table-cell>
          <table:table-cell office:value-type="float" office:value="1427904770.71351" calcext:value-type="float">
            <text:p>1427904770.71351</text:p>
          </table:table-cell>
          <table:table-cell office:value-type="float" office:value="1427904771.74451" calcext:value-type="float">
            <text:p>1427904771.74451</text:p>
          </table:table-cell>
          <table:table-cell/>
          <table:table-cell table:formula="of:=MAX([.B283];[.D283];[.G283])-MAX([.A283];[.C283];[.E283])" office:value-type="float" office:value="18.1509881019592" calcext:value-type="float">
            <text:p>18.150988102</text:p>
          </table:table-cell>
          <table:table-cell table:formula="of:=IF(ISBLANK([.E283]);&quot;&quot;;[.I283])" office:value-type="float" office:value="18.1509881019592" calcext:value-type="float">
            <text:p>18.150988102</text:p>
          </table:table-cell>
          <table:table-cell table:formula="of:=IF(OR(ISBLANK([.E283]);[.I283]&lt;=0);&quot;&quot;;[.I283])" office:value-type="float" office:value="18.1509881019592" calcext:value-type="float">
            <text:p>18.1509881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483" calcext:value-type="float">
            <text:p>1427904753.59483</text:p>
          </table:table-cell>
          <table:table-cell office:value-type="float" office:value="1427904771.33862" calcext:value-type="float">
            <text:p>1427904771.33862</text:p>
          </table:table-cell>
          <table:table-cell office:value-type="float" office:value="1427904772.4113" calcext:value-type="float">
            <text:p>1427904772.4113</text:p>
          </table:table-cell>
          <table:table-cell/>
          <table:table-cell table:formula="of:=MAX([.B284];[.D284];[.G284])-MAX([.A284];[.C284];[.E284])" office:value-type="float" office:value="18.8164701461792" calcext:value-type="float">
            <text:p>18.8164701462</text:p>
          </table:table-cell>
          <table:table-cell table:formula="of:=IF(ISBLANK([.E284]);&quot;&quot;;[.I284])" office:value-type="float" office:value="18.8164701461792" calcext:value-type="float">
            <text:p>18.8164701462</text:p>
          </table:table-cell>
          <table:table-cell table:formula="of:=IF(OR(ISBLANK([.E284]);[.I284]&lt;=0);&quot;&quot;;[.I284])" office:value-type="float" office:value="18.8164701461792" calcext:value-type="float">
            <text:p>18.81647014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617" calcext:value-type="float">
            <text:p>1427904753.59617</text:p>
          </table:table-cell>
          <table:table-cell office:value-type="float" office:value="1427904771.35871" calcext:value-type="float">
            <text:p>1427904771.35871</text:p>
          </table:table-cell>
          <table:table-cell office:value-type="float" office:value="1427904772.4627" calcext:value-type="float">
            <text:p>1427904772.4627</text:p>
          </table:table-cell>
          <table:table-cell/>
          <table:table-cell table:formula="of:=MAX([.B285];[.D285];[.G285])-MAX([.A285];[.C285];[.E285])" office:value-type="float" office:value="18.866534948349" calcext:value-type="float">
            <text:p>18.8665349483</text:p>
          </table:table-cell>
          <table:table-cell table:formula="of:=IF(ISBLANK([.E285]);&quot;&quot;;[.I285])" office:value-type="float" office:value="18.866534948349" calcext:value-type="float">
            <text:p>18.8665349483</text:p>
          </table:table-cell>
          <table:table-cell table:formula="of:=IF(OR(ISBLANK([.E285]);[.I285]&lt;=0);&quot;&quot;;[.I285])" office:value-type="float" office:value="18.866534948349" calcext:value-type="float">
            <text:p>18.86653494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7" calcext:value-type="float">
            <text:p>1427904753.597</text:p>
          </table:table-cell>
          <table:table-cell office:value-type="float" office:value="1427904770.97642" calcext:value-type="float">
            <text:p>1427904770.97642</text:p>
          </table:table-cell>
          <table:table-cell office:value-type="float" office:value="1427904772.07345" calcext:value-type="float">
            <text:p>1427904772.07345</text:p>
          </table:table-cell>
          <table:table-cell/>
          <table:table-cell table:formula="of:=MAX([.B286];[.D286];[.G286])-MAX([.A286];[.C286];[.E286])" office:value-type="float" office:value="18.4764559268951" calcext:value-type="float">
            <text:p>18.4764559269</text:p>
          </table:table-cell>
          <table:table-cell table:formula="of:=IF(ISBLANK([.E286]);&quot;&quot;;[.I286])" office:value-type="float" office:value="18.4764559268951" calcext:value-type="float">
            <text:p>18.4764559269</text:p>
          </table:table-cell>
          <table:table-cell table:formula="of:=IF(OR(ISBLANK([.E286]);[.I286]&lt;=0);&quot;&quot;;[.I286])" office:value-type="float" office:value="18.4764559268951" calcext:value-type="float">
            <text:p>18.47645592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747" calcext:value-type="float">
            <text:p>1427904753.59747</text:p>
          </table:table-cell>
          <table:table-cell office:value-type="float" office:value="1427904771.01463" calcext:value-type="float">
            <text:p>1427904771.01463</text:p>
          </table:table-cell>
          <table:table-cell office:value-type="float" office:value="1427904771.9747" calcext:value-type="float">
            <text:p>1427904771.9747</text:p>
          </table:table-cell>
          <table:table-cell/>
          <table:table-cell table:formula="of:=MAX([.B287];[.D287];[.G287])-MAX([.A287];[.C287];[.E287])" office:value-type="float" office:value="18.377228975296" calcext:value-type="float">
            <text:p>18.3772289753</text:p>
          </table:table-cell>
          <table:table-cell table:formula="of:=IF(ISBLANK([.E287]);&quot;&quot;;[.I287])" office:value-type="float" office:value="18.377228975296" calcext:value-type="float">
            <text:p>18.3772289753</text:p>
          </table:table-cell>
          <table:table-cell table:formula="of:=IF(OR(ISBLANK([.E287]);[.I287]&lt;=0);&quot;&quot;;[.I287])" office:value-type="float" office:value="18.377228975296" calcext:value-type="float">
            <text:p>18.37722897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53.59795" calcext:value-type="float">
            <text:p>1427904753.59795</text:p>
          </table:table-cell>
          <table:table-cell office:value-type="float" office:value="1427904770.3847" calcext:value-type="float">
            <text:p>1427904770.3847</text:p>
          </table:table-cell>
          <table:table-cell office:value-type="float" office:value="1427904771.45689" calcext:value-type="float">
            <text:p>1427904771.45689</text:p>
          </table:table-cell>
          <table:table-cell/>
          <table:table-cell table:formula="of:=MAX([.B288];[.D288];[.G288])-MAX([.A288];[.C288];[.E288])" office:value-type="float" office:value="17.8589370250702" calcext:value-type="float">
            <text:p>17.8589370251</text:p>
          </table:table-cell>
          <table:table-cell table:formula="of:=IF(ISBLANK([.E288]);&quot;&quot;;[.I288])" office:value-type="float" office:value="17.8589370250702" calcext:value-type="float">
            <text:p>17.8589370251</text:p>
          </table:table-cell>
          <table:table-cell table:formula="of:=IF(OR(ISBLANK([.E288]);[.I288]&lt;=0);&quot;&quot;;[.I288])" office:value-type="float" office:value="17.8589370250702" calcext:value-type="float">
            <text:p>17.8589370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772.46272" calcext:value-type="float">
            <text:p>1427904772.46272</text:p>
          </table:table-cell>
          <table:table-cell office:value-type="float" office:value="1427904791.18431" calcext:value-type="float">
            <text:p>1427904791.18431</text:p>
          </table:table-cell>
          <table:table-cell table:number-columns-repeated="4"/>
          <table:table-cell table:formula="of:=MAX([.B289];[.D289];[.G289])-MAX([.A289];[.C289];[.E289])" office:value-type="float" office:value="18.7215909957886" calcext:value-type="float">
            <text:p>18.7215909958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272" calcext:value-type="float">
            <text:p>1427904772.46272</text:p>
          </table:table-cell>
          <table:table-cell office:value-type="float" office:value="1427904789.53349" calcext:value-type="float">
            <text:p>1427904789.53349</text:p>
          </table:table-cell>
          <table:table-cell office:value-type="float" office:value="1427904790.60556" calcext:value-type="float">
            <text:p>1427904790.60556</text:p>
          </table:table-cell>
          <table:table-cell/>
          <table:table-cell table:formula="of:=MAX([.B290];[.D290];[.G290])-MAX([.A290];[.C290];[.E290])" office:value-type="float" office:value="18.1428391933441" calcext:value-type="float">
            <text:p>18.1428391933</text:p>
          </table:table-cell>
          <table:table-cell table:formula="of:=IF(ISBLANK([.E290]);&quot;&quot;;[.I290])" office:value-type="float" office:value="18.1428391933441" calcext:value-type="float">
            <text:p>18.1428391933</text:p>
          </table:table-cell>
          <table:table-cell table:formula="of:=IF(OR(ISBLANK([.E290]);[.I290]&lt;=0);&quot;&quot;;[.I290])" office:value-type="float" office:value="18.1428391933441" calcext:value-type="float">
            <text:p>18.14283919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41" calcext:value-type="float">
            <text:p>1427904772.4641</text:p>
          </table:table-cell>
          <table:table-cell office:value-type="float" office:value="1427904789.06355" calcext:value-type="float">
            <text:p>1427904789.06355</text:p>
          </table:table-cell>
          <table:table-cell office:value-type="float" office:value="1427904790.09358" calcext:value-type="float">
            <text:p>1427904790.09358</text:p>
          </table:table-cell>
          <table:table-cell/>
          <table:table-cell table:formula="of:=MAX([.B291];[.D291];[.G291])-MAX([.A291];[.C291];[.E291])" office:value-type="float" office:value="17.6294820308685" calcext:value-type="float">
            <text:p>17.6294820309</text:p>
          </table:table-cell>
          <table:table-cell table:formula="of:=IF(ISBLANK([.E291]);&quot;&quot;;[.I291])" office:value-type="float" office:value="17.6294820308685" calcext:value-type="float">
            <text:p>17.6294820309</text:p>
          </table:table-cell>
          <table:table-cell table:formula="of:=IF(OR(ISBLANK([.E291]);[.I291]&lt;=0);&quot;&quot;;[.I291])" office:value-type="float" office:value="17.6294820308685" calcext:value-type="float">
            <text:p>17.62948203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548" calcext:value-type="float">
            <text:p>1427904772.46548</text:p>
          </table:table-cell>
          <table:table-cell office:value-type="float" office:value="1427904790.14794" calcext:value-type="float">
            <text:p>1427904790.14794</text:p>
          </table:table-cell>
          <table:table-cell office:value-type="float" office:value="1427904791.1843" calcext:value-type="float">
            <text:p>1427904791.1843</text:p>
          </table:table-cell>
          <table:table-cell/>
          <table:table-cell table:formula="of:=MAX([.B292];[.D292];[.G292])-MAX([.A292];[.C292];[.E292])" office:value-type="float" office:value="18.7188239097595" calcext:value-type="float">
            <text:p>18.7188239098</text:p>
          </table:table-cell>
          <table:table-cell table:formula="of:=IF(ISBLANK([.E292]);&quot;&quot;;[.I292])" office:value-type="float" office:value="18.7188239097595" calcext:value-type="float">
            <text:p>18.7188239098</text:p>
          </table:table-cell>
          <table:table-cell table:formula="of:=IF(OR(ISBLANK([.E292]);[.I292]&lt;=0);&quot;&quot;;[.I292])" office:value-type="float" office:value="18.7188239097595" calcext:value-type="float">
            <text:p>18.71882390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677" calcext:value-type="float">
            <text:p>1427904772.46677</text:p>
          </table:table-cell>
          <table:table-cell office:value-type="float" office:value="1427904789.88399" calcext:value-type="float">
            <text:p>1427904789.88399</text:p>
          </table:table-cell>
          <table:table-cell office:value-type="float" office:value="1427904790.99183" calcext:value-type="float">
            <text:p>1427904790.99183</text:p>
          </table:table-cell>
          <table:table-cell/>
          <table:table-cell table:formula="of:=MAX([.B293];[.D293];[.G293])-MAX([.A293];[.C293];[.E293])" office:value-type="float" office:value="18.5250570774078" calcext:value-type="float">
            <text:p>18.5250570774</text:p>
          </table:table-cell>
          <table:table-cell table:formula="of:=IF(ISBLANK([.E293]);&quot;&quot;;[.I293])" office:value-type="float" office:value="18.5250570774078" calcext:value-type="float">
            <text:p>18.5250570774</text:p>
          </table:table-cell>
          <table:table-cell table:formula="of:=IF(OR(ISBLANK([.E293]);[.I293]&lt;=0);&quot;&quot;;[.I293])" office:value-type="float" office:value="18.5250570774078" calcext:value-type="float">
            <text:p>18.52505707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808" calcext:value-type="float">
            <text:p>1427904772.46808</text:p>
          </table:table-cell>
          <table:table-cell office:value-type="float" office:value="1427904789.76297" calcext:value-type="float">
            <text:p>1427904789.76297</text:p>
          </table:table-cell>
          <table:table-cell office:value-type="float" office:value="1427904790.84931" calcext:value-type="float">
            <text:p>1427904790.84931</text:p>
          </table:table-cell>
          <table:table-cell/>
          <table:table-cell table:formula="of:=MAX([.B294];[.D294];[.G294])-MAX([.A294];[.C294];[.E294])" office:value-type="float" office:value="18.3812320232391" calcext:value-type="float">
            <text:p>18.3812320232</text:p>
          </table:table-cell>
          <table:table-cell table:formula="of:=IF(ISBLANK([.E294]);&quot;&quot;;[.I294])" office:value-type="float" office:value="18.3812320232391" calcext:value-type="float">
            <text:p>18.3812320232</text:p>
          </table:table-cell>
          <table:table-cell table:formula="of:=IF(OR(ISBLANK([.E294]);[.I294]&lt;=0);&quot;&quot;;[.I294])" office:value-type="float" office:value="18.3812320232391" calcext:value-type="float">
            <text:p>18.38123202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6949" calcext:value-type="float">
            <text:p>1427904772.46949</text:p>
          </table:table-cell>
          <table:table-cell office:value-type="float" office:value="1427904789.62104" calcext:value-type="float">
            <text:p>1427904789.62104</text:p>
          </table:table-cell>
          <table:table-cell office:value-type="float" office:value="1427904790.58915" calcext:value-type="float">
            <text:p>1427904790.58915</text:p>
          </table:table-cell>
          <table:table-cell/>
          <table:table-cell table:formula="of:=MAX([.B295];[.D295];[.G295])-MAX([.A295];[.C295];[.E295])" office:value-type="float" office:value="18.1196599006653" calcext:value-type="float">
            <text:p>18.1196599007</text:p>
          </table:table-cell>
          <table:table-cell table:formula="of:=IF(ISBLANK([.E295]);&quot;&quot;;[.I295])" office:value-type="float" office:value="18.1196599006653" calcext:value-type="float">
            <text:p>18.1196599007</text:p>
          </table:table-cell>
          <table:table-cell table:formula="of:=IF(OR(ISBLANK([.E295]);[.I295]&lt;=0);&quot;&quot;;[.I295])" office:value-type="float" office:value="18.1196599006653" calcext:value-type="float">
            <text:p>18.11965990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7084" calcext:value-type="float">
            <text:p>1427904772.47084</text:p>
          </table:table-cell>
          <table:table-cell office:value-type="float" office:value="1427904789.6712" calcext:value-type="float">
            <text:p>1427904789.6712</text:p>
          </table:table-cell>
          <table:table-cell office:value-type="float" office:value="1427904790.65398" calcext:value-type="float">
            <text:p>1427904790.65398</text:p>
          </table:table-cell>
          <table:table-cell/>
          <table:table-cell table:formula="of:=MAX([.B296];[.D296];[.G296])-MAX([.A296];[.C296];[.E296])" office:value-type="float" office:value="18.1831359863281" calcext:value-type="float">
            <text:p>18.1831359863</text:p>
          </table:table-cell>
          <table:table-cell table:formula="of:=IF(ISBLANK([.E296]);&quot;&quot;;[.I296])" office:value-type="float" office:value="18.1831359863281" calcext:value-type="float">
            <text:p>18.1831359863</text:p>
          </table:table-cell>
          <table:table-cell table:formula="of:=IF(OR(ISBLANK([.E296]);[.I296]&lt;=0);&quot;&quot;;[.I296])" office:value-type="float" office:value="18.1831359863281" calcext:value-type="float">
            <text:p>18.18313598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7215" calcext:value-type="float">
            <text:p>1427904772.47215</text:p>
          </table:table-cell>
          <table:table-cell office:value-type="float" office:value="1427904789.59097" calcext:value-type="float">
            <text:p>1427904789.59097</text:p>
          </table:table-cell>
          <table:table-cell office:value-type="float" office:value="1427904790.63601" calcext:value-type="float">
            <text:p>1427904790.63601</text:p>
          </table:table-cell>
          <table:table-cell/>
          <table:table-cell table:formula="of:=MAX([.B297];[.D297];[.G297])-MAX([.A297];[.C297];[.E297])" office:value-type="float" office:value="18.1638650894165" calcext:value-type="float">
            <text:p>18.1638650894</text:p>
          </table:table-cell>
          <table:table-cell table:formula="of:=IF(ISBLANK([.E297]);&quot;&quot;;[.I297])" office:value-type="float" office:value="18.1638650894165" calcext:value-type="float">
            <text:p>18.1638650894</text:p>
          </table:table-cell>
          <table:table-cell table:formula="of:=IF(OR(ISBLANK([.E297]);[.I297]&lt;=0);&quot;&quot;;[.I297])" office:value-type="float" office:value="18.1638650894165" calcext:value-type="float">
            <text:p>18.16386508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7302" calcext:value-type="float">
            <text:p>1427904772.47302</text:p>
          </table:table-cell>
          <table:table-cell office:value-type="float" office:value="1427904789.97028" calcext:value-type="float">
            <text:p>1427904789.97028</text:p>
          </table:table-cell>
          <table:table-cell office:value-type="float" office:value="1427904791.06437" calcext:value-type="float">
            <text:p>1427904791.06437</text:p>
          </table:table-cell>
          <table:table-cell/>
          <table:table-cell table:formula="of:=MAX([.B298];[.D298];[.G298])-MAX([.A298];[.C298];[.E298])" office:value-type="float" office:value="18.5913460254669" calcext:value-type="float">
            <text:p>18.5913460255</text:p>
          </table:table-cell>
          <table:table-cell table:formula="of:=IF(ISBLANK([.E298]);&quot;&quot;;[.I298])" office:value-type="float" office:value="18.5913460254669" calcext:value-type="float">
            <text:p>18.5913460255</text:p>
          </table:table-cell>
          <table:table-cell table:formula="of:=IF(OR(ISBLANK([.E298]);[.I298]&lt;=0);&quot;&quot;;[.I298])" office:value-type="float" office:value="18.5913460254669" calcext:value-type="float">
            <text:p>18.59134602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72.47373" calcext:value-type="float">
            <text:p>1427904772.47373</text:p>
          </table:table-cell>
          <table:table-cell office:value-type="float" office:value="1427904789.86129" calcext:value-type="float">
            <text:p>1427904789.86129</text:p>
          </table:table-cell>
          <table:table-cell office:value-type="float" office:value="1427904790.96057" calcext:value-type="float">
            <text:p>1427904790.96057</text:p>
          </table:table-cell>
          <table:table-cell/>
          <table:table-cell table:formula="of:=MAX([.B299];[.D299];[.G299])-MAX([.A299];[.C299];[.E299])" office:value-type="float" office:value="18.4868412017822" calcext:value-type="float">
            <text:p>18.4868412018</text:p>
          </table:table-cell>
          <table:table-cell table:formula="of:=IF(ISBLANK([.E299]);&quot;&quot;;[.I299])" office:value-type="float" office:value="18.4868412017822" calcext:value-type="float">
            <text:p>18.4868412018</text:p>
          </table:table-cell>
          <table:table-cell table:formula="of:=IF(OR(ISBLANK([.E299]);[.I299]&lt;=0);&quot;&quot;;[.I299])" office:value-type="float" office:value="18.4868412017822" calcext:value-type="float">
            <text:p>18.486841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791.18432" calcext:value-type="float">
            <text:p>1427904791.18432</text:p>
          </table:table-cell>
          <table:table-cell office:value-type="float" office:value="1427904809.68628" calcext:value-type="float">
            <text:p>1427904809.68628</text:p>
          </table:table-cell>
          <table:table-cell table:number-columns-repeated="4"/>
          <table:table-cell table:formula="of:=MAX([.B300];[.D300];[.G300])-MAX([.A300];[.C300];[.E300])" office:value-type="float" office:value="18.5019619464874" calcext:value-type="float">
            <text:p>18.5019619465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8433" calcext:value-type="float">
            <text:p>1427904791.18433</text:p>
          </table:table-cell>
          <table:table-cell office:value-type="float" office:value="1427904808.23151" calcext:value-type="float">
            <text:p>1427904808.23151</text:p>
          </table:table-cell>
          <table:table-cell office:value-type="float" office:value="1427904809.15292" calcext:value-type="float">
            <text:p>1427904809.15292</text:p>
          </table:table-cell>
          <table:table-cell/>
          <table:table-cell table:formula="of:=MAX([.B301];[.D301];[.G301])-MAX([.A301];[.C301];[.E301])" office:value-type="float" office:value="17.9685950279236" calcext:value-type="float">
            <text:p>17.9685950279</text:p>
          </table:table-cell>
          <table:table-cell table:formula="of:=IF(ISBLANK([.E301]);&quot;&quot;;[.I301])" office:value-type="float" office:value="17.9685950279236" calcext:value-type="float">
            <text:p>17.9685950279</text:p>
          </table:table-cell>
          <table:table-cell table:formula="of:=IF(OR(ISBLANK([.E301]);[.I301]&lt;=0);&quot;&quot;;[.I301])" office:value-type="float" office:value="17.9685950279236" calcext:value-type="float">
            <text:p>17.96859502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8582" calcext:value-type="float">
            <text:p>1427904791.18582</text:p>
          </table:table-cell>
          <table:table-cell office:value-type="float" office:value="1427904807.97697" calcext:value-type="float">
            <text:p>1427904807.97697</text:p>
          </table:table-cell>
          <table:table-cell office:value-type="float" office:value="1427904809.0698" calcext:value-type="float">
            <text:p>1427904809.0698</text:p>
          </table:table-cell>
          <table:table-cell/>
          <table:table-cell table:formula="of:=MAX([.B302];[.D302];[.G302])-MAX([.A302];[.C302];[.E302])" office:value-type="float" office:value="17.8839848041534" calcext:value-type="float">
            <text:p>17.8839848042</text:p>
          </table:table-cell>
          <table:table-cell table:formula="of:=IF(ISBLANK([.E302]);&quot;&quot;;[.I302])" office:value-type="float" office:value="17.8839848041534" calcext:value-type="float">
            <text:p>17.8839848042</text:p>
          </table:table-cell>
          <table:table-cell table:formula="of:=IF(OR(ISBLANK([.E302]);[.I302]&lt;=0);&quot;&quot;;[.I302])" office:value-type="float" office:value="17.8839848041534" calcext:value-type="float">
            <text:p>17.88398480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8712" calcext:value-type="float">
            <text:p>1427904791.18712</text:p>
          </table:table-cell>
          <table:table-cell office:value-type="float" office:value="1427904808.63094" calcext:value-type="float">
            <text:p>1427904808.63094</text:p>
          </table:table-cell>
          <table:table-cell office:value-type="float" office:value="1427904809.68628" calcext:value-type="float">
            <text:p>1427904809.68628</text:p>
          </table:table-cell>
          <table:table-cell/>
          <table:table-cell table:formula="of:=MAX([.B303];[.D303];[.G303])-MAX([.A303];[.C303];[.E303])" office:value-type="float" office:value="18.4991600513458" calcext:value-type="float">
            <text:p>18.4991600513</text:p>
          </table:table-cell>
          <table:table-cell table:formula="of:=IF(ISBLANK([.E303]);&quot;&quot;;[.I303])" office:value-type="float" office:value="18.4991600513458" calcext:value-type="float">
            <text:p>18.4991600513</text:p>
          </table:table-cell>
          <table:table-cell table:formula="of:=IF(OR(ISBLANK([.E303]);[.I303]&lt;=0);&quot;&quot;;[.I303])" office:value-type="float" office:value="18.4991600513458" calcext:value-type="float">
            <text:p>18.49916005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8884" calcext:value-type="float">
            <text:p>1427904791.18884</text:p>
          </table:table-cell>
          <table:table-cell office:value-type="float" office:value="1427904808.22628" calcext:value-type="float">
            <text:p>1427904808.22628</text:p>
          </table:table-cell>
          <table:table-cell office:value-type="float" office:value="1427904809.33404" calcext:value-type="float">
            <text:p>1427904809.33404</text:p>
          </table:table-cell>
          <table:table-cell/>
          <table:table-cell table:formula="of:=MAX([.B304];[.D304];[.G304])-MAX([.A304];[.C304];[.E304])" office:value-type="float" office:value="18.1452009677887" calcext:value-type="float">
            <text:p>18.1452009678</text:p>
          </table:table-cell>
          <table:table-cell table:formula="of:=IF(ISBLANK([.E304]);&quot;&quot;;[.I304])" office:value-type="float" office:value="18.1452009677887" calcext:value-type="float">
            <text:p>18.1452009678</text:p>
          </table:table-cell>
          <table:table-cell table:formula="of:=IF(OR(ISBLANK([.E304]);[.I304]&lt;=0);&quot;&quot;;[.I304])" office:value-type="float" office:value="18.1452009677887" calcext:value-type="float">
            <text:p>18.14520096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014" calcext:value-type="float">
            <text:p>1427904791.19014</text:p>
          </table:table-cell>
          <table:table-cell office:value-type="float" office:value="1427904808.59296" calcext:value-type="float">
            <text:p>1427904808.59296</text:p>
          </table:table-cell>
          <table:table-cell office:value-type="float" office:value="1427904809.64792" calcext:value-type="float">
            <text:p>1427904809.64792</text:p>
          </table:table-cell>
          <table:table-cell/>
          <table:table-cell table:formula="of:=MAX([.B305];[.D305];[.G305])-MAX([.A305];[.C305];[.E305])" office:value-type="float" office:value="18.4577820301056" calcext:value-type="float">
            <text:p>18.4577820301</text:p>
          </table:table-cell>
          <table:table-cell table:formula="of:=IF(ISBLANK([.E305]);&quot;&quot;;[.I305])" office:value-type="float" office:value="18.4577820301056" calcext:value-type="float">
            <text:p>18.4577820301</text:p>
          </table:table-cell>
          <table:table-cell table:formula="of:=IF(OR(ISBLANK([.E305]);[.I305]&lt;=0);&quot;&quot;;[.I305])" office:value-type="float" office:value="18.4577820301056" calcext:value-type="float">
            <text:p>18.45778203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143" calcext:value-type="float">
            <text:p>1427904791.19143</text:p>
          </table:table-cell>
          <table:table-cell office:value-type="float" office:value="1427904808.30263" calcext:value-type="float">
            <text:p>1427904808.30263</text:p>
          </table:table-cell>
          <table:table-cell office:value-type="float" office:value="1427904809.31009" calcext:value-type="float">
            <text:p>1427904809.31009</text:p>
          </table:table-cell>
          <table:table-cell/>
          <table:table-cell table:formula="of:=MAX([.B306];[.D306];[.G306])-MAX([.A306];[.C306];[.E306])" office:value-type="float" office:value="18.1186540126801" calcext:value-type="float">
            <text:p>18.1186540127</text:p>
          </table:table-cell>
          <table:table-cell table:formula="of:=IF(ISBLANK([.E306]);&quot;&quot;;[.I306])" office:value-type="float" office:value="18.1186540126801" calcext:value-type="float">
            <text:p>18.1186540127</text:p>
          </table:table-cell>
          <table:table-cell table:formula="of:=IF(OR(ISBLANK([.E306]);[.I306]&lt;=0);&quot;&quot;;[.I306])" office:value-type="float" office:value="18.1186540126801" calcext:value-type="float">
            <text:p>18.11865401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274" calcext:value-type="float">
            <text:p>1427904791.19274</text:p>
          </table:table-cell>
          <table:table-cell office:value-type="float" office:value="1427904808.48814" calcext:value-type="float">
            <text:p>1427904808.48814</text:p>
          </table:table-cell>
          <table:table-cell office:value-type="float" office:value="1427904809.52918" calcext:value-type="float">
            <text:p>1427904809.52918</text:p>
          </table:table-cell>
          <table:table-cell/>
          <table:table-cell table:formula="of:=MAX([.B307];[.D307];[.G307])-MAX([.A307];[.C307];[.E307])" office:value-type="float" office:value="18.3364419937134" calcext:value-type="float">
            <text:p>18.3364419937</text:p>
          </table:table-cell>
          <table:table-cell table:formula="of:=IF(ISBLANK([.E307]);&quot;&quot;;[.I307])" office:value-type="float" office:value="18.3364419937134" calcext:value-type="float">
            <text:p>18.3364419937</text:p>
          </table:table-cell>
          <table:table-cell table:formula="of:=IF(OR(ISBLANK([.E307]);[.I307]&lt;=0);&quot;&quot;;[.I307])" office:value-type="float" office:value="18.3364419937134" calcext:value-type="float">
            <text:p>18.33644199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321" calcext:value-type="float">
            <text:p>1427904791.19321</text:p>
          </table:table-cell>
          <table:table-cell office:value-type="float" office:value="1427904808.04384" calcext:value-type="float">
            <text:p>1427904808.04384</text:p>
          </table:table-cell>
          <table:table-cell office:value-type="float" office:value="1427904809.11168" calcext:value-type="float">
            <text:p>1427904809.11168</text:p>
          </table:table-cell>
          <table:table-cell/>
          <table:table-cell table:formula="of:=MAX([.B308];[.D308];[.G308])-MAX([.A308];[.C308];[.E308])" office:value-type="float" office:value="17.9184629917145" calcext:value-type="float">
            <text:p>17.9184629917</text:p>
          </table:table-cell>
          <table:table-cell table:formula="of:=IF(ISBLANK([.E308]);&quot;&quot;;[.I308])" office:value-type="float" office:value="17.9184629917145" calcext:value-type="float">
            <text:p>17.9184629917</text:p>
          </table:table-cell>
          <table:table-cell table:formula="of:=IF(OR(ISBLANK([.E308]);[.I308]&lt;=0);&quot;&quot;;[.I308])" office:value-type="float" office:value="17.9184629917145" calcext:value-type="float">
            <text:p>17.9184629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439" calcext:value-type="float">
            <text:p>1427904791.19439</text:p>
          </table:table-cell>
          <table:table-cell office:value-type="float" office:value="1427904808.39681" calcext:value-type="float">
            <text:p>1427904808.39681</text:p>
          </table:table-cell>
          <table:table-cell office:value-type="float" office:value="1427904809.43374" calcext:value-type="float">
            <text:p>1427904809.43374</text:p>
          </table:table-cell>
          <table:table-cell/>
          <table:table-cell table:formula="of:=MAX([.B309];[.D309];[.G309])-MAX([.A309];[.C309];[.E309])" office:value-type="float" office:value="18.2393498420715" calcext:value-type="float">
            <text:p>18.2393498421</text:p>
          </table:table-cell>
          <table:table-cell table:formula="of:=IF(ISBLANK([.E309]);&quot;&quot;;[.I309])" office:value-type="float" office:value="18.2393498420715" calcext:value-type="float">
            <text:p>18.2393498421</text:p>
          </table:table-cell>
          <table:table-cell table:formula="of:=IF(OR(ISBLANK([.E309]);[.I309]&lt;=0);&quot;&quot;;[.I309])" office:value-type="float" office:value="18.2393498420715" calcext:value-type="float">
            <text:p>18.23934984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791.1957" calcext:value-type="float">
            <text:p>1427904791.1957</text:p>
          </table:table-cell>
          <table:table-cell office:value-type="float" office:value="1427904808.11779" calcext:value-type="float">
            <text:p>1427904808.11779</text:p>
          </table:table-cell>
          <table:table-cell office:value-type="float" office:value="1427904809.18135" calcext:value-type="float">
            <text:p>1427904809.18135</text:p>
          </table:table-cell>
          <table:table-cell/>
          <table:table-cell table:formula="of:=MAX([.B310];[.D310];[.G310])-MAX([.A310];[.C310];[.E310])" office:value-type="float" office:value="17.9856531620026" calcext:value-type="float">
            <text:p>17.985653162</text:p>
          </table:table-cell>
          <table:table-cell table:formula="of:=IF(ISBLANK([.E310]);&quot;&quot;;[.I310])" office:value-type="float" office:value="17.9856531620026" calcext:value-type="float">
            <text:p>17.985653162</text:p>
          </table:table-cell>
          <table:table-cell table:formula="of:=IF(OR(ISBLANK([.E310]);[.I310]&lt;=0);&quot;&quot;;[.I310])" office:value-type="float" office:value="17.9856531620026" calcext:value-type="float">
            <text:p>17.985653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809.6863" calcext:value-type="float">
            <text:p>1427904809.6863</text:p>
          </table:table-cell>
          <table:table-cell office:value-type="float" office:value="1427904828.462" calcext:value-type="float">
            <text:p>1427904828.462</text:p>
          </table:table-cell>
          <table:table-cell table:number-columns-repeated="4"/>
          <table:table-cell table:formula="of:=MAX([.B311];[.D311];[.G311])-MAX([.A311];[.C311];[.E311])" office:value-type="float" office:value="18.77570104599" calcext:value-type="float">
            <text:p>18.775701046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863" calcext:value-type="float">
            <text:p>1427904809.6863</text:p>
          </table:table-cell>
          <table:table-cell office:value-type="float" office:value="1427904826.27309" calcext:value-type="float">
            <text:p>1427904826.27309</text:p>
          </table:table-cell>
          <table:table-cell office:value-type="float" office:value="1427904827.221" calcext:value-type="float">
            <text:p>1427904827.221</text:p>
          </table:table-cell>
          <table:table-cell/>
          <table:table-cell table:formula="of:=MAX([.B312];[.D312];[.G312])-MAX([.A312];[.C312];[.E312])" office:value-type="float" office:value="17.534704208374" calcext:value-type="float">
            <text:p>17.5347042084</text:p>
          </table:table-cell>
          <table:table-cell table:formula="of:=IF(ISBLANK([.E312]);&quot;&quot;;[.I312])" office:value-type="float" office:value="17.534704208374" calcext:value-type="float">
            <text:p>17.5347042084</text:p>
          </table:table-cell>
          <table:table-cell table:formula="of:=IF(OR(ISBLANK([.E312]);[.I312]&lt;=0);&quot;&quot;;[.I312])" office:value-type="float" office:value="17.534704208374" calcext:value-type="float">
            <text:p>17.53470420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877" calcext:value-type="float">
            <text:p>1427904809.6877</text:p>
          </table:table-cell>
          <table:table-cell office:value-type="float" office:value="1427904827.2812" calcext:value-type="float">
            <text:p>1427904827.2812</text:p>
          </table:table-cell>
          <table:table-cell office:value-type="float" office:value="1427904828.26588" calcext:value-type="float">
            <text:p>1427904828.26588</text:p>
          </table:table-cell>
          <table:table-cell/>
          <table:table-cell table:formula="of:=MAX([.B313];[.D313];[.G313])-MAX([.A313];[.C313];[.E313])" office:value-type="float" office:value="18.5781741142273" calcext:value-type="float">
            <text:p>18.5781741142</text:p>
          </table:table-cell>
          <table:table-cell table:formula="of:=IF(ISBLANK([.E313]);&quot;&quot;;[.I313])" office:value-type="float" office:value="18.5781741142273" calcext:value-type="float">
            <text:p>18.5781741142</text:p>
          </table:table-cell>
          <table:table-cell table:formula="of:=IF(OR(ISBLANK([.E313]);[.I313]&lt;=0);&quot;&quot;;[.I313])" office:value-type="float" office:value="18.5781741142273" calcext:value-type="float">
            <text:p>18.57817411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8901" calcext:value-type="float">
            <text:p>1427904809.68901</text:p>
          </table:table-cell>
          <table:table-cell office:value-type="float" office:value="1427904827.13531" calcext:value-type="float">
            <text:p>1427904827.13531</text:p>
          </table:table-cell>
          <table:table-cell office:value-type="float" office:value="1427904828.24283" calcext:value-type="float">
            <text:p>1427904828.24283</text:p>
          </table:table-cell>
          <table:table-cell/>
          <table:table-cell table:formula="of:=MAX([.B314];[.D314];[.G314])-MAX([.A314];[.C314];[.E314])" office:value-type="float" office:value="18.5538210868835" calcext:value-type="float">
            <text:p>18.5538210869</text:p>
          </table:table-cell>
          <table:table-cell table:formula="of:=IF(ISBLANK([.E314]);&quot;&quot;;[.I314])" office:value-type="float" office:value="18.5538210868835" calcext:value-type="float">
            <text:p>18.5538210869</text:p>
          </table:table-cell>
          <table:table-cell table:formula="of:=IF(OR(ISBLANK([.E314]);[.I314]&lt;=0);&quot;&quot;;[.I314])" office:value-type="float" office:value="18.5538210868835" calcext:value-type="float">
            <text:p>18.55382108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036" calcext:value-type="float">
            <text:p>1427904809.69036</text:p>
          </table:table-cell>
          <table:table-cell office:value-type="float" office:value="1427904826.70681" calcext:value-type="float">
            <text:p>1427904826.70681</text:p>
          </table:table-cell>
          <table:table-cell office:value-type="float" office:value="1427904827.72819" calcext:value-type="float">
            <text:p>1427904827.72819</text:p>
          </table:table-cell>
          <table:table-cell/>
          <table:table-cell table:formula="of:=MAX([.B315];[.D315];[.G315])-MAX([.A315];[.C315];[.E315])" office:value-type="float" office:value="18.037828207016" calcext:value-type="float">
            <text:p>18.037828207</text:p>
          </table:table-cell>
          <table:table-cell table:formula="of:=IF(ISBLANK([.E315]);&quot;&quot;;[.I315])" office:value-type="float" office:value="18.037828207016" calcext:value-type="float">
            <text:p>18.037828207</text:p>
          </table:table-cell>
          <table:table-cell table:formula="of:=IF(OR(ISBLANK([.E315]);[.I315]&lt;=0);&quot;&quot;;[.I315])" office:value-type="float" office:value="18.037828207016" calcext:value-type="float">
            <text:p>18.037828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166" calcext:value-type="float">
            <text:p>1427904809.69166</text:p>
          </table:table-cell>
          <table:table-cell office:value-type="float" office:value="1427904826.99324" calcext:value-type="float">
            <text:p>1427904826.99324</text:p>
          </table:table-cell>
          <table:table-cell office:value-type="float" office:value="1427904828.10136" calcext:value-type="float">
            <text:p>1427904828.10136</text:p>
          </table:table-cell>
          <table:table-cell/>
          <table:table-cell table:formula="of:=MAX([.B316];[.D316];[.G316])-MAX([.A316];[.C316];[.E316])" office:value-type="float" office:value="18.4097030162811" calcext:value-type="float">
            <text:p>18.4097030163</text:p>
          </table:table-cell>
          <table:table-cell table:formula="of:=IF(ISBLANK([.E316]);&quot;&quot;;[.I316])" office:value-type="float" office:value="18.4097030162811" calcext:value-type="float">
            <text:p>18.4097030163</text:p>
          </table:table-cell>
          <table:table-cell table:formula="of:=IF(OR(ISBLANK([.E316]);[.I316]&lt;=0);&quot;&quot;;[.I316])" office:value-type="float" office:value="18.4097030162811" calcext:value-type="float">
            <text:p>18.40970301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304" calcext:value-type="float">
            <text:p>1427904809.69304</text:p>
          </table:table-cell>
          <table:table-cell office:value-type="float" office:value="1427904826.8521" calcext:value-type="float">
            <text:p>1427904826.8521</text:p>
          </table:table-cell>
          <table:table-cell office:value-type="float" office:value="1427904827.92172" calcext:value-type="float">
            <text:p>1427904827.92172</text:p>
          </table:table-cell>
          <table:table-cell/>
          <table:table-cell table:formula="of:=MAX([.B317];[.D317];[.G317])-MAX([.A317];[.C317];[.E317])" office:value-type="float" office:value="18.2286839485168" calcext:value-type="float">
            <text:p>18.2286839485</text:p>
          </table:table-cell>
          <table:table-cell table:formula="of:=IF(ISBLANK([.E317]);&quot;&quot;;[.I317])" office:value-type="float" office:value="18.2286839485168" calcext:value-type="float">
            <text:p>18.2286839485</text:p>
          </table:table-cell>
          <table:table-cell table:formula="of:=IF(OR(ISBLANK([.E317]);[.I317]&lt;=0);&quot;&quot;;[.I317])" office:value-type="float" office:value="18.2286839485168" calcext:value-type="float">
            <text:p>18.22868394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436" calcext:value-type="float">
            <text:p>1427904809.69436</text:p>
          </table:table-cell>
          <table:table-cell office:value-type="float" office:value="1427904826.70173" calcext:value-type="float">
            <text:p>1427904826.70173</text:p>
          </table:table-cell>
          <table:table-cell office:value-type="float" office:value="1427904827.6738" calcext:value-type="float">
            <text:p>1427904827.6738</text:p>
          </table:table-cell>
          <table:table-cell/>
          <table:table-cell table:formula="of:=MAX([.B318];[.D318];[.G318])-MAX([.A318];[.C318];[.E318])" office:value-type="float" office:value="17.9794359207153" calcext:value-type="float">
            <text:p>17.9794359207</text:p>
          </table:table-cell>
          <table:table-cell table:formula="of:=IF(ISBLANK([.E318]);&quot;&quot;;[.I318])" office:value-type="float" office:value="17.9794359207153" calcext:value-type="float">
            <text:p>17.9794359207</text:p>
          </table:table-cell>
          <table:table-cell table:formula="of:=IF(OR(ISBLANK([.E318]);[.I318]&lt;=0);&quot;&quot;;[.I318])" office:value-type="float" office:value="17.9794359207153" calcext:value-type="float">
            <text:p>17.9794359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566" calcext:value-type="float">
            <text:p>1427904809.69566</text:p>
          </table:table-cell>
          <table:table-cell office:value-type="float" office:value="1427904827.42422" calcext:value-type="float">
            <text:p>1427904827.42422</text:p>
          </table:table-cell>
          <table:table-cell office:value-type="float" office:value="1427904828.46199" calcext:value-type="float">
            <text:p>1427904828.46199</text:p>
          </table:table-cell>
          <table:table-cell/>
          <table:table-cell table:formula="of:=MAX([.B319];[.D319];[.G319])-MAX([.A319];[.C319];[.E319])" office:value-type="float" office:value="18.7663259506226" calcext:value-type="float">
            <text:p>18.7663259506</text:p>
          </table:table-cell>
          <table:table-cell table:formula="of:=IF(ISBLANK([.E319]);&quot;&quot;;[.I319])" office:value-type="float" office:value="18.7663259506226" calcext:value-type="float">
            <text:p>18.7663259506</text:p>
          </table:table-cell>
          <table:table-cell table:formula="of:=IF(OR(ISBLANK([.E319]);[.I319]&lt;=0);&quot;&quot;;[.I319])" office:value-type="float" office:value="18.7663259506226" calcext:value-type="float">
            <text:p>18.7663259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708" calcext:value-type="float">
            <text:p>1427904809.69708</text:p>
          </table:table-cell>
          <table:table-cell office:value-type="float" office:value="1427904827.16355" calcext:value-type="float">
            <text:p>1427904827.16355</text:p>
          </table:table-cell>
          <table:table-cell office:value-type="float" office:value="1427904828.26416" calcext:value-type="float">
            <text:p>1427904828.26416</text:p>
          </table:table-cell>
          <table:table-cell/>
          <table:table-cell table:formula="of:=MAX([.B320];[.D320];[.G320])-MAX([.A320];[.C320];[.E320])" office:value-type="float" office:value="18.5670790672302" calcext:value-type="float">
            <text:p>18.5670790672</text:p>
          </table:table-cell>
          <table:table-cell table:formula="of:=IF(ISBLANK([.E320]);&quot;&quot;;[.I320])" office:value-type="float" office:value="18.5670790672302" calcext:value-type="float">
            <text:p>18.5670790672</text:p>
          </table:table-cell>
          <table:table-cell table:formula="of:=IF(OR(ISBLANK([.E320]);[.I320]&lt;=0);&quot;&quot;;[.I320])" office:value-type="float" office:value="18.5670790672302" calcext:value-type="float">
            <text:p>18.5670790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09.69842" calcext:value-type="float">
            <text:p>1427904809.69842</text:p>
          </table:table-cell>
          <table:table-cell office:value-type="float" office:value="1427904826.63493" calcext:value-type="float">
            <text:p>1427904826.63493</text:p>
          </table:table-cell>
          <table:table-cell office:value-type="float" office:value="1427904827.67497" calcext:value-type="float">
            <text:p>1427904827.67497</text:p>
          </table:table-cell>
          <table:table-cell/>
          <table:table-cell table:formula="of:=MAX([.B321];[.D321];[.G321])-MAX([.A321];[.C321];[.E321])" office:value-type="float" office:value="17.9765510559082" calcext:value-type="float">
            <text:p>17.9765510559</text:p>
          </table:table-cell>
          <table:table-cell table:formula="of:=IF(ISBLANK([.E321]);&quot;&quot;;[.I321])" office:value-type="float" office:value="17.9765510559082" calcext:value-type="float">
            <text:p>17.9765510559</text:p>
          </table:table-cell>
          <table:table-cell table:formula="of:=IF(OR(ISBLANK([.E321]);[.I321]&lt;=0);&quot;&quot;;[.I321])" office:value-type="float" office:value="17.9765510559082" calcext:value-type="float">
            <text:p>17.97655105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828.46201" calcext:value-type="float">
            <text:p>1427904828.46201</text:p>
          </table:table-cell>
          <table:table-cell office:value-type="float" office:value="1427904846.69572" calcext:value-type="float">
            <text:p>1427904846.69572</text:p>
          </table:table-cell>
          <table:table-cell table:number-columns-repeated="4"/>
          <table:table-cell table:formula="of:=MAX([.B322];[.D322];[.G322])-MAX([.A322];[.C322];[.E322])" office:value-type="float" office:value="18.233717918396" calcext:value-type="float">
            <text:p>18.2337179184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201" calcext:value-type="float">
            <text:p>1427904828.46201</text:p>
          </table:table-cell>
          <table:table-cell office:value-type="float" office:value="1427904845.65272" calcext:value-type="float">
            <text:p>1427904845.65272</text:p>
          </table:table-cell>
          <table:table-cell office:value-type="float" office:value="1427904846.69572" calcext:value-type="float">
            <text:p>1427904846.69572</text:p>
          </table:table-cell>
          <table:table-cell/>
          <table:table-cell table:formula="of:=MAX([.B323];[.D323];[.G323])-MAX([.A323];[.C323];[.E323])" office:value-type="float" office:value="18.2337100505829" calcext:value-type="float">
            <text:p>18.2337100506</text:p>
          </table:table-cell>
          <table:table-cell table:formula="of:=IF(ISBLANK([.E323]);&quot;&quot;;[.I323])" office:value-type="float" office:value="18.2337100505829" calcext:value-type="float">
            <text:p>18.2337100506</text:p>
          </table:table-cell>
          <table:table-cell table:formula="of:=IF(OR(ISBLANK([.E323]);[.I323]&lt;=0);&quot;&quot;;[.I323])" office:value-type="float" office:value="18.2337100505829" calcext:value-type="float">
            <text:p>18.2337100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336" calcext:value-type="float">
            <text:p>1427904828.46336</text:p>
          </table:table-cell>
          <table:table-cell office:value-type="float" office:value="1427904845.45222" calcext:value-type="float">
            <text:p>1427904845.45222</text:p>
          </table:table-cell>
          <table:table-cell office:value-type="float" office:value="1427904846.44835" calcext:value-type="float">
            <text:p>1427904846.44835</text:p>
          </table:table-cell>
          <table:table-cell/>
          <table:table-cell table:formula="of:=MAX([.B324];[.D324];[.G324])-MAX([.A324];[.C324];[.E324])" office:value-type="float" office:value="17.9849889278412" calcext:value-type="float">
            <text:p>17.9849889278</text:p>
          </table:table-cell>
          <table:table-cell table:formula="of:=IF(ISBLANK([.E324]);&quot;&quot;;[.I324])" office:value-type="float" office:value="17.9849889278412" calcext:value-type="float">
            <text:p>17.9849889278</text:p>
          </table:table-cell>
          <table:table-cell table:formula="of:=IF(OR(ISBLANK([.E324]);[.I324]&lt;=0);&quot;&quot;;[.I324])" office:value-type="float" office:value="17.9849889278412" calcext:value-type="float">
            <text:p>17.98498892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477" calcext:value-type="float">
            <text:p>1427904828.46477</text:p>
          </table:table-cell>
          <table:table-cell office:value-type="float" office:value="1427904845.04878" calcext:value-type="float">
            <text:p>1427904845.04878</text:p>
          </table:table-cell>
          <table:table-cell office:value-type="float" office:value="1427904846.08388" calcext:value-type="float">
            <text:p>1427904846.08388</text:p>
          </table:table-cell>
          <table:table-cell/>
          <table:table-cell table:formula="of:=MAX([.B325];[.D325];[.G325])-MAX([.A325];[.C325];[.E325])" office:value-type="float" office:value="17.619106054306" calcext:value-type="float">
            <text:p>17.6191060543</text:p>
          </table:table-cell>
          <table:table-cell table:formula="of:=IF(ISBLANK([.E325]);&quot;&quot;;[.I325])" office:value-type="float" office:value="17.619106054306" calcext:value-type="float">
            <text:p>17.6191060543</text:p>
          </table:table-cell>
          <table:table-cell table:formula="of:=IF(OR(ISBLANK([.E325]);[.I325]&lt;=0);&quot;&quot;;[.I325])" office:value-type="float" office:value="17.619106054306" calcext:value-type="float">
            <text:p>17.61910605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608" calcext:value-type="float">
            <text:p>1427904828.46608</text:p>
          </table:table-cell>
          <table:table-cell office:value-type="float" office:value="1427904845.46127" calcext:value-type="float">
            <text:p>1427904845.46127</text:p>
          </table:table-cell>
          <table:table-cell office:value-type="float" office:value="1427904846.53551" calcext:value-type="float">
            <text:p>1427904846.53551</text:p>
          </table:table-cell>
          <table:table-cell/>
          <table:table-cell table:formula="of:=MAX([.B326];[.D326];[.G326])-MAX([.A326];[.C326];[.E326])" office:value-type="float" office:value="18.0694310665131" calcext:value-type="float">
            <text:p>18.0694310665</text:p>
          </table:table-cell>
          <table:table-cell table:formula="of:=IF(ISBLANK([.E326]);&quot;&quot;;[.I326])" office:value-type="float" office:value="18.0694310665131" calcext:value-type="float">
            <text:p>18.0694310665</text:p>
          </table:table-cell>
          <table:table-cell table:formula="of:=IF(OR(ISBLANK([.E326]);[.I326]&lt;=0);&quot;&quot;;[.I326])" office:value-type="float" office:value="18.0694310665131" calcext:value-type="float">
            <text:p>18.06943106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775" calcext:value-type="float">
            <text:p>1427904828.46775</text:p>
          </table:table-cell>
          <table:table-cell office:value-type="float" office:value="1427904845.37935" calcext:value-type="float">
            <text:p>1427904845.37935</text:p>
          </table:table-cell>
          <table:table-cell office:value-type="float" office:value="1427904846.44634" calcext:value-type="float">
            <text:p>1427904846.44634</text:p>
          </table:table-cell>
          <table:table-cell/>
          <table:table-cell table:formula="of:=MAX([.B327];[.D327];[.G327])-MAX([.A327];[.C327];[.E327])" office:value-type="float" office:value="17.9785959720612" calcext:value-type="float">
            <text:p>17.9785959721</text:p>
          </table:table-cell>
          <table:table-cell table:formula="of:=IF(ISBLANK([.E327]);&quot;&quot;;[.I327])" office:value-type="float" office:value="17.9785959720612" calcext:value-type="float">
            <text:p>17.9785959721</text:p>
          </table:table-cell>
          <table:table-cell table:formula="of:=IF(OR(ISBLANK([.E327]);[.I327]&lt;=0);&quot;&quot;;[.I327])" office:value-type="float" office:value="17.9785959720612" calcext:value-type="float">
            <text:p>17.97859597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6922" calcext:value-type="float">
            <text:p>1427904828.46922</text:p>
          </table:table-cell>
          <table:table-cell office:value-type="float" office:value="1427904845.48948" calcext:value-type="float">
            <text:p>1427904845.48948</text:p>
          </table:table-cell>
          <table:table-cell office:value-type="float" office:value="1427904846.56866" calcext:value-type="float">
            <text:p>1427904846.56866</text:p>
          </table:table-cell>
          <table:table-cell/>
          <table:table-cell table:formula="of:=MAX([.B328];[.D328];[.G328])-MAX([.A328];[.C328];[.E328])" office:value-type="float" office:value="18.0994420051575" calcext:value-type="float">
            <text:p>18.0994420052</text:p>
          </table:table-cell>
          <table:table-cell table:formula="of:=IF(ISBLANK([.E328]);&quot;&quot;;[.I328])" office:value-type="float" office:value="18.0994420051575" calcext:value-type="float">
            <text:p>18.0994420052</text:p>
          </table:table-cell>
          <table:table-cell table:formula="of:=IF(OR(ISBLANK([.E328]);[.I328]&lt;=0);&quot;&quot;;[.I328])" office:value-type="float" office:value="18.0994420051575" calcext:value-type="float">
            <text:p>18.09944200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7068" calcext:value-type="float">
            <text:p>1427904828.47068</text:p>
          </table:table-cell>
          <table:table-cell office:value-type="float" office:value="1427904845.17784" calcext:value-type="float">
            <text:p>1427904845.17784</text:p>
          </table:table-cell>
          <table:table-cell office:value-type="float" office:value="1427904846.28788" calcext:value-type="float">
            <text:p>1427904846.28788</text:p>
          </table:table-cell>
          <table:table-cell/>
          <table:table-cell table:formula="of:=MAX([.B329];[.D329];[.G329])-MAX([.A329];[.C329];[.E329])" office:value-type="float" office:value="17.8171968460083" calcext:value-type="float">
            <text:p>17.817196846</text:p>
          </table:table-cell>
          <table:table-cell table:formula="of:=IF(ISBLANK([.E329]);&quot;&quot;;[.I329])" office:value-type="float" office:value="17.8171968460083" calcext:value-type="float">
            <text:p>17.817196846</text:p>
          </table:table-cell>
          <table:table-cell table:formula="of:=IF(OR(ISBLANK([.E329]);[.I329]&lt;=0);&quot;&quot;;[.I329])" office:value-type="float" office:value="17.8171968460083" calcext:value-type="float">
            <text:p>17.8171968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7261" calcext:value-type="float">
            <text:p>1427904828.47261</text:p>
          </table:table-cell>
          <table:table-cell office:value-type="float" office:value="1427904845.5238" calcext:value-type="float">
            <text:p>1427904845.5238</text:p>
          </table:table-cell>
          <table:table-cell office:value-type="float" office:value="1427904846.61531" calcext:value-type="float">
            <text:p>1427904846.61531</text:p>
          </table:table-cell>
          <table:table-cell/>
          <table:table-cell table:formula="of:=MAX([.B330];[.D330];[.G330])-MAX([.A330];[.C330];[.E330])" office:value-type="float" office:value="18.142697095871" calcext:value-type="float">
            <text:p>18.1426970959</text:p>
          </table:table-cell>
          <table:table-cell table:formula="of:=IF(ISBLANK([.E330]);&quot;&quot;;[.I330])" office:value-type="float" office:value="18.142697095871" calcext:value-type="float">
            <text:p>18.1426970959</text:p>
          </table:table-cell>
          <table:table-cell table:formula="of:=IF(OR(ISBLANK([.E330]);[.I330]&lt;=0);&quot;&quot;;[.I330])" office:value-type="float" office:value="18.142697095871" calcext:value-type="float">
            <text:p>18.1426970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7392" calcext:value-type="float">
            <text:p>1427904828.47392</text:p>
          </table:table-cell>
          <table:table-cell office:value-type="float" office:value="1427904844.99774" calcext:value-type="float">
            <text:p>1427904844.99774</text:p>
          </table:table-cell>
          <table:table-cell office:value-type="float" office:value="1427904846.08559" calcext:value-type="float">
            <text:p>1427904846.08559</text:p>
          </table:table-cell>
          <table:table-cell/>
          <table:table-cell table:formula="of:=MAX([.B331];[.D331];[.G331])-MAX([.A331];[.C331];[.E331])" office:value-type="float" office:value="17.6116681098938" calcext:value-type="float">
            <text:p>17.6116681099</text:p>
          </table:table-cell>
          <table:table-cell table:formula="of:=IF(ISBLANK([.E331]);&quot;&quot;;[.I331])" office:value-type="float" office:value="17.6116681098938" calcext:value-type="float">
            <text:p>17.6116681099</text:p>
          </table:table-cell>
          <table:table-cell table:formula="of:=IF(OR(ISBLANK([.E331]);[.I331]&lt;=0);&quot;&quot;;[.I331])" office:value-type="float" office:value="17.6116681098938" calcext:value-type="float">
            <text:p>17.61166810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28.47522" calcext:value-type="float">
            <text:p>1427904828.47522</text:p>
          </table:table-cell>
          <table:table-cell office:value-type="float" office:value="1427904845.24582" calcext:value-type="float">
            <text:p>1427904845.24582</text:p>
          </table:table-cell>
          <table:table-cell office:value-type="float" office:value="1427904846.25195" calcext:value-type="float">
            <text:p>1427904846.25195</text:p>
          </table:table-cell>
          <table:table-cell/>
          <table:table-cell table:formula="of:=MAX([.B332];[.D332];[.G332])-MAX([.A332];[.C332];[.E332])" office:value-type="float" office:value="17.7767310142517" calcext:value-type="float">
            <text:p>17.7767310143</text:p>
          </table:table-cell>
          <table:table-cell table:formula="of:=IF(ISBLANK([.E332]);&quot;&quot;;[.I332])" office:value-type="float" office:value="17.7767310142517" calcext:value-type="float">
            <text:p>17.7767310143</text:p>
          </table:table-cell>
          <table:table-cell table:formula="of:=IF(OR(ISBLANK([.E332]);[.I332]&lt;=0);&quot;&quot;;[.I332])" office:value-type="float" office:value="17.7767310142517" calcext:value-type="float">
            <text:p>17.776731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846.69574" calcext:value-type="float">
            <text:p>1427904846.69574</text:p>
          </table:table-cell>
          <table:table-cell office:value-type="float" office:value="1427904865.22441" calcext:value-type="float">
            <text:p>1427904865.22441</text:p>
          </table:table-cell>
          <table:table-cell table:number-columns-repeated="4"/>
          <table:table-cell table:formula="of:=MAX([.B333];[.D333];[.G333])-MAX([.A333];[.C333];[.E333])" office:value-type="float" office:value="18.5286741256714" calcext:value-type="float">
            <text:p>18.5286741257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69574" calcext:value-type="float">
            <text:p>1427904846.69574</text:p>
          </table:table-cell>
          <table:table-cell office:value-type="float" office:value="1427904864.19233" calcext:value-type="float">
            <text:p>1427904864.19233</text:p>
          </table:table-cell>
          <table:table-cell office:value-type="float" office:value="1427904865.2244" calcext:value-type="float">
            <text:p>1427904865.2244</text:p>
          </table:table-cell>
          <table:table-cell/>
          <table:table-cell table:formula="of:=MAX([.B334];[.D334];[.G334])-MAX([.A334];[.C334];[.E334])" office:value-type="float" office:value="18.5286650657654" calcext:value-type="float">
            <text:p>18.5286650658</text:p>
          </table:table-cell>
          <table:table-cell table:formula="of:=IF(ISBLANK([.E334]);&quot;&quot;;[.I334])" office:value-type="float" office:value="18.5286650657654" calcext:value-type="float">
            <text:p>18.5286650658</text:p>
          </table:table-cell>
          <table:table-cell table:formula="of:=IF(OR(ISBLANK([.E334]);[.I334]&lt;=0);&quot;&quot;;[.I334])" office:value-type="float" office:value="18.5286650657654" calcext:value-type="float">
            <text:p>18.52866506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6972" calcext:value-type="float">
            <text:p>1427904846.6972</text:p>
          </table:table-cell>
          <table:table-cell office:value-type="float" office:value="1427904863.85547" calcext:value-type="float">
            <text:p>1427904863.85547</text:p>
          </table:table-cell>
          <table:table-cell office:value-type="float" office:value="1427904864.91179" calcext:value-type="float">
            <text:p>1427904864.91179</text:p>
          </table:table-cell>
          <table:table-cell/>
          <table:table-cell table:formula="of:=MAX([.B335];[.D335];[.G335])-MAX([.A335];[.C335];[.E335])" office:value-type="float" office:value="18.2145879268646" calcext:value-type="float">
            <text:p>18.2145879269</text:p>
          </table:table-cell>
          <table:table-cell table:formula="of:=IF(ISBLANK([.E335]);&quot;&quot;;[.I335])" office:value-type="float" office:value="18.2145879268646" calcext:value-type="float">
            <text:p>18.2145879269</text:p>
          </table:table-cell>
          <table:table-cell table:formula="of:=IF(OR(ISBLANK([.E335]);[.I335]&lt;=0);&quot;&quot;;[.I335])" office:value-type="float" office:value="18.2145879268646" calcext:value-type="float">
            <text:p>18.21458792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69851" calcext:value-type="float">
            <text:p>1427904846.69851</text:p>
          </table:table-cell>
          <table:table-cell office:value-type="float" office:value="1427904863.95451" calcext:value-type="float">
            <text:p>1427904863.95451</text:p>
          </table:table-cell>
          <table:table-cell office:value-type="float" office:value="1427904865.05093" calcext:value-type="float">
            <text:p>1427904865.05093</text:p>
          </table:table-cell>
          <table:table-cell/>
          <table:table-cell table:formula="of:=MAX([.B336];[.D336];[.G336])-MAX([.A336];[.C336];[.E336])" office:value-type="float" office:value="18.352422952652" calcext:value-type="float">
            <text:p>18.3524229527</text:p>
          </table:table-cell>
          <table:table-cell table:formula="of:=IF(ISBLANK([.E336]);&quot;&quot;;[.I336])" office:value-type="float" office:value="18.352422952652" calcext:value-type="float">
            <text:p>18.3524229527</text:p>
          </table:table-cell>
          <table:table-cell table:formula="of:=IF(OR(ISBLANK([.E336]);[.I336]&lt;=0);&quot;&quot;;[.I336])" office:value-type="float" office:value="18.352422952652" calcext:value-type="float">
            <text:p>18.35242295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69982" calcext:value-type="float">
            <text:p>1427904846.69982</text:p>
          </table:table-cell>
          <table:table-cell office:value-type="float" office:value="1427904864.07514" calcext:value-type="float">
            <text:p>1427904864.07514</text:p>
          </table:table-cell>
          <table:table-cell office:value-type="float" office:value="1427904865.15817" calcext:value-type="float">
            <text:p>1427904865.15817</text:p>
          </table:table-cell>
          <table:table-cell/>
          <table:table-cell table:formula="of:=MAX([.B337];[.D337];[.G337])-MAX([.A337];[.C337];[.E337])" office:value-type="float" office:value="18.4583508968353" calcext:value-type="float">
            <text:p>18.4583508968</text:p>
          </table:table-cell>
          <table:table-cell table:formula="of:=IF(ISBLANK([.E337]);&quot;&quot;;[.I337])" office:value-type="float" office:value="18.4583508968353" calcext:value-type="float">
            <text:p>18.4583508968</text:p>
          </table:table-cell>
          <table:table-cell table:formula="of:=IF(OR(ISBLANK([.E337]);[.I337]&lt;=0);&quot;&quot;;[.I337])" office:value-type="float" office:value="18.4583508968353" calcext:value-type="float">
            <text:p>18.45835089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113" calcext:value-type="float">
            <text:p>1427904846.70113</text:p>
          </table:table-cell>
          <table:table-cell office:value-type="float" office:value="1427904863.59704" calcext:value-type="float">
            <text:p>1427904863.59704</text:p>
          </table:table-cell>
          <table:table-cell office:value-type="float" office:value="1427904864.64975" calcext:value-type="float">
            <text:p>1427904864.64975</text:p>
          </table:table-cell>
          <table:table-cell/>
          <table:table-cell table:formula="of:=MAX([.B338];[.D338];[.G338])-MAX([.A338];[.C338];[.E338])" office:value-type="float" office:value="17.948618888855" calcext:value-type="float">
            <text:p>17.9486188889</text:p>
          </table:table-cell>
          <table:table-cell table:formula="of:=IF(ISBLANK([.E338]);&quot;&quot;;[.I338])" office:value-type="float" office:value="17.948618888855" calcext:value-type="float">
            <text:p>17.9486188889</text:p>
          </table:table-cell>
          <table:table-cell table:formula="of:=IF(OR(ISBLANK([.E338]);[.I338]&lt;=0);&quot;&quot;;[.I338])" office:value-type="float" office:value="17.948618888855" calcext:value-type="float">
            <text:p>17.94861888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243" calcext:value-type="float">
            <text:p>1427904846.70243</text:p>
          </table:table-cell>
          <table:table-cell office:value-type="float" office:value="1427904863.98956" calcext:value-type="float">
            <text:p>1427904863.98956</text:p>
          </table:table-cell>
          <table:table-cell office:value-type="float" office:value="1427904865.04505" calcext:value-type="float">
            <text:p>1427904865.04505</text:p>
          </table:table-cell>
          <table:table-cell/>
          <table:table-cell table:formula="of:=MAX([.B339];[.D339];[.G339])-MAX([.A339];[.C339];[.E339])" office:value-type="float" office:value="18.3426198959351" calcext:value-type="float">
            <text:p>18.3426198959</text:p>
          </table:table-cell>
          <table:table-cell table:formula="of:=IF(ISBLANK([.E339]);&quot;&quot;;[.I339])" office:value-type="float" office:value="18.3426198959351" calcext:value-type="float">
            <text:p>18.3426198959</text:p>
          </table:table-cell>
          <table:table-cell table:formula="of:=IF(OR(ISBLANK([.E339]);[.I339]&lt;=0);&quot;&quot;;[.I339])" office:value-type="float" office:value="18.3426198959351" calcext:value-type="float">
            <text:p>18.3426198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373" calcext:value-type="float">
            <text:p>1427904846.70373</text:p>
          </table:table-cell>
          <table:table-cell office:value-type="float" office:value="1427904863.48246" calcext:value-type="float">
            <text:p>1427904863.48246</text:p>
          </table:table-cell>
          <table:table-cell office:value-type="float" office:value="1427904864.48532" calcext:value-type="float">
            <text:p>1427904864.48532</text:p>
          </table:table-cell>
          <table:table-cell/>
          <table:table-cell table:formula="of:=MAX([.B340];[.D340];[.G340])-MAX([.A340];[.C340];[.E340])" office:value-type="float" office:value="17.7815940380096" calcext:value-type="float">
            <text:p>17.781594038</text:p>
          </table:table-cell>
          <table:table-cell table:formula="of:=IF(ISBLANK([.E340]);&quot;&quot;;[.I340])" office:value-type="float" office:value="17.7815940380096" calcext:value-type="float">
            <text:p>17.781594038</text:p>
          </table:table-cell>
          <table:table-cell table:formula="of:=IF(OR(ISBLANK([.E340]);[.I340]&lt;=0);&quot;&quot;;[.I340])" office:value-type="float" office:value="17.7815940380096" calcext:value-type="float">
            <text:p>17.7815940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506" calcext:value-type="float">
            <text:p>1427904846.70506</text:p>
          </table:table-cell>
          <table:table-cell office:value-type="float" office:value="1427904863.67421" calcext:value-type="float">
            <text:p>1427904863.67421</text:p>
          </table:table-cell>
          <table:table-cell office:value-type="float" office:value="1427904864.7085" calcext:value-type="float">
            <text:p>1427904864.7085</text:p>
          </table:table-cell>
          <table:table-cell/>
          <table:table-cell table:formula="of:=MAX([.B341];[.D341];[.G341])-MAX([.A341];[.C341];[.E341])" office:value-type="float" office:value="18.0034420490265" calcext:value-type="float">
            <text:p>18.003442049</text:p>
          </table:table-cell>
          <table:table-cell table:formula="of:=IF(ISBLANK([.E341]);&quot;&quot;;[.I341])" office:value-type="float" office:value="18.0034420490265" calcext:value-type="float">
            <text:p>18.003442049</text:p>
          </table:table-cell>
          <table:table-cell table:formula="of:=IF(OR(ISBLANK([.E341]);[.I341]&lt;=0);&quot;&quot;;[.I341])" office:value-type="float" office:value="18.0034420490265" calcext:value-type="float">
            <text:p>18.00344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635" calcext:value-type="float">
            <text:p>1427904846.70635</text:p>
          </table:table-cell>
          <table:table-cell office:value-type="float" office:value="1427904863.56844" calcext:value-type="float">
            <text:p>1427904863.56844</text:p>
          </table:table-cell>
          <table:table-cell office:value-type="float" office:value="1427904864.64185" calcext:value-type="float">
            <text:p>1427904864.64185</text:p>
          </table:table-cell>
          <table:table-cell/>
          <table:table-cell table:formula="of:=MAX([.B342];[.D342];[.G342])-MAX([.A342];[.C342];[.E342])" office:value-type="float" office:value="17.9354960918427" calcext:value-type="float">
            <text:p>17.9354960918</text:p>
          </table:table-cell>
          <table:table-cell table:formula="of:=IF(ISBLANK([.E342]);&quot;&quot;;[.I342])" office:value-type="float" office:value="17.9354960918427" calcext:value-type="float">
            <text:p>17.9354960918</text:p>
          </table:table-cell>
          <table:table-cell table:formula="of:=IF(OR(ISBLANK([.E342]);[.I342]&lt;=0);&quot;&quot;;[.I342])" office:value-type="float" office:value="17.9354960918427" calcext:value-type="float">
            <text:p>17.93549609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46.70771" calcext:value-type="float">
            <text:p>1427904846.70771</text:p>
          </table:table-cell>
          <table:table-cell office:value-type="float" office:value="1427904863.09717" calcext:value-type="float">
            <text:p>1427904863.09717</text:p>
          </table:table-cell>
          <table:table-cell office:value-type="float" office:value="1427904864.17605" calcext:value-type="float">
            <text:p>1427904864.17605</text:p>
          </table:table-cell>
          <table:table-cell/>
          <table:table-cell table:formula="of:=MAX([.B343];[.D343];[.G343])-MAX([.A343];[.C343];[.E343])" office:value-type="float" office:value="17.4683389663696" calcext:value-type="float">
            <text:p>17.4683389664</text:p>
          </table:table-cell>
          <table:table-cell table:formula="of:=IF(ISBLANK([.E343]);&quot;&quot;;[.I343])" office:value-type="float" office:value="17.4683389663696" calcext:value-type="float">
            <text:p>17.4683389664</text:p>
          </table:table-cell>
          <table:table-cell table:formula="of:=IF(OR(ISBLANK([.E343]);[.I343]&lt;=0);&quot;&quot;;[.I343])" office:value-type="float" office:value="17.4683389663696" calcext:value-type="float">
            <text:p>17.4683389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865.22442" calcext:value-type="float">
            <text:p>1427904865.22442</text:p>
          </table:table-cell>
          <table:table-cell office:value-type="float" office:value="1427904884.21543" calcext:value-type="float">
            <text:p>1427904884.21543</text:p>
          </table:table-cell>
          <table:table-cell table:number-columns-repeated="4"/>
          <table:table-cell table:formula="of:=MAX([.B344];[.D344];[.G344])-MAX([.A344];[.C344];[.E344])" office:value-type="float" office:value="18.9910118579865" calcext:value-type="float">
            <text:p>18.991011858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2442" calcext:value-type="float">
            <text:p>1427904865.22442</text:p>
          </table:table-cell>
          <table:table-cell office:value-type="float" office:value="1427904883.10789" calcext:value-type="float">
            <text:p>1427904883.10789</text:p>
          </table:table-cell>
          <table:table-cell office:value-type="float" office:value="1427904884.21542" calcext:value-type="float">
            <text:p>1427904884.21542</text:p>
          </table:table-cell>
          <table:table-cell/>
          <table:table-cell table:formula="of:=MAX([.B345];[.D345];[.G345])-MAX([.A345];[.C345];[.E345])" office:value-type="float" office:value="18.9910011291504" calcext:value-type="float">
            <text:p>18.9910011292</text:p>
          </table:table-cell>
          <table:table-cell table:formula="of:=IF(ISBLANK([.E345]);&quot;&quot;;[.I345])" office:value-type="float" office:value="18.9910011291504" calcext:value-type="float">
            <text:p>18.9910011292</text:p>
          </table:table-cell>
          <table:table-cell table:formula="of:=IF(OR(ISBLANK([.E345]);[.I345]&lt;=0);&quot;&quot;;[.I345])" office:value-type="float" office:value="18.9910011291504" calcext:value-type="float">
            <text:p>18.99100112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2584" calcext:value-type="float">
            <text:p>1427904865.22584</text:p>
          </table:table-cell>
          <table:table-cell office:value-type="float" office:value="1427904882.54022" calcext:value-type="float">
            <text:p>1427904882.54022</text:p>
          </table:table-cell>
          <table:table-cell office:value-type="float" office:value="1427904883.58566" calcext:value-type="float">
            <text:p>1427904883.58566</text:p>
          </table:table-cell>
          <table:table-cell/>
          <table:table-cell table:formula="of:=MAX([.B346];[.D346];[.G346])-MAX([.A346];[.C346];[.E346])" office:value-type="float" office:value="18.3598220348358" calcext:value-type="float">
            <text:p>18.3598220348</text:p>
          </table:table-cell>
          <table:table-cell table:formula="of:=IF(ISBLANK([.E346]);&quot;&quot;;[.I346])" office:value-type="float" office:value="18.3598220348358" calcext:value-type="float">
            <text:p>18.3598220348</text:p>
          </table:table-cell>
          <table:table-cell table:formula="of:=IF(OR(ISBLANK([.E346]);[.I346]&lt;=0);&quot;&quot;;[.I346])" office:value-type="float" office:value="18.3598220348358" calcext:value-type="float">
            <text:p>18.35982203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2715" calcext:value-type="float">
            <text:p>1427904865.22715</text:p>
          </table:table-cell>
          <table:table-cell office:value-type="float" office:value="1427904882.98538" calcext:value-type="float">
            <text:p>1427904882.98538</text:p>
          </table:table-cell>
          <table:table-cell office:value-type="float" office:value="1427904884.02582" calcext:value-type="float">
            <text:p>1427904884.02582</text:p>
          </table:table-cell>
          <table:table-cell/>
          <table:table-cell table:formula="of:=MAX([.B347];[.D347];[.G347])-MAX([.A347];[.C347];[.E347])" office:value-type="float" office:value="18.7986791133881" calcext:value-type="float">
            <text:p>18.7986791134</text:p>
          </table:table-cell>
          <table:table-cell table:formula="of:=IF(ISBLANK([.E347]);&quot;&quot;;[.I347])" office:value-type="float" office:value="18.7986791133881" calcext:value-type="float">
            <text:p>18.7986791134</text:p>
          </table:table-cell>
          <table:table-cell table:formula="of:=IF(OR(ISBLANK([.E347]);[.I347]&lt;=0);&quot;&quot;;[.I347])" office:value-type="float" office:value="18.7986791133881" calcext:value-type="float">
            <text:p>18.79867911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2844" calcext:value-type="float">
            <text:p>1427904865.22844</text:p>
          </table:table-cell>
          <table:table-cell office:value-type="float" office:value="1427904882.64554" calcext:value-type="float">
            <text:p>1427904882.64554</text:p>
          </table:table-cell>
          <table:table-cell office:value-type="float" office:value="1427904883.60319" calcext:value-type="float">
            <text:p>1427904883.60319</text:p>
          </table:table-cell>
          <table:table-cell/>
          <table:table-cell table:formula="of:=MAX([.B348];[.D348];[.G348])-MAX([.A348];[.C348];[.E348])" office:value-type="float" office:value="18.374746799469" calcext:value-type="float">
            <text:p>18.3747467995</text:p>
          </table:table-cell>
          <table:table-cell table:formula="of:=IF(ISBLANK([.E348]);&quot;&quot;;[.I348])" office:value-type="float" office:value="18.374746799469" calcext:value-type="float">
            <text:p>18.3747467995</text:p>
          </table:table-cell>
          <table:table-cell table:formula="of:=IF(OR(ISBLANK([.E348]);[.I348]&lt;=0);&quot;&quot;;[.I348])" office:value-type="float" office:value="18.374746799469" calcext:value-type="float">
            <text:p>18.37474679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2981" calcext:value-type="float">
            <text:p>1427904865.22981</text:p>
          </table:table-cell>
          <table:table-cell office:value-type="float" office:value="1427904882.94293" calcext:value-type="float">
            <text:p>1427904882.94293</text:p>
          </table:table-cell>
          <table:table-cell office:value-type="float" office:value="1427904884.04882" calcext:value-type="float">
            <text:p>1427904884.04882</text:p>
          </table:table-cell>
          <table:table-cell/>
          <table:table-cell table:formula="of:=MAX([.B349];[.D349];[.G349])-MAX([.A349];[.C349];[.E349])" office:value-type="float" office:value="18.8190090656281" calcext:value-type="float">
            <text:p>18.8190090656</text:p>
          </table:table-cell>
          <table:table-cell table:formula="of:=IF(ISBLANK([.E349]);&quot;&quot;;[.I349])" office:value-type="float" office:value="18.8190090656281" calcext:value-type="float">
            <text:p>18.8190090656</text:p>
          </table:table-cell>
          <table:table-cell table:formula="of:=IF(OR(ISBLANK([.E349]);[.I349]&lt;=0);&quot;&quot;;[.I349])" office:value-type="float" office:value="18.8190090656281" calcext:value-type="float">
            <text:p>18.8190090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32" calcext:value-type="float">
            <text:p>1427904865.232</text:p>
          </table:table-cell>
          <table:table-cell office:value-type="float" office:value="1427904882.79865" calcext:value-type="float">
            <text:p>1427904882.79865</text:p>
          </table:table-cell>
          <table:table-cell office:value-type="float" office:value="1427904883.84182" calcext:value-type="float">
            <text:p>1427904883.84182</text:p>
          </table:table-cell>
          <table:table-cell/>
          <table:table-cell table:formula="of:=MAX([.B350];[.D350];[.G350])-MAX([.A350];[.C350];[.E350])" office:value-type="float" office:value="18.60981798172" calcext:value-type="float">
            <text:p>18.6098179817</text:p>
          </table:table-cell>
          <table:table-cell table:formula="of:=IF(ISBLANK([.E350]);&quot;&quot;;[.I350])" office:value-type="float" office:value="18.60981798172" calcext:value-type="float">
            <text:p>18.6098179817</text:p>
          </table:table-cell>
          <table:table-cell table:formula="of:=IF(OR(ISBLANK([.E350]);[.I350]&lt;=0);&quot;&quot;;[.I350])" office:value-type="float" office:value="18.60981798172" calcext:value-type="float">
            <text:p>18.60981798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3299" calcext:value-type="float">
            <text:p>1427904865.23299</text:p>
          </table:table-cell>
          <table:table-cell office:value-type="float" office:value="1427904882.44317" calcext:value-type="float">
            <text:p>1427904882.44317</text:p>
          </table:table-cell>
          <table:table-cell office:value-type="float" office:value="1427904883.53537" calcext:value-type="float">
            <text:p>1427904883.53537</text:p>
          </table:table-cell>
          <table:table-cell/>
          <table:table-cell table:formula="of:=MAX([.B351];[.D351];[.G351])-MAX([.A351];[.C351];[.E351])" office:value-type="float" office:value="18.3023810386658" calcext:value-type="float">
            <text:p>18.3023810387</text:p>
          </table:table-cell>
          <table:table-cell table:formula="of:=IF(ISBLANK([.E351]);&quot;&quot;;[.I351])" office:value-type="float" office:value="18.3023810386658" calcext:value-type="float">
            <text:p>18.3023810387</text:p>
          </table:table-cell>
          <table:table-cell table:formula="of:=IF(OR(ISBLANK([.E351]);[.I351]&lt;=0);&quot;&quot;;[.I351])" office:value-type="float" office:value="18.3023810386658" calcext:value-type="float">
            <text:p>18.30238103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3345" calcext:value-type="float">
            <text:p>1427904865.23345</text:p>
          </table:table-cell>
          <table:table-cell office:value-type="float" office:value="1427904882.72094" calcext:value-type="float">
            <text:p>1427904882.72094</text:p>
          </table:table-cell>
          <table:table-cell office:value-type="float" office:value="1427904883.78266" calcext:value-type="float">
            <text:p>1427904883.78266</text:p>
          </table:table-cell>
          <table:table-cell/>
          <table:table-cell table:formula="of:=MAX([.B352];[.D352];[.G352])-MAX([.A352];[.C352];[.E352])" office:value-type="float" office:value="18.5492160320282" calcext:value-type="float">
            <text:p>18.549216032</text:p>
          </table:table-cell>
          <table:table-cell table:formula="of:=IF(ISBLANK([.E352]);&quot;&quot;;[.I352])" office:value-type="float" office:value="18.5492160320282" calcext:value-type="float">
            <text:p>18.549216032</text:p>
          </table:table-cell>
          <table:table-cell table:formula="of:=IF(OR(ISBLANK([.E352]);[.I352]&lt;=0);&quot;&quot;;[.I352])" office:value-type="float" office:value="18.5492160320282" calcext:value-type="float">
            <text:p>18.5492160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339" calcext:value-type="float">
            <text:p>1427904865.2339</text:p>
          </table:table-cell>
          <table:table-cell office:value-type="float" office:value="1427904882.49095" calcext:value-type="float">
            <text:p>1427904882.49095</text:p>
          </table:table-cell>
          <table:table-cell office:value-type="float" office:value="1427904883.58226" calcext:value-type="float">
            <text:p>1427904883.58226</text:p>
          </table:table-cell>
          <table:table-cell/>
          <table:table-cell table:formula="of:=MAX([.B353];[.D353];[.G353])-MAX([.A353];[.C353];[.E353])" office:value-type="float" office:value="18.3483598232269" calcext:value-type="float">
            <text:p>18.3483598232</text:p>
          </table:table-cell>
          <table:table-cell table:formula="of:=IF(ISBLANK([.E353]);&quot;&quot;;[.I353])" office:value-type="float" office:value="18.3483598232269" calcext:value-type="float">
            <text:p>18.3483598232</text:p>
          </table:table-cell>
          <table:table-cell table:formula="of:=IF(OR(ISBLANK([.E353]);[.I353]&lt;=0);&quot;&quot;;[.I353])" office:value-type="float" office:value="18.3483598232269" calcext:value-type="float">
            <text:p>18.34835982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65.23435" calcext:value-type="float">
            <text:p>1427904865.23435</text:p>
          </table:table-cell>
          <table:table-cell office:value-type="float" office:value="1427904882.47486" calcext:value-type="float">
            <text:p>1427904882.47486</text:p>
          </table:table-cell>
          <table:table-cell office:value-type="float" office:value="1427904883.57573" calcext:value-type="float">
            <text:p>1427904883.57573</text:p>
          </table:table-cell>
          <table:table-cell/>
          <table:table-cell table:formula="of:=MAX([.B354];[.D354];[.G354])-MAX([.A354];[.C354];[.E354])" office:value-type="float" office:value="18.3413808345795" calcext:value-type="float">
            <text:p>18.3413808346</text:p>
          </table:table-cell>
          <table:table-cell table:formula="of:=IF(ISBLANK([.E354]);&quot;&quot;;[.I354])" office:value-type="float" office:value="18.3413808345795" calcext:value-type="float">
            <text:p>18.3413808346</text:p>
          </table:table-cell>
          <table:table-cell table:formula="of:=IF(OR(ISBLANK([.E354]);[.I354]&lt;=0);&quot;&quot;;[.I354])" office:value-type="float" office:value="18.3413808345795" calcext:value-type="float">
            <text:p>18.3413808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884.21545" calcext:value-type="float">
            <text:p>1427904884.21545</text:p>
          </table:table-cell>
          <table:table-cell office:value-type="float" office:value="1427904903.11098" calcext:value-type="float">
            <text:p>1427904903.11098</text:p>
          </table:table-cell>
          <table:table-cell table:number-columns-repeated="4"/>
          <table:table-cell table:formula="of:=MAX([.B355];[.D355];[.G355])-MAX([.A355];[.C355];[.E355])" office:value-type="float" office:value="18.8955330848694" calcext:value-type="float">
            <text:p>18.8955330849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1546" calcext:value-type="float">
            <text:p>1427904884.21546</text:p>
          </table:table-cell>
          <table:table-cell office:value-type="float" office:value="1427904901.56486" calcext:value-type="float">
            <text:p>1427904901.56486</text:p>
          </table:table-cell>
          <table:table-cell office:value-type="float" office:value="1427904902.58884" calcext:value-type="float">
            <text:p>1427904902.58884</text:p>
          </table:table-cell>
          <table:table-cell/>
          <table:table-cell table:formula="of:=MAX([.B356];[.D356];[.G356])-MAX([.A356];[.C356];[.E356])" office:value-type="float" office:value="18.373389005661" calcext:value-type="float">
            <text:p>18.3733890057</text:p>
          </table:table-cell>
          <table:table-cell table:formula="of:=IF(ISBLANK([.E356]);&quot;&quot;;[.I356])" office:value-type="float" office:value="18.373389005661" calcext:value-type="float">
            <text:p>18.3733890057</text:p>
          </table:table-cell>
          <table:table-cell table:formula="of:=IF(OR(ISBLANK([.E356]);[.I356]&lt;=0);&quot;&quot;;[.I356])" office:value-type="float" office:value="18.373389005661" calcext:value-type="float">
            <text:p>18.3733890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1703" calcext:value-type="float">
            <text:p>1427904884.21703</text:p>
          </table:table-cell>
          <table:table-cell office:value-type="float" office:value="1427904901.39916" calcext:value-type="float">
            <text:p>1427904901.39916</text:p>
          </table:table-cell>
          <table:table-cell office:value-type="float" office:value="1427904902.47431" calcext:value-type="float">
            <text:p>1427904902.47431</text:p>
          </table:table-cell>
          <table:table-cell/>
          <table:table-cell table:formula="of:=MAX([.B357];[.D357];[.G357])-MAX([.A357];[.C357];[.E357])" office:value-type="float" office:value="18.25727891922" calcext:value-type="float">
            <text:p>18.2572789192</text:p>
          </table:table-cell>
          <table:table-cell table:formula="of:=IF(ISBLANK([.E357]);&quot;&quot;;[.I357])" office:value-type="float" office:value="18.25727891922" calcext:value-type="float">
            <text:p>18.2572789192</text:p>
          </table:table-cell>
          <table:table-cell table:formula="of:=IF(OR(ISBLANK([.E357]);[.I357]&lt;=0);&quot;&quot;;[.I357])" office:value-type="float" office:value="18.25727891922" calcext:value-type="float">
            <text:p>18.2572789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1777" calcext:value-type="float">
            <text:p>1427904884.21777</text:p>
          </table:table-cell>
          <table:table-cell office:value-type="float" office:value="1427904901.88505" calcext:value-type="float">
            <text:p>1427904901.88505</text:p>
          </table:table-cell>
          <table:table-cell office:value-type="float" office:value="1427904902.98785" calcext:value-type="float">
            <text:p>1427904902.98785</text:p>
          </table:table-cell>
          <table:table-cell/>
          <table:table-cell table:formula="of:=MAX([.B358];[.D358];[.G358])-MAX([.A358];[.C358];[.E358])" office:value-type="float" office:value="18.7700769901276" calcext:value-type="float">
            <text:p>18.7700769901</text:p>
          </table:table-cell>
          <table:table-cell table:formula="of:=IF(ISBLANK([.E358]);&quot;&quot;;[.I358])" office:value-type="float" office:value="18.7700769901276" calcext:value-type="float">
            <text:p>18.7700769901</text:p>
          </table:table-cell>
          <table:table-cell table:formula="of:=IF(OR(ISBLANK([.E358]);[.I358]&lt;=0);&quot;&quot;;[.I358])" office:value-type="float" office:value="18.7700769901276" calcext:value-type="float">
            <text:p>18.77007699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1915" calcext:value-type="float">
            <text:p>1427904884.21915</text:p>
          </table:table-cell>
          <table:table-cell office:value-type="float" office:value="1427904902.02399" calcext:value-type="float">
            <text:p>1427904902.02399</text:p>
          </table:table-cell>
          <table:table-cell office:value-type="float" office:value="1427904903.11098" calcext:value-type="float">
            <text:p>1427904903.11098</text:p>
          </table:table-cell>
          <table:table-cell/>
          <table:table-cell table:formula="of:=MAX([.B359];[.D359];[.G359])-MAX([.A359];[.C359];[.E359])" office:value-type="float" office:value="18.8918309211731" calcext:value-type="float">
            <text:p>18.8918309212</text:p>
          </table:table-cell>
          <table:table-cell table:formula="of:=IF(ISBLANK([.E359]);&quot;&quot;;[.I359])" office:value-type="float" office:value="18.8918309211731" calcext:value-type="float">
            <text:p>18.8918309212</text:p>
          </table:table-cell>
          <table:table-cell table:formula="of:=IF(OR(ISBLANK([.E359]);[.I359]&lt;=0);&quot;&quot;;[.I359])" office:value-type="float" office:value="18.8918309211731" calcext:value-type="float">
            <text:p>18.89183092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042" calcext:value-type="float">
            <text:p>1427904884.22042</text:p>
          </table:table-cell>
          <table:table-cell office:value-type="float" office:value="1427904901.62757" calcext:value-type="float">
            <text:p>1427904901.62757</text:p>
          </table:table-cell>
          <table:table-cell office:value-type="float" office:value="1427904902.61848" calcext:value-type="float">
            <text:p>1427904902.61848</text:p>
          </table:table-cell>
          <table:table-cell/>
          <table:table-cell table:formula="of:=MAX([.B360];[.D360];[.G360])-MAX([.A360];[.C360];[.E360])" office:value-type="float" office:value="18.3980572223663" calcext:value-type="float">
            <text:p>18.3980572224</text:p>
          </table:table-cell>
          <table:table-cell table:formula="of:=IF(ISBLANK([.E360]);&quot;&quot;;[.I360])" office:value-type="float" office:value="18.3980572223663" calcext:value-type="float">
            <text:p>18.3980572224</text:p>
          </table:table-cell>
          <table:table-cell table:formula="of:=IF(OR(ISBLANK([.E360]);[.I360]&lt;=0);&quot;&quot;;[.I360])" office:value-type="float" office:value="18.3980572223663" calcext:value-type="float">
            <text:p>18.39805722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182" calcext:value-type="float">
            <text:p>1427904884.22182</text:p>
          </table:table-cell>
          <table:table-cell office:value-type="float" office:value="1427904901.40911" calcext:value-type="float">
            <text:p>1427904901.40911</text:p>
          </table:table-cell>
          <table:table-cell office:value-type="float" office:value="1427904902.3376" calcext:value-type="float">
            <text:p>1427904902.3376</text:p>
          </table:table-cell>
          <table:table-cell/>
          <table:table-cell table:formula="of:=MAX([.B361];[.D361];[.G361])-MAX([.A361];[.C361];[.E361])" office:value-type="float" office:value="18.1157760620117" calcext:value-type="float">
            <text:p>18.115776062</text:p>
          </table:table-cell>
          <table:table-cell table:formula="of:=IF(ISBLANK([.E361]);&quot;&quot;;[.I361])" office:value-type="float" office:value="18.1157760620117" calcext:value-type="float">
            <text:p>18.115776062</text:p>
          </table:table-cell>
          <table:table-cell table:formula="of:=IF(OR(ISBLANK([.E361]);[.I361]&lt;=0);&quot;&quot;;[.I361])" office:value-type="float" office:value="18.1157760620117" calcext:value-type="float">
            <text:p>18.115776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312" calcext:value-type="float">
            <text:p>1427904884.22312</text:p>
          </table:table-cell>
          <table:table-cell office:value-type="float" office:value="1427904901.41169" calcext:value-type="float">
            <text:p>1427904901.41169</text:p>
          </table:table-cell>
          <table:table-cell office:value-type="float" office:value="1427904902.49961" calcext:value-type="float">
            <text:p>1427904902.49961</text:p>
          </table:table-cell>
          <table:table-cell/>
          <table:table-cell table:formula="of:=MAX([.B362];[.D362];[.G362])-MAX([.A362];[.C362];[.E362])" office:value-type="float" office:value="18.2764818668365" calcext:value-type="float">
            <text:p>18.2764818668</text:p>
          </table:table-cell>
          <table:table-cell table:formula="of:=IF(ISBLANK([.E362]);&quot;&quot;;[.I362])" office:value-type="float" office:value="18.2764818668365" calcext:value-type="float">
            <text:p>18.2764818668</text:p>
          </table:table-cell>
          <table:table-cell table:formula="of:=IF(OR(ISBLANK([.E362]);[.I362]&lt;=0);&quot;&quot;;[.I362])" office:value-type="float" office:value="18.2764818668365" calcext:value-type="float">
            <text:p>18.27648186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442" calcext:value-type="float">
            <text:p>1427904884.22442</text:p>
          </table:table-cell>
          <table:table-cell office:value-type="float" office:value="1427904901.64295" calcext:value-type="float">
            <text:p>1427904901.64295</text:p>
          </table:table-cell>
          <table:table-cell office:value-type="float" office:value="1427904902.71571" calcext:value-type="float">
            <text:p>1427904902.71571</text:p>
          </table:table-cell>
          <table:table-cell/>
          <table:table-cell table:formula="of:=MAX([.B363];[.D363];[.G363])-MAX([.A363];[.C363];[.E363])" office:value-type="float" office:value="18.4912910461426" calcext:value-type="float">
            <text:p>18.4912910461</text:p>
          </table:table-cell>
          <table:table-cell table:formula="of:=IF(ISBLANK([.E363]);&quot;&quot;;[.I363])" office:value-type="float" office:value="18.4912910461426" calcext:value-type="float">
            <text:p>18.4912910461</text:p>
          </table:table-cell>
          <table:table-cell table:formula="of:=IF(OR(ISBLANK([.E363]);[.I363]&lt;=0);&quot;&quot;;[.I363])" office:value-type="float" office:value="18.4912910461426" calcext:value-type="float">
            <text:p>18.49129104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55" calcext:value-type="float">
            <text:p>1427904884.2255</text:p>
          </table:table-cell>
          <table:table-cell office:value-type="float" office:value="1427904902.1008" calcext:value-type="float">
            <text:p>1427904902.1008</text:p>
          </table:table-cell>
          <table:table-cell office:value-type="float" office:value="1427904903.08331" calcext:value-type="float">
            <text:p>1427904903.08331</text:p>
          </table:table-cell>
          <table:table-cell/>
          <table:table-cell table:formula="of:=MAX([.B364];[.D364];[.G364])-MAX([.A364];[.C364];[.E364])" office:value-type="float" office:value="18.8578040599823" calcext:value-type="float">
            <text:p>18.85780406</text:p>
          </table:table-cell>
          <table:table-cell table:formula="of:=IF(ISBLANK([.E364]);&quot;&quot;;[.I364])" office:value-type="float" office:value="18.8578040599823" calcext:value-type="float">
            <text:p>18.85780406</text:p>
          </table:table-cell>
          <table:table-cell table:formula="of:=IF(OR(ISBLANK([.E364]);[.I364]&lt;=0);&quot;&quot;;[.I364])" office:value-type="float" office:value="18.8578040599823" calcext:value-type="float">
            <text:p>18.85780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884.22711" calcext:value-type="float">
            <text:p>1427904884.22711</text:p>
          </table:table-cell>
          <table:table-cell office:value-type="float" office:value="1427904901.89452" calcext:value-type="float">
            <text:p>1427904901.89452</text:p>
          </table:table-cell>
          <table:table-cell office:value-type="float" office:value="1427904902.92705" calcext:value-type="float">
            <text:p>1427904902.92705</text:p>
          </table:table-cell>
          <table:table-cell/>
          <table:table-cell table:formula="of:=MAX([.B365];[.D365];[.G365])-MAX([.A365];[.C365];[.E365])" office:value-type="float" office:value="18.6999390125275" calcext:value-type="float">
            <text:p>18.6999390125</text:p>
          </table:table-cell>
          <table:table-cell table:formula="of:=IF(ISBLANK([.E365]);&quot;&quot;;[.I365])" office:value-type="float" office:value="18.6999390125275" calcext:value-type="float">
            <text:p>18.6999390125</text:p>
          </table:table-cell>
          <table:table-cell table:formula="of:=IF(OR(ISBLANK([.E365]);[.I365]&lt;=0);&quot;&quot;;[.I365])" office:value-type="float" office:value="18.6999390125275" calcext:value-type="float">
            <text:p>18.699939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03.111" calcext:value-type="float">
            <text:p>1427904903.111</text:p>
          </table:table-cell>
          <table:table-cell office:value-type="float" office:value="1427904923.14421" calcext:value-type="float">
            <text:p>1427904923.14421</text:p>
          </table:table-cell>
          <table:table-cell table:number-columns-repeated="4"/>
          <table:table-cell table:formula="of:=MAX([.B366];[.D366];[.G366])-MAX([.A366];[.C366];[.E366])" office:value-type="float" office:value="20.0332138538361" calcext:value-type="float">
            <text:p>20.0332138538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1" calcext:value-type="float">
            <text:p>1427904903.111</text:p>
          </table:table-cell>
          <table:table-cell office:value-type="float" office:value="1427904921.92095" calcext:value-type="float">
            <text:p>1427904921.92095</text:p>
          </table:table-cell>
          <table:table-cell office:value-type="float" office:value="1427904922.90328" calcext:value-type="float">
            <text:p>1427904922.90328</text:p>
          </table:table-cell>
          <table:table-cell/>
          <table:table-cell table:formula="of:=MAX([.B367];[.D367];[.G367])-MAX([.A367];[.C367];[.E367])" office:value-type="float" office:value="19.7922852039337" calcext:value-type="float">
            <text:p>19.7922852039</text:p>
          </table:table-cell>
          <table:table-cell table:formula="of:=IF(ISBLANK([.E367]);&quot;&quot;;[.I367])" office:value-type="float" office:value="19.7922852039337" calcext:value-type="float">
            <text:p>19.7922852039</text:p>
          </table:table-cell>
          <table:table-cell table:formula="of:=IF(OR(ISBLANK([.E367]);[.I367]&lt;=0);&quot;&quot;;[.I367])" office:value-type="float" office:value="19.7922852039337" calcext:value-type="float">
            <text:p>19.79228520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235" calcext:value-type="float">
            <text:p>1427904903.11235</text:p>
          </table:table-cell>
          <table:table-cell office:value-type="float" office:value="1427904921.84704" calcext:value-type="float">
            <text:p>1427904921.84704</text:p>
          </table:table-cell>
          <table:table-cell office:value-type="float" office:value="1427904922.93426" calcext:value-type="float">
            <text:p>1427904922.93426</text:p>
          </table:table-cell>
          <table:table-cell/>
          <table:table-cell table:formula="of:=MAX([.B368];[.D368];[.G368])-MAX([.A368];[.C368];[.E368])" office:value-type="float" office:value="19.8219101428986" calcext:value-type="float">
            <text:p>19.8219101429</text:p>
          </table:table-cell>
          <table:table-cell table:formula="of:=IF(ISBLANK([.E368]);&quot;&quot;;[.I368])" office:value-type="float" office:value="19.8219101428986" calcext:value-type="float">
            <text:p>19.8219101429</text:p>
          </table:table-cell>
          <table:table-cell table:formula="of:=IF(OR(ISBLANK([.E368]);[.I368]&lt;=0);&quot;&quot;;[.I368])" office:value-type="float" office:value="19.8219101428986" calcext:value-type="float">
            <text:p>19.82191014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369" calcext:value-type="float">
            <text:p>1427904903.11369</text:p>
          </table:table-cell>
          <table:table-cell office:value-type="float" office:value="1427904921.54565" calcext:value-type="float">
            <text:p>1427904921.54565</text:p>
          </table:table-cell>
          <table:table-cell office:value-type="float" office:value="1427904922.52392" calcext:value-type="float">
            <text:p>1427904922.52392</text:p>
          </table:table-cell>
          <table:table-cell/>
          <table:table-cell table:formula="of:=MAX([.B369];[.D369];[.G369])-MAX([.A369];[.C369];[.E369])" office:value-type="float" office:value="19.4102311134338" calcext:value-type="float">
            <text:p>19.4102311134</text:p>
          </table:table-cell>
          <table:table-cell table:formula="of:=IF(ISBLANK([.E369]);&quot;&quot;;[.I369])" office:value-type="float" office:value="19.4102311134338" calcext:value-type="float">
            <text:p>19.4102311134</text:p>
          </table:table-cell>
          <table:table-cell table:formula="of:=IF(OR(ISBLANK([.E369]);[.I369]&lt;=0);&quot;&quot;;[.I369])" office:value-type="float" office:value="19.4102311134338" calcext:value-type="float">
            <text:p>19.41023111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499" calcext:value-type="float">
            <text:p>1427904903.11499</text:p>
          </table:table-cell>
          <table:table-cell office:value-type="float" office:value="1427904921.54818" calcext:value-type="float">
            <text:p>1427904921.54818</text:p>
          </table:table-cell>
          <table:table-cell office:value-type="float" office:value="1427904922.59247" calcext:value-type="float">
            <text:p>1427904922.59247</text:p>
          </table:table-cell>
          <table:table-cell/>
          <table:table-cell table:formula="of:=MAX([.B370];[.D370];[.G370])-MAX([.A370];[.C370];[.E370])" office:value-type="float" office:value="19.4774720668793" calcext:value-type="float">
            <text:p>19.4774720669</text:p>
          </table:table-cell>
          <table:table-cell table:formula="of:=IF(ISBLANK([.E370]);&quot;&quot;;[.I370])" office:value-type="float" office:value="19.4774720668793" calcext:value-type="float">
            <text:p>19.4774720669</text:p>
          </table:table-cell>
          <table:table-cell table:formula="of:=IF(OR(ISBLANK([.E370]);[.I370]&lt;=0);&quot;&quot;;[.I370])" office:value-type="float" office:value="19.4774720668793" calcext:value-type="float">
            <text:p>19.47747206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629" calcext:value-type="float">
            <text:p>1427904903.11629</text:p>
          </table:table-cell>
          <table:table-cell office:value-type="float" office:value="1427904922.12865" calcext:value-type="float">
            <text:p>1427904922.12865</text:p>
          </table:table-cell>
          <table:table-cell office:value-type="float" office:value="1427904923.1442" calcext:value-type="float">
            <text:p>1427904923.1442</text:p>
          </table:table-cell>
          <table:table-cell/>
          <table:table-cell table:formula="of:=MAX([.B371];[.D371];[.G371])-MAX([.A371];[.C371];[.E371])" office:value-type="float" office:value="20.0279080867767" calcext:value-type="float">
            <text:p>20.0279080868</text:p>
          </table:table-cell>
          <table:table-cell table:formula="of:=IF(ISBLANK([.E371]);&quot;&quot;;[.I371])" office:value-type="float" office:value="20.0279080867767" calcext:value-type="float">
            <text:p>20.0279080868</text:p>
          </table:table-cell>
          <table:table-cell table:formula="of:=IF(OR(ISBLANK([.E371]);[.I371]&lt;=0);&quot;&quot;;[.I371])" office:value-type="float" office:value="20.0279080867767" calcext:value-type="float">
            <text:p>20.02790808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726" calcext:value-type="float">
            <text:p>1427904903.11726</text:p>
          </table:table-cell>
          <table:table-cell office:value-type="float" office:value="1427904921.93846" calcext:value-type="float">
            <text:p>1427904921.93846</text:p>
          </table:table-cell>
          <table:table-cell office:value-type="float" office:value="1427904923.02438" calcext:value-type="float">
            <text:p>1427904923.02438</text:p>
          </table:table-cell>
          <table:table-cell/>
          <table:table-cell table:formula="of:=MAX([.B372];[.D372];[.G372])-MAX([.A372];[.C372];[.E372])" office:value-type="float" office:value="19.9071230888367" calcext:value-type="float">
            <text:p>19.9071230888</text:p>
          </table:table-cell>
          <table:table-cell table:formula="of:=IF(ISBLANK([.E372]);&quot;&quot;;[.I372])" office:value-type="float" office:value="19.9071230888367" calcext:value-type="float">
            <text:p>19.9071230888</text:p>
          </table:table-cell>
          <table:table-cell table:formula="of:=IF(OR(ISBLANK([.E372]);[.I372]&lt;=0);&quot;&quot;;[.I372])" office:value-type="float" office:value="19.9071230888367" calcext:value-type="float">
            <text:p>19.90712308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773" calcext:value-type="float">
            <text:p>1427904903.11773</text:p>
          </table:table-cell>
          <table:table-cell office:value-type="float" office:value="1427904922.09531" calcext:value-type="float">
            <text:p>1427904922.09531</text:p>
          </table:table-cell>
          <table:table-cell office:value-type="float" office:value="1427904923.0332" calcext:value-type="float">
            <text:p>1427904923.0332</text:p>
          </table:table-cell>
          <table:table-cell/>
          <table:table-cell table:formula="of:=MAX([.B373];[.D373];[.G373])-MAX([.A373];[.C373];[.E373])" office:value-type="float" office:value="19.9154679775238" calcext:value-type="float">
            <text:p>19.9154679775</text:p>
          </table:table-cell>
          <table:table-cell table:formula="of:=IF(ISBLANK([.E373]);&quot;&quot;;[.I373])" office:value-type="float" office:value="19.9154679775238" calcext:value-type="float">
            <text:p>19.9154679775</text:p>
          </table:table-cell>
          <table:table-cell table:formula="of:=IF(OR(ISBLANK([.E373]);[.I373]&lt;=0);&quot;&quot;;[.I373])" office:value-type="float" office:value="19.9154679775238" calcext:value-type="float">
            <text:p>19.91546797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818" calcext:value-type="float">
            <text:p>1427904903.11818</text:p>
          </table:table-cell>
          <table:table-cell office:value-type="float" office:value="1427904921.66139" calcext:value-type="float">
            <text:p>1427904921.66139</text:p>
          </table:table-cell>
          <table:table-cell office:value-type="float" office:value="1427904922.75872" calcext:value-type="float">
            <text:p>1427904922.75872</text:p>
          </table:table-cell>
          <table:table-cell/>
          <table:table-cell table:formula="of:=MAX([.B374];[.D374];[.G374])-MAX([.A374];[.C374];[.E374])" office:value-type="float" office:value="19.6405391693115" calcext:value-type="float">
            <text:p>19.6405391693</text:p>
          </table:table-cell>
          <table:table-cell table:formula="of:=IF(ISBLANK([.E374]);&quot;&quot;;[.I374])" office:value-type="float" office:value="19.6405391693115" calcext:value-type="float">
            <text:p>19.6405391693</text:p>
          </table:table-cell>
          <table:table-cell table:formula="of:=IF(OR(ISBLANK([.E374]);[.I374]&lt;=0);&quot;&quot;;[.I374])" office:value-type="float" office:value="19.6405391693115" calcext:value-type="float">
            <text:p>19.64053916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863" calcext:value-type="float">
            <text:p>1427904903.11863</text:p>
          </table:table-cell>
          <table:table-cell office:value-type="float" office:value="1427904921.64135" calcext:value-type="float">
            <text:p>1427904921.64135</text:p>
          </table:table-cell>
          <table:table-cell office:value-type="float" office:value="1427904922.72432" calcext:value-type="float">
            <text:p>1427904922.72432</text:p>
          </table:table-cell>
          <table:table-cell/>
          <table:table-cell table:formula="of:=MAX([.B375];[.D375];[.G375])-MAX([.A375];[.C375];[.E375])" office:value-type="float" office:value="19.6056869029999" calcext:value-type="float">
            <text:p>19.605686903</text:p>
          </table:table-cell>
          <table:table-cell table:formula="of:=IF(ISBLANK([.E375]);&quot;&quot;;[.I375])" office:value-type="float" office:value="19.6056869029999" calcext:value-type="float">
            <text:p>19.605686903</text:p>
          </table:table-cell>
          <table:table-cell table:formula="of:=IF(OR(ISBLANK([.E375]);[.I375]&lt;=0);&quot;&quot;;[.I375])" office:value-type="float" office:value="19.6056869029999" calcext:value-type="float">
            <text:p>19.6056869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03.1191" calcext:value-type="float">
            <text:p>1427904903.1191</text:p>
          </table:table-cell>
          <table:table-cell office:value-type="float" office:value="1427904921.31503" calcext:value-type="float">
            <text:p>1427904921.31503</text:p>
          </table:table-cell>
          <table:table-cell office:value-type="float" office:value="1427904922.33822" calcext:value-type="float">
            <text:p>1427904922.33822</text:p>
          </table:table-cell>
          <table:table-cell/>
          <table:table-cell table:formula="of:=MAX([.B376];[.D376];[.G376])-MAX([.A376];[.C376];[.E376])" office:value-type="float" office:value="19.2191259860992" calcext:value-type="float">
            <text:p>19.2191259861</text:p>
          </table:table-cell>
          <table:table-cell table:formula="of:=IF(ISBLANK([.E376]);&quot;&quot;;[.I376])" office:value-type="float" office:value="19.2191259860992" calcext:value-type="float">
            <text:p>19.2191259861</text:p>
          </table:table-cell>
          <table:table-cell table:formula="of:=IF(OR(ISBLANK([.E376]);[.I376]&lt;=0);&quot;&quot;;[.I376])" office:value-type="float" office:value="19.2191259860992" calcext:value-type="float">
            <text:p>19.21912598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23.14422" calcext:value-type="float">
            <text:p>1427904923.14422</text:p>
          </table:table-cell>
          <table:table-cell office:value-type="float" office:value="1427904942.46405" calcext:value-type="float">
            <text:p>1427904942.46405</text:p>
          </table:table-cell>
          <table:table-cell table:number-columns-repeated="4"/>
          <table:table-cell table:formula="of:=MAX([.B377];[.D377];[.G377])-MAX([.A377];[.C377];[.E377])" office:value-type="float" office:value="19.3198249340057" calcext:value-type="float">
            <text:p>19.319824934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422" calcext:value-type="float">
            <text:p>1427904923.14422</text:p>
          </table:table-cell>
          <table:table-cell office:value-type="float" office:value="1427904940.86517" calcext:value-type="float">
            <text:p>1427904940.86517</text:p>
          </table:table-cell>
          <table:table-cell office:value-type="float" office:value="1427904941.92105" calcext:value-type="float">
            <text:p>1427904941.92105</text:p>
          </table:table-cell>
          <table:table-cell/>
          <table:table-cell table:formula="of:=MAX([.B378];[.D378];[.G378])-MAX([.A378];[.C378];[.E378])" office:value-type="float" office:value="18.7768211364746" calcext:value-type="float">
            <text:p>18.7768211365</text:p>
          </table:table-cell>
          <table:table-cell table:formula="of:=IF(ISBLANK([.E378]);&quot;&quot;;[.I378])" office:value-type="float" office:value="18.7768211364746" calcext:value-type="float">
            <text:p>18.7768211365</text:p>
          </table:table-cell>
          <table:table-cell table:formula="of:=IF(OR(ISBLANK([.E378]);[.I378]&lt;=0);&quot;&quot;;[.I378])" office:value-type="float" office:value="18.7768211364746" calcext:value-type="float">
            <text:p>18.7768211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509" calcext:value-type="float">
            <text:p>1427904923.14509</text:p>
          </table:table-cell>
          <table:table-cell office:value-type="float" office:value="1427904940.5001" calcext:value-type="float">
            <text:p>1427904940.5001</text:p>
          </table:table-cell>
          <table:table-cell office:value-type="float" office:value="1427904941.52271" calcext:value-type="float">
            <text:p>1427904941.52271</text:p>
          </table:table-cell>
          <table:table-cell/>
          <table:table-cell table:formula="of:=MAX([.B379];[.D379];[.G379])-MAX([.A379];[.C379];[.E379])" office:value-type="float" office:value="18.3776171207428" calcext:value-type="float">
            <text:p>18.3776171207</text:p>
          </table:table-cell>
          <table:table-cell table:formula="of:=IF(ISBLANK([.E379]);&quot;&quot;;[.I379])" office:value-type="float" office:value="18.3776171207428" calcext:value-type="float">
            <text:p>18.3776171207</text:p>
          </table:table-cell>
          <table:table-cell table:formula="of:=IF(OR(ISBLANK([.E379]);[.I379]&lt;=0);&quot;&quot;;[.I379])" office:value-type="float" office:value="18.3776171207428" calcext:value-type="float">
            <text:p>18.3776171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559" calcext:value-type="float">
            <text:p>1427904923.14559</text:p>
          </table:table-cell>
          <table:table-cell office:value-type="float" office:value="1427904941.28508" calcext:value-type="float">
            <text:p>1427904941.28508</text:p>
          </table:table-cell>
          <table:table-cell office:value-type="float" office:value="1427904942.34671" calcext:value-type="float">
            <text:p>1427904942.34671</text:p>
          </table:table-cell>
          <table:table-cell/>
          <table:table-cell table:formula="of:=MAX([.B380];[.D380];[.G380])-MAX([.A380];[.C380];[.E380])" office:value-type="float" office:value="19.2011208534241" calcext:value-type="float">
            <text:p>19.2011208534</text:p>
          </table:table-cell>
          <table:table-cell table:formula="of:=IF(ISBLANK([.E380]);&quot;&quot;;[.I380])" office:value-type="float" office:value="19.2011208534241" calcext:value-type="float">
            <text:p>19.2011208534</text:p>
          </table:table-cell>
          <table:table-cell table:formula="of:=IF(OR(ISBLANK([.E380]);[.I380]&lt;=0);&quot;&quot;;[.I380])" office:value-type="float" office:value="19.2011208534241" calcext:value-type="float">
            <text:p>19.20112085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608" calcext:value-type="float">
            <text:p>1427904923.14608</text:p>
          </table:table-cell>
          <table:table-cell office:value-type="float" office:value="1427904941.41633" calcext:value-type="float">
            <text:p>1427904941.41633</text:p>
          </table:table-cell>
          <table:table-cell office:value-type="float" office:value="1427904942.46404" calcext:value-type="float">
            <text:p>1427904942.46404</text:p>
          </table:table-cell>
          <table:table-cell/>
          <table:table-cell table:formula="of:=MAX([.B381];[.D381];[.G381])-MAX([.A381];[.C381];[.E381])" office:value-type="float" office:value="19.3179559707642" calcext:value-type="float">
            <text:p>19.3179559708</text:p>
          </table:table-cell>
          <table:table-cell table:formula="of:=IF(ISBLANK([.E381]);&quot;&quot;;[.I381])" office:value-type="float" office:value="19.3179559707642" calcext:value-type="float">
            <text:p>19.3179559708</text:p>
          </table:table-cell>
          <table:table-cell table:formula="of:=IF(OR(ISBLANK([.E381]);[.I381]&lt;=0);&quot;&quot;;[.I381])" office:value-type="float" office:value="19.3179559707642" calcext:value-type="float">
            <text:p>19.31795597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654" calcext:value-type="float">
            <text:p>1427904923.14654</text:p>
          </table:table-cell>
          <table:table-cell office:value-type="float" office:value="1427904941.32438" calcext:value-type="float">
            <text:p>1427904941.32438</text:p>
          </table:table-cell>
          <table:table-cell office:value-type="float" office:value="1427904942.31151" calcext:value-type="float">
            <text:p>1427904942.31151</text:p>
          </table:table-cell>
          <table:table-cell/>
          <table:table-cell table:formula="of:=MAX([.B382];[.D382];[.G382])-MAX([.A382];[.C382];[.E382])" office:value-type="float" office:value="19.1649730205536" calcext:value-type="float">
            <text:p>19.1649730206</text:p>
          </table:table-cell>
          <table:table-cell table:formula="of:=IF(ISBLANK([.E382]);&quot;&quot;;[.I382])" office:value-type="float" office:value="19.1649730205536" calcext:value-type="float">
            <text:p>19.1649730206</text:p>
          </table:table-cell>
          <table:table-cell table:formula="of:=IF(OR(ISBLANK([.E382]);[.I382]&lt;=0);&quot;&quot;;[.I382])" office:value-type="float" office:value="19.1649730205536" calcext:value-type="float">
            <text:p>19.16497302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703" calcext:value-type="float">
            <text:p>1427904923.14703</text:p>
          </table:table-cell>
          <table:table-cell office:value-type="float" office:value="1427904940.72482" calcext:value-type="float">
            <text:p>1427904940.72482</text:p>
          </table:table-cell>
          <table:table-cell office:value-type="float" office:value="1427904941.79264" calcext:value-type="float">
            <text:p>1427904941.79264</text:p>
          </table:table-cell>
          <table:table-cell/>
          <table:table-cell table:formula="of:=MAX([.B383];[.D383];[.G383])-MAX([.A383];[.C383];[.E383])" office:value-type="float" office:value="18.6456081867218" calcext:value-type="float">
            <text:p>18.6456081867</text:p>
          </table:table-cell>
          <table:table-cell table:formula="of:=IF(ISBLANK([.E383]);&quot;&quot;;[.I383])" office:value-type="float" office:value="18.6456081867218" calcext:value-type="float">
            <text:p>18.6456081867</text:p>
          </table:table-cell>
          <table:table-cell table:formula="of:=IF(OR(ISBLANK([.E383]);[.I383]&lt;=0);&quot;&quot;;[.I383])" office:value-type="float" office:value="18.6456081867218" calcext:value-type="float">
            <text:p>18.64560818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75" calcext:value-type="float">
            <text:p>1427904923.1475</text:p>
          </table:table-cell>
          <table:table-cell office:value-type="float" office:value="1427904941.10347" calcext:value-type="float">
            <text:p>1427904941.10347</text:p>
          </table:table-cell>
          <table:table-cell office:value-type="float" office:value="1427904942.20702" calcext:value-type="float">
            <text:p>1427904942.20702</text:p>
          </table:table-cell>
          <table:table-cell/>
          <table:table-cell table:formula="of:=MAX([.B384];[.D384];[.G384])-MAX([.A384];[.C384];[.E384])" office:value-type="float" office:value="19.0595209598541" calcext:value-type="float">
            <text:p>19.0595209599</text:p>
          </table:table-cell>
          <table:table-cell table:formula="of:=IF(ISBLANK([.E384]);&quot;&quot;;[.I384])" office:value-type="float" office:value="19.0595209598541" calcext:value-type="float">
            <text:p>19.0595209599</text:p>
          </table:table-cell>
          <table:table-cell table:formula="of:=IF(OR(ISBLANK([.E384]);[.I384]&lt;=0);&quot;&quot;;[.I384])" office:value-type="float" office:value="19.0595209598541" calcext:value-type="float">
            <text:p>19.0595209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798" calcext:value-type="float">
            <text:p>1427904923.14798</text:p>
          </table:table-cell>
          <table:table-cell office:value-type="float" office:value="1427904940.52037" calcext:value-type="float">
            <text:p>1427904940.52037</text:p>
          </table:table-cell>
          <table:table-cell office:value-type="float" office:value="1427904941.61343" calcext:value-type="float">
            <text:p>1427904941.61343</text:p>
          </table:table-cell>
          <table:table-cell/>
          <table:table-cell table:formula="of:=MAX([.B385];[.D385];[.G385])-MAX([.A385];[.C385];[.E385])" office:value-type="float" office:value="18.4654550552368" calcext:value-type="float">
            <text:p>18.4654550552</text:p>
          </table:table-cell>
          <table:table-cell table:formula="of:=IF(ISBLANK([.E385]);&quot;&quot;;[.I385])" office:value-type="float" office:value="18.4654550552368" calcext:value-type="float">
            <text:p>18.4654550552</text:p>
          </table:table-cell>
          <table:table-cell table:formula="of:=IF(OR(ISBLANK([.E385]);[.I385]&lt;=0);&quot;&quot;;[.I385])" office:value-type="float" office:value="18.4654550552368" calcext:value-type="float">
            <text:p>18.46545505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85" calcext:value-type="float">
            <text:p>1427904923.1485</text:p>
          </table:table-cell>
          <table:table-cell office:value-type="float" office:value="1427904940.92092" calcext:value-type="float">
            <text:p>1427904940.92092</text:p>
          </table:table-cell>
          <table:table-cell office:value-type="float" office:value="1427904941.97158" calcext:value-type="float">
            <text:p>1427904941.97158</text:p>
          </table:table-cell>
          <table:table-cell/>
          <table:table-cell table:formula="of:=MAX([.B386];[.D386];[.G386])-MAX([.A386];[.C386];[.E386])" office:value-type="float" office:value="18.8230819702148" calcext:value-type="float">
            <text:p>18.8230819702</text:p>
          </table:table-cell>
          <table:table-cell table:formula="of:=IF(ISBLANK([.E386]);&quot;&quot;;[.I386])" office:value-type="float" office:value="18.8230819702148" calcext:value-type="float">
            <text:p>18.8230819702</text:p>
          </table:table-cell>
          <table:table-cell table:formula="of:=IF(OR(ISBLANK([.E386]);[.I386]&lt;=0);&quot;&quot;;[.I386])" office:value-type="float" office:value="18.8230819702148" calcext:value-type="float">
            <text:p>18.82308197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23.14901" calcext:value-type="float">
            <text:p>1427904923.14901</text:p>
          </table:table-cell>
          <table:table-cell office:value-type="float" office:value="1427904941.14455" calcext:value-type="float">
            <text:p>1427904941.14455</text:p>
          </table:table-cell>
          <table:table-cell office:value-type="float" office:value="1427904942.07423" calcext:value-type="float">
            <text:p>1427904942.07423</text:p>
          </table:table-cell>
          <table:table-cell/>
          <table:table-cell table:formula="of:=MAX([.B387];[.D387];[.G387])-MAX([.A387];[.C387];[.E387])" office:value-type="float" office:value="18.9252190589905" calcext:value-type="float">
            <text:p>18.925219059</text:p>
          </table:table-cell>
          <table:table-cell table:formula="of:=IF(ISBLANK([.E387]);&quot;&quot;;[.I387])" office:value-type="float" office:value="18.9252190589905" calcext:value-type="float">
            <text:p>18.925219059</text:p>
          </table:table-cell>
          <table:table-cell table:formula="of:=IF(OR(ISBLANK([.E387]);[.I387]&lt;=0);&quot;&quot;;[.I387])" office:value-type="float" office:value="18.9252190589905" calcext:value-type="float">
            <text:p>18.9252190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42.46406" calcext:value-type="float">
            <text:p>1427904942.46406</text:p>
          </table:table-cell>
          <table:table-cell office:value-type="float" office:value="1427904961.16741" calcext:value-type="float">
            <text:p>1427904961.16741</text:p>
          </table:table-cell>
          <table:table-cell table:number-columns-repeated="4"/>
          <table:table-cell table:formula="of:=MAX([.B388];[.D388];[.G388])-MAX([.A388];[.C388];[.E388])" office:value-type="float" office:value="18.703351020813" calcext:value-type="float">
            <text:p>18.7033510208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6407" calcext:value-type="float">
            <text:p>1427904942.46407</text:p>
          </table:table-cell>
          <table:table-cell office:value-type="float" office:value="1427904960.05898" calcext:value-type="float">
            <text:p>1427904960.05898</text:p>
          </table:table-cell>
          <table:table-cell office:value-type="float" office:value="1427904961.08435" calcext:value-type="float">
            <text:p>1427904961.08435</text:p>
          </table:table-cell>
          <table:table-cell/>
          <table:table-cell table:formula="of:=MAX([.B389];[.D389];[.G389])-MAX([.A389];[.C389];[.E389])" office:value-type="float" office:value="18.6202878952026" calcext:value-type="float">
            <text:p>18.6202878952</text:p>
          </table:table-cell>
          <table:table-cell table:formula="of:=IF(ISBLANK([.E389]);&quot;&quot;;[.I389])" office:value-type="float" office:value="18.6202878952026" calcext:value-type="float">
            <text:p>18.6202878952</text:p>
          </table:table-cell>
          <table:table-cell table:formula="of:=IF(OR(ISBLANK([.E389]);[.I389]&lt;=0);&quot;&quot;;[.I389])" office:value-type="float" office:value="18.6202878952026" calcext:value-type="float">
            <text:p>18.62028789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6548" calcext:value-type="float">
            <text:p>1427904942.46548</text:p>
          </table:table-cell>
          <table:table-cell office:value-type="float" office:value="1427904959.53992" calcext:value-type="float">
            <text:p>1427904959.53992</text:p>
          </table:table-cell>
          <table:table-cell office:value-type="float" office:value="1427904960.56104" calcext:value-type="float">
            <text:p>1427904960.56104</text:p>
          </table:table-cell>
          <table:table-cell/>
          <table:table-cell table:formula="of:=MAX([.B390];[.D390];[.G390])-MAX([.A390];[.C390];[.E390])" office:value-type="float" office:value="18.0955610275269" calcext:value-type="float">
            <text:p>18.0955610275</text:p>
          </table:table-cell>
          <table:table-cell table:formula="of:=IF(ISBLANK([.E390]);&quot;&quot;;[.I390])" office:value-type="float" office:value="18.0955610275269" calcext:value-type="float">
            <text:p>18.0955610275</text:p>
          </table:table-cell>
          <table:table-cell table:formula="of:=IF(OR(ISBLANK([.E390]);[.I390]&lt;=0);&quot;&quot;;[.I390])" office:value-type="float" office:value="18.0955610275269" calcext:value-type="float">
            <text:p>18.09556102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6707" calcext:value-type="float">
            <text:p>1427904942.46707</text:p>
          </table:table-cell>
          <table:table-cell office:value-type="float" office:value="1427904959.63539" calcext:value-type="float">
            <text:p>1427904959.63539</text:p>
          </table:table-cell>
          <table:table-cell office:value-type="float" office:value="1427904960.6946" calcext:value-type="float">
            <text:p>1427904960.6946</text:p>
          </table:table-cell>
          <table:table-cell/>
          <table:table-cell table:formula="of:=MAX([.B391];[.D391];[.G391])-MAX([.A391];[.C391];[.E391])" office:value-type="float" office:value="18.2275261878967" calcext:value-type="float">
            <text:p>18.2275261879</text:p>
          </table:table-cell>
          <table:table-cell table:formula="of:=IF(ISBLANK([.E391]);&quot;&quot;;[.I391])" office:value-type="float" office:value="18.2275261878967" calcext:value-type="float">
            <text:p>18.2275261879</text:p>
          </table:table-cell>
          <table:table-cell table:formula="of:=IF(OR(ISBLANK([.E391]);[.I391]&lt;=0);&quot;&quot;;[.I391])" office:value-type="float" office:value="18.2275261878967" calcext:value-type="float">
            <text:p>18.22752618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6879" calcext:value-type="float">
            <text:p>1427904942.46879</text:p>
          </table:table-cell>
          <table:table-cell office:value-type="float" office:value="1427904959.54194" calcext:value-type="float">
            <text:p>1427904959.54194</text:p>
          </table:table-cell>
          <table:table-cell office:value-type="float" office:value="1427904960.58538" calcext:value-type="float">
            <text:p>1427904960.58538</text:p>
          </table:table-cell>
          <table:table-cell/>
          <table:table-cell table:formula="of:=MAX([.B392];[.D392];[.G392])-MAX([.A392];[.C392];[.E392])" office:value-type="float" office:value="18.1165950298309" calcext:value-type="float">
            <text:p>18.1165950298</text:p>
          </table:table-cell>
          <table:table-cell table:formula="of:=IF(ISBLANK([.E392]);&quot;&quot;;[.I392])" office:value-type="float" office:value="18.1165950298309" calcext:value-type="float">
            <text:p>18.1165950298</text:p>
          </table:table-cell>
          <table:table-cell table:formula="of:=IF(OR(ISBLANK([.E392]);[.I392]&lt;=0);&quot;&quot;;[.I392])" office:value-type="float" office:value="18.1165950298309" calcext:value-type="float">
            <text:p>18.11659502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02" calcext:value-type="float">
            <text:p>1427904942.4702</text:p>
          </table:table-cell>
          <table:table-cell office:value-type="float" office:value="1427904960.1714" calcext:value-type="float">
            <text:p>1427904960.1714</text:p>
          </table:table-cell>
          <table:table-cell office:value-type="float" office:value="1427904961.16741" calcext:value-type="float">
            <text:p>1427904961.16741</text:p>
          </table:table-cell>
          <table:table-cell/>
          <table:table-cell table:formula="of:=MAX([.B393];[.D393];[.G393])-MAX([.A393];[.C393];[.E393])" office:value-type="float" office:value="18.6972060203552" calcext:value-type="float">
            <text:p>18.6972060204</text:p>
          </table:table-cell>
          <table:table-cell table:formula="of:=IF(ISBLANK([.E393]);&quot;&quot;;[.I393])" office:value-type="float" office:value="18.6972060203552" calcext:value-type="float">
            <text:p>18.6972060204</text:p>
          </table:table-cell>
          <table:table-cell table:formula="of:=IF(OR(ISBLANK([.E393]);[.I393]&lt;=0);&quot;&quot;;[.I393])" office:value-type="float" office:value="18.6972060203552" calcext:value-type="float">
            <text:p>18.69720602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151" calcext:value-type="float">
            <text:p>1427904942.47151</text:p>
          </table:table-cell>
          <table:table-cell office:value-type="float" office:value="1427904960.05202" calcext:value-type="float">
            <text:p>1427904960.05202</text:p>
          </table:table-cell>
          <table:table-cell office:value-type="float" office:value="1427904961.06109" calcext:value-type="float">
            <text:p>1427904961.06109</text:p>
          </table:table-cell>
          <table:table-cell/>
          <table:table-cell table:formula="of:=MAX([.B394];[.D394];[.G394])-MAX([.A394];[.C394];[.E394])" office:value-type="float" office:value="18.5895838737488" calcext:value-type="float">
            <text:p>18.5895838737</text:p>
          </table:table-cell>
          <table:table-cell table:formula="of:=IF(ISBLANK([.E394]);&quot;&quot;;[.I394])" office:value-type="float" office:value="18.5895838737488" calcext:value-type="float">
            <text:p>18.5895838737</text:p>
          </table:table-cell>
          <table:table-cell table:formula="of:=IF(OR(ISBLANK([.E394]);[.I394]&lt;=0);&quot;&quot;;[.I394])" office:value-type="float" office:value="18.5895838737488" calcext:value-type="float">
            <text:p>18.58958387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326" calcext:value-type="float">
            <text:p>1427904942.47326</text:p>
          </table:table-cell>
          <table:table-cell office:value-type="float" office:value="1427904959.03917" calcext:value-type="float">
            <text:p>1427904959.03917</text:p>
          </table:table-cell>
          <table:table-cell office:value-type="float" office:value="1427904960.03083" calcext:value-type="float">
            <text:p>1427904960.03083</text:p>
          </table:table-cell>
          <table:table-cell/>
          <table:table-cell table:formula="of:=MAX([.B395];[.D395];[.G395])-MAX([.A395];[.C395];[.E395])" office:value-type="float" office:value="17.5575788021088" calcext:value-type="float">
            <text:p>17.5575788021</text:p>
          </table:table-cell>
          <table:table-cell table:formula="of:=IF(ISBLANK([.E395]);&quot;&quot;;[.I395])" office:value-type="float" office:value="17.5575788021088" calcext:value-type="float">
            <text:p>17.5575788021</text:p>
          </table:table-cell>
          <table:table-cell table:formula="of:=IF(OR(ISBLANK([.E395]);[.I395]&lt;=0);&quot;&quot;;[.I395])" office:value-type="float" office:value="17.5575788021088" calcext:value-type="float">
            <text:p>17.55757880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456" calcext:value-type="float">
            <text:p>1427904942.47456</text:p>
          </table:table-cell>
          <table:table-cell office:value-type="float" office:value="1427904959.77196" calcext:value-type="float">
            <text:p>1427904959.77196</text:p>
          </table:table-cell>
          <table:table-cell office:value-type="float" office:value="1427904960.84529" calcext:value-type="float">
            <text:p>1427904960.84529</text:p>
          </table:table-cell>
          <table:table-cell/>
          <table:table-cell table:formula="of:=MAX([.B396];[.D396];[.G396])-MAX([.A396];[.C396];[.E396])" office:value-type="float" office:value="18.3707239627838" calcext:value-type="float">
            <text:p>18.3707239628</text:p>
          </table:table-cell>
          <table:table-cell table:formula="of:=IF(ISBLANK([.E396]);&quot;&quot;;[.I396])" office:value-type="float" office:value="18.3707239627838" calcext:value-type="float">
            <text:p>18.3707239628</text:p>
          </table:table-cell>
          <table:table-cell table:formula="of:=IF(OR(ISBLANK([.E396]);[.I396]&lt;=0);&quot;&quot;;[.I396])" office:value-type="float" office:value="18.3707239627838" calcext:value-type="float">
            <text:p>18.37072396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587" calcext:value-type="float">
            <text:p>1427904942.47587</text:p>
          </table:table-cell>
          <table:table-cell office:value-type="float" office:value="1427904959.72788" calcext:value-type="float">
            <text:p>1427904959.72788</text:p>
          </table:table-cell>
          <table:table-cell office:value-type="float" office:value="1427904960.73802" calcext:value-type="float">
            <text:p>1427904960.73802</text:p>
          </table:table-cell>
          <table:table-cell/>
          <table:table-cell table:formula="of:=MAX([.B397];[.D397];[.G397])-MAX([.A397];[.C397];[.E397])" office:value-type="float" office:value="18.262157201767" calcext:value-type="float">
            <text:p>18.2621572018</text:p>
          </table:table-cell>
          <table:table-cell table:formula="of:=IF(ISBLANK([.E397]);&quot;&quot;;[.I397])" office:value-type="float" office:value="18.262157201767" calcext:value-type="float">
            <text:p>18.2621572018</text:p>
          </table:table-cell>
          <table:table-cell table:formula="of:=IF(OR(ISBLANK([.E397]);[.I397]&lt;=0);&quot;&quot;;[.I397])" office:value-type="float" office:value="18.262157201767" calcext:value-type="float">
            <text:p>18.2621572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42.47726" calcext:value-type="float">
            <text:p>1427904942.47726</text:p>
          </table:table-cell>
          <table:table-cell office:value-type="float" office:value="1427904959.72741" calcext:value-type="float">
            <text:p>1427904959.72741</text:p>
          </table:table-cell>
          <table:table-cell office:value-type="float" office:value="1427904960.69373" calcext:value-type="float">
            <text:p>1427904960.69373</text:p>
          </table:table-cell>
          <table:table-cell/>
          <table:table-cell table:formula="of:=MAX([.B398];[.D398];[.G398])-MAX([.A398];[.C398];[.E398])" office:value-type="float" office:value="18.2164661884308" calcext:value-type="float">
            <text:p>18.2164661884</text:p>
          </table:table-cell>
          <table:table-cell table:formula="of:=IF(ISBLANK([.E398]);&quot;&quot;;[.I398])" office:value-type="float" office:value="18.2164661884308" calcext:value-type="float">
            <text:p>18.2164661884</text:p>
          </table:table-cell>
          <table:table-cell table:formula="of:=IF(OR(ISBLANK([.E398]);[.I398]&lt;=0);&quot;&quot;;[.I398])" office:value-type="float" office:value="18.2164661884308" calcext:value-type="float">
            <text:p>18.2164661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61.16742" calcext:value-type="float">
            <text:p>1427904961.16742</text:p>
          </table:table-cell>
          <table:table-cell office:value-type="float" office:value="1427904980.06509" calcext:value-type="float">
            <text:p>1427904980.06509</text:p>
          </table:table-cell>
          <table:table-cell table:number-columns-repeated="4"/>
          <table:table-cell table:formula="of:=MAX([.B399];[.D399];[.G399])-MAX([.A399];[.C399];[.E399])" office:value-type="float" office:value="18.8976690769196" calcext:value-type="float">
            <text:p>18.8976690769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6743" calcext:value-type="float">
            <text:p>1427904961.16743</text:p>
          </table:table-cell>
          <table:table-cell office:value-type="float" office:value="1427904979.03614" calcext:value-type="float">
            <text:p>1427904979.03614</text:p>
          </table:table-cell>
          <table:table-cell office:value-type="float" office:value="1427904980.03095" calcext:value-type="float">
            <text:p>1427904980.03095</text:p>
          </table:table-cell>
          <table:table-cell/>
          <table:table-cell table:formula="of:=MAX([.B400];[.D400];[.G400])-MAX([.A400];[.C400];[.E400])" office:value-type="float" office:value="18.8635258674622" calcext:value-type="float">
            <text:p>18.8635258675</text:p>
          </table:table-cell>
          <table:table-cell table:formula="of:=IF(ISBLANK([.E400]);&quot;&quot;;[.I400])" office:value-type="float" office:value="18.8635258674622" calcext:value-type="float">
            <text:p>18.8635258675</text:p>
          </table:table-cell>
          <table:table-cell table:formula="of:=IF(OR(ISBLANK([.E400]);[.I400]&lt;=0);&quot;&quot;;[.I400])" office:value-type="float" office:value="18.8635258674622" calcext:value-type="float">
            <text:p>18.86352586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6886" calcext:value-type="float">
            <text:p>1427904961.16886</text:p>
          </table:table-cell>
          <table:table-cell office:value-type="float" office:value="1427904977.20701" calcext:value-type="float">
            <text:p>1427904977.20701</text:p>
          </table:table-cell>
          <table:table-cell office:value-type="float" office:value="1427904978.26884" calcext:value-type="float">
            <text:p>1427904978.26884</text:p>
          </table:table-cell>
          <table:table-cell/>
          <table:table-cell table:formula="of:=MAX([.B401];[.D401];[.G401])-MAX([.A401];[.C401];[.E401])" office:value-type="float" office:value="17.0999839305878" calcext:value-type="float">
            <text:p>17.0999839306</text:p>
          </table:table-cell>
          <table:table-cell table:formula="of:=IF(ISBLANK([.E401]);&quot;&quot;;[.I401])" office:value-type="float" office:value="17.0999839305878" calcext:value-type="float">
            <text:p>17.0999839306</text:p>
          </table:table-cell>
          <table:table-cell table:formula="of:=IF(OR(ISBLANK([.E401]);[.I401]&lt;=0);&quot;&quot;;[.I401])" office:value-type="float" office:value="17.0999839305878" calcext:value-type="float">
            <text:p>17.09998393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016" calcext:value-type="float">
            <text:p>1427904961.17016</text:p>
          </table:table-cell>
          <table:table-cell office:value-type="float" office:value="1427904978.90941" calcext:value-type="float">
            <text:p>1427904978.90941</text:p>
          </table:table-cell>
          <table:table-cell office:value-type="float" office:value="1427904979.99675" calcext:value-type="float">
            <text:p>1427904979.99675</text:p>
          </table:table-cell>
          <table:table-cell/>
          <table:table-cell table:formula="of:=MAX([.B402];[.D402];[.G402])-MAX([.A402];[.C402];[.E402])" office:value-type="float" office:value="18.8265941143036" calcext:value-type="float">
            <text:p>18.8265941143</text:p>
          </table:table-cell>
          <table:table-cell table:formula="of:=IF(ISBLANK([.E402]);&quot;&quot;;[.I402])" office:value-type="float" office:value="18.8265941143036" calcext:value-type="float">
            <text:p>18.8265941143</text:p>
          </table:table-cell>
          <table:table-cell table:formula="of:=IF(OR(ISBLANK([.E402]);[.I402]&lt;=0);&quot;&quot;;[.I402])" office:value-type="float" office:value="18.8265941143036" calcext:value-type="float">
            <text:p>18.82659411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146" calcext:value-type="float">
            <text:p>1427904961.17146</text:p>
          </table:table-cell>
          <table:table-cell office:value-type="float" office:value="1427904978.61272" calcext:value-type="float">
            <text:p>1427904978.61272</text:p>
          </table:table-cell>
          <table:table-cell office:value-type="float" office:value="1427904979.68503" calcext:value-type="float">
            <text:p>1427904979.68503</text:p>
          </table:table-cell>
          <table:table-cell/>
          <table:table-cell table:formula="of:=MAX([.B403];[.D403];[.G403])-MAX([.A403];[.C403];[.E403])" office:value-type="float" office:value="18.5135769844055" calcext:value-type="float">
            <text:p>18.5135769844</text:p>
          </table:table-cell>
          <table:table-cell table:formula="of:=IF(ISBLANK([.E403]);&quot;&quot;;[.I403])" office:value-type="float" office:value="18.5135769844055" calcext:value-type="float">
            <text:p>18.5135769844</text:p>
          </table:table-cell>
          <table:table-cell table:formula="of:=IF(OR(ISBLANK([.E403]);[.I403]&lt;=0);&quot;&quot;;[.I403])" office:value-type="float" office:value="18.5135769844055" calcext:value-type="float">
            <text:p>18.51357698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282" calcext:value-type="float">
            <text:p>1427904961.17282</text:p>
          </table:table-cell>
          <table:table-cell office:value-type="float" office:value="1427904978.68203" calcext:value-type="float">
            <text:p>1427904978.68203</text:p>
          </table:table-cell>
          <table:table-cell office:value-type="float" office:value="1427904979.73523" calcext:value-type="float">
            <text:p>1427904979.73523</text:p>
          </table:table-cell>
          <table:table-cell/>
          <table:table-cell table:formula="of:=MAX([.B404];[.D404];[.G404])-MAX([.A404];[.C404];[.E404])" office:value-type="float" office:value="18.56241106987" calcext:value-type="float">
            <text:p>18.5624110699</text:p>
          </table:table-cell>
          <table:table-cell table:formula="of:=IF(ISBLANK([.E404]);&quot;&quot;;[.I404])" office:value-type="float" office:value="18.56241106987" calcext:value-type="float">
            <text:p>18.5624110699</text:p>
          </table:table-cell>
          <table:table-cell table:formula="of:=IF(OR(ISBLANK([.E404]);[.I404]&lt;=0);&quot;&quot;;[.I404])" office:value-type="float" office:value="18.56241106987" calcext:value-type="float">
            <text:p>18.56241106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415" calcext:value-type="float">
            <text:p>1427904961.17415</text:p>
          </table:table-cell>
          <table:table-cell office:value-type="float" office:value="1427904978.47391" calcext:value-type="float">
            <text:p>1427904978.47391</text:p>
          </table:table-cell>
          <table:table-cell office:value-type="float" office:value="1427904979.39842" calcext:value-type="float">
            <text:p>1427904979.39842</text:p>
          </table:table-cell>
          <table:table-cell/>
          <table:table-cell table:formula="of:=MAX([.B405];[.D405];[.G405])-MAX([.A405];[.C405];[.E405])" office:value-type="float" office:value="18.2242701053619" calcext:value-type="float">
            <text:p>18.2242701054</text:p>
          </table:table-cell>
          <table:table-cell table:formula="of:=IF(ISBLANK([.E405]);&quot;&quot;;[.I405])" office:value-type="float" office:value="18.2242701053619" calcext:value-type="float">
            <text:p>18.2242701054</text:p>
          </table:table-cell>
          <table:table-cell table:formula="of:=IF(OR(ISBLANK([.E405]);[.I405]&lt;=0);&quot;&quot;;[.I405])" office:value-type="float" office:value="18.2242701053619" calcext:value-type="float">
            <text:p>18.22427010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545" calcext:value-type="float">
            <text:p>1427904961.17545</text:p>
          </table:table-cell>
          <table:table-cell office:value-type="float" office:value="1427904978.72091" calcext:value-type="float">
            <text:p>1427904978.72091</text:p>
          </table:table-cell>
          <table:table-cell office:value-type="float" office:value="1427904979.80844" calcext:value-type="float">
            <text:p>1427904979.80844</text:p>
          </table:table-cell>
          <table:table-cell/>
          <table:table-cell table:formula="of:=MAX([.B406];[.D406];[.G406])-MAX([.A406];[.C406];[.E406])" office:value-type="float" office:value="18.6329839229584" calcext:value-type="float">
            <text:p>18.632983923</text:p>
          </table:table-cell>
          <table:table-cell table:formula="of:=IF(ISBLANK([.E406]);&quot;&quot;;[.I406])" office:value-type="float" office:value="18.6329839229584" calcext:value-type="float">
            <text:p>18.632983923</text:p>
          </table:table-cell>
          <table:table-cell table:formula="of:=IF(OR(ISBLANK([.E406]);[.I406]&lt;=0);&quot;&quot;;[.I406])" office:value-type="float" office:value="18.6329839229584" calcext:value-type="float">
            <text:p>18.6329839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683" calcext:value-type="float">
            <text:p>1427904961.17683</text:p>
          </table:table-cell>
          <table:table-cell office:value-type="float" office:value="1427904978.98908" calcext:value-type="float">
            <text:p>1427904978.98908</text:p>
          </table:table-cell>
          <table:table-cell office:value-type="float" office:value="1427904980.06509" calcext:value-type="float">
            <text:p>1427904980.06509</text:p>
          </table:table-cell>
          <table:table-cell/>
          <table:table-cell table:formula="of:=MAX([.B407];[.D407];[.G407])-MAX([.A407];[.C407];[.E407])" office:value-type="float" office:value="18.8882558345795" calcext:value-type="float">
            <text:p>18.8882558346</text:p>
          </table:table-cell>
          <table:table-cell table:formula="of:=IF(ISBLANK([.E407]);&quot;&quot;;[.I407])" office:value-type="float" office:value="18.8882558345795" calcext:value-type="float">
            <text:p>18.8882558346</text:p>
          </table:table-cell>
          <table:table-cell table:formula="of:=IF(OR(ISBLANK([.E407]);[.I407]&lt;=0);&quot;&quot;;[.I407])" office:value-type="float" office:value="18.8882558345795" calcext:value-type="float">
            <text:p>18.88825583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805" calcext:value-type="float">
            <text:p>1427904961.17805</text:p>
          </table:table-cell>
          <table:table-cell office:value-type="float" office:value="1427904978.58686" calcext:value-type="float">
            <text:p>1427904978.58686</text:p>
          </table:table-cell>
          <table:table-cell office:value-type="float" office:value="1427904979.61941" calcext:value-type="float">
            <text:p>1427904979.61941</text:p>
          </table:table-cell>
          <table:table-cell/>
          <table:table-cell table:formula="of:=MAX([.B408];[.D408];[.G408])-MAX([.A408];[.C408];[.E408])" office:value-type="float" office:value="18.441358089447" calcext:value-type="float">
            <text:p>18.4413580894</text:p>
          </table:table-cell>
          <table:table-cell table:formula="of:=IF(ISBLANK([.E408]);&quot;&quot;;[.I408])" office:value-type="float" office:value="18.441358089447" calcext:value-type="float">
            <text:p>18.4413580894</text:p>
          </table:table-cell>
          <table:table-cell table:formula="of:=IF(OR(ISBLANK([.E408]);[.I408]&lt;=0);&quot;&quot;;[.I408])" office:value-type="float" office:value="18.441358089447" calcext:value-type="float">
            <text:p>18.44135808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61.17923" calcext:value-type="float">
            <text:p>1427904961.17923</text:p>
          </table:table-cell>
          <table:table-cell office:value-type="float" office:value="1427904978.8794" calcext:value-type="float">
            <text:p>1427904978.8794</text:p>
          </table:table-cell>
          <table:table-cell office:value-type="float" office:value="1427904979.91359" calcext:value-type="float">
            <text:p>1427904979.91359</text:p>
          </table:table-cell>
          <table:table-cell/>
          <table:table-cell table:formula="of:=MAX([.B409];[.D409];[.G409])-MAX([.A409];[.C409];[.E409])" office:value-type="float" office:value="18.7343690395355" calcext:value-type="float">
            <text:p>18.7343690395</text:p>
          </table:table-cell>
          <table:table-cell table:formula="of:=IF(ISBLANK([.E409]);&quot;&quot;;[.I409])" office:value-type="float" office:value="18.7343690395355" calcext:value-type="float">
            <text:p>18.7343690395</text:p>
          </table:table-cell>
          <table:table-cell table:formula="of:=IF(OR(ISBLANK([.E409]);[.I409]&lt;=0);&quot;&quot;;[.I409])" office:value-type="float" office:value="18.7343690395355" calcext:value-type="float">
            <text:p>18.734369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80.0651" calcext:value-type="float">
            <text:p>1427904980.0651</text:p>
          </table:table-cell>
          <table:table-cell office:value-type="float" office:value="1427904998.55416" calcext:value-type="float">
            <text:p>1427904998.55416</text:p>
          </table:table-cell>
          <table:table-cell table:number-columns-repeated="4"/>
          <table:table-cell table:formula="of:=MAX([.B410];[.D410];[.G410])-MAX([.A410];[.C410];[.E410])" office:value-type="float" office:value="18.4890539646149" calcext:value-type="float">
            <text:p>18.4890539646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6511" calcext:value-type="float">
            <text:p>1427904980.06511</text:p>
          </table:table-cell>
          <table:table-cell office:value-type="float" office:value="1427904993.8253" calcext:value-type="float">
            <text:p>1427904993.8253</text:p>
          </table:table-cell>
          <table:table-cell office:value-type="float" office:value="1427904994.81296" calcext:value-type="float">
            <text:p>1427904994.81296</text:p>
          </table:table-cell>
          <table:table-cell/>
          <table:table-cell table:formula="of:=MAX([.B411];[.D411];[.G411])-MAX([.A411];[.C411];[.E411])" office:value-type="float" office:value="14.7478530406952" calcext:value-type="float">
            <text:p>14.7478530407</text:p>
          </table:table-cell>
          <table:table-cell table:formula="of:=IF(ISBLANK([.E411]);&quot;&quot;;[.I411])" office:value-type="float" office:value="14.7478530406952" calcext:value-type="float">
            <text:p>14.7478530407</text:p>
          </table:table-cell>
          <table:table-cell table:formula="of:=IF(OR(ISBLANK([.E411]);[.I411]&lt;=0);&quot;&quot;;[.I411])" office:value-type="float" office:value="14.7478530406952" calcext:value-type="float">
            <text:p>14.74785304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6647" calcext:value-type="float">
            <text:p>1427904980.06647</text:p>
          </table:table-cell>
          <table:table-cell office:value-type="float" office:value="1427904997.24409" calcext:value-type="float">
            <text:p>1427904997.24409</text:p>
          </table:table-cell>
          <table:table-cell office:value-type="float" office:value="1427904998.35416" calcext:value-type="float">
            <text:p>1427904998.35416</text:p>
          </table:table-cell>
          <table:table-cell/>
          <table:table-cell table:formula="of:=MAX([.B412];[.D412];[.G412])-MAX([.A412];[.C412];[.E412])" office:value-type="float" office:value="18.2876892089844" calcext:value-type="float">
            <text:p>18.287689209</text:p>
          </table:table-cell>
          <table:table-cell table:formula="of:=IF(ISBLANK([.E412]);&quot;&quot;;[.I412])" office:value-type="float" office:value="18.2876892089844" calcext:value-type="float">
            <text:p>18.287689209</text:p>
          </table:table-cell>
          <table:table-cell table:formula="of:=IF(OR(ISBLANK([.E412]);[.I412]&lt;=0);&quot;&quot;;[.I412])" office:value-type="float" office:value="18.2876892089844" calcext:value-type="float">
            <text:p>18.287689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6777" calcext:value-type="float">
            <text:p>1427904980.06777</text:p>
          </table:table-cell>
          <table:table-cell office:value-type="float" office:value="1427904997.36602" calcext:value-type="float">
            <text:p>1427904997.36602</text:p>
          </table:table-cell>
          <table:table-cell office:value-type="float" office:value="1427904998.41904" calcext:value-type="float">
            <text:p>1427904998.41904</text:p>
          </table:table-cell>
          <table:table-cell/>
          <table:table-cell table:formula="of:=MAX([.B413];[.D413];[.G413])-MAX([.A413];[.C413];[.E413])" office:value-type="float" office:value="18.3512628078461" calcext:value-type="float">
            <text:p>18.3512628078</text:p>
          </table:table-cell>
          <table:table-cell table:formula="of:=IF(ISBLANK([.E413]);&quot;&quot;;[.I413])" office:value-type="float" office:value="18.3512628078461" calcext:value-type="float">
            <text:p>18.3512628078</text:p>
          </table:table-cell>
          <table:table-cell table:formula="of:=IF(OR(ISBLANK([.E413]);[.I413]&lt;=0);&quot;&quot;;[.I413])" office:value-type="float" office:value="18.3512628078461" calcext:value-type="float">
            <text:p>18.35126280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6916" calcext:value-type="float">
            <text:p>1427904980.06916</text:p>
          </table:table-cell>
          <table:table-cell office:value-type="float" office:value="1427904997.52715" calcext:value-type="float">
            <text:p>1427904997.52715</text:p>
          </table:table-cell>
          <table:table-cell office:value-type="float" office:value="1427904998.55415" calcext:value-type="float">
            <text:p>1427904998.55415</text:p>
          </table:table-cell>
          <table:table-cell/>
          <table:table-cell table:formula="of:=MAX([.B414];[.D414];[.G414])-MAX([.A414];[.C414];[.E414])" office:value-type="float" office:value="18.4849882125855" calcext:value-type="float">
            <text:p>18.4849882126</text:p>
          </table:table-cell>
          <table:table-cell table:formula="of:=IF(ISBLANK([.E414]);&quot;&quot;;[.I414])" office:value-type="float" office:value="18.4849882125855" calcext:value-type="float">
            <text:p>18.4849882126</text:p>
          </table:table-cell>
          <table:table-cell table:formula="of:=IF(OR(ISBLANK([.E414]);[.I414]&lt;=0);&quot;&quot;;[.I414])" office:value-type="float" office:value="18.4849882125855" calcext:value-type="float">
            <text:p>18.48498821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047" calcext:value-type="float">
            <text:p>1427904980.07047</text:p>
          </table:table-cell>
          <table:table-cell office:value-type="float" office:value="1427904996.98499" calcext:value-type="float">
            <text:p>1427904996.98499</text:p>
          </table:table-cell>
          <table:table-cell office:value-type="float" office:value="1427904998.03739" calcext:value-type="float">
            <text:p>1427904998.03739</text:p>
          </table:table-cell>
          <table:table-cell/>
          <table:table-cell table:formula="of:=MAX([.B415];[.D415];[.G415])-MAX([.A415];[.C415];[.E415])" office:value-type="float" office:value="17.9669160842896" calcext:value-type="float">
            <text:p>17.9669160843</text:p>
          </table:table-cell>
          <table:table-cell table:formula="of:=IF(ISBLANK([.E415]);&quot;&quot;;[.I415])" office:value-type="float" office:value="17.9669160842896" calcext:value-type="float">
            <text:p>17.9669160843</text:p>
          </table:table-cell>
          <table:table-cell table:formula="of:=IF(OR(ISBLANK([.E415]);[.I415]&lt;=0);&quot;&quot;;[.I415])" office:value-type="float" office:value="17.9669160842896" calcext:value-type="float">
            <text:p>17.96691608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177" calcext:value-type="float">
            <text:p>1427904980.07177</text:p>
          </table:table-cell>
          <table:table-cell office:value-type="float" office:value="1427904997.35186" calcext:value-type="float">
            <text:p>1427904997.35186</text:p>
          </table:table-cell>
          <table:table-cell office:value-type="float" office:value="1427904998.39245" calcext:value-type="float">
            <text:p>1427904998.39245</text:p>
          </table:table-cell>
          <table:table-cell/>
          <table:table-cell table:formula="of:=MAX([.B416];[.D416];[.G416])-MAX([.A416];[.C416];[.E416])" office:value-type="float" office:value="18.3206839561462" calcext:value-type="float">
            <text:p>18.3206839561</text:p>
          </table:table-cell>
          <table:table-cell table:formula="of:=IF(ISBLANK([.E416]);&quot;&quot;;[.I416])" office:value-type="float" office:value="18.3206839561462" calcext:value-type="float">
            <text:p>18.3206839561</text:p>
          </table:table-cell>
          <table:table-cell table:formula="of:=IF(OR(ISBLANK([.E416]);[.I416]&lt;=0);&quot;&quot;;[.I416])" office:value-type="float" office:value="18.3206839561462" calcext:value-type="float">
            <text:p>18.32068395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299" calcext:value-type="float">
            <text:p>1427904980.07299</text:p>
          </table:table-cell>
          <table:table-cell office:value-type="float" office:value="1427904996.83623" calcext:value-type="float">
            <text:p>1427904996.83623</text:p>
          </table:table-cell>
          <table:table-cell office:value-type="float" office:value="1427904997.87747" calcext:value-type="float">
            <text:p>1427904997.87747</text:p>
          </table:table-cell>
          <table:table-cell/>
          <table:table-cell table:formula="of:=MAX([.B417];[.D417];[.G417])-MAX([.A417];[.C417];[.E417])" office:value-type="float" office:value="17.8044810295105" calcext:value-type="float">
            <text:p>17.8044810295</text:p>
          </table:table-cell>
          <table:table-cell table:formula="of:=IF(ISBLANK([.E417]);&quot;&quot;;[.I417])" office:value-type="float" office:value="17.8044810295105" calcext:value-type="float">
            <text:p>17.8044810295</text:p>
          </table:table-cell>
          <table:table-cell table:formula="of:=IF(OR(ISBLANK([.E417]);[.I417]&lt;=0);&quot;&quot;;[.I417])" office:value-type="float" office:value="17.8044810295105" calcext:value-type="float">
            <text:p>17.80448102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356" calcext:value-type="float">
            <text:p>1427904980.07356</text:p>
          </table:table-cell>
          <table:table-cell office:value-type="float" office:value="1427904997.16689" calcext:value-type="float">
            <text:p>1427904997.16689</text:p>
          </table:table-cell>
          <table:table-cell office:value-type="float" office:value="1427904998.11297" calcext:value-type="float">
            <text:p>1427904998.11297</text:p>
          </table:table-cell>
          <table:table-cell/>
          <table:table-cell table:formula="of:=MAX([.B418];[.D418];[.G418])-MAX([.A418];[.C418];[.E418])" office:value-type="float" office:value="18.0394151210785" calcext:value-type="float">
            <text:p>18.0394151211</text:p>
          </table:table-cell>
          <table:table-cell table:formula="of:=IF(ISBLANK([.E418]);&quot;&quot;;[.I418])" office:value-type="float" office:value="18.0394151210785" calcext:value-type="float">
            <text:p>18.0394151211</text:p>
          </table:table-cell>
          <table:table-cell table:formula="of:=IF(OR(ISBLANK([.E418]);[.I418]&lt;=0);&quot;&quot;;[.I418])" office:value-type="float" office:value="18.0394151210785" calcext:value-type="float">
            <text:p>18.03941512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401" calcext:value-type="float">
            <text:p>1427904980.07401</text:p>
          </table:table-cell>
          <table:table-cell office:value-type="float" office:value="1427904996.84266" calcext:value-type="float">
            <text:p>1427904996.84266</text:p>
          </table:table-cell>
          <table:table-cell office:value-type="float" office:value="1427904997.89448" calcext:value-type="float">
            <text:p>1427904997.89448</text:p>
          </table:table-cell>
          <table:table-cell/>
          <table:table-cell table:formula="of:=MAX([.B419];[.D419];[.G419])-MAX([.A419];[.C419];[.E419])" office:value-type="float" office:value="17.8204700946808" calcext:value-type="float">
            <text:p>17.8204700947</text:p>
          </table:table-cell>
          <table:table-cell table:formula="of:=IF(ISBLANK([.E419]);&quot;&quot;;[.I419])" office:value-type="float" office:value="17.8204700946808" calcext:value-type="float">
            <text:p>17.8204700947</text:p>
          </table:table-cell>
          <table:table-cell table:formula="of:=IF(OR(ISBLANK([.E419]);[.I419]&lt;=0);&quot;&quot;;[.I419])" office:value-type="float" office:value="17.8204700946808" calcext:value-type="float">
            <text:p>17.82047009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80.07447" calcext:value-type="float">
            <text:p>1427904980.07447</text:p>
          </table:table-cell>
          <table:table-cell office:value-type="float" office:value="1427904997.07561" calcext:value-type="float">
            <text:p>1427904997.07561</text:p>
          </table:table-cell>
          <table:table-cell office:value-type="float" office:value="1427904998.09091" calcext:value-type="float">
            <text:p>1427904998.09091</text:p>
          </table:table-cell>
          <table:table-cell/>
          <table:table-cell table:formula="of:=MAX([.B420];[.D420];[.G420])-MAX([.A420];[.C420];[.E420])" office:value-type="float" office:value="18.0164380073547" calcext:value-type="float">
            <text:p>18.0164380074</text:p>
          </table:table-cell>
          <table:table-cell table:formula="of:=IF(ISBLANK([.E420]);&quot;&quot;;[.I420])" office:value-type="float" office:value="18.0164380073547" calcext:value-type="float">
            <text:p>18.0164380074</text:p>
          </table:table-cell>
          <table:table-cell table:formula="of:=IF(OR(ISBLANK([.E420]);[.I420]&lt;=0);&quot;&quot;;[.I420])" office:value-type="float" office:value="18.0164380073547" calcext:value-type="float">
            <text:p>18.01643800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998.55417" calcext:value-type="float">
            <text:p>1427904998.55417</text:p>
          </table:table-cell>
          <table:table-cell office:value-type="float" office:value="1427905017.11877" calcext:value-type="float">
            <text:p>1427905017.11877</text:p>
          </table:table-cell>
          <table:table-cell table:number-columns-repeated="4"/>
          <table:table-cell table:formula="of:=MAX([.B421];[.D421];[.G421])-MAX([.A421];[.C421];[.E421])" office:value-type="float" office:value="18.5646040439606" calcext:value-type="float">
            <text:p>18.564604044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5417" calcext:value-type="float">
            <text:p>1427904998.55417</text:p>
          </table:table-cell>
          <table:table-cell office:value-type="float" office:value="1427905016.03534" calcext:value-type="float">
            <text:p>1427905016.03534</text:p>
          </table:table-cell>
          <table:table-cell office:value-type="float" office:value="1427905016.98023" calcext:value-type="float">
            <text:p>1427905016.98023</text:p>
          </table:table-cell>
          <table:table-cell/>
          <table:table-cell table:formula="of:=MAX([.B422];[.D422];[.G422])-MAX([.A422];[.C422];[.E422])" office:value-type="float" office:value="18.4260559082031" calcext:value-type="float">
            <text:p>18.4260559082</text:p>
          </table:table-cell>
          <table:table-cell table:formula="of:=IF(ISBLANK([.E422]);&quot;&quot;;[.I422])" office:value-type="float" office:value="18.4260559082031" calcext:value-type="float">
            <text:p>18.4260559082</text:p>
          </table:table-cell>
          <table:table-cell table:formula="of:=IF(OR(ISBLANK([.E422]);[.I422]&lt;=0);&quot;&quot;;[.I422])" office:value-type="float" office:value="18.4260559082031" calcext:value-type="float">
            <text:p>18.4260559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559" calcext:value-type="float">
            <text:p>1427904998.5559</text:p>
          </table:table-cell>
          <table:table-cell office:value-type="float" office:value="1427905015.73064" calcext:value-type="float">
            <text:p>1427905015.73064</text:p>
          </table:table-cell>
          <table:table-cell office:value-type="float" office:value="1427905016.76905" calcext:value-type="float">
            <text:p>1427905016.76905</text:p>
          </table:table-cell>
          <table:table-cell/>
          <table:table-cell table:formula="of:=MAX([.B423];[.D423];[.G423])-MAX([.A423];[.C423];[.E423])" office:value-type="float" office:value="18.2131519317627" calcext:value-type="float">
            <text:p>18.2131519318</text:p>
          </table:table-cell>
          <table:table-cell table:formula="of:=IF(ISBLANK([.E423]);&quot;&quot;;[.I423])" office:value-type="float" office:value="18.2131519317627" calcext:value-type="float">
            <text:p>18.2131519318</text:p>
          </table:table-cell>
          <table:table-cell table:formula="of:=IF(OR(ISBLANK([.E423]);[.I423]&lt;=0);&quot;&quot;;[.I423])" office:value-type="float" office:value="18.2131519317627" calcext:value-type="float">
            <text:p>18.21315193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5725" calcext:value-type="float">
            <text:p>1427904998.55725</text:p>
          </table:table-cell>
          <table:table-cell office:value-type="float" office:value="1427905015.78472" calcext:value-type="float">
            <text:p>1427905015.78472</text:p>
          </table:table-cell>
          <table:table-cell office:value-type="float" office:value="1427905016.84204" calcext:value-type="float">
            <text:p>1427905016.84204</text:p>
          </table:table-cell>
          <table:table-cell/>
          <table:table-cell table:formula="of:=MAX([.B424];[.D424];[.G424])-MAX([.A424];[.C424];[.E424])" office:value-type="float" office:value="18.2847859859467" calcext:value-type="float">
            <text:p>18.2847859859</text:p>
          </table:table-cell>
          <table:table-cell table:formula="of:=IF(ISBLANK([.E424]);&quot;&quot;;[.I424])" office:value-type="float" office:value="18.2847859859467" calcext:value-type="float">
            <text:p>18.2847859859</text:p>
          </table:table-cell>
          <table:table-cell table:formula="of:=IF(OR(ISBLANK([.E424]);[.I424]&lt;=0);&quot;&quot;;[.I424])" office:value-type="float" office:value="18.2847859859467" calcext:value-type="float">
            <text:p>18.28478598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5855" calcext:value-type="float">
            <text:p>1427904998.55855</text:p>
          </table:table-cell>
          <table:table-cell office:value-type="float" office:value="1427905015.6533" calcext:value-type="float">
            <text:p>1427905015.6533</text:p>
          </table:table-cell>
          <table:table-cell office:value-type="float" office:value="1427905016.71942" calcext:value-type="float">
            <text:p>1427905016.71942</text:p>
          </table:table-cell>
          <table:table-cell/>
          <table:table-cell table:formula="of:=MAX([.B425];[.D425];[.G425])-MAX([.A425];[.C425];[.E425])" office:value-type="float" office:value="18.1608731746674" calcext:value-type="float">
            <text:p>18.1608731747</text:p>
          </table:table-cell>
          <table:table-cell table:formula="of:=IF(ISBLANK([.E425]);&quot;&quot;;[.I425])" office:value-type="float" office:value="18.1608731746674" calcext:value-type="float">
            <text:p>18.1608731747</text:p>
          </table:table-cell>
          <table:table-cell table:formula="of:=IF(OR(ISBLANK([.E425]);[.I425]&lt;=0);&quot;&quot;;[.I425])" office:value-type="float" office:value="18.1608731746674" calcext:value-type="float">
            <text:p>18.16087317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5984" calcext:value-type="float">
            <text:p>1427904998.55984</text:p>
          </table:table-cell>
          <table:table-cell office:value-type="float" office:value="1427905015.58525" calcext:value-type="float">
            <text:p>1427905015.58525</text:p>
          </table:table-cell>
          <table:table-cell office:value-type="float" office:value="1427905016.64737" calcext:value-type="float">
            <text:p>1427905016.64737</text:p>
          </table:table-cell>
          <table:table-cell/>
          <table:table-cell table:formula="of:=MAX([.B426];[.D426];[.G426])-MAX([.A426];[.C426];[.E426])" office:value-type="float" office:value="18.0875210762024" calcext:value-type="float">
            <text:p>18.0875210762</text:p>
          </table:table-cell>
          <table:table-cell table:formula="of:=IF(ISBLANK([.E426]);&quot;&quot;;[.I426])" office:value-type="float" office:value="18.0875210762024" calcext:value-type="float">
            <text:p>18.0875210762</text:p>
          </table:table-cell>
          <table:table-cell table:formula="of:=IF(OR(ISBLANK([.E426]);[.I426]&lt;=0);&quot;&quot;;[.I426])" office:value-type="float" office:value="18.0875210762024" calcext:value-type="float">
            <text:p>18.08752107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6128" calcext:value-type="float">
            <text:p>1427904998.56128</text:p>
          </table:table-cell>
          <table:table-cell office:value-type="float" office:value="1427905015.89334" calcext:value-type="float">
            <text:p>1427905015.89334</text:p>
          </table:table-cell>
          <table:table-cell office:value-type="float" office:value="1427905016.9779" calcext:value-type="float">
            <text:p>1427905016.9779</text:p>
          </table:table-cell>
          <table:table-cell/>
          <table:table-cell table:formula="of:=MAX([.B427];[.D427];[.G427])-MAX([.A427];[.C427];[.E427])" office:value-type="float" office:value="18.4166238307953" calcext:value-type="float">
            <text:p>18.4166238308</text:p>
          </table:table-cell>
          <table:table-cell table:formula="of:=IF(ISBLANK([.E427]);&quot;&quot;;[.I427])" office:value-type="float" office:value="18.4166238307953" calcext:value-type="float">
            <text:p>18.4166238308</text:p>
          </table:table-cell>
          <table:table-cell table:formula="of:=IF(OR(ISBLANK([.E427]);[.I427]&lt;=0);&quot;&quot;;[.I427])" office:value-type="float" office:value="18.4166238307953" calcext:value-type="float">
            <text:p>18.41662383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6258" calcext:value-type="float">
            <text:p>1427904998.56258</text:p>
          </table:table-cell>
          <table:table-cell office:value-type="float" office:value="1427905015.68829" calcext:value-type="float">
            <text:p>1427905015.68829</text:p>
          </table:table-cell>
          <table:table-cell office:value-type="float" office:value="1427905016.76853" calcext:value-type="float">
            <text:p>1427905016.76853</text:p>
          </table:table-cell>
          <table:table-cell/>
          <table:table-cell table:formula="of:=MAX([.B428];[.D428];[.G428])-MAX([.A428];[.C428];[.E428])" office:value-type="float" office:value="18.2059500217438" calcext:value-type="float">
            <text:p>18.2059500217</text:p>
          </table:table-cell>
          <table:table-cell table:formula="of:=IF(ISBLANK([.E428]);&quot;&quot;;[.I428])" office:value-type="float" office:value="18.2059500217438" calcext:value-type="float">
            <text:p>18.2059500217</text:p>
          </table:table-cell>
          <table:table-cell table:formula="of:=IF(OR(ISBLANK([.E428]);[.I428]&lt;=0);&quot;&quot;;[.I428])" office:value-type="float" office:value="18.2059500217438" calcext:value-type="float">
            <text:p>18.20595002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6391" calcext:value-type="float">
            <text:p>1427904998.56391</text:p>
          </table:table-cell>
          <table:table-cell office:value-type="float" office:value="1427905016.03401" calcext:value-type="float">
            <text:p>1427905016.03401</text:p>
          </table:table-cell>
          <table:table-cell office:value-type="float" office:value="1427905017.11876" calcext:value-type="float">
            <text:p>1427905017.11876</text:p>
          </table:table-cell>
          <table:table-cell/>
          <table:table-cell table:formula="of:=MAX([.B429];[.D429];[.G429])-MAX([.A429];[.C429];[.E429])" office:value-type="float" office:value="18.5548570156097" calcext:value-type="float">
            <text:p>18.5548570156</text:p>
          </table:table-cell>
          <table:table-cell table:formula="of:=IF(ISBLANK([.E429]);&quot;&quot;;[.I429])" office:value-type="float" office:value="18.5548570156097" calcext:value-type="float">
            <text:p>18.5548570156</text:p>
          </table:table-cell>
          <table:table-cell table:formula="of:=IF(OR(ISBLANK([.E429]);[.I429]&lt;=0);&quot;&quot;;[.I429])" office:value-type="float" office:value="18.5548570156097" calcext:value-type="float">
            <text:p>18.55485701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6493" calcext:value-type="float">
            <text:p>1427904998.56493</text:p>
          </table:table-cell>
          <table:table-cell office:value-type="float" office:value="1427905015.97871" calcext:value-type="float">
            <text:p>1427905015.97871</text:p>
          </table:table-cell>
          <table:table-cell office:value-type="float" office:value="1427905016.93756" calcext:value-type="float">
            <text:p>1427905016.93756</text:p>
          </table:table-cell>
          <table:table-cell/>
          <table:table-cell table:formula="of:=MAX([.B430];[.D430];[.G430])-MAX([.A430];[.C430];[.E430])" office:value-type="float" office:value="18.3726289272308" calcext:value-type="float">
            <text:p>18.3726289272</text:p>
          </table:table-cell>
          <table:table-cell table:formula="of:=IF(ISBLANK([.E430]);&quot;&quot;;[.I430])" office:value-type="float" office:value="18.3726289272308" calcext:value-type="float">
            <text:p>18.3726289272</text:p>
          </table:table-cell>
          <table:table-cell table:formula="of:=IF(OR(ISBLANK([.E430]);[.I430]&lt;=0);&quot;&quot;;[.I430])" office:value-type="float" office:value="18.3726289272308" calcext:value-type="float">
            <text:p>18.3726289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998.56541" calcext:value-type="float">
            <text:p>1427904998.56541</text:p>
          </table:table-cell>
          <table:table-cell office:value-type="float" office:value="1427905015.47924" calcext:value-type="float">
            <text:p>1427905015.47924</text:p>
          </table:table-cell>
          <table:table-cell office:value-type="float" office:value="1427905016.5101" calcext:value-type="float">
            <text:p>1427905016.5101</text:p>
          </table:table-cell>
          <table:table-cell/>
          <table:table-cell table:formula="of:=MAX([.B431];[.D431];[.G431])-MAX([.A431];[.C431];[.E431])" office:value-type="float" office:value="17.9446880817413" calcext:value-type="float">
            <text:p>17.9446880817</text:p>
          </table:table-cell>
          <table:table-cell table:formula="of:=IF(ISBLANK([.E431]);&quot;&quot;;[.I431])" office:value-type="float" office:value="17.9446880817413" calcext:value-type="float">
            <text:p>17.9446880817</text:p>
          </table:table-cell>
          <table:table-cell table:formula="of:=IF(OR(ISBLANK([.E431]);[.I431]&lt;=0);&quot;&quot;;[.I431])" office:value-type="float" office:value="17.9446880817413" calcext:value-type="float">
            <text:p>17.94468808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017.11878" calcext:value-type="float">
            <text:p>1427905017.11878</text:p>
          </table:table-cell>
          <table:table-cell office:value-type="float" office:value="1427905036.06964" calcext:value-type="float">
            <text:p>1427905036.06964</text:p>
          </table:table-cell>
          <table:table-cell table:number-columns-repeated="4"/>
          <table:table-cell table:formula="of:=MAX([.B432];[.D432];[.G432])-MAX([.A432];[.C432];[.E432])" office:value-type="float" office:value="18.9508550167084" calcext:value-type="float">
            <text:p>18.9508550167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1879" calcext:value-type="float">
            <text:p>1427905017.11879</text:p>
          </table:table-cell>
          <table:table-cell office:value-type="float" office:value="1427905034.325" calcext:value-type="float">
            <text:p>1427905034.325</text:p>
          </table:table-cell>
          <table:table-cell office:value-type="float" office:value="1427905035.34016" calcext:value-type="float">
            <text:p>1427905035.34016</text:p>
          </table:table-cell>
          <table:table-cell/>
          <table:table-cell table:formula="of:=MAX([.B433];[.D433];[.G433])-MAX([.A433];[.C433];[.E433])" office:value-type="float" office:value="18.2213690280914" calcext:value-type="float">
            <text:p>18.2213690281</text:p>
          </table:table-cell>
          <table:table-cell table:formula="of:=IF(ISBLANK([.E433]);&quot;&quot;;[.I433])" office:value-type="float" office:value="18.2213690280914" calcext:value-type="float">
            <text:p>18.2213690281</text:p>
          </table:table-cell>
          <table:table-cell table:formula="of:=IF(OR(ISBLANK([.E433]);[.I433]&lt;=0);&quot;&quot;;[.I433])" office:value-type="float" office:value="18.2213690280914" calcext:value-type="float">
            <text:p>18.22136902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015" calcext:value-type="float">
            <text:p>1427905017.12015</text:p>
          </table:table-cell>
          <table:table-cell office:value-type="float" office:value="1427905034.46787" calcext:value-type="float">
            <text:p>1427905034.46787</text:p>
          </table:table-cell>
          <table:table-cell office:value-type="float" office:value="1427905035.52283" calcext:value-type="float">
            <text:p>1427905035.52283</text:p>
          </table:table-cell>
          <table:table-cell/>
          <table:table-cell table:formula="of:=MAX([.B434];[.D434];[.G434])-MAX([.A434];[.C434];[.E434])" office:value-type="float" office:value="18.4026808738708" calcext:value-type="float">
            <text:p>18.4026808739</text:p>
          </table:table-cell>
          <table:table-cell table:formula="of:=IF(ISBLANK([.E434]);&quot;&quot;;[.I434])" office:value-type="float" office:value="18.4026808738708" calcext:value-type="float">
            <text:p>18.4026808739</text:p>
          </table:table-cell>
          <table:table-cell table:formula="of:=IF(OR(ISBLANK([.E434]);[.I434]&lt;=0);&quot;&quot;;[.I434])" office:value-type="float" office:value="18.4026808738708" calcext:value-type="float">
            <text:p>18.40268087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152" calcext:value-type="float">
            <text:p>1427905017.12152</text:p>
          </table:table-cell>
          <table:table-cell office:value-type="float" office:value="1427905034.69709" calcext:value-type="float">
            <text:p>1427905034.69709</text:p>
          </table:table-cell>
          <table:table-cell office:value-type="float" office:value="1427905035.78762" calcext:value-type="float">
            <text:p>1427905035.78762</text:p>
          </table:table-cell>
          <table:table-cell/>
          <table:table-cell table:formula="of:=MAX([.B435];[.D435];[.G435])-MAX([.A435];[.C435];[.E435])" office:value-type="float" office:value="18.6661078929901" calcext:value-type="float">
            <text:p>18.666107893</text:p>
          </table:table-cell>
          <table:table-cell table:formula="of:=IF(ISBLANK([.E435]);&quot;&quot;;[.I435])" office:value-type="float" office:value="18.6661078929901" calcext:value-type="float">
            <text:p>18.666107893</text:p>
          </table:table-cell>
          <table:table-cell table:formula="of:=IF(OR(ISBLANK([.E435]);[.I435]&lt;=0);&quot;&quot;;[.I435])" office:value-type="float" office:value="18.6661078929901" calcext:value-type="float">
            <text:p>18.6661078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282" calcext:value-type="float">
            <text:p>1427905017.12282</text:p>
          </table:table-cell>
          <table:table-cell office:value-type="float" office:value="1427905035.08348" calcext:value-type="float">
            <text:p>1427905035.08348</text:p>
          </table:table-cell>
          <table:table-cell office:value-type="float" office:value="1427905036.06963" calcext:value-type="float">
            <text:p>1427905036.06963</text:p>
          </table:table-cell>
          <table:table-cell/>
          <table:table-cell table:formula="of:=MAX([.B436];[.D436];[.G436])-MAX([.A436];[.C436];[.E436])" office:value-type="float" office:value="18.9468159675598" calcext:value-type="float">
            <text:p>18.9468159676</text:p>
          </table:table-cell>
          <table:table-cell table:formula="of:=IF(ISBLANK([.E436]);&quot;&quot;;[.I436])" office:value-type="float" office:value="18.9468159675598" calcext:value-type="float">
            <text:p>18.9468159676</text:p>
          </table:table-cell>
          <table:table-cell table:formula="of:=IF(OR(ISBLANK([.E436]);[.I436]&lt;=0);&quot;&quot;;[.I436])" office:value-type="float" office:value="18.9468159675598" calcext:value-type="float">
            <text:p>18.94681596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412" calcext:value-type="float">
            <text:p>1427905017.12412</text:p>
          </table:table-cell>
          <table:table-cell office:value-type="float" office:value="1427905034.94716" calcext:value-type="float">
            <text:p>1427905034.94716</text:p>
          </table:table-cell>
          <table:table-cell office:value-type="float" office:value="1427905036.05239" calcext:value-type="float">
            <text:p>1427905036.05239</text:p>
          </table:table-cell>
          <table:table-cell/>
          <table:table-cell table:formula="of:=MAX([.B437];[.D437];[.G437])-MAX([.A437];[.C437];[.E437])" office:value-type="float" office:value="18.928270816803" calcext:value-type="float">
            <text:p>18.9282708168</text:p>
          </table:table-cell>
          <table:table-cell table:formula="of:=IF(ISBLANK([.E437]);&quot;&quot;;[.I437])" office:value-type="float" office:value="18.928270816803" calcext:value-type="float">
            <text:p>18.9282708168</text:p>
          </table:table-cell>
          <table:table-cell table:formula="of:=IF(OR(ISBLANK([.E437]);[.I437]&lt;=0);&quot;&quot;;[.I437])" office:value-type="float" office:value="18.928270816803" calcext:value-type="float">
            <text:p>18.9282708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548" calcext:value-type="float">
            <text:p>1427905017.12548</text:p>
          </table:table-cell>
          <table:table-cell office:value-type="float" office:value="1427905034.65056" calcext:value-type="float">
            <text:p>1427905034.65056</text:p>
          </table:table-cell>
          <table:table-cell office:value-type="float" office:value="1427905035.75208" calcext:value-type="float">
            <text:p>1427905035.75208</text:p>
          </table:table-cell>
          <table:table-cell/>
          <table:table-cell table:formula="of:=MAX([.B438];[.D438];[.G438])-MAX([.A438];[.C438];[.E438])" office:value-type="float" office:value="18.6265940666199" calcext:value-type="float">
            <text:p>18.6265940666</text:p>
          </table:table-cell>
          <table:table-cell table:formula="of:=IF(ISBLANK([.E438]);&quot;&quot;;[.I438])" office:value-type="float" office:value="18.6265940666199" calcext:value-type="float">
            <text:p>18.6265940666</text:p>
          </table:table-cell>
          <table:table-cell table:formula="of:=IF(OR(ISBLANK([.E438]);[.I438]&lt;=0);&quot;&quot;;[.I438])" office:value-type="float" office:value="18.6265940666199" calcext:value-type="float">
            <text:p>18.62659406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678" calcext:value-type="float">
            <text:p>1427905017.12678</text:p>
          </table:table-cell>
          <table:table-cell office:value-type="float" office:value="1427905034.65164" calcext:value-type="float">
            <text:p>1427905034.65164</text:p>
          </table:table-cell>
          <table:table-cell office:value-type="float" office:value="1427905035.68278" calcext:value-type="float">
            <text:p>1427905035.68278</text:p>
          </table:table-cell>
          <table:table-cell/>
          <table:table-cell table:formula="of:=MAX([.B439];[.D439];[.G439])-MAX([.A439];[.C439];[.E439])" office:value-type="float" office:value="18.5560019016266" calcext:value-type="float">
            <text:p>18.5560019016</text:p>
          </table:table-cell>
          <table:table-cell table:formula="of:=IF(ISBLANK([.E439]);&quot;&quot;;[.I439])" office:value-type="float" office:value="18.5560019016266" calcext:value-type="float">
            <text:p>18.5560019016</text:p>
          </table:table-cell>
          <table:table-cell table:formula="of:=IF(OR(ISBLANK([.E439]);[.I439]&lt;=0);&quot;&quot;;[.I439])" office:value-type="float" office:value="18.5560019016266" calcext:value-type="float">
            <text:p>18.55600190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808" calcext:value-type="float">
            <text:p>1427905017.12808</text:p>
          </table:table-cell>
          <table:table-cell office:value-type="float" office:value="1427905034.39006" calcext:value-type="float">
            <text:p>1427905034.39006</text:p>
          </table:table-cell>
          <table:table-cell office:value-type="float" office:value="1427905035.45201" calcext:value-type="float">
            <text:p>1427905035.45201</text:p>
          </table:table-cell>
          <table:table-cell/>
          <table:table-cell table:formula="of:=MAX([.B440];[.D440];[.G440])-MAX([.A440];[.C440];[.E440])" office:value-type="float" office:value="18.3239331245422" calcext:value-type="float">
            <text:p>18.3239331245</text:p>
          </table:table-cell>
          <table:table-cell table:formula="of:=IF(ISBLANK([.E440]);&quot;&quot;;[.I440])" office:value-type="float" office:value="18.3239331245422" calcext:value-type="float">
            <text:p>18.3239331245</text:p>
          </table:table-cell>
          <table:table-cell table:formula="of:=IF(OR(ISBLANK([.E440]);[.I440]&lt;=0);&quot;&quot;;[.I440])" office:value-type="float" office:value="18.3239331245422" calcext:value-type="float">
            <text:p>18.32393312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2994" calcext:value-type="float">
            <text:p>1427905017.12994</text:p>
          </table:table-cell>
          <table:table-cell office:value-type="float" office:value="1427905034.88019" calcext:value-type="float">
            <text:p>1427905034.88019</text:p>
          </table:table-cell>
          <table:table-cell office:value-type="float" office:value="1427905035.90283" calcext:value-type="float">
            <text:p>1427905035.90283</text:p>
          </table:table-cell>
          <table:table-cell/>
          <table:table-cell table:formula="of:=MAX([.B441];[.D441];[.G441])-MAX([.A441];[.C441];[.E441])" office:value-type="float" office:value="18.7728898525238" calcext:value-type="float">
            <text:p>18.7728898525</text:p>
          </table:table-cell>
          <table:table-cell table:formula="of:=IF(ISBLANK([.E441]);&quot;&quot;;[.I441])" office:value-type="float" office:value="18.7728898525238" calcext:value-type="float">
            <text:p>18.7728898525</text:p>
          </table:table-cell>
          <table:table-cell table:formula="of:=IF(OR(ISBLANK([.E441]);[.I441]&lt;=0);&quot;&quot;;[.I441])" office:value-type="float" office:value="18.7728898525238" calcext:value-type="float">
            <text:p>18.77288985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17.13125" calcext:value-type="float">
            <text:p>1427905017.13125</text:p>
          </table:table-cell>
          <table:table-cell office:value-type="float" office:value="1427905034.54575" calcext:value-type="float">
            <text:p>1427905034.54575</text:p>
          </table:table-cell>
          <table:table-cell office:value-type="float" office:value="1427905035.58535" calcext:value-type="float">
            <text:p>1427905035.58535</text:p>
          </table:table-cell>
          <table:table-cell/>
          <table:table-cell table:formula="of:=MAX([.B442];[.D442];[.G442])-MAX([.A442];[.C442];[.E442])" office:value-type="float" office:value="18.4541008472443" calcext:value-type="float">
            <text:p>18.4541008472</text:p>
          </table:table-cell>
          <table:table-cell table:formula="of:=IF(ISBLANK([.E442]);&quot;&quot;;[.I442])" office:value-type="float" office:value="18.4541008472443" calcext:value-type="float">
            <text:p>18.4541008472</text:p>
          </table:table-cell>
          <table:table-cell table:formula="of:=IF(OR(ISBLANK([.E442]);[.I442]&lt;=0);&quot;&quot;;[.I442])" office:value-type="float" office:value="18.4541008472443" calcext:value-type="float">
            <text:p>18.4541008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036.06965" calcext:value-type="float">
            <text:p>1427905036.06965</text:p>
          </table:table-cell>
          <table:table-cell office:value-type="float" office:value="1427905055.03684" calcext:value-type="float">
            <text:p>1427905055.03684</text:p>
          </table:table-cell>
          <table:table-cell table:number-columns-repeated="4"/>
          <table:table-cell table:formula="of:=MAX([.B443];[.D443];[.G443])-MAX([.A443];[.C443];[.E443])" office:value-type="float" office:value="18.9671859741211" calcext:value-type="float">
            <text:p>18.9671859741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6965" calcext:value-type="float">
            <text:p>1427905036.06965</text:p>
          </table:table-cell>
          <table:table-cell office:value-type="float" office:value="1427905053.51342" calcext:value-type="float">
            <text:p>1427905053.51342</text:p>
          </table:table-cell>
          <table:table-cell office:value-type="float" office:value="1427905054.59417" calcext:value-type="float">
            <text:p>1427905054.59417</text:p>
          </table:table-cell>
          <table:table-cell/>
          <table:table-cell table:formula="of:=MAX([.B444];[.D444];[.G444])-MAX([.A444];[.C444];[.E444])" office:value-type="float" office:value="18.5245180130005" calcext:value-type="float">
            <text:p>18.524518013</text:p>
          </table:table-cell>
          <table:table-cell table:formula="of:=IF(ISBLANK([.E444]);&quot;&quot;;[.I444])" office:value-type="float" office:value="18.5245180130005" calcext:value-type="float">
            <text:p>18.524518013</text:p>
          </table:table-cell>
          <table:table-cell table:formula="of:=IF(OR(ISBLANK([.E444]);[.I444]&lt;=0);&quot;&quot;;[.I444])" office:value-type="float" office:value="18.5245180130005" calcext:value-type="float">
            <text:p>18.5245180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103" calcext:value-type="float">
            <text:p>1427905036.07103</text:p>
          </table:table-cell>
          <table:table-cell office:value-type="float" office:value="1427905053.61014" calcext:value-type="float">
            <text:p>1427905053.61014</text:p>
          </table:table-cell>
          <table:table-cell office:value-type="float" office:value="1427905054.62576" calcext:value-type="float">
            <text:p>1427905054.62576</text:p>
          </table:table-cell>
          <table:table-cell/>
          <table:table-cell table:formula="of:=MAX([.B445];[.D445];[.G445])-MAX([.A445];[.C445];[.E445])" office:value-type="float" office:value="18.5547289848328" calcext:value-type="float">
            <text:p>18.5547289848</text:p>
          </table:table-cell>
          <table:table-cell table:formula="of:=IF(ISBLANK([.E445]);&quot;&quot;;[.I445])" office:value-type="float" office:value="18.5547289848328" calcext:value-type="float">
            <text:p>18.5547289848</text:p>
          </table:table-cell>
          <table:table-cell table:formula="of:=IF(OR(ISBLANK([.E445]);[.I445]&lt;=0);&quot;&quot;;[.I445])" office:value-type="float" office:value="18.5547289848328" calcext:value-type="float">
            <text:p>18.5547289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288" calcext:value-type="float">
            <text:p>1427905036.07288</text:p>
          </table:table-cell>
          <table:table-cell office:value-type="float" office:value="1427905053.6016" calcext:value-type="float">
            <text:p>1427905053.6016</text:p>
          </table:table-cell>
          <table:table-cell office:value-type="float" office:value="1427905054.6813" calcext:value-type="float">
            <text:p>1427905054.6813</text:p>
          </table:table-cell>
          <table:table-cell/>
          <table:table-cell table:formula="of:=MAX([.B446];[.D446];[.G446])-MAX([.A446];[.C446];[.E446])" office:value-type="float" office:value="18.6084141731262" calcext:value-type="float">
            <text:p>18.6084141731</text:p>
          </table:table-cell>
          <table:table-cell table:formula="of:=IF(ISBLANK([.E446]);&quot;&quot;;[.I446])" office:value-type="float" office:value="18.6084141731262" calcext:value-type="float">
            <text:p>18.6084141731</text:p>
          </table:table-cell>
          <table:table-cell table:formula="of:=IF(OR(ISBLANK([.E446]);[.I446]&lt;=0);&quot;&quot;;[.I446])" office:value-type="float" office:value="18.6084141731262" calcext:value-type="float">
            <text:p>18.60841417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491" calcext:value-type="float">
            <text:p>1427905036.07491</text:p>
          </table:table-cell>
          <table:table-cell office:value-type="float" office:value="1427905053.58673" calcext:value-type="float">
            <text:p>1427905053.58673</text:p>
          </table:table-cell>
          <table:table-cell office:value-type="float" office:value="1427905054.63627" calcext:value-type="float">
            <text:p>1427905054.63627</text:p>
          </table:table-cell>
          <table:table-cell/>
          <table:table-cell table:formula="of:=MAX([.B447];[.D447];[.G447])-MAX([.A447];[.C447];[.E447])" office:value-type="float" office:value="18.5613620281219" calcext:value-type="float">
            <text:p>18.5613620281</text:p>
          </table:table-cell>
          <table:table-cell table:formula="of:=IF(ISBLANK([.E447]);&quot;&quot;;[.I447])" office:value-type="float" office:value="18.5613620281219" calcext:value-type="float">
            <text:p>18.5613620281</text:p>
          </table:table-cell>
          <table:table-cell table:formula="of:=IF(OR(ISBLANK([.E447]);[.I447]&lt;=0);&quot;&quot;;[.I447])" office:value-type="float" office:value="18.5613620281219" calcext:value-type="float">
            <text:p>18.56136202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693" calcext:value-type="float">
            <text:p>1427905036.07693</text:p>
          </table:table-cell>
          <table:table-cell office:value-type="float" office:value="1427905053.68361" calcext:value-type="float">
            <text:p>1427905053.68361</text:p>
          </table:table-cell>
          <table:table-cell office:value-type="float" office:value="1427905054.7789" calcext:value-type="float">
            <text:p>1427905054.7789</text:p>
          </table:table-cell>
          <table:table-cell/>
          <table:table-cell table:formula="of:=MAX([.B448];[.D448];[.G448])-MAX([.A448];[.C448];[.E448])" office:value-type="float" office:value="18.7019691467285" calcext:value-type="float">
            <text:p>18.7019691467</text:p>
          </table:table-cell>
          <table:table-cell table:formula="of:=IF(ISBLANK([.E448]);&quot;&quot;;[.I448])" office:value-type="float" office:value="18.7019691467285" calcext:value-type="float">
            <text:p>18.7019691467</text:p>
          </table:table-cell>
          <table:table-cell table:formula="of:=IF(OR(ISBLANK([.E448]);[.I448]&lt;=0);&quot;&quot;;[.I448])" office:value-type="float" office:value="18.7019691467285" calcext:value-type="float">
            <text:p>18.7019691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765" calcext:value-type="float">
            <text:p>1427905036.07765</text:p>
          </table:table-cell>
          <table:table-cell office:value-type="float" office:value="1427905053.33706" calcext:value-type="float">
            <text:p>1427905053.33706</text:p>
          </table:table-cell>
          <table:table-cell office:value-type="float" office:value="1427905054.33837" calcext:value-type="float">
            <text:p>1427905054.33837</text:p>
          </table:table-cell>
          <table:table-cell/>
          <table:table-cell table:formula="of:=MAX([.B449];[.D449];[.G449])-MAX([.A449];[.C449];[.E449])" office:value-type="float" office:value="18.2607228755951" calcext:value-type="float">
            <text:p>18.2607228756</text:p>
          </table:table-cell>
          <table:table-cell table:formula="of:=IF(ISBLANK([.E449]);&quot;&quot;;[.I449])" office:value-type="float" office:value="18.2607228755951" calcext:value-type="float">
            <text:p>18.2607228756</text:p>
          </table:table-cell>
          <table:table-cell table:formula="of:=IF(OR(ISBLANK([.E449]);[.I449]&lt;=0);&quot;&quot;;[.I449])" office:value-type="float" office:value="18.2607228755951" calcext:value-type="float">
            <text:p>18.26072287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834" calcext:value-type="float">
            <text:p>1427905036.07834</text:p>
          </table:table-cell>
          <table:table-cell office:value-type="float" office:value="1427905049.32897" calcext:value-type="float">
            <text:p>1427905049.32897</text:p>
          </table:table-cell>
          <table:table-cell office:value-type="float" office:value="1427905050.41873" calcext:value-type="float">
            <text:p>1427905050.41873</text:p>
          </table:table-cell>
          <table:table-cell/>
          <table:table-cell table:formula="of:=MAX([.B450];[.D450];[.G450])-MAX([.A450];[.C450];[.E450])" office:value-type="float" office:value="14.3403849601746" calcext:value-type="float">
            <text:p>14.3403849602</text:p>
          </table:table-cell>
          <table:table-cell table:formula="of:=IF(ISBLANK([.E450]);&quot;&quot;;[.I450])" office:value-type="float" office:value="14.3403849601746" calcext:value-type="float">
            <text:p>14.3403849602</text:p>
          </table:table-cell>
          <table:table-cell table:formula="of:=IF(OR(ISBLANK([.E450]);[.I450]&lt;=0);&quot;&quot;;[.I450])" office:value-type="float" office:value="14.3403849601746" calcext:value-type="float">
            <text:p>14.34038496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903" calcext:value-type="float">
            <text:p>1427905036.07903</text:p>
          </table:table-cell>
          <table:table-cell office:value-type="float" office:value="1427905053.73701" calcext:value-type="float">
            <text:p>1427905053.73701</text:p>
          </table:table-cell>
          <table:table-cell office:value-type="float" office:value="1427905054.79776" calcext:value-type="float">
            <text:p>1427905054.79776</text:p>
          </table:table-cell>
          <table:table-cell/>
          <table:table-cell table:formula="of:=MAX([.B451];[.D451];[.G451])-MAX([.A451];[.C451];[.E451])" office:value-type="float" office:value="18.7187280654907" calcext:value-type="float">
            <text:p>18.7187280655</text:p>
          </table:table-cell>
          <table:table-cell table:formula="of:=IF(ISBLANK([.E451]);&quot;&quot;;[.I451])" office:value-type="float" office:value="18.7187280654907" calcext:value-type="float">
            <text:p>18.7187280655</text:p>
          </table:table-cell>
          <table:table-cell table:formula="of:=IF(OR(ISBLANK([.E451]);[.I451]&lt;=0);&quot;&quot;;[.I451])" office:value-type="float" office:value="18.7187280654907" calcext:value-type="float">
            <text:p>18.71872806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7972" calcext:value-type="float">
            <text:p>1427905036.07972</text:p>
          </table:table-cell>
          <table:table-cell office:value-type="float" office:value="1427905053.97779" calcext:value-type="float">
            <text:p>1427905053.97779</text:p>
          </table:table-cell>
          <table:table-cell office:value-type="float" office:value="1427905055.03683" calcext:value-type="float">
            <text:p>1427905055.03683</text:p>
          </table:table-cell>
          <table:table-cell/>
          <table:table-cell table:formula="of:=MAX([.B452];[.D452];[.G452])-MAX([.A452];[.C452];[.E452])" office:value-type="float" office:value="18.9571051597595" calcext:value-type="float">
            <text:p>18.9571051598</text:p>
          </table:table-cell>
          <table:table-cell table:formula="of:=IF(ISBLANK([.E452]);&quot;&quot;;[.I452])" office:value-type="float" office:value="18.9571051597595" calcext:value-type="float">
            <text:p>18.9571051598</text:p>
          </table:table-cell>
          <table:table-cell table:formula="of:=IF(OR(ISBLANK([.E452]);[.I452]&lt;=0);&quot;&quot;;[.I452])" office:value-type="float" office:value="18.9571051597595" calcext:value-type="float">
            <text:p>18.95710515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36.08046" calcext:value-type="float">
            <text:p>1427905036.08046</text:p>
          </table:table-cell>
          <table:table-cell office:value-type="float" office:value="1427905053.90878" calcext:value-type="float">
            <text:p>1427905053.90878</text:p>
          </table:table-cell>
          <table:table-cell office:value-type="float" office:value="1427905054.98078" calcext:value-type="float">
            <text:p>1427905054.98078</text:p>
          </table:table-cell>
          <table:table-cell/>
          <table:table-cell table:formula="of:=MAX([.B453];[.D453];[.G453])-MAX([.A453];[.C453];[.E453])" office:value-type="float" office:value="18.9003248214722" calcext:value-type="float">
            <text:p>18.9003248215</text:p>
          </table:table-cell>
          <table:table-cell table:formula="of:=IF(ISBLANK([.E453]);&quot;&quot;;[.I453])" office:value-type="float" office:value="18.9003248214722" calcext:value-type="float">
            <text:p>18.9003248215</text:p>
          </table:table-cell>
          <table:table-cell table:formula="of:=IF(OR(ISBLANK([.E453]);[.I453]&lt;=0);&quot;&quot;;[.I453])" office:value-type="float" office:value="18.9003248214722" calcext:value-type="float">
            <text:p>18.90032482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055.03685" calcext:value-type="float">
            <text:p>1427905055.03685</text:p>
          </table:table-cell>
          <table:table-cell office:value-type="float" office:value="1427905073.58704" calcext:value-type="float">
            <text:p>1427905073.58704</text:p>
          </table:table-cell>
          <table:table-cell table:number-columns-repeated="4"/>
          <table:table-cell table:formula="of:=MAX([.B454];[.D454];[.G454])-MAX([.A454];[.C454];[.E454])" office:value-type="float" office:value="18.550194978714" calcext:value-type="float">
            <text:p>18.5501949787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3685" calcext:value-type="float">
            <text:p>1427905055.03685</text:p>
          </table:table-cell>
          <table:table-cell office:value-type="float" office:value="1427905072.53093" calcext:value-type="float">
            <text:p>1427905072.53093</text:p>
          </table:table-cell>
          <table:table-cell office:value-type="float" office:value="1427905073.58704" calcext:value-type="float">
            <text:p>1427905073.58704</text:p>
          </table:table-cell>
          <table:table-cell/>
          <table:table-cell table:formula="of:=MAX([.B455];[.D455];[.G455])-MAX([.A455];[.C455];[.E455])" office:value-type="float" office:value="18.550185918808" calcext:value-type="float">
            <text:p>18.5501859188</text:p>
          </table:table-cell>
          <table:table-cell table:formula="of:=IF(ISBLANK([.E455]);&quot;&quot;;[.I455])" office:value-type="float" office:value="18.550185918808" calcext:value-type="float">
            <text:p>18.5501859188</text:p>
          </table:table-cell>
          <table:table-cell table:formula="of:=IF(OR(ISBLANK([.E455]);[.I455]&lt;=0);&quot;&quot;;[.I455])" office:value-type="float" office:value="18.550185918808" calcext:value-type="float">
            <text:p>18.55018591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3821" calcext:value-type="float">
            <text:p>1427905055.03821</text:p>
          </table:table-cell>
          <table:table-cell office:value-type="float" office:value="1427905071.94746" calcext:value-type="float">
            <text:p>1427905071.94746</text:p>
          </table:table-cell>
          <table:table-cell office:value-type="float" office:value="1427905073.00548" calcext:value-type="float">
            <text:p>1427905073.00548</text:p>
          </table:table-cell>
          <table:table-cell/>
          <table:table-cell table:formula="of:=MAX([.B456];[.D456];[.G456])-MAX([.A456];[.C456];[.E456])" office:value-type="float" office:value="17.9672718048096" calcext:value-type="float">
            <text:p>17.9672718048</text:p>
          </table:table-cell>
          <table:table-cell table:formula="of:=IF(ISBLANK([.E456]);&quot;&quot;;[.I456])" office:value-type="float" office:value="17.9672718048096" calcext:value-type="float">
            <text:p>17.9672718048</text:p>
          </table:table-cell>
          <table:table-cell table:formula="of:=IF(OR(ISBLANK([.E456]);[.I456]&lt;=0);&quot;&quot;;[.I456])" office:value-type="float" office:value="17.9672718048096" calcext:value-type="float">
            <text:p>17.9672718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3952" calcext:value-type="float">
            <text:p>1427905055.03952</text:p>
          </table:table-cell>
          <table:table-cell office:value-type="float" office:value="1427905071.941" calcext:value-type="float">
            <text:p>1427905071.941</text:p>
          </table:table-cell>
          <table:table-cell office:value-type="float" office:value="1427905072.94265" calcext:value-type="float">
            <text:p>1427905072.94265</text:p>
          </table:table-cell>
          <table:table-cell/>
          <table:table-cell table:formula="of:=MAX([.B457];[.D457];[.G457])-MAX([.A457];[.C457];[.E457])" office:value-type="float" office:value="17.9031360149384" calcext:value-type="float">
            <text:p>17.9031360149</text:p>
          </table:table-cell>
          <table:table-cell table:formula="of:=IF(ISBLANK([.E457]);&quot;&quot;;[.I457])" office:value-type="float" office:value="17.9031360149384" calcext:value-type="float">
            <text:p>17.9031360149</text:p>
          </table:table-cell>
          <table:table-cell table:formula="of:=IF(OR(ISBLANK([.E457]);[.I457]&lt;=0);&quot;&quot;;[.I457])" office:value-type="float" office:value="17.9031360149384" calcext:value-type="float">
            <text:p>17.90313601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088" calcext:value-type="float">
            <text:p>1427905055.04088</text:p>
          </table:table-cell>
          <table:table-cell office:value-type="float" office:value="1427905072.2765" calcext:value-type="float">
            <text:p>1427905072.2765</text:p>
          </table:table-cell>
          <table:table-cell office:value-type="float" office:value="1427905073.38565" calcext:value-type="float">
            <text:p>1427905073.38565</text:p>
          </table:table-cell>
          <table:table-cell/>
          <table:table-cell table:formula="of:=MAX([.B458];[.D458];[.G458])-MAX([.A458];[.C458];[.E458])" office:value-type="float" office:value="18.3447721004486" calcext:value-type="float">
            <text:p>18.3447721004</text:p>
          </table:table-cell>
          <table:table-cell table:formula="of:=IF(ISBLANK([.E458]);&quot;&quot;;[.I458])" office:value-type="float" office:value="18.3447721004486" calcext:value-type="float">
            <text:p>18.3447721004</text:p>
          </table:table-cell>
          <table:table-cell table:formula="of:=IF(OR(ISBLANK([.E458]);[.I458]&lt;=0);&quot;&quot;;[.I458])" office:value-type="float" office:value="18.3447721004486" calcext:value-type="float">
            <text:p>18.34477210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179" calcext:value-type="float">
            <text:p>1427905055.04179</text:p>
          </table:table-cell>
          <table:table-cell office:value-type="float" office:value="1427905072.33739" calcext:value-type="float">
            <text:p>1427905072.33739</text:p>
          </table:table-cell>
          <table:table-cell office:value-type="float" office:value="1427905073.42263" calcext:value-type="float">
            <text:p>1427905073.42263</text:p>
          </table:table-cell>
          <table:table-cell/>
          <table:table-cell table:formula="of:=MAX([.B459];[.D459];[.G459])-MAX([.A459];[.C459];[.E459])" office:value-type="float" office:value="18.3808441162109" calcext:value-type="float">
            <text:p>18.3808441162</text:p>
          </table:table-cell>
          <table:table-cell table:formula="of:=IF(ISBLANK([.E459]);&quot;&quot;;[.I459])" office:value-type="float" office:value="18.3808441162109" calcext:value-type="float">
            <text:p>18.3808441162</text:p>
          </table:table-cell>
          <table:table-cell table:formula="of:=IF(OR(ISBLANK([.E459]);[.I459]&lt;=0);&quot;&quot;;[.I459])" office:value-type="float" office:value="18.3808441162109" calcext:value-type="float">
            <text:p>18.38084411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269" calcext:value-type="float">
            <text:p>1427905055.04269</text:p>
          </table:table-cell>
          <table:table-cell office:value-type="float" office:value="1427905072.05703" calcext:value-type="float">
            <text:p>1427905072.05703</text:p>
          </table:table-cell>
          <table:table-cell office:value-type="float" office:value="1427905073.03443" calcext:value-type="float">
            <text:p>1427905073.03443</text:p>
          </table:table-cell>
          <table:table-cell/>
          <table:table-cell table:formula="of:=MAX([.B460];[.D460];[.G460])-MAX([.A460];[.C460];[.E460])" office:value-type="float" office:value="17.991739988327" calcext:value-type="float">
            <text:p>17.9917399883</text:p>
          </table:table-cell>
          <table:table-cell table:formula="of:=IF(ISBLANK([.E460]);&quot;&quot;;[.I460])" office:value-type="float" office:value="17.991739988327" calcext:value-type="float">
            <text:p>17.9917399883</text:p>
          </table:table-cell>
          <table:table-cell table:formula="of:=IF(OR(ISBLANK([.E460]);[.I460]&lt;=0);&quot;&quot;;[.I460])" office:value-type="float" office:value="17.991739988327" calcext:value-type="float">
            <text:p>17.99173998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359" calcext:value-type="float">
            <text:p>1427905055.04359</text:p>
          </table:table-cell>
          <table:table-cell office:value-type="float" office:value="1427905072.09463" calcext:value-type="float">
            <text:p>1427905072.09463</text:p>
          </table:table-cell>
          <table:table-cell office:value-type="float" office:value="1427905073.12415" calcext:value-type="float">
            <text:p>1427905073.12415</text:p>
          </table:table-cell>
          <table:table-cell/>
          <table:table-cell table:formula="of:=MAX([.B461];[.D461];[.G461])-MAX([.A461];[.C461];[.E461])" office:value-type="float" office:value="18.0805621147156" calcext:value-type="float">
            <text:p>18.0805621147</text:p>
          </table:table-cell>
          <table:table-cell table:formula="of:=IF(ISBLANK([.E461]);&quot;&quot;;[.I461])" office:value-type="float" office:value="18.0805621147156" calcext:value-type="float">
            <text:p>18.0805621147</text:p>
          </table:table-cell>
          <table:table-cell table:formula="of:=IF(OR(ISBLANK([.E461]);[.I461]&lt;=0);&quot;&quot;;[.I461])" office:value-type="float" office:value="18.0805621147156" calcext:value-type="float">
            <text:p>18.08056211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449" calcext:value-type="float">
            <text:p>1427905055.04449</text:p>
          </table:table-cell>
          <table:table-cell office:value-type="float" office:value="1427905072.25445" calcext:value-type="float">
            <text:p>1427905072.25445</text:p>
          </table:table-cell>
          <table:table-cell office:value-type="float" office:value="1427905073.31086" calcext:value-type="float">
            <text:p>1427905073.31086</text:p>
          </table:table-cell>
          <table:table-cell/>
          <table:table-cell table:formula="of:=MAX([.B462];[.D462];[.G462])-MAX([.A462];[.C462];[.E462])" office:value-type="float" office:value="18.2663741111755" calcext:value-type="float">
            <text:p>18.2663741112</text:p>
          </table:table-cell>
          <table:table-cell table:formula="of:=IF(ISBLANK([.E462]);&quot;&quot;;[.I462])" office:value-type="float" office:value="18.2663741111755" calcext:value-type="float">
            <text:p>18.2663741112</text:p>
          </table:table-cell>
          <table:table-cell table:formula="of:=IF(OR(ISBLANK([.E462]);[.I462]&lt;=0);&quot;&quot;;[.I462])" office:value-type="float" office:value="18.2663741111755" calcext:value-type="float">
            <text:p>18.26637411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578" calcext:value-type="float">
            <text:p>1427905055.04578</text:p>
          </table:table-cell>
          <table:table-cell office:value-type="float" office:value="1427905072.51635" calcext:value-type="float">
            <text:p>1427905072.51635</text:p>
          </table:table-cell>
          <table:table-cell office:value-type="float" office:value="1427905073.4733" calcext:value-type="float">
            <text:p>1427905073.4733</text:p>
          </table:table-cell>
          <table:table-cell/>
          <table:table-cell table:formula="of:=MAX([.B463];[.D463];[.G463])-MAX([.A463];[.C463];[.E463])" office:value-type="float" office:value="18.4275231361389" calcext:value-type="float">
            <text:p>18.4275231361</text:p>
          </table:table-cell>
          <table:table-cell table:formula="of:=IF(ISBLANK([.E463]);&quot;&quot;;[.I463])" office:value-type="float" office:value="18.4275231361389" calcext:value-type="float">
            <text:p>18.4275231361</text:p>
          </table:table-cell>
          <table:table-cell table:formula="of:=IF(OR(ISBLANK([.E463]);[.I463]&lt;=0);&quot;&quot;;[.I463])" office:value-type="float" office:value="18.4275231361389" calcext:value-type="float">
            <text:p>18.42752313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55.04668" calcext:value-type="float">
            <text:p>1427905055.04668</text:p>
          </table:table-cell>
          <table:table-cell office:value-type="float" office:value="1427905071.82514" calcext:value-type="float">
            <text:p>1427905071.82514</text:p>
          </table:table-cell>
          <table:table-cell office:value-type="float" office:value="1427905072.90904" calcext:value-type="float">
            <text:p>1427905072.90904</text:p>
          </table:table-cell>
          <table:table-cell/>
          <table:table-cell table:formula="of:=MAX([.B464];[.D464];[.G464])-MAX([.A464];[.C464];[.E464])" office:value-type="float" office:value="17.8623621463776" calcext:value-type="float">
            <text:p>17.8623621464</text:p>
          </table:table-cell>
          <table:table-cell table:formula="of:=IF(ISBLANK([.E464]);&quot;&quot;;[.I464])" office:value-type="float" office:value="17.8623621463776" calcext:value-type="float">
            <text:p>17.8623621464</text:p>
          </table:table-cell>
          <table:table-cell table:formula="of:=IF(OR(ISBLANK([.E464]);[.I464]&lt;=0);&quot;&quot;;[.I464])" office:value-type="float" office:value="17.8623621463776" calcext:value-type="float">
            <text:p>17.8623621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073.58705" calcext:value-type="float">
            <text:p>1427905073.58705</text:p>
          </table:table-cell>
          <table:table-cell office:value-type="float" office:value="1427905092.64104" calcext:value-type="float">
            <text:p>1427905092.64104</text:p>
          </table:table-cell>
          <table:table-cell table:number-columns-repeated="4"/>
          <table:table-cell table:formula="of:=MAX([.B465];[.D465];[.G465])-MAX([.A465];[.C465];[.E465])" office:value-type="float" office:value="19.0539810657501" calcext:value-type="float">
            <text:p>19.0539810658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8706" calcext:value-type="float">
            <text:p>1427905073.58706</text:p>
          </table:table-cell>
          <table:table-cell office:value-type="float" office:value="1427905090.95003" calcext:value-type="float">
            <text:p>1427905090.95003</text:p>
          </table:table-cell>
          <table:table-cell office:value-type="float" office:value="1427905092.00476" calcext:value-type="float">
            <text:p>1427905092.00476</text:p>
          </table:table-cell>
          <table:table-cell/>
          <table:table-cell table:formula="of:=MAX([.B466];[.D466];[.G466])-MAX([.A466];[.C466];[.E466])" office:value-type="float" office:value="18.41770195961" calcext:value-type="float">
            <text:p>18.4177019596</text:p>
          </table:table-cell>
          <table:table-cell table:formula="of:=IF(ISBLANK([.E466]);&quot;&quot;;[.I466])" office:value-type="float" office:value="18.41770195961" calcext:value-type="float">
            <text:p>18.4177019596</text:p>
          </table:table-cell>
          <table:table-cell table:formula="of:=IF(OR(ISBLANK([.E466]);[.I466]&lt;=0);&quot;&quot;;[.I466])" office:value-type="float" office:value="18.41770195961" calcext:value-type="float">
            <text:p>18.41770195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8843" calcext:value-type="float">
            <text:p>1427905073.58843</text:p>
          </table:table-cell>
          <table:table-cell office:value-type="float" office:value="1427905091.4742" calcext:value-type="float">
            <text:p>1427905091.4742</text:p>
          </table:table-cell>
          <table:table-cell office:value-type="float" office:value="1427905092.53528" calcext:value-type="float">
            <text:p>1427905092.53528</text:p>
          </table:table-cell>
          <table:table-cell/>
          <table:table-cell table:formula="of:=MAX([.B467];[.D467];[.G467])-MAX([.A467];[.C467];[.E467])" office:value-type="float" office:value="18.9468579292297" calcext:value-type="float">
            <text:p>18.9468579292</text:p>
          </table:table-cell>
          <table:table-cell table:formula="of:=IF(ISBLANK([.E467]);&quot;&quot;;[.I467])" office:value-type="float" office:value="18.9468579292297" calcext:value-type="float">
            <text:p>18.9468579292</text:p>
          </table:table-cell>
          <table:table-cell table:formula="of:=IF(OR(ISBLANK([.E467]);[.I467]&lt;=0);&quot;&quot;;[.I467])" office:value-type="float" office:value="18.9468579292297" calcext:value-type="float">
            <text:p>18.94685792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004" calcext:value-type="float">
            <text:p>1427905073.59004</text:p>
          </table:table-cell>
          <table:table-cell office:value-type="float" office:value="1427905090.87187" calcext:value-type="float">
            <text:p>1427905090.87187</text:p>
          </table:table-cell>
          <table:table-cell office:value-type="float" office:value="1427905091.95925" calcext:value-type="float">
            <text:p>1427905091.95925</text:p>
          </table:table-cell>
          <table:table-cell/>
          <table:table-cell table:formula="of:=MAX([.B468];[.D468];[.G468])-MAX([.A468];[.C468];[.E468])" office:value-type="float" office:value="18.3692100048065" calcext:value-type="float">
            <text:p>18.3692100048</text:p>
          </table:table-cell>
          <table:table-cell table:formula="of:=IF(ISBLANK([.E468]);&quot;&quot;;[.I468])" office:value-type="float" office:value="18.3692100048065" calcext:value-type="float">
            <text:p>18.3692100048</text:p>
          </table:table-cell>
          <table:table-cell table:formula="of:=IF(OR(ISBLANK([.E468]);[.I468]&lt;=0);&quot;&quot;;[.I468])" office:value-type="float" office:value="18.3692100048065" calcext:value-type="float">
            <text:p>18.3692100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135" calcext:value-type="float">
            <text:p>1427905073.59135</text:p>
          </table:table-cell>
          <table:table-cell office:value-type="float" office:value="1427905091.29276" calcext:value-type="float">
            <text:p>1427905091.29276</text:p>
          </table:table-cell>
          <table:table-cell office:value-type="float" office:value="1427905092.37946" calcext:value-type="float">
            <text:p>1427905092.37946</text:p>
          </table:table-cell>
          <table:table-cell/>
          <table:table-cell table:formula="of:=MAX([.B469];[.D469];[.G469])-MAX([.A469];[.C469];[.E469])" office:value-type="float" office:value="18.7881109714508" calcext:value-type="float">
            <text:p>18.7881109715</text:p>
          </table:table-cell>
          <table:table-cell table:formula="of:=IF(ISBLANK([.E469]);&quot;&quot;;[.I469])" office:value-type="float" office:value="18.7881109714508" calcext:value-type="float">
            <text:p>18.7881109715</text:p>
          </table:table-cell>
          <table:table-cell table:formula="of:=IF(OR(ISBLANK([.E469]);[.I469]&lt;=0);&quot;&quot;;[.I469])" office:value-type="float" office:value="18.7881109714508" calcext:value-type="float">
            <text:p>18.78811097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273" calcext:value-type="float">
            <text:p>1427905073.59273</text:p>
          </table:table-cell>
          <table:table-cell office:value-type="float" office:value="1427905091.08172" calcext:value-type="float">
            <text:p>1427905091.08172</text:p>
          </table:table-cell>
          <table:table-cell office:value-type="float" office:value="1427905092.0613" calcext:value-type="float">
            <text:p>1427905092.0613</text:p>
          </table:table-cell>
          <table:table-cell/>
          <table:table-cell table:formula="of:=MAX([.B470];[.D470];[.G470])-MAX([.A470];[.C470];[.E470])" office:value-type="float" office:value="18.4685778617859" calcext:value-type="float">
            <text:p>18.4685778618</text:p>
          </table:table-cell>
          <table:table-cell table:formula="of:=IF(ISBLANK([.E470]);&quot;&quot;;[.I470])" office:value-type="float" office:value="18.4685778617859" calcext:value-type="float">
            <text:p>18.4685778618</text:p>
          </table:table-cell>
          <table:table-cell table:formula="of:=IF(OR(ISBLANK([.E470]);[.I470]&lt;=0);&quot;&quot;;[.I470])" office:value-type="float" office:value="18.4685778617859" calcext:value-type="float">
            <text:p>18.46857786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403" calcext:value-type="float">
            <text:p>1427905073.59403</text:p>
          </table:table-cell>
          <table:table-cell office:value-type="float" office:value="1427905090.94379" calcext:value-type="float">
            <text:p>1427905090.94379</text:p>
          </table:table-cell>
          <table:table-cell office:value-type="float" office:value="1427905091.96984" calcext:value-type="float">
            <text:p>1427905091.96984</text:p>
          </table:table-cell>
          <table:table-cell/>
          <table:table-cell table:formula="of:=MAX([.B471];[.D471];[.G471])-MAX([.A471];[.C471];[.E471])" office:value-type="float" office:value="18.3758130073547" calcext:value-type="float">
            <text:p>18.3758130074</text:p>
          </table:table-cell>
          <table:table-cell table:formula="of:=IF(ISBLANK([.E471]);&quot;&quot;;[.I471])" office:value-type="float" office:value="18.3758130073547" calcext:value-type="float">
            <text:p>18.3758130074</text:p>
          </table:table-cell>
          <table:table-cell table:formula="of:=IF(OR(ISBLANK([.E471]);[.I471]&lt;=0);&quot;&quot;;[.I471])" office:value-type="float" office:value="18.3758130073547" calcext:value-type="float">
            <text:p>18.37581300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536" calcext:value-type="float">
            <text:p>1427905073.59536</text:p>
          </table:table-cell>
          <table:table-cell office:value-type="float" office:value="1427905091.33029" calcext:value-type="float">
            <text:p>1427905091.33029</text:p>
          </table:table-cell>
          <table:table-cell office:value-type="float" office:value="1427905092.35963" calcext:value-type="float">
            <text:p>1427905092.35963</text:p>
          </table:table-cell>
          <table:table-cell/>
          <table:table-cell table:formula="of:=MAX([.B472];[.D472];[.G472])-MAX([.A472];[.C472];[.E472])" office:value-type="float" office:value="18.7642679214478" calcext:value-type="float">
            <text:p>18.7642679214</text:p>
          </table:table-cell>
          <table:table-cell table:formula="of:=IF(ISBLANK([.E472]);&quot;&quot;;[.I472])" office:value-type="float" office:value="18.7642679214478" calcext:value-type="float">
            <text:p>18.7642679214</text:p>
          </table:table-cell>
          <table:table-cell table:formula="of:=IF(OR(ISBLANK([.E472]);[.I472]&lt;=0);&quot;&quot;;[.I472])" office:value-type="float" office:value="18.7642679214478" calcext:value-type="float">
            <text:p>18.76426792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668" calcext:value-type="float">
            <text:p>1427905073.59668</text:p>
          </table:table-cell>
          <table:table-cell office:value-type="float" office:value="1427905091.01693" calcext:value-type="float">
            <text:p>1427905091.01693</text:p>
          </table:table-cell>
          <table:table-cell office:value-type="float" office:value="1427905092.08956" calcext:value-type="float">
            <text:p>1427905092.08956</text:p>
          </table:table-cell>
          <table:table-cell/>
          <table:table-cell table:formula="of:=MAX([.B473];[.D473];[.G473])-MAX([.A473];[.C473];[.E473])" office:value-type="float" office:value="18.4928750991821" calcext:value-type="float">
            <text:p>18.4928750992</text:p>
          </table:table-cell>
          <table:table-cell table:formula="of:=IF(ISBLANK([.E473]);&quot;&quot;;[.I473])" office:value-type="float" office:value="18.4928750991821" calcext:value-type="float">
            <text:p>18.4928750992</text:p>
          </table:table-cell>
          <table:table-cell table:formula="of:=IF(OR(ISBLANK([.E473]);[.I473]&lt;=0);&quot;&quot;;[.I473])" office:value-type="float" office:value="18.4928750991821" calcext:value-type="float">
            <text:p>18.49287509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804" calcext:value-type="float">
            <text:p>1427905073.59804</text:p>
          </table:table-cell>
          <table:table-cell office:value-type="float" office:value="1427905091.53997" calcext:value-type="float">
            <text:p>1427905091.53997</text:p>
          </table:table-cell>
          <table:table-cell office:value-type="float" office:value="1427905092.64103" calcext:value-type="float">
            <text:p>1427905092.64103</text:p>
          </table:table-cell>
          <table:table-cell/>
          <table:table-cell table:formula="of:=MAX([.B474];[.D474];[.G474])-MAX([.A474];[.C474];[.E474])" office:value-type="float" office:value="19.0429859161377" calcext:value-type="float">
            <text:p>19.0429859161</text:p>
          </table:table-cell>
          <table:table-cell table:formula="of:=IF(ISBLANK([.E474]);&quot;&quot;;[.I474])" office:value-type="float" office:value="19.0429859161377" calcext:value-type="float">
            <text:p>19.0429859161</text:p>
          </table:table-cell>
          <table:table-cell table:formula="of:=IF(OR(ISBLANK([.E474]);[.I474]&lt;=0);&quot;&quot;;[.I474])" office:value-type="float" office:value="19.0429859161377" calcext:value-type="float">
            <text:p>19.04298591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73.59936" calcext:value-type="float">
            <text:p>1427905073.59936</text:p>
          </table:table-cell>
          <table:table-cell office:value-type="float" office:value="1427905091.24707" calcext:value-type="float">
            <text:p>1427905091.24707</text:p>
          </table:table-cell>
          <table:table-cell office:value-type="float" office:value="1427905092.26596" calcext:value-type="float">
            <text:p>1427905092.26596</text:p>
          </table:table-cell>
          <table:table-cell/>
          <table:table-cell table:formula="of:=MAX([.B475];[.D475];[.G475])-MAX([.A475];[.C475];[.E475])" office:value-type="float" office:value="18.6666009426117" calcext:value-type="float">
            <text:p>18.6666009426</text:p>
          </table:table-cell>
          <table:table-cell table:formula="of:=IF(ISBLANK([.E475]);&quot;&quot;;[.I475])" office:value-type="float" office:value="18.6666009426117" calcext:value-type="float">
            <text:p>18.6666009426</text:p>
          </table:table-cell>
          <table:table-cell table:formula="of:=IF(OR(ISBLANK([.E475]);[.I475]&lt;=0);&quot;&quot;;[.I475])" office:value-type="float" office:value="18.6666009426117" calcext:value-type="float">
            <text:p>18.66660094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092.64105" calcext:value-type="float">
            <text:p>1427905092.64105</text:p>
          </table:table-cell>
          <table:table-cell office:value-type="float" office:value="1427905111.31171" calcext:value-type="float">
            <text:p>1427905111.31171</text:p>
          </table:table-cell>
          <table:table-cell table:number-columns-repeated="4"/>
          <table:table-cell table:formula="of:=MAX([.B476];[.D476];[.G476])-MAX([.A476];[.C476];[.E476])" office:value-type="float" office:value="18.6706619262695" calcext:value-type="float">
            <text:p>18.6706619263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105" calcext:value-type="float">
            <text:p>1427905092.64105</text:p>
          </table:table-cell>
          <table:table-cell office:value-type="float" office:value="1427905109.73751" calcext:value-type="float">
            <text:p>1427905109.73751</text:p>
          </table:table-cell>
          <table:table-cell office:value-type="float" office:value="1427905110.84553" calcext:value-type="float">
            <text:p>1427905110.84553</text:p>
          </table:table-cell>
          <table:table-cell/>
          <table:table-cell table:formula="of:=MAX([.B477];[.D477];[.G477])-MAX([.A477];[.C477];[.E477])" office:value-type="float" office:value="18.204479932785" calcext:value-type="float">
            <text:p>18.2044799328</text:p>
          </table:table-cell>
          <table:table-cell table:formula="of:=IF(ISBLANK([.E477]);&quot;&quot;;[.I477])" office:value-type="float" office:value="18.204479932785" calcext:value-type="float">
            <text:p>18.2044799328</text:p>
          </table:table-cell>
          <table:table-cell table:formula="of:=IF(OR(ISBLANK([.E477]);[.I477]&lt;=0);&quot;&quot;;[.I477])" office:value-type="float" office:value="18.204479932785" calcext:value-type="float">
            <text:p>18.20447993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241" calcext:value-type="float">
            <text:p>1427905092.64241</text:p>
          </table:table-cell>
          <table:table-cell office:value-type="float" office:value="1427905109.68871" calcext:value-type="float">
            <text:p>1427905109.68871</text:p>
          </table:table-cell>
          <table:table-cell office:value-type="float" office:value="1427905110.7968" calcext:value-type="float">
            <text:p>1427905110.7968</text:p>
          </table:table-cell>
          <table:table-cell/>
          <table:table-cell table:formula="of:=MAX([.B478];[.D478];[.G478])-MAX([.A478];[.C478];[.E478])" office:value-type="float" office:value="18.1543889045715" calcext:value-type="float">
            <text:p>18.1543889046</text:p>
          </table:table-cell>
          <table:table-cell table:formula="of:=IF(ISBLANK([.E478]);&quot;&quot;;[.I478])" office:value-type="float" office:value="18.1543889045715" calcext:value-type="float">
            <text:p>18.1543889046</text:p>
          </table:table-cell>
          <table:table-cell table:formula="of:=IF(OR(ISBLANK([.E478]);[.I478]&lt;=0);&quot;&quot;;[.I478])" office:value-type="float" office:value="18.1543889045715" calcext:value-type="float">
            <text:p>18.1543889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372" calcext:value-type="float">
            <text:p>1427905092.64372</text:p>
          </table:table-cell>
          <table:table-cell office:value-type="float" office:value="1427905110.12393" calcext:value-type="float">
            <text:p>1427905110.12393</text:p>
          </table:table-cell>
          <table:table-cell office:value-type="float" office:value="1427905111.09294" calcext:value-type="float">
            <text:p>1427905111.09294</text:p>
          </table:table-cell>
          <table:table-cell/>
          <table:table-cell table:formula="of:=MAX([.B479];[.D479];[.G479])-MAX([.A479];[.C479];[.E479])" office:value-type="float" office:value="18.4492218494415" calcext:value-type="float">
            <text:p>18.4492218494</text:p>
          </table:table-cell>
          <table:table-cell table:formula="of:=IF(ISBLANK([.E479]);&quot;&quot;;[.I479])" office:value-type="float" office:value="18.4492218494415" calcext:value-type="float">
            <text:p>18.4492218494</text:p>
          </table:table-cell>
          <table:table-cell table:formula="of:=IF(OR(ISBLANK([.E479]);[.I479]&lt;=0);&quot;&quot;;[.I479])" office:value-type="float" office:value="18.4492218494415" calcext:value-type="float">
            <text:p>18.44922184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504" calcext:value-type="float">
            <text:p>1427905092.64504</text:p>
          </table:table-cell>
          <table:table-cell office:value-type="float" office:value="1427905110.08908" calcext:value-type="float">
            <text:p>1427905110.08908</text:p>
          </table:table-cell>
          <table:table-cell office:value-type="float" office:value="1427905111.19565" calcext:value-type="float">
            <text:p>1427905111.19565</text:p>
          </table:table-cell>
          <table:table-cell/>
          <table:table-cell table:formula="of:=MAX([.B480];[.D480];[.G480])-MAX([.A480];[.C480];[.E480])" office:value-type="float" office:value="18.5506119728088" calcext:value-type="float">
            <text:p>18.5506119728</text:p>
          </table:table-cell>
          <table:table-cell table:formula="of:=IF(ISBLANK([.E480]);&quot;&quot;;[.I480])" office:value-type="float" office:value="18.5506119728088" calcext:value-type="float">
            <text:p>18.5506119728</text:p>
          </table:table-cell>
          <table:table-cell table:formula="of:=IF(OR(ISBLANK([.E480]);[.I480]&lt;=0);&quot;&quot;;[.I480])" office:value-type="float" office:value="18.5506119728088" calcext:value-type="float">
            <text:p>18.55061197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634" calcext:value-type="float">
            <text:p>1427905092.64634</text:p>
          </table:table-cell>
          <table:table-cell office:value-type="float" office:value="1427905109.12904" calcext:value-type="float">
            <text:p>1427905109.12904</text:p>
          </table:table-cell>
          <table:table-cell office:value-type="float" office:value="1427905110.13651" calcext:value-type="float">
            <text:p>1427905110.13651</text:p>
          </table:table-cell>
          <table:table-cell/>
          <table:table-cell table:formula="of:=MAX([.B481];[.D481];[.G481])-MAX([.A481];[.C481];[.E481])" office:value-type="float" office:value="17.4901678562164" calcext:value-type="float">
            <text:p>17.4901678562</text:p>
          </table:table-cell>
          <table:table-cell table:formula="of:=IF(ISBLANK([.E481]);&quot;&quot;;[.I481])" office:value-type="float" office:value="17.4901678562164" calcext:value-type="float">
            <text:p>17.4901678562</text:p>
          </table:table-cell>
          <table:table-cell table:formula="of:=IF(OR(ISBLANK([.E481]);[.I481]&lt;=0);&quot;&quot;;[.I481])" office:value-type="float" office:value="17.4901678562164" calcext:value-type="float">
            <text:p>17.49016785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766" calcext:value-type="float">
            <text:p>1427905092.64766</text:p>
          </table:table-cell>
          <table:table-cell office:value-type="float" office:value="1427905110.24406" calcext:value-type="float">
            <text:p>1427905110.24406</text:p>
          </table:table-cell>
          <table:table-cell office:value-type="float" office:value="1427905111.3117" calcext:value-type="float">
            <text:p>1427905111.3117</text:p>
          </table:table-cell>
          <table:table-cell/>
          <table:table-cell table:formula="of:=MAX([.B482];[.D482];[.G482])-MAX([.A482];[.C482];[.E482])" office:value-type="float" office:value="18.6640408039093" calcext:value-type="float">
            <text:p>18.6640408039</text:p>
          </table:table-cell>
          <table:table-cell table:formula="of:=IF(ISBLANK([.E482]);&quot;&quot;;[.I482])" office:value-type="float" office:value="18.6640408039093" calcext:value-type="float">
            <text:p>18.6640408039</text:p>
          </table:table-cell>
          <table:table-cell table:formula="of:=IF(OR(ISBLANK([.E482]);[.I482]&lt;=0);&quot;&quot;;[.I482])" office:value-type="float" office:value="18.6640408039093" calcext:value-type="float">
            <text:p>18.66404080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4904" calcext:value-type="float">
            <text:p>1427905092.64904</text:p>
          </table:table-cell>
          <table:table-cell office:value-type="float" office:value="1427905109.49225" calcext:value-type="float">
            <text:p>1427905109.49225</text:p>
          </table:table-cell>
          <table:table-cell office:value-type="float" office:value="1427905110.58699" calcext:value-type="float">
            <text:p>1427905110.58699</text:p>
          </table:table-cell>
          <table:table-cell/>
          <table:table-cell table:formula="of:=MAX([.B483];[.D483];[.G483])-MAX([.A483];[.C483];[.E483])" office:value-type="float" office:value="17.9379549026489" calcext:value-type="float">
            <text:p>17.9379549026</text:p>
          </table:table-cell>
          <table:table-cell table:formula="of:=IF(ISBLANK([.E483]);&quot;&quot;;[.I483])" office:value-type="float" office:value="17.9379549026489" calcext:value-type="float">
            <text:p>17.9379549026</text:p>
          </table:table-cell>
          <table:table-cell table:formula="of:=IF(OR(ISBLANK([.E483]);[.I483]&lt;=0);&quot;&quot;;[.I483])" office:value-type="float" office:value="17.9379549026489" calcext:value-type="float">
            <text:p>17.9379549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5044" calcext:value-type="float">
            <text:p>1427905092.65044</text:p>
          </table:table-cell>
          <table:table-cell office:value-type="float" office:value="1427905109.94099" calcext:value-type="float">
            <text:p>1427905109.94099</text:p>
          </table:table-cell>
          <table:table-cell office:value-type="float" office:value="1427905110.98312" calcext:value-type="float">
            <text:p>1427905110.98312</text:p>
          </table:table-cell>
          <table:table-cell/>
          <table:table-cell table:formula="of:=MAX([.B484];[.D484];[.G484])-MAX([.A484];[.C484];[.E484])" office:value-type="float" office:value="18.3326809406281" calcext:value-type="float">
            <text:p>18.3326809406</text:p>
          </table:table-cell>
          <table:table-cell table:formula="of:=IF(ISBLANK([.E484]);&quot;&quot;;[.I484])" office:value-type="float" office:value="18.3326809406281" calcext:value-type="float">
            <text:p>18.3326809406</text:p>
          </table:table-cell>
          <table:table-cell table:formula="of:=IF(OR(ISBLANK([.E484]);[.I484]&lt;=0);&quot;&quot;;[.I484])" office:value-type="float" office:value="18.3326809406281" calcext:value-type="float">
            <text:p>18.3326809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5197" calcext:value-type="float">
            <text:p>1427905092.65197</text:p>
          </table:table-cell>
          <table:table-cell office:value-type="float" office:value="1427905109.57585" calcext:value-type="float">
            <text:p>1427905109.57585</text:p>
          </table:table-cell>
          <table:table-cell office:value-type="float" office:value="1427905110.63495" calcext:value-type="float">
            <text:p>1427905110.63495</text:p>
          </table:table-cell>
          <table:table-cell/>
          <table:table-cell table:formula="of:=MAX([.B485];[.D485];[.G485])-MAX([.A485];[.C485];[.E485])" office:value-type="float" office:value="17.9829869270325" calcext:value-type="float">
            <text:p>17.982986927</text:p>
          </table:table-cell>
          <table:table-cell table:formula="of:=IF(ISBLANK([.E485]);&quot;&quot;;[.I485])" office:value-type="float" office:value="17.9829869270325" calcext:value-type="float">
            <text:p>17.982986927</text:p>
          </table:table-cell>
          <table:table-cell table:formula="of:=IF(OR(ISBLANK([.E485]);[.I485]&lt;=0);&quot;&quot;;[.I485])" office:value-type="float" office:value="17.9829869270325" calcext:value-type="float">
            <text:p>17.9829869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092.65396" calcext:value-type="float">
            <text:p>1427905092.65396</text:p>
          </table:table-cell>
          <table:table-cell office:value-type="float" office:value="1427905109.91905" calcext:value-type="float">
            <text:p>1427905109.91905</text:p>
          </table:table-cell>
          <table:table-cell office:value-type="float" office:value="1427905110.98045" calcext:value-type="float">
            <text:p>1427905110.98045</text:p>
          </table:table-cell>
          <table:table-cell/>
          <table:table-cell table:formula="of:=MAX([.B486];[.D486];[.G486])-MAX([.A486];[.C486];[.E486])" office:value-type="float" office:value="18.3264899253845" calcext:value-type="float">
            <text:p>18.3264899254</text:p>
          </table:table-cell>
          <table:table-cell table:formula="of:=IF(ISBLANK([.E486]);&quot;&quot;;[.I486])" office:value-type="float" office:value="18.3264899253845" calcext:value-type="float">
            <text:p>18.3264899254</text:p>
          </table:table-cell>
          <table:table-cell table:formula="of:=IF(OR(ISBLANK([.E486]);[.I486]&lt;=0);&quot;&quot;;[.I486])" office:value-type="float" office:value="18.3264899253845" calcext:value-type="float">
            <text:p>18.32648992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111.31172" calcext:value-type="float">
            <text:p>1427905111.31172</text:p>
          </table:table-cell>
          <table:table-cell office:value-type="float" office:value="1427905129.88102" calcext:value-type="float">
            <text:p>1427905129.88102</text:p>
          </table:table-cell>
          <table:table-cell table:number-columns-repeated="4"/>
          <table:table-cell table:formula="of:=MAX([.B487];[.D487];[.G487])-MAX([.A487];[.C487];[.E487])" office:value-type="float" office:value="18.5693008899689" calcext:value-type="float">
            <text:p>18.56930089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173" calcext:value-type="float">
            <text:p>1427905111.31173</text:p>
          </table:table-cell>
          <table:table-cell office:value-type="float" office:value="1427905128.22705" calcext:value-type="float">
            <text:p>1427905128.22705</text:p>
          </table:table-cell>
          <table:table-cell office:value-type="float" office:value="1427905129.2584" calcext:value-type="float">
            <text:p>1427905129.2584</text:p>
          </table:table-cell>
          <table:table-cell/>
          <table:table-cell table:formula="of:=MAX([.B488];[.D488];[.G488])-MAX([.A488];[.C488];[.E488])" office:value-type="float" office:value="17.9466769695282" calcext:value-type="float">
            <text:p>17.9466769695</text:p>
          </table:table-cell>
          <table:table-cell table:formula="of:=IF(ISBLANK([.E488]);&quot;&quot;;[.I488])" office:value-type="float" office:value="17.9466769695282" calcext:value-type="float">
            <text:p>17.9466769695</text:p>
          </table:table-cell>
          <table:table-cell table:formula="of:=IF(OR(ISBLANK([.E488]);[.I488]&lt;=0);&quot;&quot;;[.I488])" office:value-type="float" office:value="17.9466769695282" calcext:value-type="float">
            <text:p>17.94667696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313" calcext:value-type="float">
            <text:p>1427905111.31313</text:p>
          </table:table-cell>
          <table:table-cell office:value-type="float" office:value="1427905128.50262" calcext:value-type="float">
            <text:p>1427905128.50262</text:p>
          </table:table-cell>
          <table:table-cell office:value-type="float" office:value="1427905129.5634" calcext:value-type="float">
            <text:p>1427905129.5634</text:p>
          </table:table-cell>
          <table:table-cell/>
          <table:table-cell table:formula="of:=MAX([.B489];[.D489];[.G489])-MAX([.A489];[.C489];[.E489])" office:value-type="float" office:value="18.2502648830414" calcext:value-type="float">
            <text:p>18.250264883</text:p>
          </table:table-cell>
          <table:table-cell table:formula="of:=IF(ISBLANK([.E489]);&quot;&quot;;[.I489])" office:value-type="float" office:value="18.2502648830414" calcext:value-type="float">
            <text:p>18.250264883</text:p>
          </table:table-cell>
          <table:table-cell table:formula="of:=IF(OR(ISBLANK([.E489]);[.I489]&lt;=0);&quot;&quot;;[.I489])" office:value-type="float" office:value="18.2502648830414" calcext:value-type="float">
            <text:p>18.2502648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444" calcext:value-type="float">
            <text:p>1427905111.31444</text:p>
          </table:table-cell>
          <table:table-cell office:value-type="float" office:value="1427905128.36519" calcext:value-type="float">
            <text:p>1427905128.36519</text:p>
          </table:table-cell>
          <table:table-cell office:value-type="float" office:value="1427905129.45824" calcext:value-type="float">
            <text:p>1427905129.45824</text:p>
          </table:table-cell>
          <table:table-cell/>
          <table:table-cell table:formula="of:=MAX([.B490];[.D490];[.G490])-MAX([.A490];[.C490];[.E490])" office:value-type="float" office:value="18.1438019275665" calcext:value-type="float">
            <text:p>18.1438019276</text:p>
          </table:table-cell>
          <table:table-cell table:formula="of:=IF(ISBLANK([.E490]);&quot;&quot;;[.I490])" office:value-type="float" office:value="18.1438019275665" calcext:value-type="float">
            <text:p>18.1438019276</text:p>
          </table:table-cell>
          <table:table-cell table:formula="of:=IF(OR(ISBLANK([.E490]);[.I490]&lt;=0);&quot;&quot;;[.I490])" office:value-type="float" office:value="18.1438019275665" calcext:value-type="float">
            <text:p>18.14380192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639" calcext:value-type="float">
            <text:p>1427905111.31639</text:p>
          </table:table-cell>
          <table:table-cell office:value-type="float" office:value="1427905128.75237" calcext:value-type="float">
            <text:p>1427905128.75237</text:p>
          </table:table-cell>
          <table:table-cell office:value-type="float" office:value="1427905129.7167" calcext:value-type="float">
            <text:p>1427905129.7167</text:p>
          </table:table-cell>
          <table:table-cell/>
          <table:table-cell table:formula="of:=MAX([.B491];[.D491];[.G491])-MAX([.A491];[.C491];[.E491])" office:value-type="float" office:value="18.4003179073334" calcext:value-type="float">
            <text:p>18.4003179073</text:p>
          </table:table-cell>
          <table:table-cell table:formula="of:=IF(ISBLANK([.E491]);&quot;&quot;;[.I491])" office:value-type="float" office:value="18.4003179073334" calcext:value-type="float">
            <text:p>18.4003179073</text:p>
          </table:table-cell>
          <table:table-cell table:formula="of:=IF(OR(ISBLANK([.E491]);[.I491]&lt;=0);&quot;&quot;;[.I491])" office:value-type="float" office:value="18.4003179073334" calcext:value-type="float">
            <text:p>18.4003179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74" calcext:value-type="float">
            <text:p>1427905111.3174</text:p>
          </table:table-cell>
          <table:table-cell office:value-type="float" office:value="1427905128.45092" calcext:value-type="float">
            <text:p>1427905128.45092</text:p>
          </table:table-cell>
          <table:table-cell office:value-type="float" office:value="1427905129.55861" calcext:value-type="float">
            <text:p>1427905129.55861</text:p>
          </table:table-cell>
          <table:table-cell/>
          <table:table-cell table:formula="of:=MAX([.B492];[.D492];[.G492])-MAX([.A492];[.C492];[.E492])" office:value-type="float" office:value="18.2412130832672" calcext:value-type="float">
            <text:p>18.2412130833</text:p>
          </table:table-cell>
          <table:table-cell table:formula="of:=IF(ISBLANK([.E492]);&quot;&quot;;[.I492])" office:value-type="float" office:value="18.2412130832672" calcext:value-type="float">
            <text:p>18.2412130833</text:p>
          </table:table-cell>
          <table:table-cell table:formula="of:=IF(OR(ISBLANK([.E492]);[.I492]&lt;=0);&quot;&quot;;[.I492])" office:value-type="float" office:value="18.2412130832672" calcext:value-type="float">
            <text:p>18.24121308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831" calcext:value-type="float">
            <text:p>1427905111.31831</text:p>
          </table:table-cell>
          <table:table-cell office:value-type="float" office:value="1427905128.62635" calcext:value-type="float">
            <text:p>1427905128.62635</text:p>
          </table:table-cell>
          <table:table-cell office:value-type="float" office:value="1427905129.71451" calcext:value-type="float">
            <text:p>1427905129.71451</text:p>
          </table:table-cell>
          <table:table-cell/>
          <table:table-cell table:formula="of:=MAX([.B493];[.D493];[.G493])-MAX([.A493];[.C493];[.E493])" office:value-type="float" office:value="18.3962061405182" calcext:value-type="float">
            <text:p>18.3962061405</text:p>
          </table:table-cell>
          <table:table-cell table:formula="of:=IF(ISBLANK([.E493]);&quot;&quot;;[.I493])" office:value-type="float" office:value="18.3962061405182" calcext:value-type="float">
            <text:p>18.3962061405</text:p>
          </table:table-cell>
          <table:table-cell table:formula="of:=IF(OR(ISBLANK([.E493]);[.I493]&lt;=0);&quot;&quot;;[.I493])" office:value-type="float" office:value="18.3962061405182" calcext:value-type="float">
            <text:p>18.39620614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1914" calcext:value-type="float">
            <text:p>1427905111.31914</text:p>
          </table:table-cell>
          <table:table-cell office:value-type="float" office:value="1427905128.40238" calcext:value-type="float">
            <text:p>1427905128.40238</text:p>
          </table:table-cell>
          <table:table-cell office:value-type="float" office:value="1427905129.48084" calcext:value-type="float">
            <text:p>1427905129.48084</text:p>
          </table:table-cell>
          <table:table-cell/>
          <table:table-cell table:formula="of:=MAX([.B494];[.D494];[.G494])-MAX([.A494];[.C494];[.E494])" office:value-type="float" office:value="18.1617071628571" calcext:value-type="float">
            <text:p>18.1617071629</text:p>
          </table:table-cell>
          <table:table-cell table:formula="of:=IF(ISBLANK([.E494]);&quot;&quot;;[.I494])" office:value-type="float" office:value="18.1617071628571" calcext:value-type="float">
            <text:p>18.1617071629</text:p>
          </table:table-cell>
          <table:table-cell table:formula="of:=IF(OR(ISBLANK([.E494]);[.I494]&lt;=0);&quot;&quot;;[.I494])" office:value-type="float" office:value="18.1617071628571" calcext:value-type="float">
            <text:p>18.16170716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2001" calcext:value-type="float">
            <text:p>1427905111.32001</text:p>
          </table:table-cell>
          <table:table-cell office:value-type="float" office:value="1427905127.72042" calcext:value-type="float">
            <text:p>1427905127.72042</text:p>
          </table:table-cell>
          <table:table-cell office:value-type="float" office:value="1427905128.80254" calcext:value-type="float">
            <text:p>1427905128.80254</text:p>
          </table:table-cell>
          <table:table-cell/>
          <table:table-cell table:formula="of:=MAX([.B495];[.D495];[.G495])-MAX([.A495];[.C495];[.E495])" office:value-type="float" office:value="17.4825258255005" calcext:value-type="float">
            <text:p>17.4825258255</text:p>
          </table:table-cell>
          <table:table-cell table:formula="of:=IF(ISBLANK([.E495]);&quot;&quot;;[.I495])" office:value-type="float" office:value="17.4825258255005" calcext:value-type="float">
            <text:p>17.4825258255</text:p>
          </table:table-cell>
          <table:table-cell table:formula="of:=IF(OR(ISBLANK([.E495]);[.I495]&lt;=0);&quot;&quot;;[.I495])" office:value-type="float" office:value="17.4825258255005" calcext:value-type="float">
            <text:p>17.48252582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496];[.D496];[.G496])-MAX([.A496];[.C496];[.E496])" office:value-type="float" office:value="0" calcext:value-type="float">
            <text:p>0</text:p>
          </table:table-cell>
          <table:table-cell table:formula="of:=IF(ISBLANK([.E496]);&quot;&quot;;[.I496])" office:value-type="float" office:value="0" calcext:value-type="float">
            <text:p>0</text:p>
          </table:table-cell>
          <table:table-cell table:formula="of:=IF(OR(ISBLANK([.E496]);[.I496]&lt;=0);&quot;&quot;;[.I49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11.32182" calcext:value-type="float">
            <text:p>1427905111.32182</text:p>
          </table:table-cell>
          <table:table-cell office:value-type="float" office:value="1427905128.87931" calcext:value-type="float">
            <text:p>1427905128.87931</text:p>
          </table:table-cell>
          <table:table-cell office:value-type="float" office:value="1427905129.88102" calcext:value-type="float">
            <text:p>1427905129.88102</text:p>
          </table:table-cell>
          <table:table-cell/>
          <table:table-cell table:formula="of:=MAX([.B497];[.D497];[.G497])-MAX([.A497];[.C497];[.E497])" office:value-type="float" office:value="18.559198141098" calcext:value-type="float">
            <text:p>18.5591981411</text:p>
          </table:table-cell>
          <table:table-cell table:formula="of:=IF(ISBLANK([.E497]);&quot;&quot;;[.I497])" office:value-type="float" office:value="18.559198141098" calcext:value-type="float">
            <text:p>18.5591981411</text:p>
          </table:table-cell>
          <table:table-cell table:formula="of:=IF(OR(ISBLANK([.E497]);[.I497]&lt;=0);&quot;&quot;;[.I497])" office:value-type="float" office:value="18.559198141098" calcext:value-type="float">
            <text:p>18.5591981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129.88104" calcext:value-type="float">
            <text:p>1427905129.88104</text:p>
          </table:table-cell>
          <table:table-cell office:value-type="float" office:value="1427905148.72596" calcext:value-type="float">
            <text:p>1427905148.72596</text:p>
          </table:table-cell>
          <table:table-cell table:number-columns-repeated="4"/>
          <table:table-cell table:formula="of:=MAX([.B498];[.D498];[.G498])-MAX([.A498];[.C498];[.E498])" office:value-type="float" office:value="18.844920873642" calcext:value-type="float">
            <text:p>18.8449208736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104" calcext:value-type="float">
            <text:p>1427905129.88104</text:p>
          </table:table-cell>
          <table:table-cell office:value-type="float" office:value="1427905146.89683" calcext:value-type="float">
            <text:p>1427905146.89683</text:p>
          </table:table-cell>
          <table:table-cell office:value-type="float" office:value="1427905147.93649" calcext:value-type="float">
            <text:p>1427905147.93649</text:p>
          </table:table-cell>
          <table:table-cell/>
          <table:table-cell table:formula="of:=MAX([.B499];[.D499];[.G499])-MAX([.A499];[.C499];[.E499])" office:value-type="float" office:value="18.0554540157318" calcext:value-type="float">
            <text:p>18.0554540157</text:p>
          </table:table-cell>
          <table:table-cell table:formula="of:=IF(ISBLANK([.E499]);&quot;&quot;;[.I499])" office:value-type="float" office:value="18.0554540157318" calcext:value-type="float">
            <text:p>18.0554540157</text:p>
          </table:table-cell>
          <table:table-cell table:formula="of:=IF(OR(ISBLANK([.E499]);[.I499]&lt;=0);&quot;&quot;;[.I499])" office:value-type="float" office:value="18.0554540157318" calcext:value-type="float">
            <text:p>18.05545401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28" calcext:value-type="float">
            <text:p>1427905129.8828</text:p>
          </table:table-cell>
          <table:table-cell office:value-type="float" office:value="1427905147.44567" calcext:value-type="float">
            <text:p>1427905147.44567</text:p>
          </table:table-cell>
          <table:table-cell office:value-type="float" office:value="1427905148.42527" calcext:value-type="float">
            <text:p>1427905148.42527</text:p>
          </table:table-cell>
          <table:table-cell/>
          <table:table-cell table:formula="of:=MAX([.B500];[.D500];[.G500])-MAX([.A500];[.C500];[.E500])" office:value-type="float" office:value="18.5424671173096" calcext:value-type="float">
            <text:p>18.5424671173</text:p>
          </table:table-cell>
          <table:table-cell table:formula="of:=IF(ISBLANK([.E500]);&quot;&quot;;[.I500])" office:value-type="float" office:value="18.5424671173096" calcext:value-type="float">
            <text:p>18.5424671173</text:p>
          </table:table-cell>
          <table:table-cell table:formula="of:=IF(OR(ISBLANK([.E500]);[.I500]&lt;=0);&quot;&quot;;[.I500])" office:value-type="float" office:value="18.5424671173096" calcext:value-type="float">
            <text:p>18.54246711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412" calcext:value-type="float">
            <text:p>1427905129.88412</text:p>
          </table:table-cell>
          <table:table-cell office:value-type="float" office:value="1427905147.64019" calcext:value-type="float">
            <text:p>1427905147.64019</text:p>
          </table:table-cell>
          <table:table-cell office:value-type="float" office:value="1427905148.72595" calcext:value-type="float">
            <text:p>1427905148.72595</text:p>
          </table:table-cell>
          <table:table-cell/>
          <table:table-cell table:formula="of:=MAX([.B501];[.D501];[.G501])-MAX([.A501];[.C501];[.E501])" office:value-type="float" office:value="18.8418321609497" calcext:value-type="float">
            <text:p>18.8418321609</text:p>
          </table:table-cell>
          <table:table-cell table:formula="of:=IF(ISBLANK([.E501]);&quot;&quot;;[.I501])" office:value-type="float" office:value="18.8418321609497" calcext:value-type="float">
            <text:p>18.8418321609</text:p>
          </table:table-cell>
          <table:table-cell table:formula="of:=IF(OR(ISBLANK([.E501]);[.I501]&lt;=0);&quot;&quot;;[.I501])" office:value-type="float" office:value="18.8418321609497" calcext:value-type="float">
            <text:p>18.84183216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549" calcext:value-type="float">
            <text:p>1427905129.88549</text:p>
          </table:table-cell>
          <table:table-cell office:value-type="float" office:value="1427905147.17139" calcext:value-type="float">
            <text:p>1427905147.17139</text:p>
          </table:table-cell>
          <table:table-cell office:value-type="float" office:value="1427905148.21817" calcext:value-type="float">
            <text:p>1427905148.21817</text:p>
          </table:table-cell>
          <table:table-cell/>
          <table:table-cell table:formula="of:=MAX([.B502];[.D502];[.G502])-MAX([.A502];[.C502];[.E502])" office:value-type="float" office:value="18.3326859474182" calcext:value-type="float">
            <text:p>18.3326859474</text:p>
          </table:table-cell>
          <table:table-cell table:formula="of:=IF(ISBLANK([.E502]);&quot;&quot;;[.I502])" office:value-type="float" office:value="18.3326859474182" calcext:value-type="float">
            <text:p>18.3326859474</text:p>
          </table:table-cell>
          <table:table-cell table:formula="of:=IF(OR(ISBLANK([.E502]);[.I502]&lt;=0);&quot;&quot;;[.I502])" office:value-type="float" office:value="18.3326859474182" calcext:value-type="float">
            <text:p>18.33268594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685" calcext:value-type="float">
            <text:p>1427905129.88685</text:p>
          </table:table-cell>
          <table:table-cell office:value-type="float" office:value="1427905147.33007" calcext:value-type="float">
            <text:p>1427905147.33007</text:p>
          </table:table-cell>
          <table:table-cell office:value-type="float" office:value="1427905148.37813" calcext:value-type="float">
            <text:p>1427905148.37813</text:p>
          </table:table-cell>
          <table:table-cell/>
          <table:table-cell table:formula="of:=MAX([.B503];[.D503];[.G503])-MAX([.A503];[.C503];[.E503])" office:value-type="float" office:value="18.4912869930267" calcext:value-type="float">
            <text:p>18.491286993</text:p>
          </table:table-cell>
          <table:table-cell table:formula="of:=IF(ISBLANK([.E503]);&quot;&quot;;[.I503])" office:value-type="float" office:value="18.4912869930267" calcext:value-type="float">
            <text:p>18.491286993</text:p>
          </table:table-cell>
          <table:table-cell table:formula="of:=IF(OR(ISBLANK([.E503]);[.I503]&lt;=0);&quot;&quot;;[.I503])" office:value-type="float" office:value="18.4912869930267" calcext:value-type="float">
            <text:p>18.491286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815" calcext:value-type="float">
            <text:p>1427905129.88815</text:p>
          </table:table-cell>
          <table:table-cell office:value-type="float" office:value="1427905147.04108" calcext:value-type="float">
            <text:p>1427905147.04108</text:p>
          </table:table-cell>
          <table:table-cell office:value-type="float" office:value="1427905148.05009" calcext:value-type="float">
            <text:p>1427905148.05009</text:p>
          </table:table-cell>
          <table:table-cell/>
          <table:table-cell table:formula="of:=MAX([.B504];[.D504];[.G504])-MAX([.A504];[.C504];[.E504])" office:value-type="float" office:value="18.1619358062744" calcext:value-type="float">
            <text:p>18.1619358063</text:p>
          </table:table-cell>
          <table:table-cell table:formula="of:=IF(ISBLANK([.E504]);&quot;&quot;;[.I504])" office:value-type="float" office:value="18.1619358062744" calcext:value-type="float">
            <text:p>18.1619358063</text:p>
          </table:table-cell>
          <table:table-cell table:formula="of:=IF(OR(ISBLANK([.E504]);[.I504]&lt;=0);&quot;&quot;;[.I504])" office:value-type="float" office:value="18.1619358062744" calcext:value-type="float">
            <text:p>18.16193580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8965" calcext:value-type="float">
            <text:p>1427905129.88965</text:p>
          </table:table-cell>
          <table:table-cell office:value-type="float" office:value="1427905147.09363" calcext:value-type="float">
            <text:p>1427905147.09363</text:p>
          </table:table-cell>
          <table:table-cell office:value-type="float" office:value="1427905148.18651" calcext:value-type="float">
            <text:p>1427905148.18651</text:p>
          </table:table-cell>
          <table:table-cell/>
          <table:table-cell table:formula="of:=MAX([.B505];[.D505];[.G505])-MAX([.A505];[.C505];[.E505])" office:value-type="float" office:value="18.2968580722809" calcext:value-type="float">
            <text:p>18.2968580723</text:p>
          </table:table-cell>
          <table:table-cell table:formula="of:=IF(ISBLANK([.E505]);&quot;&quot;;[.I505])" office:value-type="float" office:value="18.2968580722809" calcext:value-type="float">
            <text:p>18.2968580723</text:p>
          </table:table-cell>
          <table:table-cell table:formula="of:=IF(OR(ISBLANK([.E505]);[.I505]&lt;=0);&quot;&quot;;[.I505])" office:value-type="float" office:value="18.2968580722809" calcext:value-type="float">
            <text:p>18.29685807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9096" calcext:value-type="float">
            <text:p>1427905129.89096</text:p>
          </table:table-cell>
          <table:table-cell office:value-type="float" office:value="1427905147.24451" calcext:value-type="float">
            <text:p>1427905147.24451</text:p>
          </table:table-cell>
          <table:table-cell office:value-type="float" office:value="1427905148.31451" calcext:value-type="float">
            <text:p>1427905148.31451</text:p>
          </table:table-cell>
          <table:table-cell/>
          <table:table-cell table:formula="of:=MAX([.B506];[.D506];[.G506])-MAX([.A506];[.C506];[.E506])" office:value-type="float" office:value="18.4235560894012" calcext:value-type="float">
            <text:p>18.4235560894</text:p>
          </table:table-cell>
          <table:table-cell table:formula="of:=IF(ISBLANK([.E506]);&quot;&quot;;[.I506])" office:value-type="float" office:value="18.4235560894012" calcext:value-type="float">
            <text:p>18.4235560894</text:p>
          </table:table-cell>
          <table:table-cell table:formula="of:=IF(OR(ISBLANK([.E506]);[.I506]&lt;=0);&quot;&quot;;[.I506])" office:value-type="float" office:value="18.4235560894012" calcext:value-type="float">
            <text:p>18.42355608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9225" calcext:value-type="float">
            <text:p>1427905129.89225</text:p>
          </table:table-cell>
          <table:table-cell office:value-type="float" office:value="1427905147.25802" calcext:value-type="float">
            <text:p>1427905147.25802</text:p>
          </table:table-cell>
          <table:table-cell office:value-type="float" office:value="1427905148.17353" calcext:value-type="float">
            <text:p>1427905148.17353</text:p>
          </table:table-cell>
          <table:table-cell/>
          <table:table-cell table:formula="of:=MAX([.B507];[.D507];[.G507])-MAX([.A507];[.C507];[.E507])" office:value-type="float" office:value="18.2812731266022" calcext:value-type="float">
            <text:p>18.2812731266</text:p>
          </table:table-cell>
          <table:table-cell table:formula="of:=IF(ISBLANK([.E507]);&quot;&quot;;[.I507])" office:value-type="float" office:value="18.2812731266022" calcext:value-type="float">
            <text:p>18.2812731266</text:p>
          </table:table-cell>
          <table:table-cell table:formula="of:=IF(OR(ISBLANK([.E507]);[.I507]&lt;=0);&quot;&quot;;[.I507])" office:value-type="float" office:value="18.2812731266022" calcext:value-type="float">
            <text:p>18.28127312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29.89365" calcext:value-type="float">
            <text:p>1427905129.89365</text:p>
          </table:table-cell>
          <table:table-cell office:value-type="float" office:value="1427905141.58962" calcext:value-type="float">
            <text:p>1427905141.58962</text:p>
          </table:table-cell>
          <table:table-cell office:value-type="float" office:value="1427905142.69146" calcext:value-type="float">
            <text:p>1427905142.69146</text:p>
          </table:table-cell>
          <table:table-cell/>
          <table:table-cell table:formula="of:=MAX([.B508];[.D508];[.G508])-MAX([.A508];[.C508];[.E508])" office:value-type="float" office:value="12.7978081703186" calcext:value-type="float">
            <text:p>12.7978081703</text:p>
          </table:table-cell>
          <table:table-cell table:formula="of:=IF(ISBLANK([.E508]);&quot;&quot;;[.I508])" office:value-type="float" office:value="12.7978081703186" calcext:value-type="float">
            <text:p>12.7978081703</text:p>
          </table:table-cell>
          <table:table-cell table:formula="of:=IF(OR(ISBLANK([.E508]);[.I508]&lt;=0);&quot;&quot;;[.I508])" office:value-type="float" office:value="12.7978081703186" calcext:value-type="float">
            <text:p>12.79780817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148.72597" calcext:value-type="float">
            <text:p>1427905148.72597</text:p>
          </table:table-cell>
          <table:table-cell office:value-type="float" office:value="1427905167.15098" calcext:value-type="float">
            <text:p>1427905167.15098</text:p>
          </table:table-cell>
          <table:table-cell table:number-columns-repeated="4"/>
          <table:table-cell table:formula="of:=MAX([.B509];[.D509];[.G509])-MAX([.A509];[.C509];[.E509])" office:value-type="float" office:value="18.4250099658966" calcext:value-type="float">
            <text:p>18.4250099659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2597" calcext:value-type="float">
            <text:p>1427905148.72597</text:p>
          </table:table-cell>
          <table:table-cell office:value-type="float" office:value="1427905166.11638" calcext:value-type="float">
            <text:p>1427905166.11638</text:p>
          </table:table-cell>
          <table:table-cell office:value-type="float" office:value="1427905167.15097" calcext:value-type="float">
            <text:p>1427905167.15097</text:p>
          </table:table-cell>
          <table:table-cell/>
          <table:table-cell table:formula="of:=MAX([.B510];[.D510];[.G510])-MAX([.A510];[.C510];[.E510])" office:value-type="float" office:value="18.4250018596649" calcext:value-type="float">
            <text:p>18.4250018597</text:p>
          </table:table-cell>
          <table:table-cell table:formula="of:=IF(ISBLANK([.E510]);&quot;&quot;;[.I510])" office:value-type="float" office:value="18.4250018596649" calcext:value-type="float">
            <text:p>18.4250018597</text:p>
          </table:table-cell>
          <table:table-cell table:formula="of:=IF(OR(ISBLANK([.E510]);[.I510]&lt;=0);&quot;&quot;;[.I510])" office:value-type="float" office:value="18.4250018596649" calcext:value-type="float">
            <text:p>18.42500185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2739" calcext:value-type="float">
            <text:p>1427905148.72739</text:p>
          </table:table-cell>
          <table:table-cell office:value-type="float" office:value="1427905164.719" calcext:value-type="float">
            <text:p>1427905164.719</text:p>
          </table:table-cell>
          <table:table-cell office:value-type="float" office:value="1427905165.74703" calcext:value-type="float">
            <text:p>1427905165.74703</text:p>
          </table:table-cell>
          <table:table-cell/>
          <table:table-cell table:formula="of:=MAX([.B511];[.D511];[.G511])-MAX([.A511];[.C511];[.E511])" office:value-type="float" office:value="17.0196399688721" calcext:value-type="float">
            <text:p>17.0196399689</text:p>
          </table:table-cell>
          <table:table-cell table:formula="of:=IF(ISBLANK([.E511]);&quot;&quot;;[.I511])" office:value-type="float" office:value="17.0196399688721" calcext:value-type="float">
            <text:p>17.0196399689</text:p>
          </table:table-cell>
          <table:table-cell table:formula="of:=IF(OR(ISBLANK([.E511]);[.I511]&lt;=0);&quot;&quot;;[.I511])" office:value-type="float" office:value="17.0196399688721" calcext:value-type="float">
            <text:p>17.01963996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2873" calcext:value-type="float">
            <text:p>1427905148.72873</text:p>
          </table:table-cell>
          <table:table-cell office:value-type="float" office:value="1427905165.81939" calcext:value-type="float">
            <text:p>1427905165.81939</text:p>
          </table:table-cell>
          <table:table-cell office:value-type="float" office:value="1427905166.88075" calcext:value-type="float">
            <text:p>1427905166.88075</text:p>
          </table:table-cell>
          <table:table-cell/>
          <table:table-cell table:formula="of:=MAX([.B512];[.D512];[.G512])-MAX([.A512];[.C512];[.E512])" office:value-type="float" office:value="18.1520168781281" calcext:value-type="float">
            <text:p>18.1520168781</text:p>
          </table:table-cell>
          <table:table-cell table:formula="of:=IF(ISBLANK([.E512]);&quot;&quot;;[.I512])" office:value-type="float" office:value="18.1520168781281" calcext:value-type="float">
            <text:p>18.1520168781</text:p>
          </table:table-cell>
          <table:table-cell table:formula="of:=IF(OR(ISBLANK([.E512]);[.I512]&lt;=0);&quot;&quot;;[.I512])" office:value-type="float" office:value="18.1520168781281" calcext:value-type="float">
            <text:p>18.15201687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004" calcext:value-type="float">
            <text:p>1427905148.73004</text:p>
          </table:table-cell>
          <table:table-cell office:value-type="float" office:value="1427905166.04564" calcext:value-type="float">
            <text:p>1427905166.04564</text:p>
          </table:table-cell>
          <table:table-cell office:value-type="float" office:value="1427905167.10925" calcext:value-type="float">
            <text:p>1427905167.10925</text:p>
          </table:table-cell>
          <table:table-cell/>
          <table:table-cell table:formula="of:=MAX([.B513];[.D513];[.G513])-MAX([.A513];[.C513];[.E513])" office:value-type="float" office:value="18.3792128562927" calcext:value-type="float">
            <text:p>18.3792128563</text:p>
          </table:table-cell>
          <table:table-cell table:formula="of:=IF(ISBLANK([.E513]);&quot;&quot;;[.I513])" office:value-type="float" office:value="18.3792128562927" calcext:value-type="float">
            <text:p>18.3792128563</text:p>
          </table:table-cell>
          <table:table-cell table:formula="of:=IF(OR(ISBLANK([.E513]);[.I513]&lt;=0);&quot;&quot;;[.I513])" office:value-type="float" office:value="18.3792128562927" calcext:value-type="float">
            <text:p>18.37921285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133" calcext:value-type="float">
            <text:p>1427905148.73133</text:p>
          </table:table-cell>
          <table:table-cell office:value-type="float" office:value="1427905165.12006" calcext:value-type="float">
            <text:p>1427905165.12006</text:p>
          </table:table-cell>
          <table:table-cell office:value-type="float" office:value="1427905166.23273" calcext:value-type="float">
            <text:p>1427905166.23273</text:p>
          </table:table-cell>
          <table:table-cell/>
          <table:table-cell table:formula="of:=MAX([.B514];[.D514];[.G514])-MAX([.A514];[.C514];[.E514])" office:value-type="float" office:value="17.5014009475708" calcext:value-type="float">
            <text:p>17.5014009476</text:p>
          </table:table-cell>
          <table:table-cell table:formula="of:=IF(ISBLANK([.E514]);&quot;&quot;;[.I514])" office:value-type="float" office:value="17.5014009475708" calcext:value-type="float">
            <text:p>17.5014009476</text:p>
          </table:table-cell>
          <table:table-cell table:formula="of:=IF(OR(ISBLANK([.E514]);[.I514]&lt;=0);&quot;&quot;;[.I514])" office:value-type="float" office:value="17.5014009475708" calcext:value-type="float">
            <text:p>17.50140094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273" calcext:value-type="float">
            <text:p>1427905148.73273</text:p>
          </table:table-cell>
          <table:table-cell office:value-type="float" office:value="1427905165.12012" calcext:value-type="float">
            <text:p>1427905165.12012</text:p>
          </table:table-cell>
          <table:table-cell office:value-type="float" office:value="1427905166.22185" calcext:value-type="float">
            <text:p>1427905166.22185</text:p>
          </table:table-cell>
          <table:table-cell/>
          <table:table-cell table:formula="of:=MAX([.B515];[.D515];[.G515])-MAX([.A515];[.C515];[.E515])" office:value-type="float" office:value="17.4891209602356" calcext:value-type="float">
            <text:p>17.4891209602</text:p>
          </table:table-cell>
          <table:table-cell table:formula="of:=IF(ISBLANK([.E515]);&quot;&quot;;[.I515])" office:value-type="float" office:value="17.4891209602356" calcext:value-type="float">
            <text:p>17.4891209602</text:p>
          </table:table-cell>
          <table:table-cell table:formula="of:=IF(OR(ISBLANK([.E515]);[.I515]&lt;=0);&quot;&quot;;[.I515])" office:value-type="float" office:value="17.4891209602356" calcext:value-type="float">
            <text:p>17.48912096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357" calcext:value-type="float">
            <text:p>1427905148.73357</text:p>
          </table:table-cell>
          <table:table-cell office:value-type="float" office:value="1427905166.02938" calcext:value-type="float">
            <text:p>1427905166.02938</text:p>
          </table:table-cell>
          <table:table-cell office:value-type="float" office:value="1427905167.06815" calcext:value-type="float">
            <text:p>1427905167.06815</text:p>
          </table:table-cell>
          <table:table-cell/>
          <table:table-cell table:formula="of:=MAX([.B516];[.D516];[.G516])-MAX([.A516];[.C516];[.E516])" office:value-type="float" office:value="18.3345799446106" calcext:value-type="float">
            <text:p>18.3345799446</text:p>
          </table:table-cell>
          <table:table-cell table:formula="of:=IF(ISBLANK([.E516]);&quot;&quot;;[.I516])" office:value-type="float" office:value="18.3345799446106" calcext:value-type="float">
            <text:p>18.3345799446</text:p>
          </table:table-cell>
          <table:table-cell table:formula="of:=IF(OR(ISBLANK([.E516]);[.I516]&lt;=0);&quot;&quot;;[.I516])" office:value-type="float" office:value="18.3345799446106" calcext:value-type="float">
            <text:p>18.33457994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465" calcext:value-type="float">
            <text:p>1427905148.73465</text:p>
          </table:table-cell>
          <table:table-cell office:value-type="float" office:value="1427905162.66311" calcext:value-type="float">
            <text:p>1427905162.66311</text:p>
          </table:table-cell>
          <table:table-cell office:value-type="float" office:value="1427905163.79224" calcext:value-type="float">
            <text:p>1427905163.79224</text:p>
          </table:table-cell>
          <table:table-cell/>
          <table:table-cell table:formula="of:=MAX([.B517];[.D517];[.G517])-MAX([.A517];[.C517];[.E517])" office:value-type="float" office:value="15.0575799942017" calcext:value-type="float">
            <text:p>15.0575799942</text:p>
          </table:table-cell>
          <table:table-cell table:formula="of:=IF(ISBLANK([.E517]);&quot;&quot;;[.I517])" office:value-type="float" office:value="15.0575799942017" calcext:value-type="float">
            <text:p>15.0575799942</text:p>
          </table:table-cell>
          <table:table-cell table:formula="of:=IF(OR(ISBLANK([.E517]);[.I517]&lt;=0);&quot;&quot;;[.I517])" office:value-type="float" office:value="15.0575799942017" calcext:value-type="float">
            <text:p>15.05757999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551" calcext:value-type="float">
            <text:p>1427905148.73551</text:p>
          </table:table-cell>
          <table:table-cell office:value-type="float" office:value="1427905166.01359" calcext:value-type="float">
            <text:p>1427905166.01359</text:p>
          </table:table-cell>
          <table:table-cell office:value-type="float" office:value="1427905167.00573" calcext:value-type="float">
            <text:p>1427905167.00573</text:p>
          </table:table-cell>
          <table:table-cell/>
          <table:table-cell table:formula="of:=MAX([.B518];[.D518];[.G518])-MAX([.A518];[.C518];[.E518])" office:value-type="float" office:value="18.270220041275" calcext:value-type="float">
            <text:p>18.2702200413</text:p>
          </table:table-cell>
          <table:table-cell table:formula="of:=IF(ISBLANK([.E518]);&quot;&quot;;[.I518])" office:value-type="float" office:value="18.270220041275" calcext:value-type="float">
            <text:p>18.2702200413</text:p>
          </table:table-cell>
          <table:table-cell table:formula="of:=IF(OR(ISBLANK([.E518]);[.I518]&lt;=0);&quot;&quot;;[.I518])" office:value-type="float" office:value="18.270220041275" calcext:value-type="float">
            <text:p>18.27022004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48.73635" calcext:value-type="float">
            <text:p>1427905148.73635</text:p>
          </table:table-cell>
          <table:table-cell office:value-type="float" office:value="1427905164.67941" calcext:value-type="float">
            <text:p>1427905164.67941</text:p>
          </table:table-cell>
          <table:table-cell office:value-type="float" office:value="1427905165.7782" calcext:value-type="float">
            <text:p>1427905165.7782</text:p>
          </table:table-cell>
          <table:table-cell/>
          <table:table-cell table:formula="of:=MAX([.B519];[.D519];[.G519])-MAX([.A519];[.C519];[.E519])" office:value-type="float" office:value="17.0418491363525" calcext:value-type="float">
            <text:p>17.0418491364</text:p>
          </table:table-cell>
          <table:table-cell table:formula="of:=IF(ISBLANK([.E519]);&quot;&quot;;[.I519])" office:value-type="float" office:value="17.0418491363525" calcext:value-type="float">
            <text:p>17.0418491364</text:p>
          </table:table-cell>
          <table:table-cell table:formula="of:=IF(OR(ISBLANK([.E519]);[.I519]&lt;=0);&quot;&quot;;[.I519])" office:value-type="float" office:value="17.0418491363525" calcext:value-type="float">
            <text:p>17.0418491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167.15099" calcext:value-type="float">
            <text:p>1427905167.15099</text:p>
          </table:table-cell>
          <table:table-cell office:value-type="float" office:value="1427905185.57038" calcext:value-type="float">
            <text:p>1427905185.57038</text:p>
          </table:table-cell>
          <table:table-cell table:number-columns-repeated="4"/>
          <table:table-cell table:formula="of:=MAX([.B520];[.D520];[.G520])-MAX([.A520];[.C520];[.E520])" office:value-type="float" office:value="18.4193918704987" calcext:value-type="float">
            <text:p>18.4193918705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099" calcext:value-type="float">
            <text:p>1427905167.15099</text:p>
          </table:table-cell>
          <table:table-cell office:value-type="float" office:value="1427905184.20479" calcext:value-type="float">
            <text:p>1427905184.20479</text:p>
          </table:table-cell>
          <table:table-cell office:value-type="float" office:value="1427905185.19122" calcext:value-type="float">
            <text:p>1427905185.19122</text:p>
          </table:table-cell>
          <table:table-cell/>
          <table:table-cell table:formula="of:=MAX([.B521];[.D521];[.G521])-MAX([.A521];[.C521];[.E521])" office:value-type="float" office:value="18.0402240753174" calcext:value-type="float">
            <text:p>18.0402240753</text:p>
          </table:table-cell>
          <table:table-cell table:formula="of:=IF(ISBLANK([.E521]);&quot;&quot;;[.I521])" office:value-type="float" office:value="18.0402240753174" calcext:value-type="float">
            <text:p>18.0402240753</text:p>
          </table:table-cell>
          <table:table-cell table:formula="of:=IF(OR(ISBLANK([.E521]);[.I521]&lt;=0);&quot;&quot;;[.I521])" office:value-type="float" office:value="18.0402240753174" calcext:value-type="float">
            <text:p>18.04022407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158" calcext:value-type="float">
            <text:p>1427905167.15158</text:p>
          </table:table-cell>
          <table:table-cell office:value-type="float" office:value="1427905184.01562" calcext:value-type="float">
            <text:p>1427905184.01562</text:p>
          </table:table-cell>
          <table:table-cell office:value-type="float" office:value="1427905185.08423" calcext:value-type="float">
            <text:p>1427905185.08423</text:p>
          </table:table-cell>
          <table:table-cell/>
          <table:table-cell table:formula="of:=MAX([.B522];[.D522];[.G522])-MAX([.A522];[.C522];[.E522])" office:value-type="float" office:value="17.9326548576355" calcext:value-type="float">
            <text:p>17.9326548576</text:p>
          </table:table-cell>
          <table:table-cell table:formula="of:=IF(ISBLANK([.E522]);&quot;&quot;;[.I522])" office:value-type="float" office:value="17.9326548576355" calcext:value-type="float">
            <text:p>17.9326548576</text:p>
          </table:table-cell>
          <table:table-cell table:formula="of:=IF(OR(ISBLANK([.E522]);[.I522]&lt;=0);&quot;&quot;;[.I522])" office:value-type="float" office:value="17.9326548576355" calcext:value-type="float">
            <text:p>17.93265485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217" calcext:value-type="float">
            <text:p>1427905167.15217</text:p>
          </table:table-cell>
          <table:table-cell office:value-type="float" office:value="1427905184.39452" calcext:value-type="float">
            <text:p>1427905184.39452</text:p>
          </table:table-cell>
          <table:table-cell office:value-type="float" office:value="1427905185.40343" calcext:value-type="float">
            <text:p>1427905185.40343</text:p>
          </table:table-cell>
          <table:table-cell/>
          <table:table-cell table:formula="of:=MAX([.B523];[.D523];[.G523])-MAX([.A523];[.C523];[.E523])" office:value-type="float" office:value="18.2512528896332" calcext:value-type="float">
            <text:p>18.2512528896</text:p>
          </table:table-cell>
          <table:table-cell table:formula="of:=IF(ISBLANK([.E523]);&quot;&quot;;[.I523])" office:value-type="float" office:value="18.2512528896332" calcext:value-type="float">
            <text:p>18.2512528896</text:p>
          </table:table-cell>
          <table:table-cell table:formula="of:=IF(OR(ISBLANK([.E523]);[.I523]&lt;=0);&quot;&quot;;[.I523])" office:value-type="float" office:value="18.2512528896332" calcext:value-type="float">
            <text:p>18.25125288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264" calcext:value-type="float">
            <text:p>1427905167.15264</text:p>
          </table:table-cell>
          <table:table-cell office:value-type="float" office:value="1427905180.97712" calcext:value-type="float">
            <text:p>1427905180.97712</text:p>
          </table:table-cell>
          <table:table-cell office:value-type="float" office:value="1427905182.03312" calcext:value-type="float">
            <text:p>1427905182.03312</text:p>
          </table:table-cell>
          <table:table-cell/>
          <table:table-cell table:formula="of:=MAX([.B524];[.D524];[.G524])-MAX([.A524];[.C524];[.E524])" office:value-type="float" office:value="14.8804860115051" calcext:value-type="float">
            <text:p>14.8804860115</text:p>
          </table:table-cell>
          <table:table-cell table:formula="of:=IF(ISBLANK([.E524]);&quot;&quot;;[.I524])" office:value-type="float" office:value="14.8804860115051" calcext:value-type="float">
            <text:p>14.8804860115</text:p>
          </table:table-cell>
          <table:table-cell table:formula="of:=IF(OR(ISBLANK([.E524]);[.I524]&lt;=0);&quot;&quot;;[.I524])" office:value-type="float" office:value="14.8804860115051" calcext:value-type="float">
            <text:p>14.88048601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31" calcext:value-type="float">
            <text:p>1427905167.1531</text:p>
          </table:table-cell>
          <table:table-cell office:value-type="float" office:value="1427905184.27408" calcext:value-type="float">
            <text:p>1427905184.27408</text:p>
          </table:table-cell>
          <table:table-cell office:value-type="float" office:value="1427905185.31461" calcext:value-type="float">
            <text:p>1427905185.31461</text:p>
          </table:table-cell>
          <table:table-cell/>
          <table:table-cell table:formula="of:=MAX([.B525];[.D525];[.G525])-MAX([.A525];[.C525];[.E525])" office:value-type="float" office:value="18.161504983902" calcext:value-type="float">
            <text:p>18.1615049839</text:p>
          </table:table-cell>
          <table:table-cell table:formula="of:=IF(ISBLANK([.E525]);&quot;&quot;;[.I525])" office:value-type="float" office:value="18.161504983902" calcext:value-type="float">
            <text:p>18.1615049839</text:p>
          </table:table-cell>
          <table:table-cell table:formula="of:=IF(OR(ISBLANK([.E525]);[.I525]&lt;=0);&quot;&quot;;[.I525])" office:value-type="float" office:value="18.161504983902" calcext:value-type="float">
            <text:p>18.16150498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359" calcext:value-type="float">
            <text:p>1427905167.15359</text:p>
          </table:table-cell>
          <table:table-cell office:value-type="float" office:value="1427905184.31675" calcext:value-type="float">
            <text:p>1427905184.31675</text:p>
          </table:table-cell>
          <table:table-cell office:value-type="float" office:value="1427905185.33825" calcext:value-type="float">
            <text:p>1427905185.33825</text:p>
          </table:table-cell>
          <table:table-cell/>
          <table:table-cell table:formula="of:=MAX([.B526];[.D526];[.G526])-MAX([.A526];[.C526];[.E526])" office:value-type="float" office:value="18.1846630573273" calcext:value-type="float">
            <text:p>18.1846630573</text:p>
          </table:table-cell>
          <table:table-cell table:formula="of:=IF(ISBLANK([.E526]);&quot;&quot;;[.I526])" office:value-type="float" office:value="18.1846630573273" calcext:value-type="float">
            <text:p>18.1846630573</text:p>
          </table:table-cell>
          <table:table-cell table:formula="of:=IF(OR(ISBLANK([.E526]);[.I526]&lt;=0);&quot;&quot;;[.I526])" office:value-type="float" office:value="18.1846630573273" calcext:value-type="float">
            <text:p>18.18466305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409" calcext:value-type="float">
            <text:p>1427905167.15409</text:p>
          </table:table-cell>
          <table:table-cell office:value-type="float" office:value="1427905184.46681" calcext:value-type="float">
            <text:p>1427905184.46681</text:p>
          </table:table-cell>
          <table:table-cell office:value-type="float" office:value="1427905185.57037" calcext:value-type="float">
            <text:p>1427905185.57037</text:p>
          </table:table-cell>
          <table:table-cell/>
          <table:table-cell table:formula="of:=MAX([.B527];[.D527];[.G527])-MAX([.A527];[.C527];[.E527])" office:value-type="float" office:value="18.4162840843201" calcext:value-type="float">
            <text:p>18.4162840843</text:p>
          </table:table-cell>
          <table:table-cell table:formula="of:=IF(ISBLANK([.E527]);&quot;&quot;;[.I527])" office:value-type="float" office:value="18.4162840843201" calcext:value-type="float">
            <text:p>18.4162840843</text:p>
          </table:table-cell>
          <table:table-cell table:formula="of:=IF(OR(ISBLANK([.E527]);[.I527]&lt;=0);&quot;&quot;;[.I527])" office:value-type="float" office:value="18.4162840843201" calcext:value-type="float">
            <text:p>18.41628408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456" calcext:value-type="float">
            <text:p>1427905167.15456</text:p>
          </table:table-cell>
          <table:table-cell office:value-type="float" office:value="1427905184.1209" calcext:value-type="float">
            <text:p>1427905184.1209</text:p>
          </table:table-cell>
          <table:table-cell office:value-type="float" office:value="1427905185.20775" calcext:value-type="float">
            <text:p>1427905185.20775</text:p>
          </table:table-cell>
          <table:table-cell/>
          <table:table-cell table:formula="of:=MAX([.B528];[.D528];[.G528])-MAX([.A528];[.C528];[.E528])" office:value-type="float" office:value="18.0531959533691" calcext:value-type="float">
            <text:p>18.0531959534</text:p>
          </table:table-cell>
          <table:table-cell table:formula="of:=IF(ISBLANK([.E528]);&quot;&quot;;[.I528])" office:value-type="float" office:value="18.0531959533691" calcext:value-type="float">
            <text:p>18.0531959534</text:p>
          </table:table-cell>
          <table:table-cell table:formula="of:=IF(OR(ISBLANK([.E528]);[.I528]&lt;=0);&quot;&quot;;[.I528])" office:value-type="float" office:value="18.0531959533691" calcext:value-type="float">
            <text:p>18.05319595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501" calcext:value-type="float">
            <text:p>1427905167.15501</text:p>
          </table:table-cell>
          <table:table-cell office:value-type="float" office:value="1427905181.05748" calcext:value-type="float">
            <text:p>1427905181.05748</text:p>
          </table:table-cell>
          <table:table-cell office:value-type="float" office:value="1427905182.15428" calcext:value-type="float">
            <text:p>1427905182.15428</text:p>
          </table:table-cell>
          <table:table-cell/>
          <table:table-cell table:formula="of:=MAX([.B529];[.D529];[.G529])-MAX([.A529];[.C529];[.E529])" office:value-type="float" office:value="14.9992740154266" calcext:value-type="float">
            <text:p>14.9992740154</text:p>
          </table:table-cell>
          <table:table-cell table:formula="of:=IF(ISBLANK([.E529]);&quot;&quot;;[.I529])" office:value-type="float" office:value="14.9992740154266" calcext:value-type="float">
            <text:p>14.9992740154</text:p>
          </table:table-cell>
          <table:table-cell table:formula="of:=IF(OR(ISBLANK([.E529]);[.I529]&lt;=0);&quot;&quot;;[.I529])" office:value-type="float" office:value="14.9992740154266" calcext:value-type="float">
            <text:p>14.99927401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67.15547" calcext:value-type="float">
            <text:p>1427905167.15547</text:p>
          </table:table-cell>
          <table:table-cell office:value-type="float" office:value="1427905184.01584" calcext:value-type="float">
            <text:p>1427905184.01584</text:p>
          </table:table-cell>
          <table:table-cell office:value-type="float" office:value="1427905185.07676" calcext:value-type="float">
            <text:p>1427905185.07676</text:p>
          </table:table-cell>
          <table:table-cell/>
          <table:table-cell table:formula="of:=MAX([.B530];[.D530];[.G530])-MAX([.A530];[.C530];[.E530])" office:value-type="float" office:value="17.9212870597839" calcext:value-type="float">
            <text:p>17.9212870598</text:p>
          </table:table-cell>
          <table:table-cell table:formula="of:=IF(ISBLANK([.E530]);&quot;&quot;;[.I530])" office:value-type="float" office:value="17.9212870597839" calcext:value-type="float">
            <text:p>17.9212870598</text:p>
          </table:table-cell>
          <table:table-cell table:formula="of:=IF(OR(ISBLANK([.E530]);[.I530]&lt;=0);&quot;&quot;;[.I530])" office:value-type="float" office:value="17.9212870597839" calcext:value-type="float">
            <text:p>17.92128705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185.57039" calcext:value-type="float">
            <text:p>1427905185.57039</text:p>
          </table:table-cell>
          <table:table-cell office:value-type="float" office:value="1427905204.34264" calcext:value-type="float">
            <text:p>1427905204.34264</text:p>
          </table:table-cell>
          <table:table-cell table:number-columns-repeated="4"/>
          <table:table-cell table:formula="of:=MAX([.B531];[.D531];[.G531])-MAX([.A531];[.C531];[.E531])" office:value-type="float" office:value="18.772253036499" calcext:value-type="float">
            <text:p>18.7722530365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039" calcext:value-type="float">
            <text:p>1427905185.57039</text:p>
          </table:table-cell>
          <table:table-cell office:value-type="float" office:value="1427905202.99312" calcext:value-type="float">
            <text:p>1427905202.99312</text:p>
          </table:table-cell>
          <table:table-cell office:value-type="float" office:value="1427905204.00347" calcext:value-type="float">
            <text:p>1427905204.00347</text:p>
          </table:table-cell>
          <table:table-cell/>
          <table:table-cell table:formula="of:=MAX([.B532];[.D532];[.G532])-MAX([.A532];[.C532];[.E532])" office:value-type="float" office:value="18.4330759048462" calcext:value-type="float">
            <text:p>18.4330759048</text:p>
          </table:table-cell>
          <table:table-cell table:formula="of:=IF(ISBLANK([.E532]);&quot;&quot;;[.I532])" office:value-type="float" office:value="18.4330759048462" calcext:value-type="float">
            <text:p>18.4330759048</text:p>
          </table:table-cell>
          <table:table-cell table:formula="of:=IF(OR(ISBLANK([.E532]);[.I532]&lt;=0);&quot;&quot;;[.I532])" office:value-type="float" office:value="18.4330759048462" calcext:value-type="float">
            <text:p>18.4330759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176" calcext:value-type="float">
            <text:p>1427905185.57176</text:p>
          </table:table-cell>
          <table:table-cell office:value-type="float" office:value="1427905202.09688" calcext:value-type="float">
            <text:p>1427905202.09688</text:p>
          </table:table-cell>
          <table:table-cell office:value-type="float" office:value="1427905203.1907" calcext:value-type="float">
            <text:p>1427905203.1907</text:p>
          </table:table-cell>
          <table:table-cell/>
          <table:table-cell table:formula="of:=MAX([.B533];[.D533];[.G533])-MAX([.A533];[.C533];[.E533])" office:value-type="float" office:value="17.6189351081848" calcext:value-type="float">
            <text:p>17.6189351082</text:p>
          </table:table-cell>
          <table:table-cell table:formula="of:=IF(ISBLANK([.E533]);&quot;&quot;;[.I533])" office:value-type="float" office:value="17.6189351081848" calcext:value-type="float">
            <text:p>17.6189351082</text:p>
          </table:table-cell>
          <table:table-cell table:formula="of:=IF(OR(ISBLANK([.E533]);[.I533]&lt;=0);&quot;&quot;;[.I533])" office:value-type="float" office:value="17.6189351081848" calcext:value-type="float">
            <text:p>17.6189351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315" calcext:value-type="float">
            <text:p>1427905185.57315</text:p>
          </table:table-cell>
          <table:table-cell office:value-type="float" office:value="1427905202.98972" calcext:value-type="float">
            <text:p>1427905202.98972</text:p>
          </table:table-cell>
          <table:table-cell office:value-type="float" office:value="1427905203.98188" calcext:value-type="float">
            <text:p>1427905203.98188</text:p>
          </table:table-cell>
          <table:table-cell/>
          <table:table-cell table:formula="of:=MAX([.B534];[.D534];[.G534])-MAX([.A534];[.C534];[.E534])" office:value-type="float" office:value="18.4087290763855" calcext:value-type="float">
            <text:p>18.4087290764</text:p>
          </table:table-cell>
          <table:table-cell table:formula="of:=IF(ISBLANK([.E534]);&quot;&quot;;[.I534])" office:value-type="float" office:value="18.4087290763855" calcext:value-type="float">
            <text:p>18.4087290764</text:p>
          </table:table-cell>
          <table:table-cell table:formula="of:=IF(OR(ISBLANK([.E534]);[.I534]&lt;=0);&quot;&quot;;[.I534])" office:value-type="float" office:value="18.4087290763855" calcext:value-type="float">
            <text:p>18.40872907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457" calcext:value-type="float">
            <text:p>1427905185.57457</text:p>
          </table:table-cell>
          <table:table-cell office:value-type="float" office:value="1427905203.26381" calcext:value-type="float">
            <text:p>1427905203.26381</text:p>
          </table:table-cell>
          <table:table-cell office:value-type="float" office:value="1427905204.34264" calcext:value-type="float">
            <text:p>1427905204.34264</text:p>
          </table:table-cell>
          <table:table-cell/>
          <table:table-cell table:formula="of:=MAX([.B535];[.D535];[.G535])-MAX([.A535];[.C535];[.E535])" office:value-type="float" office:value="18.7680680751801" calcext:value-type="float">
            <text:p>18.7680680752</text:p>
          </table:table-cell>
          <table:table-cell table:formula="of:=IF(ISBLANK([.E535]);&quot;&quot;;[.I535])" office:value-type="float" office:value="18.7680680751801" calcext:value-type="float">
            <text:p>18.7680680752</text:p>
          </table:table-cell>
          <table:table-cell table:formula="of:=IF(OR(ISBLANK([.E535]);[.I535]&lt;=0);&quot;&quot;;[.I535])" office:value-type="float" office:value="18.7680680751801" calcext:value-type="float">
            <text:p>18.76806807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587" calcext:value-type="float">
            <text:p>1427905185.57587</text:p>
          </table:table-cell>
          <table:table-cell office:value-type="float" office:value="1427905202.81562" calcext:value-type="float">
            <text:p>1427905202.81562</text:p>
          </table:table-cell>
          <table:table-cell office:value-type="float" office:value="1427905203.76325" calcext:value-type="float">
            <text:p>1427905203.76325</text:p>
          </table:table-cell>
          <table:table-cell/>
          <table:table-cell table:formula="of:=MAX([.B536];[.D536];[.G536])-MAX([.A536];[.C536];[.E536])" office:value-type="float" office:value="18.1873791217804" calcext:value-type="float">
            <text:p>18.1873791218</text:p>
          </table:table-cell>
          <table:table-cell table:formula="of:=IF(ISBLANK([.E536]);&quot;&quot;;[.I536])" office:value-type="float" office:value="18.1873791217804" calcext:value-type="float">
            <text:p>18.1873791218</text:p>
          </table:table-cell>
          <table:table-cell table:formula="of:=IF(OR(ISBLANK([.E536]);[.I536]&lt;=0);&quot;&quot;;[.I536])" office:value-type="float" office:value="18.1873791217804" calcext:value-type="float">
            <text:p>18.18737912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734" calcext:value-type="float">
            <text:p>1427905185.57734</text:p>
          </table:table-cell>
          <table:table-cell office:value-type="float" office:value="1427905202.93824" calcext:value-type="float">
            <text:p>1427905202.93824</text:p>
          </table:table-cell>
          <table:table-cell office:value-type="float" office:value="1427905203.9025" calcext:value-type="float">
            <text:p>1427905203.9025</text:p>
          </table:table-cell>
          <table:table-cell/>
          <table:table-cell table:formula="of:=MAX([.B537];[.D537];[.G537])-MAX([.A537];[.C537];[.E537])" office:value-type="float" office:value="18.3251550197601" calcext:value-type="float">
            <text:p>18.3251550198</text:p>
          </table:table-cell>
          <table:table-cell table:formula="of:=IF(ISBLANK([.E537]);&quot;&quot;;[.I537])" office:value-type="float" office:value="18.3251550197601" calcext:value-type="float">
            <text:p>18.3251550198</text:p>
          </table:table-cell>
          <table:table-cell table:formula="of:=IF(OR(ISBLANK([.E537]);[.I537]&lt;=0);&quot;&quot;;[.I537])" office:value-type="float" office:value="18.3251550197601" calcext:value-type="float">
            <text:p>18.3251550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865" calcext:value-type="float">
            <text:p>1427905185.57865</text:p>
          </table:table-cell>
          <table:table-cell office:value-type="float" office:value="1427905202.09682" calcext:value-type="float">
            <text:p>1427905202.09682</text:p>
          </table:table-cell>
          <table:table-cell office:value-type="float" office:value="1427905203.04656" calcext:value-type="float">
            <text:p>1427905203.04656</text:p>
          </table:table-cell>
          <table:table-cell/>
          <table:table-cell table:formula="of:=MAX([.B538];[.D538];[.G538])-MAX([.A538];[.C538];[.E538])" office:value-type="float" office:value="17.4679138660431" calcext:value-type="float">
            <text:p>17.467913866</text:p>
          </table:table-cell>
          <table:table-cell table:formula="of:=IF(ISBLANK([.E538]);&quot;&quot;;[.I538])" office:value-type="float" office:value="17.4679138660431" calcext:value-type="float">
            <text:p>17.467913866</text:p>
          </table:table-cell>
          <table:table-cell table:formula="of:=IF(OR(ISBLANK([.E538]);[.I538]&lt;=0);&quot;&quot;;[.I538])" office:value-type="float" office:value="17.4679138660431" calcext:value-type="float">
            <text:p>17.4679138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7995" calcext:value-type="float">
            <text:p>1427905185.57995</text:p>
          </table:table-cell>
          <table:table-cell office:value-type="float" office:value="1427905202.86015" calcext:value-type="float">
            <text:p>1427905202.86015</text:p>
          </table:table-cell>
          <table:table-cell office:value-type="float" office:value="1427905203.85822" calcext:value-type="float">
            <text:p>1427905203.85822</text:p>
          </table:table-cell>
          <table:table-cell/>
          <table:table-cell table:formula="of:=MAX([.B539];[.D539];[.G539])-MAX([.A539];[.C539];[.E539])" office:value-type="float" office:value="18.2782709598541" calcext:value-type="float">
            <text:p>18.2782709599</text:p>
          </table:table-cell>
          <table:table-cell table:formula="of:=IF(ISBLANK([.E539]);&quot;&quot;;[.I539])" office:value-type="float" office:value="18.2782709598541" calcext:value-type="float">
            <text:p>18.2782709599</text:p>
          </table:table-cell>
          <table:table-cell table:formula="of:=IF(OR(ISBLANK([.E539]);[.I539]&lt;=0);&quot;&quot;;[.I539])" office:value-type="float" office:value="18.2782709598541" calcext:value-type="float">
            <text:p>18.2782709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8165" calcext:value-type="float">
            <text:p>1427905185.58165</text:p>
          </table:table-cell>
          <table:table-cell office:value-type="float" office:value="1427905202.5768" calcext:value-type="float">
            <text:p>1427905202.5768</text:p>
          </table:table-cell>
          <table:table-cell office:value-type="float" office:value="1427905203.57811" calcext:value-type="float">
            <text:p>1427905203.57811</text:p>
          </table:table-cell>
          <table:table-cell/>
          <table:table-cell table:formula="of:=MAX([.B540];[.D540];[.G540])-MAX([.A540];[.C540];[.E540])" office:value-type="float" office:value="17.9964601993561" calcext:value-type="float">
            <text:p>17.9964601994</text:p>
          </table:table-cell>
          <table:table-cell table:formula="of:=IF(ISBLANK([.E540]);&quot;&quot;;[.I540])" office:value-type="float" office:value="17.9964601993561" calcext:value-type="float">
            <text:p>17.9964601994</text:p>
          </table:table-cell>
          <table:table-cell table:formula="of:=IF(OR(ISBLANK([.E540]);[.I540]&lt;=0);&quot;&quot;;[.I540])" office:value-type="float" office:value="17.9964601993561" calcext:value-type="float">
            <text:p>17.99646019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185.58297" calcext:value-type="float">
            <text:p>1427905185.58297</text:p>
          </table:table-cell>
          <table:table-cell office:value-type="float" office:value="1427905202.72567" calcext:value-type="float">
            <text:p>1427905202.72567</text:p>
          </table:table-cell>
          <table:table-cell office:value-type="float" office:value="1427905203.78318" calcext:value-type="float">
            <text:p>1427905203.78318</text:p>
          </table:table-cell>
          <table:table-cell/>
          <table:table-cell table:formula="of:=MAX([.B541];[.D541];[.G541])-MAX([.A541];[.C541];[.E541])" office:value-type="float" office:value="18.2002110481262" calcext:value-type="float">
            <text:p>18.2002110481</text:p>
          </table:table-cell>
          <table:table-cell table:formula="of:=IF(ISBLANK([.E541]);&quot;&quot;;[.I541])" office:value-type="float" office:value="18.2002110481262" calcext:value-type="float">
            <text:p>18.2002110481</text:p>
          </table:table-cell>
          <table:table-cell table:formula="of:=IF(OR(ISBLANK([.E541]);[.I541]&lt;=0);&quot;&quot;;[.I541])" office:value-type="float" office:value="18.2002110481262" calcext:value-type="float">
            <text:p>18.2002110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204.34266" calcext:value-type="float">
            <text:p>1427905204.34266</text:p>
          </table:table-cell>
          <table:table-cell office:value-type="float" office:value="1427905222.95888" calcext:value-type="float">
            <text:p>1427905222.95888</text:p>
          </table:table-cell>
          <table:table-cell table:number-columns-repeated="4"/>
          <table:table-cell table:formula="of:=MAX([.B542];[.D542];[.G542])-MAX([.A542];[.C542];[.E542])" office:value-type="float" office:value="18.6162281036377" calcext:value-type="float">
            <text:p>18.6162281036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266" calcext:value-type="float">
            <text:p>1427905204.34266</text:p>
          </table:table-cell>
          <table:table-cell office:value-type="float" office:value="1427905221.75775" calcext:value-type="float">
            <text:p>1427905221.75775</text:p>
          </table:table-cell>
          <table:table-cell office:value-type="float" office:value="1427905222.7593" calcext:value-type="float">
            <text:p>1427905222.7593</text:p>
          </table:table-cell>
          <table:table-cell/>
          <table:table-cell table:formula="of:=MAX([.B543];[.D543];[.G543])-MAX([.A543];[.C543];[.E543])" office:value-type="float" office:value="18.4166398048401" calcext:value-type="float">
            <text:p>18.4166398048</text:p>
          </table:table-cell>
          <table:table-cell table:formula="of:=IF(ISBLANK([.E543]);&quot;&quot;;[.I543])" office:value-type="float" office:value="18.4166398048401" calcext:value-type="float">
            <text:p>18.4166398048</text:p>
          </table:table-cell>
          <table:table-cell table:formula="of:=IF(OR(ISBLANK([.E543]);[.I543]&lt;=0);&quot;&quot;;[.I543])" office:value-type="float" office:value="18.4166398048401" calcext:value-type="float">
            <text:p>18.4166398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401" calcext:value-type="float">
            <text:p>1427905204.34401</text:p>
          </table:table-cell>
          <table:table-cell office:value-type="float" office:value="1427905221.95377" calcext:value-type="float">
            <text:p>1427905221.95377</text:p>
          </table:table-cell>
          <table:table-cell office:value-type="float" office:value="1427905222.95888" calcext:value-type="float">
            <text:p>1427905222.95888</text:p>
          </table:table-cell>
          <table:table-cell/>
          <table:table-cell table:formula="of:=MAX([.B544];[.D544];[.G544])-MAX([.A544];[.C544];[.E544])" office:value-type="float" office:value="18.6148691177368" calcext:value-type="float">
            <text:p>18.6148691177</text:p>
          </table:table-cell>
          <table:table-cell table:formula="of:=IF(ISBLANK([.E544]);&quot;&quot;;[.I544])" office:value-type="float" office:value="18.6148691177368" calcext:value-type="float">
            <text:p>18.6148691177</text:p>
          </table:table-cell>
          <table:table-cell table:formula="of:=IF(OR(ISBLANK([.E544]);[.I544]&lt;=0);&quot;&quot;;[.I544])" office:value-type="float" office:value="18.6148691177368" calcext:value-type="float">
            <text:p>18.61486911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565" calcext:value-type="float">
            <text:p>1427905204.34565</text:p>
          </table:table-cell>
          <table:table-cell office:value-type="float" office:value="1427905221.60381" calcext:value-type="float">
            <text:p>1427905221.60381</text:p>
          </table:table-cell>
          <table:table-cell office:value-type="float" office:value="1427905222.59583" calcext:value-type="float">
            <text:p>1427905222.59583</text:p>
          </table:table-cell>
          <table:table-cell/>
          <table:table-cell table:formula="of:=MAX([.B545];[.D545];[.G545])-MAX([.A545];[.C545];[.E545])" office:value-type="float" office:value="18.2501831054687" calcext:value-type="float">
            <text:p>18.2501831055</text:p>
          </table:table-cell>
          <table:table-cell table:formula="of:=IF(ISBLANK([.E545]);&quot;&quot;;[.I545])" office:value-type="float" office:value="18.2501831054687" calcext:value-type="float">
            <text:p>18.2501831055</text:p>
          </table:table-cell>
          <table:table-cell table:formula="of:=IF(OR(ISBLANK([.E545]);[.I545]&lt;=0);&quot;&quot;;[.I545])" office:value-type="float" office:value="18.2501831054687" calcext:value-type="float">
            <text:p>18.25018310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695" calcext:value-type="float">
            <text:p>1427905204.34695</text:p>
          </table:table-cell>
          <table:table-cell office:value-type="float" office:value="1427905221.44583" calcext:value-type="float">
            <text:p>1427905221.44583</text:p>
          </table:table-cell>
          <table:table-cell office:value-type="float" office:value="1427905222.44493" calcext:value-type="float">
            <text:p>1427905222.44493</text:p>
          </table:table-cell>
          <table:table-cell/>
          <table:table-cell table:formula="of:=MAX([.B546];[.D546];[.G546])-MAX([.A546];[.C546];[.E546])" office:value-type="float" office:value="18.0979800224304" calcext:value-type="float">
            <text:p>18.0979800224</text:p>
          </table:table-cell>
          <table:table-cell table:formula="of:=IF(ISBLANK([.E546]);&quot;&quot;;[.I546])" office:value-type="float" office:value="18.0979800224304" calcext:value-type="float">
            <text:p>18.0979800224</text:p>
          </table:table-cell>
          <table:table-cell table:formula="of:=IF(OR(ISBLANK([.E546]);[.I546]&lt;=0);&quot;&quot;;[.I546])" office:value-type="float" office:value="18.0979800224304" calcext:value-type="float">
            <text:p>18.09798002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825" calcext:value-type="float">
            <text:p>1427905204.34825</text:p>
          </table:table-cell>
          <table:table-cell office:value-type="float" office:value="1427905220.90413" calcext:value-type="float">
            <text:p>1427905220.90413</text:p>
          </table:table-cell>
          <table:table-cell office:value-type="float" office:value="1427905221.99794" calcext:value-type="float">
            <text:p>1427905221.99794</text:p>
          </table:table-cell>
          <table:table-cell/>
          <table:table-cell table:formula="of:=MAX([.B547];[.D547];[.G547])-MAX([.A547];[.C547];[.E547])" office:value-type="float" office:value="17.6496868133545" calcext:value-type="float">
            <text:p>17.6496868134</text:p>
          </table:table-cell>
          <table:table-cell table:formula="of:=IF(ISBLANK([.E547]);&quot;&quot;;[.I547])" office:value-type="float" office:value="17.6496868133545" calcext:value-type="float">
            <text:p>17.6496868134</text:p>
          </table:table-cell>
          <table:table-cell table:formula="of:=IF(OR(ISBLANK([.E547]);[.I547]&lt;=0);&quot;&quot;;[.I547])" office:value-type="float" office:value="17.6496868133545" calcext:value-type="float">
            <text:p>17.64968681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4972" calcext:value-type="float">
            <text:p>1427905204.34972</text:p>
          </table:table-cell>
          <table:table-cell office:value-type="float" office:value="1427905221.82422" calcext:value-type="float">
            <text:p>1427905221.82422</text:p>
          </table:table-cell>
          <table:table-cell office:value-type="float" office:value="1427905222.88756" calcext:value-type="float">
            <text:p>1427905222.88756</text:p>
          </table:table-cell>
          <table:table-cell/>
          <table:table-cell table:formula="of:=MAX([.B548];[.D548];[.G548])-MAX([.A548];[.C548];[.E548])" office:value-type="float" office:value="18.5378439426422" calcext:value-type="float">
            <text:p>18.5378439426</text:p>
          </table:table-cell>
          <table:table-cell table:formula="of:=IF(ISBLANK([.E548]);&quot;&quot;;[.I548])" office:value-type="float" office:value="18.5378439426422" calcext:value-type="float">
            <text:p>18.5378439426</text:p>
          </table:table-cell>
          <table:table-cell table:formula="of:=IF(OR(ISBLANK([.E548]);[.I548]&lt;=0);&quot;&quot;;[.I548])" office:value-type="float" office:value="18.5378439426422" calcext:value-type="float">
            <text:p>18.53784394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5106" calcext:value-type="float">
            <text:p>1427905204.35106</text:p>
          </table:table-cell>
          <table:table-cell office:value-type="float" office:value="1427905221.3113" calcext:value-type="float">
            <text:p>1427905221.3113</text:p>
          </table:table-cell>
          <table:table-cell office:value-type="float" office:value="1427905222.2996" calcext:value-type="float">
            <text:p>1427905222.2996</text:p>
          </table:table-cell>
          <table:table-cell/>
          <table:table-cell table:formula="of:=MAX([.B549];[.D549];[.G549])-MAX([.A549];[.C549];[.E549])" office:value-type="float" office:value="17.9485368728638" calcext:value-type="float">
            <text:p>17.9485368729</text:p>
          </table:table-cell>
          <table:table-cell table:formula="of:=IF(ISBLANK([.E549]);&quot;&quot;;[.I549])" office:value-type="float" office:value="17.9485368728638" calcext:value-type="float">
            <text:p>17.9485368729</text:p>
          </table:table-cell>
          <table:table-cell table:formula="of:=IF(OR(ISBLANK([.E549]);[.I549]&lt;=0);&quot;&quot;;[.I549])" office:value-type="float" office:value="17.9485368728638" calcext:value-type="float">
            <text:p>17.94853687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5237" calcext:value-type="float">
            <text:p>1427905204.35237</text:p>
          </table:table-cell>
          <table:table-cell office:value-type="float" office:value="1427905221.08869" calcext:value-type="float">
            <text:p>1427905221.08869</text:p>
          </table:table-cell>
          <table:table-cell office:value-type="float" office:value="1427905222.14949" calcext:value-type="float">
            <text:p>1427905222.14949</text:p>
          </table:table-cell>
          <table:table-cell/>
          <table:table-cell table:formula="of:=MAX([.B550];[.D550];[.G550])-MAX([.A550];[.C550];[.E550])" office:value-type="float" office:value="17.7971289157867" calcext:value-type="float">
            <text:p>17.7971289158</text:p>
          </table:table-cell>
          <table:table-cell table:formula="of:=IF(ISBLANK([.E550]);&quot;&quot;;[.I550])" office:value-type="float" office:value="17.7971289157867" calcext:value-type="float">
            <text:p>17.7971289158</text:p>
          </table:table-cell>
          <table:table-cell table:formula="of:=IF(OR(ISBLANK([.E550]);[.I550]&lt;=0);&quot;&quot;;[.I550])" office:value-type="float" office:value="17.7971289157867" calcext:value-type="float">
            <text:p>17.79712891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5307" calcext:value-type="float">
            <text:p>1427905204.35307</text:p>
          </table:table-cell>
          <table:table-cell office:value-type="float" office:value="1427905221.85143" calcext:value-type="float">
            <text:p>1427905221.85143</text:p>
          </table:table-cell>
          <table:table-cell office:value-type="float" office:value="1427905222.8369" calcext:value-type="float">
            <text:p>1427905222.8369</text:p>
          </table:table-cell>
          <table:table-cell/>
          <table:table-cell table:formula="of:=MAX([.B551];[.D551];[.G551])-MAX([.A551];[.C551];[.E551])" office:value-type="float" office:value="18.4838349819183" calcext:value-type="float">
            <text:p>18.4838349819</text:p>
          </table:table-cell>
          <table:table-cell table:formula="of:=IF(ISBLANK([.E551]);&quot;&quot;;[.I551])" office:value-type="float" office:value="18.4838349819183" calcext:value-type="float">
            <text:p>18.4838349819</text:p>
          </table:table-cell>
          <table:table-cell table:formula="of:=IF(OR(ISBLANK([.E551]);[.I551]&lt;=0);&quot;&quot;;[.I551])" office:value-type="float" office:value="18.4838349819183" calcext:value-type="float">
            <text:p>18.48383498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204.35354" calcext:value-type="float">
            <text:p>1427905204.35354</text:p>
          </table:table-cell>
          <table:table-cell office:value-type="float" office:value="1427905221.30649" calcext:value-type="float">
            <text:p>1427905221.30649</text:p>
          </table:table-cell>
          <table:table-cell office:value-type="float" office:value="1427905222.35432" calcext:value-type="float">
            <text:p>1427905222.35432</text:p>
          </table:table-cell>
          <table:table-cell/>
          <table:table-cell table:formula="of:=MAX([.B552];[.D552];[.G552])-MAX([.A552];[.C552];[.E552])" office:value-type="float" office:value="18.0007789134979" calcext:value-type="float">
            <text:p>18.0007789135</text:p>
          </table:table-cell>
          <table:table-cell table:formula="of:=IF(ISBLANK([.E552]);&quot;&quot;;[.I552])" office:value-type="float" office:value="18.0007789134979" calcext:value-type="float">
            <text:p>18.0007789135</text:p>
          </table:table-cell>
          <table:table-cell table:formula="of:=IF(OR(ISBLANK([.E552]);[.I552]&lt;=0);&quot;&quot;;[.I552])" office:value-type="float" office:value="18.0007789134979" calcext:value-type="float">
            <text:p>18.00077891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15:39.417707588</dc:date>
    <meta:document-statistic meta:table-count="1" meta:cell-count="3256" meta:object-count="0"/>
    <meta:generator>LibreOffice/4.2.7.2$Linux_X86_64 LibreOffice_project/420m0$Build-2</meta:generator>
  </office:meta>
</office:document-meta>
</file>